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7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21" style:family="table-cell" style:parent-style-name="Default" style:data-style-name="N10011"/>
    <style:style style:name="ce2" style:family="table-cell" style:parent-style-name="Default">
      <style:map style:condition="cell-content()&gt;=0.95" style:apply-style-name="ptile-90" style:base-cell-address="'new-revised'.A51"/>
    </style:style>
    <style:style style:name="ce3" style:family="table-cell" style:parent-style-name="Default" style:data-style-name="N11">
      <style:table-cell-properties fo:background-color="#c0c0c0"/>
    </style:style>
    <style:style style:name="ce4" style:family="table-cell" style:parent-style-name="Default" style:data-style-name="N11">
      <style:table-cell-properties fo:background-color="#dddddd"/>
      <style:text-properties style:use-window-font-color="true"/>
      <style:map style:condition="cell-content()&gt;=0.95" style:apply-style-name="ptile-90" style:base-cell-address="'new-revised'.A51"/>
    </style:style>
    <style:style style:name="ce5" style:family="table-cell" style:parent-style-name="Default" style:data-style-name="N11">
      <style:table-cell-properties fo:background-color="#dddddd"/>
      <style:text-properties style:use-window-font-color="true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ext-properties style:use-window-font-color="true"/>
      <style:map style:condition="cell-content()&gt;=0.95" style:apply-style-name="ptile-90" style:base-cell-address="'new-revised'.A51"/>
    </style:style>
    <style:style style:name="ce16" style:family="table-cell" style:parent-style-name="Default" style:data-style-name="N123">
      <style:table-cell-properties fo:background-color="#c0c0c0"/>
    </style:style>
    <style:style style:name="ce22" style:family="table-cell" style:parent-style-name="Default" style:data-style-name="N123">
      <style:table-cell-properties fo:background-color="#c0c0c0"/>
      <style:text-properties style:use-window-font-color="true"/>
      <style:map style:condition="cell-content()&gt;=0.95" style:apply-style-name="ptile-90" style:base-cell-address="original.B27"/>
    </style:style>
    <style:style style:name="ce18" style:family="table-cell" style:parent-style-name="Default" style:data-style-name="N123"/>
    <style:style style:name="ce23" style:family="table-cell" style:parent-style-name="Default" style:data-style-name="N123">
      <style:text-properties style:use-window-font-color="true"/>
      <style:map style:condition="cell-content()&gt;=0.95" style:apply-style-name="ptile-90" style:base-cell-address="original.B27"/>
    </style:style>
    <style:style style:name="ce24" style:family="table-cell" style:parent-style-name="Default">
      <style:text-properties style:use-window-font-color="true"/>
      <style:map style:condition="cell-content()&gt;=0.95" style:apply-style-name="ptile-90" style:base-cell-address="original.B27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ew-revised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5" table:default-cell-style-name="ce7"/>
        <table:table-column table:style-name="co2" table:number-columns-repeated="25" table:default-cell-style-name="ce6"/>
        <table:table-row table:style-name="ro1">
          <table:table-cell office:value-type="string" calcext:value-type="string">
            <text:p>Probabilities/Confidence for a series of trials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Choices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<text:s/>→ means X is A or X is B</text:p>
          </table:table-cell>
          <table:table-cell table:style-name="Default" table:number-columns-repeated="30"/>
        </table:table-row>
        <table:table-row table:style-name="ro1">
          <table:table-cell office:value-type="string" calcext:value-type="string">
            <text:p>Formula:</text:p>
          </table:table-cell>
          <table:table-cell office:value-type="string" calcext:value-type="string">
            <text:p>XcY * (1/2)^Y * (1-1/2)^(X-Y)</text:p>
          </table:table-cell>
          <table:table-cell table:style-name="Default" table:number-columns-repeated="31"/>
        </table:table-row>
        <table:table-row table:style-name="ro1">
          <table:table-cell/>
          <table:table-cell office:value-type="string" calcext:value-type="string">
            <text:p>X = total Qs</text:p>
          </table:table-cell>
          <table:table-cell table:style-name="Default" table:number-columns-repeated="31"/>
        </table:table-row>
        <table:table-row table:style-name="ro1">
          <table:table-cell/>
          <table:table-cell office:value-type="string" calcext:value-type="string">
            <text:p>Y = correct Qs</text:p>
          </table:table-cell>
          <table:table-cell table:style-name="Default" table:number-columns-repeated="31"/>
        </table:table-row>
        <table:table-row table:style-name="ro1">
          <table:table-cell/>
          <table:table-cell office:value-type="string" calcext:value-type="string">
            <text:p>½ = probability to get exactly Q right by random guess</text:p>
          </table:table-cell>
          <table:table-cell table:style-name="Default" table:number-columns-repeated="31"/>
        </table:table-row>
        <table:table-row table:style-name="ro1">
          <table:table-cell table:number-columns-repeated="2"/>
          <table:table-cell table:style-name="Default" table:number-columns-repeated="31"/>
        </table:table-row>
        <table:table-row table:style-name="ro1">
          <table:table-cell office:value-type="string" calcext:value-type="string">
            <text:p>Probability of getting exactly N questions correct (no more, no less).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style-name="Default" office:value-type="string" calcext:value-type="string">
            <text:p>Correct Qs</text:p>
          </table:table-cell>
          <table:table-cell table:style-name="Default" table:number-columns-repeated="30"/>
        </table:table-row>
        <table:table-row table:style-name="ro1">
          <table:table-cell/>
          <table:table-cell office:value-type="string" calcext:value-type="string">
            <text:p>Total Q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C10]+1" office:value-type="float" office:value="1" calcext:value-type="float">
            <text:p>1</text:p>
          </table:table-cell>
          <table:table-cell table:style-name="Default" table:formula="of:=[.D10]+1" office:value-type="float" office:value="2" calcext:value-type="float">
            <text:p>2</text:p>
          </table:table-cell>
          <table:table-cell table:style-name="Default" table:formula="of:=[.E10]+1" office:value-type="float" office:value="3" calcext:value-type="float">
            <text:p>3</text:p>
          </table:table-cell>
          <table:table-cell table:style-name="Default" table:formula="of:=[.F10]+1" office:value-type="float" office:value="4" calcext:value-type="float">
            <text:p>4</text:p>
          </table:table-cell>
          <table:table-cell table:style-name="Default" table:formula="of:=[.G10]+1" office:value-type="float" office:value="5" calcext:value-type="float">
            <text:p>5</text:p>
          </table:table-cell>
          <table:table-cell table:style-name="Default" table:formula="of:=[.H10]+1" office:value-type="float" office:value="6" calcext:value-type="float">
            <text:p>6</text:p>
          </table:table-cell>
          <table:table-cell table:style-name="Default" table:formula="of:=[.I10]+1" office:value-type="float" office:value="7" calcext:value-type="float">
            <text:p>7</text:p>
          </table:table-cell>
          <table:table-cell table:style-name="Default" table:formula="of:=[.J10]+1" office:value-type="float" office:value="8" calcext:value-type="float">
            <text:p>8</text:p>
          </table:table-cell>
          <table:table-cell table:style-name="Default" table:formula="of:=[.K10]+1" office:value-type="float" office:value="9" calcext:value-type="float">
            <text:p>9</text:p>
          </table:table-cell>
          <table:table-cell table:style-name="Default" table:formula="of:=[.L10]+1" office:value-type="float" office:value="10" calcext:value-type="float">
            <text:p>10</text:p>
          </table:table-cell>
          <table:table-cell table:style-name="Default" table:formula="of:=[.M10]+1" office:value-type="float" office:value="11" calcext:value-type="float">
            <text:p>11</text:p>
          </table:table-cell>
          <table:table-cell table:style-name="Default" table:formula="of:=[.N10]+1" office:value-type="float" office:value="12" calcext:value-type="float">
            <text:p>12</text:p>
          </table:table-cell>
          <table:table-cell table:style-name="Default" table:formula="of:=[.O10]+1" office:value-type="float" office:value="13" calcext:value-type="float">
            <text:p>13</text:p>
          </table:table-cell>
          <table:table-cell table:style-name="Default" table:formula="of:=[.P10]+1" office:value-type="float" office:value="14" calcext:value-type="float">
            <text:p>14</text:p>
          </table:table-cell>
          <table:table-cell table:style-name="Default" table:formula="of:=[.Q10]+1" office:value-type="float" office:value="15" calcext:value-type="float">
            <text:p>15</text:p>
          </table:table-cell>
          <table:table-cell table:style-name="Default" table:formula="of:=[.R10]+1" office:value-type="float" office:value="16" calcext:value-type="float">
            <text:p>16</text:p>
          </table:table-cell>
          <table:table-cell table:style-name="Default" table:formula="of:=[.S10]+1" office:value-type="float" office:value="17" calcext:value-type="float">
            <text:p>17</text:p>
          </table:table-cell>
          <table:table-cell table:style-name="Default" table:formula="of:=[.T10]+1" office:value-type="float" office:value="18" calcext:value-type="float">
            <text:p>18</text:p>
          </table:table-cell>
          <table:table-cell table:style-name="Default" table:formula="of:=[.U10]+1" office:value-type="float" office:value="19" calcext:value-type="float">
            <text:p>19</text:p>
          </table:table-cell>
          <table:table-cell table:style-name="Default" table:formula="of:=[.V10]+1" office:value-type="float" office:value="20" calcext:value-type="float">
            <text:p>20</text:p>
          </table:table-cell>
          <table:table-cell table:style-name="Default" table:formula="of:=[.W10]+1" office:value-type="float" office:value="21" calcext:value-type="float">
            <text:p>21</text:p>
          </table:table-cell>
          <table:table-cell table:style-name="Default" table:formula="of:=[.X10]+1" office:value-type="float" office:value="22" calcext:value-type="float">
            <text:p>22</text:p>
          </table:table-cell>
          <table:table-cell table:style-name="Default" table:formula="of:=[.Y10]+1" office:value-type="float" office:value="23" calcext:value-type="float">
            <text:p>23</text:p>
          </table:table-cell>
          <table:table-cell table:style-name="Default" table:formula="of:=[.Z10]+1" office:value-type="float" office:value="24" calcext:value-type="float">
            <text:p>24</text:p>
          </table:table-cell>
          <table:table-cell table:style-name="Default" table:formula="of:=[.AA10]+1" office:value-type="float" office:value="25" calcext:value-type="float">
            <text:p>25</text:p>
          </table:table-cell>
          <table:table-cell table:style-name="Default" table:formula="of:=[.AB10]+1" office:value-type="float" office:value="26" calcext:value-type="float">
            <text:p>26</text:p>
          </table:table-cell>
          <table:table-cell table:style-name="Default" table:formula="of:=[.AC10]+1" office:value-type="float" office:value="27" calcext:value-type="float">
            <text:p>27</text:p>
          </table:table-cell>
          <table:table-cell table:style-name="Default" table:formula="of:=[.AD10]+1" office:value-type="float" office:value="28" calcext:value-type="float">
            <text:p>28</text:p>
          </table:table-cell>
          <table:table-cell table:style-name="Default" table:formula="of:=[.AE10]+1" office:value-type="float" office:value="29" calcext:value-type="float">
            <text:p>29</text:p>
          </table:table-cell>
          <table:table-cell table:style-name="Default" table:formula="of:=[.AF10]+1" office:value-type="float" office:value="30" calcext:value-type="float">
            <text:p>30</text:p>
          </table:table-cell>
        </table:table-row>
        <table:table-row table:style-name="ro1">
          <table:table-cell table:style-name="ce21" table:formula="of:=SUM([.C11:.AG11])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formula="of:=FACT([.$B11])/(FACT([.C$10])*FACT([.$B11]-[.C$10]))*POWER(0.5;[.C$10])*POWER(0.5;([.$B11]-[.C$10]))" office:value-type="percentage" office:value="0.5" calcext:value-type="percentage">
            <text:p>50.00%</text:p>
          </table:table-cell>
          <table:table-cell table:style-name="ce6" table:formula="of:=FACT([.$B11])/(FACT([.D$10])*FACT([.$B11]-[.D$10]))*POWER(0.5;[.D$10])*POWER(0.5;([.$B11]-[.D$10]))" office:value-type="percentage" office:value="0.5" calcext:value-type="percentage">
            <text:p>50.00%</text:p>
          </table:table-cell>
          <table:table-cell table:style-name="ce6" table:number-columns-repeated="4"/>
          <table:table-cell table:number-columns-repeated="25"/>
        </table:table-row>
        <table:table-row table:style-name="ro1">
          <table:table-cell table:style-name="ce21" table:formula="of:=SUM([.C12:.AG12])" office:value-type="percentage" office:value="1" calcext:value-type="percentage">
            <text:p>100.00%</text:p>
          </table:table-cell>
          <table:table-cell table:formula="of:=[.B11]+1" office:value-type="float" office:value="2" calcext:value-type="float">
            <text:p>2</text:p>
          </table:table-cell>
          <table:table-cell table:formula="of:=FACT([.$B12])/(FACT([.C$10])*FACT([.$B12]-[.C$10]))*POWER(0.5;[.C$10])*POWER(0.5;([.$B12]-[.C$10]))" office:value-type="percentage" office:value="0.25" calcext:value-type="percentage">
            <text:p>25.00%</text:p>
          </table:table-cell>
          <table:table-cell table:style-name="ce6" table:formula="of:=FACT([.$B12])/(FACT([.D$10])*FACT([.$B12]-[.D$10]))*POWER(0.5;[.D$10])*POWER(0.5;([.$B12]-[.D$10]))" office:value-type="percentage" office:value="0.5" calcext:value-type="percentage">
            <text:p>50.00%</text:p>
          </table:table-cell>
          <table:table-cell table:style-name="ce6" table:formula="of:=FACT([.$B12])/(FACT([.E$10])*FACT([.$B12]-[.E$10]))*POWER(0.5;[.E$10])*POWER(0.5;([.$B12]-[.E$10]))" office:value-type="percentage" office:value="0.25" calcext:value-type="percentage">
            <text:p>25.00%</text:p>
          </table:table-cell>
          <table:table-cell table:style-name="ce6" table:number-columns-repeated="3"/>
          <table:table-cell table:number-columns-repeated="25"/>
        </table:table-row>
        <table:table-row table:style-name="ro1">
          <table:table-cell table:style-name="ce21" table:formula="of:=SUM([.C13:.AG13])" office:value-type="percentage" office:value="1" calcext:value-type="percentage">
            <text:p>100.00%</text:p>
          </table:table-cell>
          <table:table-cell table:formula="of:=[.B12]+1" office:value-type="float" office:value="3" calcext:value-type="float">
            <text:p>3</text:p>
          </table:table-cell>
          <table:table-cell table:formula="of:=FACT([.$B13])/(FACT([.C$10])*FACT([.$B13]-[.C$10]))*POWER(0.5;[.C$10])*POWER(0.5;([.$B13]-[.C$10]))" office:value-type="percentage" office:value="0.125" calcext:value-type="percentage">
            <text:p>12.50%</text:p>
          </table:table-cell>
          <table:table-cell table:style-name="ce3" table:formula="of:=FACT([.$B13])/(FACT([.D$10])*FACT([.$B13]-[.D$10]))*POWER(0.5;[.D$10])*POWER(0.5;([.$B13]-[.D$10]))" office:value-type="percentage" office:value="0.375" calcext:value-type="percentage">
            <text:p>37.50%</text:p>
          </table:table-cell>
          <table:table-cell table:style-name="ce6" table:formula="of:=FACT([.$B13])/(FACT([.E$10])*FACT([.$B13]-[.E$10]))*POWER(0.5;[.E$10])*POWER(0.5;([.$B13]-[.E$10]))" office:value-type="percentage" office:value="0.375" calcext:value-type="percentage">
            <text:p>37.50%</text:p>
          </table:table-cell>
          <table:table-cell table:style-name="ce6" table:formula="of:=FACT([.$B13])/(FACT([.F$10])*FACT([.$B13]-[.F$10]))*POWER(0.5;[.F$10])*POWER(0.5;([.$B13]-[.F$10]))" office:value-type="percentage" office:value="0.125" calcext:value-type="percentage">
            <text:p>12.50%</text:p>
          </table:table-cell>
          <table:table-cell table:style-name="ce6" table:number-columns-repeated="2"/>
          <table:table-cell table:number-columns-repeated="25"/>
        </table:table-row>
        <table:table-row table:style-name="ro1">
          <table:table-cell table:style-name="ce21" table:formula="of:=SUM([.C14:.AG14])" office:value-type="percentage" office:value="1" calcext:value-type="percentage">
            <text:p>100.00%</text:p>
          </table:table-cell>
          <table:table-cell table:formula="of:=[.B13]+1" office:value-type="float" office:value="4" calcext:value-type="float">
            <text:p>4</text:p>
          </table:table-cell>
          <table:table-cell table:formula="of:=FACT([.$B14])/(FACT([.C$10])*FACT([.$B14]-[.C$10]))*POWER(0.5;[.C$10])*POWER(0.5;([.$B14]-[.C$10]))" office:value-type="percentage" office:value="0.0625" calcext:value-type="percentage">
            <text:p>6.25%</text:p>
          </table:table-cell>
          <table:table-cell table:style-name="ce3" table:formula="of:=FACT([.$B14])/(FACT([.D$10])*FACT([.$B14]-[.D$10]))*POWER(0.5;[.D$10])*POWER(0.5;([.$B14]-[.D$10]))" office:value-type="percentage" office:value="0.25" calcext:value-type="percentage">
            <text:p>25.00%</text:p>
          </table:table-cell>
          <table:table-cell table:style-name="ce6" table:formula="of:=FACT([.$B14])/(FACT([.E$10])*FACT([.$B14]-[.E$10]))*POWER(0.5;[.E$10])*POWER(0.5;([.$B14]-[.E$10]))" office:value-type="percentage" office:value="0.375" calcext:value-type="percentage">
            <text:p>37.50%</text:p>
          </table:table-cell>
          <table:table-cell table:style-name="ce6" table:formula="of:=FACT([.$B14])/(FACT([.F$10])*FACT([.$B14]-[.F$10]))*POWER(0.5;[.F$10])*POWER(0.5;([.$B14]-[.F$10]))" office:value-type="percentage" office:value="0.25" calcext:value-type="percentage">
            <text:p>25.00%</text:p>
          </table:table-cell>
          <table:table-cell table:style-name="ce6" table:formula="of:=FACT([.$B14])/(FACT([.G$10])*FACT([.$B14]-[.G$10]))*POWER(0.5;[.G$10])*POWER(0.5;([.$B14]-[.G$10]))" office:value-type="percentage" office:value="0.0625" calcext:value-type="percentage">
            <text:p>6.25%</text:p>
          </table:table-cell>
          <table:table-cell table:style-name="ce6"/>
          <table:table-cell table:number-columns-repeated="25"/>
        </table:table-row>
        <table:table-row table:style-name="ro1">
          <table:table-cell table:style-name="ce21" table:formula="of:=SUM([.C15:.AG15])" office:value-type="percentage" office:value="1" calcext:value-type="percentage">
            <text:p>100.00%</text:p>
          </table:table-cell>
          <table:table-cell table:formula="of:=[.B14]+1" office:value-type="float" office:value="5" calcext:value-type="float">
            <text:p>5</text:p>
          </table:table-cell>
          <table:table-cell table:formula="of:=FACT([.$B15])/(FACT([.C$10])*FACT([.$B15]-[.C$10]))*POWER(0.5;[.C$10])*POWER(0.5;([.$B15]-[.C$10]))" office:value-type="percentage" office:value="0.03125" calcext:value-type="percentage">
            <text:p>3.13%</text:p>
          </table:table-cell>
          <table:table-cell table:style-name="ce3" table:formula="of:=FACT([.$B15])/(FACT([.D$10])*FACT([.$B15]-[.D$10]))*POWER(0.5;[.D$10])*POWER(0.5;([.$B15]-[.D$10]))" office:value-type="percentage" office:value="0.15625" calcext:value-type="percentage">
            <text:p>15.63%</text:p>
          </table:table-cell>
          <table:table-cell table:style-name="ce3" table:formula="of:=FACT([.$B15])/(FACT([.E$10])*FACT([.$B15]-[.E$10]))*POWER(0.5;[.E$10])*POWER(0.5;([.$B15]-[.E$10]))" office:value-type="percentage" office:value="0.3125" calcext:value-type="percentage">
            <text:p>31.25%</text:p>
          </table:table-cell>
          <table:table-cell table:style-name="ce6" table:formula="of:=FACT([.$B15])/(FACT([.F$10])*FACT([.$B15]-[.F$10]))*POWER(0.5;[.F$10])*POWER(0.5;([.$B15]-[.F$10]))" office:value-type="percentage" office:value="0.3125" calcext:value-type="percentage">
            <text:p>31.25%</text:p>
          </table:table-cell>
          <table:table-cell table:style-name="ce6" table:formula="of:=FACT([.$B15])/(FACT([.G$10])*FACT([.$B15]-[.G$10]))*POWER(0.5;[.G$10])*POWER(0.5;([.$B15]-[.G$10]))" office:value-type="percentage" office:value="0.15625" calcext:value-type="percentage">
            <text:p>15.63%</text:p>
          </table:table-cell>
          <table:table-cell table:style-name="ce6" table:formula="of:=FACT([.$B15])/(FACT([.H$10])*FACT([.$B15]-[.H$10]))*POWER(0.5;[.H$10])*POWER(0.5;([.$B15]-[.H$10]))" office:value-type="percentage" office:value="0.03125" calcext:value-type="percentage">
            <text:p>3.13%</text:p>
          </table:table-cell>
          <table:table-cell table:number-columns-repeated="25"/>
        </table:table-row>
        <table:table-row table:style-name="ro1">
          <table:table-cell table:style-name="ce21" table:formula="of:=SUM([.C16:.AG16])" office:value-type="percentage" office:value="1" calcext:value-type="percentage">
            <text:p>100.00%</text:p>
          </table:table-cell>
          <table:table-cell table:formula="of:=[.B15]+1" office:value-type="float" office:value="6" calcext:value-type="float">
            <text:p>6</text:p>
          </table:table-cell>
          <table:table-cell table:formula="of:=FACT([.$B16])/(FACT([.C$10])*FACT([.$B16]-[.C$10]))*POWER(0.5;[.C$10])*POWER(0.5;([.$B16]-[.C$10]))" office:value-type="percentage" office:value="0.015625" calcext:value-type="percentage">
            <text:p>1.56%</text:p>
          </table:table-cell>
          <table:table-cell table:style-name="ce3" table:formula="of:=FACT([.$B16])/(FACT([.D$10])*FACT([.$B16]-[.D$10]))*POWER(0.5;[.D$10])*POWER(0.5;([.$B16]-[.D$10]))" office:value-type="percentage" office:value="0.09375" calcext:value-type="percentage">
            <text:p>9.38%</text:p>
          </table:table-cell>
          <table:table-cell table:style-name="ce3" table:formula="of:=FACT([.$B16])/(FACT([.E$10])*FACT([.$B16]-[.E$10]))*POWER(0.5;[.E$10])*POWER(0.5;([.$B16]-[.E$10]))" office:value-type="percentage" office:value="0.234375" calcext:value-type="percentage">
            <text:p>23.44%</text:p>
          </table:table-cell>
          <table:table-cell table:style-name="ce6" table:formula="of:=FACT([.$B16])/(FACT([.F$10])*FACT([.$B16]-[.F$10]))*POWER(0.5;[.F$10])*POWER(0.5;([.$B16]-[.F$10]))" office:value-type="percentage" office:value="0.3125" calcext:value-type="percentage">
            <text:p>31.25%</text:p>
          </table:table-cell>
          <table:table-cell table:style-name="ce6" table:formula="of:=FACT([.$B16])/(FACT([.G$10])*FACT([.$B16]-[.G$10]))*POWER(0.5;[.G$10])*POWER(0.5;([.$B16]-[.G$10]))" office:value-type="percentage" office:value="0.234375" calcext:value-type="percentage">
            <text:p>23.44%</text:p>
          </table:table-cell>
          <table:table-cell table:style-name="ce6" table:formula="of:=FACT([.$B16])/(FACT([.H$10])*FACT([.$B16]-[.H$10]))*POWER(0.5;[.H$10])*POWER(0.5;([.$B16]-[.H$10]))" office:value-type="percentage" office:value="0.09375" calcext:value-type="percentage">
            <text:p>9.38%</text:p>
          </table:table-cell>
          <table:table-cell table:formula="of:=FACT([.$B16])/(FACT([.I$10])*FACT([.$B16]-[.I$10]))*POWER(0.5;[.I$10])*POWER(0.5;([.$B16]-[.I$10]))" office:value-type="percentage" office:value="0.015625" calcext:value-type="percentage">
            <text:p>1.56%</text:p>
          </table:table-cell>
          <table:table-cell table:number-columns-repeated="24"/>
        </table:table-row>
        <table:table-row table:style-name="ro1">
          <table:table-cell table:style-name="ce21" table:formula="of:=SUM([.C17:.AG17])" office:value-type="percentage" office:value="1" calcext:value-type="percentage">
            <text:p>100.00%</text:p>
          </table:table-cell>
          <table:table-cell table:formula="of:=[.B16]+1" office:value-type="float" office:value="7" calcext:value-type="float">
            <text:p>7</text:p>
          </table:table-cell>
          <table:table-cell table:formula="of:=FACT([.$B17])/(FACT([.C$10])*FACT([.$B17]-[.C$10]))*POWER(0.5;[.C$10])*POWER(0.5;([.$B17]-[.C$10]))" office:value-type="percentage" office:value="0.0078125" calcext:value-type="percentage">
            <text:p>0.78%</text:p>
          </table:table-cell>
          <table:table-cell table:style-name="ce3" table:formula="of:=FACT([.$B17])/(FACT([.D$10])*FACT([.$B17]-[.D$10]))*POWER(0.5;[.D$10])*POWER(0.5;([.$B17]-[.D$10]))" office:value-type="percentage" office:value="0.0546875" calcext:value-type="percentage">
            <text:p>5.47%</text:p>
          </table:table-cell>
          <table:table-cell table:style-name="ce3" table:formula="of:=FACT([.$B17])/(FACT([.E$10])*FACT([.$B17]-[.E$10]))*POWER(0.5;[.E$10])*POWER(0.5;([.$B17]-[.E$10]))" office:value-type="percentage" office:value="0.1640625" calcext:value-type="percentage">
            <text:p>16.41%</text:p>
          </table:table-cell>
          <table:table-cell table:style-name="ce3" table:formula="of:=FACT([.$B17])/(FACT([.F$10])*FACT([.$B17]-[.F$10]))*POWER(0.5;[.F$10])*POWER(0.5;([.$B17]-[.F$10]))" office:value-type="percentage" office:value="0.2734375" calcext:value-type="percentage">
            <text:p>27.34%</text:p>
          </table:table-cell>
          <table:table-cell table:style-name="ce6" table:formula="of:=FACT([.$B17])/(FACT([.G$10])*FACT([.$B17]-[.G$10]))*POWER(0.5;[.G$10])*POWER(0.5;([.$B17]-[.G$10]))" office:value-type="percentage" office:value="0.2734375" calcext:value-type="percentage">
            <text:p>27.34%</text:p>
          </table:table-cell>
          <table:table-cell table:style-name="ce6" table:formula="of:=FACT([.$B17])/(FACT([.H$10])*FACT([.$B17]-[.H$10]))*POWER(0.5;[.H$10])*POWER(0.5;([.$B17]-[.H$10]))" office:value-type="percentage" office:value="0.1640625" calcext:value-type="percentage">
            <text:p>16.41%</text:p>
          </table:table-cell>
          <table:table-cell table:formula="of:=FACT([.$B17])/(FACT([.I$10])*FACT([.$B17]-[.I$10]))*POWER(0.5;[.I$10])*POWER(0.5;([.$B17]-[.I$10]))" office:value-type="percentage" office:value="0.0546875" calcext:value-type="percentage">
            <text:p>5.47%</text:p>
          </table:table-cell>
          <table:table-cell table:formula="of:=FACT([.$B17])/(FACT([.J$10])*FACT([.$B17]-[.J$10]))*POWER(0.5;[.J$10])*POWER(0.5;([.$B17]-[.J$10]))" office:value-type="percentage" office:value="0.0078125" calcext:value-type="percentage">
            <text:p>0.78%</text:p>
          </table:table-cell>
          <table:table-cell table:number-columns-repeated="23"/>
        </table:table-row>
        <table:table-row table:style-name="ro1">
          <table:table-cell table:style-name="ce21" table:formula="of:=SUM([.C18:.AG18])" office:value-type="percentage" office:value="1" calcext:value-type="percentage">
            <text:p>100.00%</text:p>
          </table:table-cell>
          <table:table-cell table:formula="of:=[.B17]+1" office:value-type="float" office:value="8" calcext:value-type="float">
            <text:p>8</text:p>
          </table:table-cell>
          <table:table-cell table:formula="of:=FACT([.$B18])/(FACT([.C$10])*FACT([.$B18]-[.C$10]))*POWER(0.5;[.C$10])*POWER(0.5;([.$B18]-[.C$10]))" office:value-type="percentage" office:value="0.00390625" calcext:value-type="percentage">
            <text:p>0.39%</text:p>
          </table:table-cell>
          <table:table-cell table:style-name="ce3" table:formula="of:=FACT([.$B18])/(FACT([.D$10])*FACT([.$B18]-[.D$10]))*POWER(0.5;[.D$10])*POWER(0.5;([.$B18]-[.D$10]))" office:value-type="percentage" office:value="0.03125" calcext:value-type="percentage">
            <text:p>3.13%</text:p>
          </table:table-cell>
          <table:table-cell table:style-name="ce3" table:formula="of:=FACT([.$B18])/(FACT([.E$10])*FACT([.$B18]-[.E$10]))*POWER(0.5;[.E$10])*POWER(0.5;([.$B18]-[.E$10]))" office:value-type="percentage" office:value="0.109375" calcext:value-type="percentage">
            <text:p>10.94%</text:p>
          </table:table-cell>
          <table:table-cell table:style-name="ce3" table:formula="of:=FACT([.$B18])/(FACT([.F$10])*FACT([.$B18]-[.F$10]))*POWER(0.5;[.F$10])*POWER(0.5;([.$B18]-[.F$10]))" office:value-type="percentage" office:value="0.21875" calcext:value-type="percentage">
            <text:p>21.88%</text:p>
          </table:table-cell>
          <table:table-cell table:style-name="ce6" table:formula="of:=FACT([.$B18])/(FACT([.G$10])*FACT([.$B18]-[.G$10]))*POWER(0.5;[.G$10])*POWER(0.5;([.$B18]-[.G$10]))" office:value-type="percentage" office:value="0.2734375" calcext:value-type="percentage">
            <text:p>27.34%</text:p>
          </table:table-cell>
          <table:table-cell table:style-name="ce6" table:formula="of:=FACT([.$B18])/(FACT([.H$10])*FACT([.$B18]-[.H$10]))*POWER(0.5;[.H$10])*POWER(0.5;([.$B18]-[.H$10]))" office:value-type="percentage" office:value="0.21875" calcext:value-type="percentage">
            <text:p>21.88%</text:p>
          </table:table-cell>
          <table:table-cell table:formula="of:=FACT([.$B18])/(FACT([.I$10])*FACT([.$B18]-[.I$10]))*POWER(0.5;[.I$10])*POWER(0.5;([.$B18]-[.I$10]))" office:value-type="percentage" office:value="0.109375" calcext:value-type="percentage">
            <text:p>10.94%</text:p>
          </table:table-cell>
          <table:table-cell table:formula="of:=FACT([.$B18])/(FACT([.J$10])*FACT([.$B18]-[.J$10]))*POWER(0.5;[.J$10])*POWER(0.5;([.$B18]-[.J$10]))" office:value-type="percentage" office:value="0.03125" calcext:value-type="percentage">
            <text:p>3.13%</text:p>
          </table:table-cell>
          <table:table-cell table:formula="of:=FACT([.$B18])/(FACT([.K$10])*FACT([.$B18]-[.K$10]))*POWER(0.5;[.K$10])*POWER(0.5;([.$B18]-[.K$10]))" office:value-type="percentage" office:value="0.00390625" calcext:value-type="percentage">
            <text:p>0.39%</text:p>
          </table:table-cell>
          <table:table-cell table:number-columns-repeated="22"/>
        </table:table-row>
        <table:table-row table:style-name="ro1">
          <table:table-cell table:style-name="ce21" table:formula="of:=SUM([.C19:.AG19])" office:value-type="percentage" office:value="1" calcext:value-type="percentage">
            <text:p>100.00%</text:p>
          </table:table-cell>
          <table:table-cell table:formula="of:=[.B18]+1" office:value-type="float" office:value="9" calcext:value-type="float">
            <text:p>9</text:p>
          </table:table-cell>
          <table:table-cell table:formula="of:=FACT([.$B19])/(FACT([.C$10])*FACT([.$B19]-[.C$10]))*POWER(0.5;[.C$10])*POWER(0.5;([.$B19]-[.C$10]))" office:value-type="percentage" office:value="0.001953125" calcext:value-type="percentage">
            <text:p>0.20%</text:p>
          </table:table-cell>
          <table:table-cell table:style-name="ce3" table:formula="of:=FACT([.$B19])/(FACT([.D$10])*FACT([.$B19]-[.D$10]))*POWER(0.5;[.D$10])*POWER(0.5;([.$B19]-[.D$10]))" office:value-type="percentage" office:value="0.017578125" calcext:value-type="percentage">
            <text:p>1.76%</text:p>
          </table:table-cell>
          <table:table-cell table:style-name="ce3" table:formula="of:=FACT([.$B19])/(FACT([.E$10])*FACT([.$B19]-[.E$10]))*POWER(0.5;[.E$10])*POWER(0.5;([.$B19]-[.E$10]))" office:value-type="percentage" office:value="0.0703125" calcext:value-type="percentage">
            <text:p>7.03%</text:p>
          </table:table-cell>
          <table:table-cell table:style-name="ce3" table:formula="of:=FACT([.$B19])/(FACT([.F$10])*FACT([.$B19]-[.F$10]))*POWER(0.5;[.F$10])*POWER(0.5;([.$B19]-[.F$10]))" office:value-type="percentage" office:value="0.1640625" calcext:value-type="percentage">
            <text:p>16.41%</text:p>
          </table:table-cell>
          <table:table-cell table:style-name="ce3" table:formula="of:=FACT([.$B19])/(FACT([.G$10])*FACT([.$B19]-[.G$10]))*POWER(0.5;[.G$10])*POWER(0.5;([.$B19]-[.G$10]))" office:value-type="percentage" office:value="0.24609375" calcext:value-type="percentage">
            <text:p>24.61%</text:p>
          </table:table-cell>
          <table:table-cell table:style-name="ce6" table:formula="of:=FACT([.$B19])/(FACT([.H$10])*FACT([.$B19]-[.H$10]))*POWER(0.5;[.H$10])*POWER(0.5;([.$B19]-[.H$10]))" office:value-type="percentage" office:value="0.24609375" calcext:value-type="percentage">
            <text:p>24.61%</text:p>
          </table:table-cell>
          <table:table-cell table:formula="of:=FACT([.$B19])/(FACT([.I$10])*FACT([.$B19]-[.I$10]))*POWER(0.5;[.I$10])*POWER(0.5;([.$B19]-[.I$10]))" office:value-type="percentage" office:value="0.1640625" calcext:value-type="percentage">
            <text:p>16.41%</text:p>
          </table:table-cell>
          <table:table-cell table:formula="of:=FACT([.$B19])/(FACT([.J$10])*FACT([.$B19]-[.J$10]))*POWER(0.5;[.J$10])*POWER(0.5;([.$B19]-[.J$10]))" office:value-type="percentage" office:value="0.0703125" calcext:value-type="percentage">
            <text:p>7.03%</text:p>
          </table:table-cell>
          <table:table-cell table:formula="of:=FACT([.$B19])/(FACT([.K$10])*FACT([.$B19]-[.K$10]))*POWER(0.5;[.K$10])*POWER(0.5;([.$B19]-[.K$10]))" office:value-type="percentage" office:value="0.017578125" calcext:value-type="percentage">
            <text:p>1.76%</text:p>
          </table:table-cell>
          <table:table-cell table:formula="of:=FACT([.$B19])/(FACT([.L$10])*FACT([.$B19]-[.L$10]))*POWER(0.5;[.L$10])*POWER(0.5;([.$B19]-[.L$10]))" office:value-type="percentage" office:value="0.001953125" calcext:value-type="percentage">
            <text:p>0.20%</text:p>
          </table:table-cell>
          <table:table-cell table:number-columns-repeated="21"/>
        </table:table-row>
        <table:table-row table:style-name="ro1">
          <table:table-cell table:style-name="ce21" table:formula="of:=SUM([.C20:.AG20])" office:value-type="percentage" office:value="1" calcext:value-type="percentage">
            <text:p>100.00%</text:p>
          </table:table-cell>
          <table:table-cell table:formula="of:=[.B19]+1" office:value-type="float" office:value="10" calcext:value-type="float">
            <text:p>10</text:p>
          </table:table-cell>
          <table:table-cell table:formula="of:=FACT([.$B20])/(FACT([.C$10])*FACT([.$B20]-[.C$10]))*POWER(0.5;[.C$10])*POWER(0.5;([.$B20]-[.C$10]))" office:value-type="percentage" office:value="0.0009765625" calcext:value-type="percentage">
            <text:p>0.10%</text:p>
          </table:table-cell>
          <table:table-cell table:style-name="ce3" table:formula="of:=FACT([.$B20])/(FACT([.D$10])*FACT([.$B20]-[.D$10]))*POWER(0.5;[.D$10])*POWER(0.5;([.$B20]-[.D$10]))" office:value-type="percentage" office:value="0.009765625" calcext:value-type="percentage">
            <text:p>0.98%</text:p>
          </table:table-cell>
          <table:table-cell table:style-name="ce3" table:formula="of:=FACT([.$B20])/(FACT([.E$10])*FACT([.$B20]-[.E$10]))*POWER(0.5;[.E$10])*POWER(0.5;([.$B20]-[.E$10]))" office:value-type="percentage" office:value="0.0439453125" calcext:value-type="percentage">
            <text:p>4.39%</text:p>
          </table:table-cell>
          <table:table-cell table:style-name="ce3" table:formula="of:=FACT([.$B20])/(FACT([.F$10])*FACT([.$B20]-[.F$10]))*POWER(0.5;[.F$10])*POWER(0.5;([.$B20]-[.F$10]))" office:value-type="percentage" office:value="0.1171875" calcext:value-type="percentage">
            <text:p>11.72%</text:p>
          </table:table-cell>
          <table:table-cell table:style-name="ce3" table:formula="of:=FACT([.$B20])/(FACT([.G$10])*FACT([.$B20]-[.G$10]))*POWER(0.5;[.G$10])*POWER(0.5;([.$B20]-[.G$10]))" office:value-type="percentage" office:value="0.205078125" calcext:value-type="percentage">
            <text:p>20.51%</text:p>
          </table:table-cell>
          <table:table-cell table:style-name="ce6" table:formula="of:=FACT([.$B20])/(FACT([.H$10])*FACT([.$B20]-[.H$10]))*POWER(0.5;[.H$10])*POWER(0.5;([.$B20]-[.H$10]))" office:value-type="percentage" office:value="0.24609375" calcext:value-type="percentage">
            <text:p>24.61%</text:p>
          </table:table-cell>
          <table:table-cell table:formula="of:=FACT([.$B20])/(FACT([.I$10])*FACT([.$B20]-[.I$10]))*POWER(0.5;[.I$10])*POWER(0.5;([.$B20]-[.I$10]))" office:value-type="percentage" office:value="0.205078125" calcext:value-type="percentage">
            <text:p>20.51%</text:p>
          </table:table-cell>
          <table:table-cell table:formula="of:=FACT([.$B20])/(FACT([.J$10])*FACT([.$B20]-[.J$10]))*POWER(0.5;[.J$10])*POWER(0.5;([.$B20]-[.J$10]))" office:value-type="percentage" office:value="0.1171875" calcext:value-type="percentage">
            <text:p>11.72%</text:p>
          </table:table-cell>
          <table:table-cell table:formula="of:=FACT([.$B20])/(FACT([.K$10])*FACT([.$B20]-[.K$10]))*POWER(0.5;[.K$10])*POWER(0.5;([.$B20]-[.K$10]))" office:value-type="percentage" office:value="0.0439453125" calcext:value-type="percentage">
            <text:p>4.39%</text:p>
          </table:table-cell>
          <table:table-cell table:formula="of:=FACT([.$B20])/(FACT([.L$10])*FACT([.$B20]-[.L$10]))*POWER(0.5;[.L$10])*POWER(0.5;([.$B20]-[.L$10]))" office:value-type="percentage" office:value="0.009765625" calcext:value-type="percentage">
            <text:p>0.98%</text:p>
          </table:table-cell>
          <table:table-cell table:formula="of:=FACT([.$B20])/(FACT([.M$10])*FACT([.$B20]-[.M$10]))*POWER(0.5;[.M$10])*POWER(0.5;([.$B20]-[.M$10]))" office:value-type="percentage" office:value="0.0009765625" calcext:value-type="percentage">
            <text:p>0.10%</text:p>
          </table:table-cell>
          <table:table-cell table:number-columns-repeated="20"/>
        </table:table-row>
        <table:table-row table:style-name="ro1">
          <table:table-cell table:style-name="ce21" table:formula="of:=SUM([.C21:.AG21])" office:value-type="percentage" office:value="1" calcext:value-type="percentage">
            <text:p>100.00%</text:p>
          </table:table-cell>
          <table:table-cell table:formula="of:=[.B20]+1" office:value-type="float" office:value="11" calcext:value-type="float">
            <text:p>11</text:p>
          </table:table-cell>
          <table:table-cell table:formula="of:=FACT([.$B21])/(FACT([.C$10])*FACT([.$B21]-[.C$10]))*POWER(0.5;[.C$10])*POWER(0.5;([.$B21]-[.C$10]))" office:value-type="percentage" office:value="0.00048828125" calcext:value-type="percentage">
            <text:p>0.05%</text:p>
          </table:table-cell>
          <table:table-cell table:style-name="ce3" table:formula="of:=FACT([.$B21])/(FACT([.D$10])*FACT([.$B21]-[.D$10]))*POWER(0.5;[.D$10])*POWER(0.5;([.$B21]-[.D$10]))" office:value-type="percentage" office:value="0.00537109375" calcext:value-type="percentage">
            <text:p>0.54%</text:p>
          </table:table-cell>
          <table:table-cell table:style-name="ce3" table:formula="of:=FACT([.$B21])/(FACT([.E$10])*FACT([.$B21]-[.E$10]))*POWER(0.5;[.E$10])*POWER(0.5;([.$B21]-[.E$10]))" office:value-type="percentage" office:value="0.02685546875" calcext:value-type="percentage">
            <text:p>2.69%</text:p>
          </table:table-cell>
          <table:table-cell table:style-name="ce3" table:formula="of:=FACT([.$B21])/(FACT([.F$10])*FACT([.$B21]-[.F$10]))*POWER(0.5;[.F$10])*POWER(0.5;([.$B21]-[.F$10]))" office:value-type="percentage" office:value="0.08056640625" calcext:value-type="percentage">
            <text:p>8.06%</text:p>
          </table:table-cell>
          <table:table-cell table:style-name="ce3" table:formula="of:=FACT([.$B21])/(FACT([.G$10])*FACT([.$B21]-[.G$10]))*POWER(0.5;[.G$10])*POWER(0.5;([.$B21]-[.G$10]))" office:value-type="percentage" office:value="0.1611328125" calcext:value-type="percentage">
            <text:p>16.11%</text:p>
          </table:table-cell>
          <table:table-cell table:style-name="ce3" table:formula="of:=FACT([.$B21])/(FACT([.H$10])*FACT([.$B21]-[.H$10]))*POWER(0.5;[.H$10])*POWER(0.5;([.$B21]-[.H$10]))" office:value-type="percentage" office:value="0.2255859375" calcext:value-type="percentage">
            <text:p>22.56%</text:p>
          </table:table-cell>
          <table:table-cell table:formula="of:=FACT([.$B21])/(FACT([.I$10])*FACT([.$B21]-[.I$10]))*POWER(0.5;[.I$10])*POWER(0.5;([.$B21]-[.I$10]))" office:value-type="percentage" office:value="0.2255859375" calcext:value-type="percentage">
            <text:p>22.56%</text:p>
          </table:table-cell>
          <table:table-cell table:formula="of:=FACT([.$B21])/(FACT([.J$10])*FACT([.$B21]-[.J$10]))*POWER(0.5;[.J$10])*POWER(0.5;([.$B21]-[.J$10]))" office:value-type="percentage" office:value="0.1611328125" calcext:value-type="percentage">
            <text:p>16.11%</text:p>
          </table:table-cell>
          <table:table-cell table:formula="of:=FACT([.$B21])/(FACT([.K$10])*FACT([.$B21]-[.K$10]))*POWER(0.5;[.K$10])*POWER(0.5;([.$B21]-[.K$10]))" office:value-type="percentage" office:value="0.08056640625" calcext:value-type="percentage">
            <text:p>8.06%</text:p>
          </table:table-cell>
          <table:table-cell table:formula="of:=FACT([.$B21])/(FACT([.L$10])*FACT([.$B21]-[.L$10]))*POWER(0.5;[.L$10])*POWER(0.5;([.$B21]-[.L$10]))" office:value-type="percentage" office:value="0.02685546875" calcext:value-type="percentage">
            <text:p>2.69%</text:p>
          </table:table-cell>
          <table:table-cell table:formula="of:=FACT([.$B21])/(FACT([.M$10])*FACT([.$B21]-[.M$10]))*POWER(0.5;[.M$10])*POWER(0.5;([.$B21]-[.M$10]))" office:value-type="percentage" office:value="0.00537109375" calcext:value-type="percentage">
            <text:p>0.54%</text:p>
          </table:table-cell>
          <table:table-cell table:formula="of:=FACT([.$B21])/(FACT([.N$10])*FACT([.$B21]-[.N$10]))*POWER(0.5;[.N$10])*POWER(0.5;([.$B21]-[.N$10]))" office:value-type="percentage" office:value="0.00048828125" calcext:value-type="percentage">
            <text:p>0.05%</text:p>
          </table:table-cell>
          <table:table-cell table:number-columns-repeated="19"/>
        </table:table-row>
        <table:table-row table:style-name="ro1">
          <table:table-cell table:style-name="ce21" table:formula="of:=SUM([.C22:.AG22])" office:value-type="percentage" office:value="1" calcext:value-type="percentage">
            <text:p>100.00%</text:p>
          </table:table-cell>
          <table:table-cell table:formula="of:=[.B21]+1" office:value-type="float" office:value="12" calcext:value-type="float">
            <text:p>12</text:p>
          </table:table-cell>
          <table:table-cell table:formula="of:=FACT([.$B22])/(FACT([.C$10])*FACT([.$B22]-[.C$10]))*POWER(0.5;[.C$10])*POWER(0.5;([.$B22]-[.C$10]))" office:value-type="percentage" office:value="0.000244140625" calcext:value-type="percentage">
            <text:p>0.02%</text:p>
          </table:table-cell>
          <table:table-cell table:style-name="ce3" table:formula="of:=FACT([.$B22])/(FACT([.D$10])*FACT([.$B22]-[.D$10]))*POWER(0.5;[.D$10])*POWER(0.5;([.$B22]-[.D$10]))" office:value-type="percentage" office:value="0.0029296875" calcext:value-type="percentage">
            <text:p>0.29%</text:p>
          </table:table-cell>
          <table:table-cell table:style-name="ce3" table:formula="of:=FACT([.$B22])/(FACT([.E$10])*FACT([.$B22]-[.E$10]))*POWER(0.5;[.E$10])*POWER(0.5;([.$B22]-[.E$10]))" office:value-type="percentage" office:value="0.01611328125" calcext:value-type="percentage">
            <text:p>1.61%</text:p>
          </table:table-cell>
          <table:table-cell table:style-name="ce3" table:formula="of:=FACT([.$B22])/(FACT([.F$10])*FACT([.$B22]-[.F$10]))*POWER(0.5;[.F$10])*POWER(0.5;([.$B22]-[.F$10]))" office:value-type="percentage" office:value="0.0537109375" calcext:value-type="percentage">
            <text:p>5.37%</text:p>
          </table:table-cell>
          <table:table-cell table:style-name="ce3" table:formula="of:=FACT([.$B22])/(FACT([.G$10])*FACT([.$B22]-[.G$10]))*POWER(0.5;[.G$10])*POWER(0.5;([.$B22]-[.G$10]))" office:value-type="percentage" office:value="0.120849609375" calcext:value-type="percentage">
            <text:p>12.08%</text:p>
          </table:table-cell>
          <table:table-cell table:style-name="ce3" table:formula="of:=FACT([.$B22])/(FACT([.H$10])*FACT([.$B22]-[.H$10]))*POWER(0.5;[.H$10])*POWER(0.5;([.$B22]-[.H$10]))" office:value-type="percentage" office:value="0.193359375" calcext:value-type="percentage">
            <text:p>19.34%</text:p>
          </table:table-cell>
          <table:table-cell table:formula="of:=FACT([.$B22])/(FACT([.I$10])*FACT([.$B22]-[.I$10]))*POWER(0.5;[.I$10])*POWER(0.5;([.$B22]-[.I$10]))" office:value-type="percentage" office:value="0.2255859375" calcext:value-type="percentage">
            <text:p>22.56%</text:p>
          </table:table-cell>
          <table:table-cell table:formula="of:=FACT([.$B22])/(FACT([.J$10])*FACT([.$B22]-[.J$10]))*POWER(0.5;[.J$10])*POWER(0.5;([.$B22]-[.J$10]))" office:value-type="percentage" office:value="0.193359375" calcext:value-type="percentage">
            <text:p>19.34%</text:p>
          </table:table-cell>
          <table:table-cell table:formula="of:=FACT([.$B22])/(FACT([.K$10])*FACT([.$B22]-[.K$10]))*POWER(0.5;[.K$10])*POWER(0.5;([.$B22]-[.K$10]))" office:value-type="percentage" office:value="0.120849609375" calcext:value-type="percentage">
            <text:p>12.08%</text:p>
          </table:table-cell>
          <table:table-cell table:formula="of:=FACT([.$B22])/(FACT([.L$10])*FACT([.$B22]-[.L$10]))*POWER(0.5;[.L$10])*POWER(0.5;([.$B22]-[.L$10]))" office:value-type="percentage" office:value="0.0537109375" calcext:value-type="percentage">
            <text:p>5.37%</text:p>
          </table:table-cell>
          <table:table-cell table:formula="of:=FACT([.$B22])/(FACT([.M$10])*FACT([.$B22]-[.M$10]))*POWER(0.5;[.M$10])*POWER(0.5;([.$B22]-[.M$10]))" office:value-type="percentage" office:value="0.01611328125" calcext:value-type="percentage">
            <text:p>1.61%</text:p>
          </table:table-cell>
          <table:table-cell table:formula="of:=FACT([.$B22])/(FACT([.N$10])*FACT([.$B22]-[.N$10]))*POWER(0.5;[.N$10])*POWER(0.5;([.$B22]-[.N$10]))" office:value-type="percentage" office:value="0.0029296875" calcext:value-type="percentage">
            <text:p>0.29%</text:p>
          </table:table-cell>
          <table:table-cell table:formula="of:=FACT([.$B22])/(FACT([.O$10])*FACT([.$B22]-[.O$10]))*POWER(0.5;[.O$10])*POWER(0.5;([.$B22]-[.O$10]))" office:value-type="percentage" office:value="0.000244140625" calcext:value-type="percentage">
            <text:p>0.02%</text:p>
          </table:table-cell>
          <table:table-cell table:number-columns-repeated="18"/>
        </table:table-row>
        <table:table-row table:style-name="ro1">
          <table:table-cell table:style-name="ce21" table:formula="of:=SUM([.C23:.AG23])" office:value-type="percentage" office:value="1" calcext:value-type="percentage">
            <text:p>100.00%</text:p>
          </table:table-cell>
          <table:table-cell table:formula="of:=[.B22]+1" office:value-type="float" office:value="13" calcext:value-type="float">
            <text:p>13</text:p>
          </table:table-cell>
          <table:table-cell table:formula="of:=FACT([.$B23])/(FACT([.C$10])*FACT([.$B23]-[.C$10]))*POWER(0.5;[.C$10])*POWER(0.5;([.$B23]-[.C$10]))" office:value-type="percentage" office:value="0.0001220703125" calcext:value-type="percentage">
            <text:p>0.01%</text:p>
          </table:table-cell>
          <table:table-cell table:style-name="ce3" table:formula="of:=FACT([.$B23])/(FACT([.D$10])*FACT([.$B23]-[.D$10]))*POWER(0.5;[.D$10])*POWER(0.5;([.$B23]-[.D$10]))" office:value-type="percentage" office:value="0.0015869140625" calcext:value-type="percentage">
            <text:p>0.16%</text:p>
          </table:table-cell>
          <table:table-cell table:style-name="ce3" table:formula="of:=FACT([.$B23])/(FACT([.E$10])*FACT([.$B23]-[.E$10]))*POWER(0.5;[.E$10])*POWER(0.5;([.$B23]-[.E$10]))" office:value-type="percentage" office:value="0.009521484375" calcext:value-type="percentage">
            <text:p>0.95%</text:p>
          </table:table-cell>
          <table:table-cell table:style-name="ce3" table:formula="of:=FACT([.$B23])/(FACT([.F$10])*FACT([.$B23]-[.F$10]))*POWER(0.5;[.F$10])*POWER(0.5;([.$B23]-[.F$10]))" office:value-type="percentage" office:value="0.034912109375" calcext:value-type="percentage">
            <text:p>3.49%</text:p>
          </table:table-cell>
          <table:table-cell table:style-name="ce3" table:formula="of:=FACT([.$B23])/(FACT([.G$10])*FACT([.$B23]-[.G$10]))*POWER(0.5;[.G$10])*POWER(0.5;([.$B23]-[.G$10]))" office:value-type="percentage" office:value="0.0872802734375" calcext:value-type="percentage">
            <text:p>8.73%</text:p>
          </table:table-cell>
          <table:table-cell table:style-name="ce3" table:formula="of:=FACT([.$B23])/(FACT([.H$10])*FACT([.$B23]-[.H$10]))*POWER(0.5;[.H$10])*POWER(0.5;([.$B23]-[.H$10]))" office:value-type="percentage" office:value="0.1571044921875" calcext:value-type="percentage">
            <text:p>15.71%</text:p>
          </table:table-cell>
          <table:table-cell table:formula="of:=FACT([.$B23])/(FACT([.I$10])*FACT([.$B23]-[.I$10]))*POWER(0.5;[.I$10])*POWER(0.5;([.$B23]-[.I$10]))" office:value-type="percentage" office:value="0.20947265625" calcext:value-type="percentage">
            <text:p>20.95%</text:p>
          </table:table-cell>
          <table:table-cell table:formula="of:=FACT([.$B23])/(FACT([.J$10])*FACT([.$B23]-[.J$10]))*POWER(0.5;[.J$10])*POWER(0.5;([.$B23]-[.J$10]))" office:value-type="percentage" office:value="0.20947265625" calcext:value-type="percentage">
            <text:p>20.95%</text:p>
          </table:table-cell>
          <table:table-cell table:formula="of:=FACT([.$B23])/(FACT([.K$10])*FACT([.$B23]-[.K$10]))*POWER(0.5;[.K$10])*POWER(0.5;([.$B23]-[.K$10]))" office:value-type="percentage" office:value="0.1571044921875" calcext:value-type="percentage">
            <text:p>15.71%</text:p>
          </table:table-cell>
          <table:table-cell table:formula="of:=FACT([.$B23])/(FACT([.L$10])*FACT([.$B23]-[.L$10]))*POWER(0.5;[.L$10])*POWER(0.5;([.$B23]-[.L$10]))" office:value-type="percentage" office:value="0.0872802734375" calcext:value-type="percentage">
            <text:p>8.73%</text:p>
          </table:table-cell>
          <table:table-cell table:formula="of:=FACT([.$B23])/(FACT([.M$10])*FACT([.$B23]-[.M$10]))*POWER(0.5;[.M$10])*POWER(0.5;([.$B23]-[.M$10]))" office:value-type="percentage" office:value="0.034912109375" calcext:value-type="percentage">
            <text:p>3.49%</text:p>
          </table:table-cell>
          <table:table-cell table:formula="of:=FACT([.$B23])/(FACT([.N$10])*FACT([.$B23]-[.N$10]))*POWER(0.5;[.N$10])*POWER(0.5;([.$B23]-[.N$10]))" office:value-type="percentage" office:value="0.009521484375" calcext:value-type="percentage">
            <text:p>0.95%</text:p>
          </table:table-cell>
          <table:table-cell table:formula="of:=FACT([.$B23])/(FACT([.O$10])*FACT([.$B23]-[.O$10]))*POWER(0.5;[.O$10])*POWER(0.5;([.$B23]-[.O$10]))" office:value-type="percentage" office:value="0.0015869140625" calcext:value-type="percentage">
            <text:p>0.16%</text:p>
          </table:table-cell>
          <table:table-cell table:formula="of:=FACT([.$B23])/(FACT([.P$10])*FACT([.$B23]-[.P$10]))*POWER(0.5;[.P$10])*POWER(0.5;([.$B23]-[.P$10]))" office:value-type="percentage" office:value="0.0001220703125" calcext:value-type="percentage">
            <text:p>0.01%</text:p>
          </table:table-cell>
          <table:table-cell table:number-columns-repeated="17"/>
        </table:table-row>
        <table:table-row table:style-name="ro1">
          <table:table-cell table:style-name="ce21" table:formula="of:=SUM([.C24:.AG24])" office:value-type="percentage" office:value="1" calcext:value-type="percentage">
            <text:p>100.00%</text:p>
          </table:table-cell>
          <table:table-cell table:formula="of:=[.B23]+1" office:value-type="float" office:value="14" calcext:value-type="float">
            <text:p>14</text:p>
          </table:table-cell>
          <table:table-cell table:formula="of:=FACT([.$B24])/(FACT([.C$10])*FACT([.$B24]-[.C$10]))*POWER(0.5;[.C$10])*POWER(0.5;([.$B24]-[.C$10]))" office:value-type="percentage" office:value="0.00006103515625" calcext:value-type="percentage">
            <text:p>0.01%</text:p>
          </table:table-cell>
          <table:table-cell table:style-name="ce3" table:formula="of:=FACT([.$B24])/(FACT([.D$10])*FACT([.$B24]-[.D$10]))*POWER(0.5;[.D$10])*POWER(0.5;([.$B24]-[.D$10]))" office:value-type="percentage" office:value="0.0008544921875" calcext:value-type="percentage">
            <text:p>0.09%</text:p>
          </table:table-cell>
          <table:table-cell table:style-name="ce3" table:formula="of:=FACT([.$B24])/(FACT([.E$10])*FACT([.$B24]-[.E$10]))*POWER(0.5;[.E$10])*POWER(0.5;([.$B24]-[.E$10]))" office:value-type="percentage" office:value="0.00555419921875" calcext:value-type="percentage">
            <text:p>0.56%</text:p>
          </table:table-cell>
          <table:table-cell table:style-name="ce3" table:formula="of:=FACT([.$B24])/(FACT([.F$10])*FACT([.$B24]-[.F$10]))*POWER(0.5;[.F$10])*POWER(0.5;([.$B24]-[.F$10]))" office:value-type="percentage" office:value="0.022216796875" calcext:value-type="percentage">
            <text:p>2.22%</text:p>
          </table:table-cell>
          <table:table-cell table:style-name="ce3" table:formula="of:=FACT([.$B24])/(FACT([.G$10])*FACT([.$B24]-[.G$10]))*POWER(0.5;[.G$10])*POWER(0.5;([.$B24]-[.G$10]))" office:value-type="percentage" office:value="0.06109619140625" calcext:value-type="percentage">
            <text:p>6.11%</text:p>
          </table:table-cell>
          <table:table-cell table:style-name="ce3" table:formula="of:=FACT([.$B24])/(FACT([.H$10])*FACT([.$B24]-[.H$10]))*POWER(0.5;[.H$10])*POWER(0.5;([.$B24]-[.H$10]))" office:value-type="percentage" office:value="0.1221923828125" calcext:value-type="percentage">
            <text:p>12.22%</text:p>
          </table:table-cell>
          <table:table-cell table:formula="of:=FACT([.$B24])/(FACT([.I$10])*FACT([.$B24]-[.I$10]))*POWER(0.5;[.I$10])*POWER(0.5;([.$B24]-[.I$10]))" office:value-type="percentage" office:value="0.18328857421875" calcext:value-type="percentage">
            <text:p>18.33%</text:p>
          </table:table-cell>
          <table:table-cell table:formula="of:=FACT([.$B24])/(FACT([.J$10])*FACT([.$B24]-[.J$10]))*POWER(0.5;[.J$10])*POWER(0.5;([.$B24]-[.J$10]))" office:value-type="percentage" office:value="0.20947265625" calcext:value-type="percentage">
            <text:p>20.95%</text:p>
          </table:table-cell>
          <table:table-cell table:formula="of:=FACT([.$B24])/(FACT([.K$10])*FACT([.$B24]-[.K$10]))*POWER(0.5;[.K$10])*POWER(0.5;([.$B24]-[.K$10]))" office:value-type="percentage" office:value="0.18328857421875" calcext:value-type="percentage">
            <text:p>18.33%</text:p>
          </table:table-cell>
          <table:table-cell table:formula="of:=FACT([.$B24])/(FACT([.L$10])*FACT([.$B24]-[.L$10]))*POWER(0.5;[.L$10])*POWER(0.5;([.$B24]-[.L$10]))" office:value-type="percentage" office:value="0.1221923828125" calcext:value-type="percentage">
            <text:p>12.22%</text:p>
          </table:table-cell>
          <table:table-cell table:formula="of:=FACT([.$B24])/(FACT([.M$10])*FACT([.$B24]-[.M$10]))*POWER(0.5;[.M$10])*POWER(0.5;([.$B24]-[.M$10]))" office:value-type="percentage" office:value="0.06109619140625" calcext:value-type="percentage">
            <text:p>6.11%</text:p>
          </table:table-cell>
          <table:table-cell table:formula="of:=FACT([.$B24])/(FACT([.N$10])*FACT([.$B24]-[.N$10]))*POWER(0.5;[.N$10])*POWER(0.5;([.$B24]-[.N$10]))" office:value-type="percentage" office:value="0.022216796875" calcext:value-type="percentage">
            <text:p>2.22%</text:p>
          </table:table-cell>
          <table:table-cell table:formula="of:=FACT([.$B24])/(FACT([.O$10])*FACT([.$B24]-[.O$10]))*POWER(0.5;[.O$10])*POWER(0.5;([.$B24]-[.O$10]))" office:value-type="percentage" office:value="0.00555419921875" calcext:value-type="percentage">
            <text:p>0.56%</text:p>
          </table:table-cell>
          <table:table-cell table:formula="of:=FACT([.$B24])/(FACT([.P$10])*FACT([.$B24]-[.P$10]))*POWER(0.5;[.P$10])*POWER(0.5;([.$B24]-[.P$10]))" office:value-type="percentage" office:value="0.0008544921875" calcext:value-type="percentage">
            <text:p>0.09%</text:p>
          </table:table-cell>
          <table:table-cell table:formula="of:=FACT([.$B24])/(FACT([.Q$10])*FACT([.$B24]-[.Q$10]))*POWER(0.5;[.Q$10])*POWER(0.5;([.$B24]-[.Q$10]))" office:value-type="percentage" office:value="0.00006103515625" calcext:value-type="percentage">
            <text:p>0.01%</text:p>
          </table:table-cell>
          <table:table-cell table:number-columns-repeated="16"/>
        </table:table-row>
        <table:table-row table:style-name="ro1">
          <table:table-cell table:style-name="ce21" table:formula="of:=SUM([.C25:.AG25])" office:value-type="percentage" office:value="1" calcext:value-type="percentage">
            <text:p>100.00%</text:p>
          </table:table-cell>
          <table:table-cell table:formula="of:=[.B24]+1" office:value-type="float" office:value="15" calcext:value-type="float">
            <text:p>15</text:p>
          </table:table-cell>
          <table:table-cell table:formula="of:=FACT([.$B25])/(FACT([.C$10])*FACT([.$B25]-[.C$10]))*POWER(0.5;[.C$10])*POWER(0.5;([.$B25]-[.C$10]))" office:value-type="percentage" office:value="0.000030517578125" calcext:value-type="percentage">
            <text:p>0.00%</text:p>
          </table:table-cell>
          <table:table-cell table:style-name="ce3" table:formula="of:=FACT([.$B25])/(FACT([.D$10])*FACT([.$B25]-[.D$10]))*POWER(0.5;[.D$10])*POWER(0.5;([.$B25]-[.D$10]))" office:value-type="percentage" office:value="0.000457763671875" calcext:value-type="percentage">
            <text:p>0.05%</text:p>
          </table:table-cell>
          <table:table-cell table:style-name="ce3" table:formula="of:=FACT([.$B25])/(FACT([.E$10])*FACT([.$B25]-[.E$10]))*POWER(0.5;[.E$10])*POWER(0.5;([.$B25]-[.E$10]))" office:value-type="percentage" office:value="0.003204345703125" calcext:value-type="percentage">
            <text:p>0.32%</text:p>
          </table:table-cell>
          <table:table-cell table:style-name="ce3" table:formula="of:=FACT([.$B25])/(FACT([.F$10])*FACT([.$B25]-[.F$10]))*POWER(0.5;[.F$10])*POWER(0.5;([.$B25]-[.F$10]))" office:value-type="percentage" office:value="0.013885498046875" calcext:value-type="percentage">
            <text:p>1.39%</text:p>
          </table:table-cell>
          <table:table-cell table:style-name="ce3" table:formula="of:=FACT([.$B25])/(FACT([.G$10])*FACT([.$B25]-[.G$10]))*POWER(0.5;[.G$10])*POWER(0.5;([.$B25]-[.G$10]))" office:value-type="percentage" office:value="0.041656494140625" calcext:value-type="percentage">
            <text:p>4.17%</text:p>
          </table:table-cell>
          <table:table-cell table:style-name="ce3" table:formula="of:=FACT([.$B25])/(FACT([.H$10])*FACT([.$B25]-[.H$10]))*POWER(0.5;[.H$10])*POWER(0.5;([.$B25]-[.H$10]))" office:value-type="percentage" office:value="0.091644287109375" calcext:value-type="percentage">
            <text:p>9.16%</text:p>
          </table:table-cell>
          <table:table-cell table:formula="of:=FACT([.$B25])/(FACT([.I$10])*FACT([.$B25]-[.I$10]))*POWER(0.5;[.I$10])*POWER(0.5;([.$B25]-[.I$10]))" office:value-type="percentage" office:value="0.152740478515625" calcext:value-type="percentage">
            <text:p>15.27%</text:p>
          </table:table-cell>
          <table:table-cell table:formula="of:=FACT([.$B25])/(FACT([.J$10])*FACT([.$B25]-[.J$10]))*POWER(0.5;[.J$10])*POWER(0.5;([.$B25]-[.J$10]))" office:value-type="percentage" office:value="0.196380615234375" calcext:value-type="percentage">
            <text:p>19.64%</text:p>
          </table:table-cell>
          <table:table-cell table:formula="of:=FACT([.$B25])/(FACT([.K$10])*FACT([.$B25]-[.K$10]))*POWER(0.5;[.K$10])*POWER(0.5;([.$B25]-[.K$10]))" office:value-type="percentage" office:value="0.196380615234375" calcext:value-type="percentage">
            <text:p>19.64%</text:p>
          </table:table-cell>
          <table:table-cell table:formula="of:=FACT([.$B25])/(FACT([.L$10])*FACT([.$B25]-[.L$10]))*POWER(0.5;[.L$10])*POWER(0.5;([.$B25]-[.L$10]))" office:value-type="percentage" office:value="0.152740478515625" calcext:value-type="percentage">
            <text:p>15.27%</text:p>
          </table:table-cell>
          <table:table-cell table:formula="of:=FACT([.$B25])/(FACT([.M$10])*FACT([.$B25]-[.M$10]))*POWER(0.5;[.M$10])*POWER(0.5;([.$B25]-[.M$10]))" office:value-type="percentage" office:value="0.091644287109375" calcext:value-type="percentage">
            <text:p>9.16%</text:p>
          </table:table-cell>
          <table:table-cell table:formula="of:=FACT([.$B25])/(FACT([.N$10])*FACT([.$B25]-[.N$10]))*POWER(0.5;[.N$10])*POWER(0.5;([.$B25]-[.N$10]))" office:value-type="percentage" office:value="0.041656494140625" calcext:value-type="percentage">
            <text:p>4.17%</text:p>
          </table:table-cell>
          <table:table-cell table:formula="of:=FACT([.$B25])/(FACT([.O$10])*FACT([.$B25]-[.O$10]))*POWER(0.5;[.O$10])*POWER(0.5;([.$B25]-[.O$10]))" office:value-type="percentage" office:value="0.013885498046875" calcext:value-type="percentage">
            <text:p>1.39%</text:p>
          </table:table-cell>
          <table:table-cell table:formula="of:=FACT([.$B25])/(FACT([.P$10])*FACT([.$B25]-[.P$10]))*POWER(0.5;[.P$10])*POWER(0.5;([.$B25]-[.P$10]))" office:value-type="percentage" office:value="0.003204345703125" calcext:value-type="percentage">
            <text:p>0.32%</text:p>
          </table:table-cell>
          <table:table-cell table:formula="of:=FACT([.$B25])/(FACT([.Q$10])*FACT([.$B25]-[.Q$10]))*POWER(0.5;[.Q$10])*POWER(0.5;([.$B25]-[.Q$10]))" office:value-type="percentage" office:value="0.000457763671875" calcext:value-type="percentage">
            <text:p>0.05%</text:p>
          </table:table-cell>
          <table:table-cell table:formula="of:=FACT([.$B25])/(FACT([.R$10])*FACT([.$B25]-[.R$10]))*POWER(0.5;[.R$10])*POWER(0.5;([.$B25]-[.R$10]))" office:value-type="percentage" office:value="0.000030517578125" calcext:value-type="percentage">
            <text:p>0.00%</text:p>
          </table:table-cell>
          <table:table-cell table:number-columns-repeated="15"/>
        </table:table-row>
        <table:table-row table:style-name="ro1">
          <table:table-cell table:style-name="ce21" table:formula="of:=SUM([.C26:.AG26])" office:value-type="percentage" office:value="1" calcext:value-type="percentage">
            <text:p>100.00%</text:p>
          </table:table-cell>
          <table:table-cell table:formula="of:=[.B25]+1" office:value-type="float" office:value="16" calcext:value-type="float">
            <text:p>16</text:p>
          </table:table-cell>
          <table:table-cell table:formula="of:=FACT([.$B26])/(FACT([.C$10])*FACT([.$B26]-[.C$10]))*POWER(0.5;[.C$10])*POWER(0.5;([.$B26]-[.C$10]))" office:value-type="percentage" office:value="0.0000152587890625" calcext:value-type="percentage">
            <text:p>0.00%</text:p>
          </table:table-cell>
          <table:table-cell table:style-name="ce3" table:formula="of:=FACT([.$B26])/(FACT([.D$10])*FACT([.$B26]-[.D$10]))*POWER(0.5;[.D$10])*POWER(0.5;([.$B26]-[.D$10]))" office:value-type="percentage" office:value="0.000244140625" calcext:value-type="percentage">
            <text:p>0.02%</text:p>
          </table:table-cell>
          <table:table-cell table:style-name="ce3" table:formula="of:=FACT([.$B26])/(FACT([.E$10])*FACT([.$B26]-[.E$10]))*POWER(0.5;[.E$10])*POWER(0.5;([.$B26]-[.E$10]))" office:value-type="percentage" office:value="0.0018310546875" calcext:value-type="percentage">
            <text:p>0.18%</text:p>
          </table:table-cell>
          <table:table-cell table:style-name="ce3" table:formula="of:=FACT([.$B26])/(FACT([.F$10])*FACT([.$B26]-[.F$10]))*POWER(0.5;[.F$10])*POWER(0.5;([.$B26]-[.F$10]))" office:value-type="percentage" office:value="0.008544921875" calcext:value-type="percentage">
            <text:p>0.85%</text:p>
          </table:table-cell>
          <table:table-cell table:style-name="ce3" table:formula="of:=FACT([.$B26])/(FACT([.G$10])*FACT([.$B26]-[.G$10]))*POWER(0.5;[.G$10])*POWER(0.5;([.$B26]-[.G$10]))" office:value-type="percentage" office:value="0.02777099609375" calcext:value-type="percentage">
            <text:p>2.78%</text:p>
          </table:table-cell>
          <table:table-cell table:style-name="ce3" table:formula="of:=FACT([.$B26])/(FACT([.H$10])*FACT([.$B26]-[.H$10]))*POWER(0.5;[.H$10])*POWER(0.5;([.$B26]-[.H$10]))" office:value-type="percentage" office:value="0.066650390625" calcext:value-type="percentage">
            <text:p>6.67%</text:p>
          </table:table-cell>
          <table:table-cell table:formula="of:=FACT([.$B26])/(FACT([.I$10])*FACT([.$B26]-[.I$10]))*POWER(0.5;[.I$10])*POWER(0.5;([.$B26]-[.I$10]))" office:value-type="percentage" office:value="0.1221923828125" calcext:value-type="percentage">
            <text:p>12.22%</text:p>
          </table:table-cell>
          <table:table-cell table:formula="of:=FACT([.$B26])/(FACT([.J$10])*FACT([.$B26]-[.J$10]))*POWER(0.5;[.J$10])*POWER(0.5;([.$B26]-[.J$10]))" office:value-type="percentage" office:value="0.174560546875" calcext:value-type="percentage">
            <text:p>17.46%</text:p>
          </table:table-cell>
          <table:table-cell table:formula="of:=FACT([.$B26])/(FACT([.K$10])*FACT([.$B26]-[.K$10]))*POWER(0.5;[.K$10])*POWER(0.5;([.$B26]-[.K$10]))" office:value-type="percentage" office:value="0.196380615234375" calcext:value-type="percentage">
            <text:p>19.64%</text:p>
          </table:table-cell>
          <table:table-cell table:formula="of:=FACT([.$B26])/(FACT([.L$10])*FACT([.$B26]-[.L$10]))*POWER(0.5;[.L$10])*POWER(0.5;([.$B26]-[.L$10]))" office:value-type="percentage" office:value="0.174560546875" calcext:value-type="percentage">
            <text:p>17.46%</text:p>
          </table:table-cell>
          <table:table-cell table:formula="of:=FACT([.$B26])/(FACT([.M$10])*FACT([.$B26]-[.M$10]))*POWER(0.5;[.M$10])*POWER(0.5;([.$B26]-[.M$10]))" office:value-type="percentage" office:value="0.1221923828125" calcext:value-type="percentage">
            <text:p>12.22%</text:p>
          </table:table-cell>
          <table:table-cell table:formula="of:=FACT([.$B26])/(FACT([.N$10])*FACT([.$B26]-[.N$10]))*POWER(0.5;[.N$10])*POWER(0.5;([.$B26]-[.N$10]))" office:value-type="percentage" office:value="0.066650390625" calcext:value-type="percentage">
            <text:p>6.67%</text:p>
          </table:table-cell>
          <table:table-cell table:formula="of:=FACT([.$B26])/(FACT([.O$10])*FACT([.$B26]-[.O$10]))*POWER(0.5;[.O$10])*POWER(0.5;([.$B26]-[.O$10]))" office:value-type="percentage" office:value="0.02777099609375" calcext:value-type="percentage">
            <text:p>2.78%</text:p>
          </table:table-cell>
          <table:table-cell table:formula="of:=FACT([.$B26])/(FACT([.P$10])*FACT([.$B26]-[.P$10]))*POWER(0.5;[.P$10])*POWER(0.5;([.$B26]-[.P$10]))" office:value-type="percentage" office:value="0.008544921875" calcext:value-type="percentage">
            <text:p>0.85%</text:p>
          </table:table-cell>
          <table:table-cell table:formula="of:=FACT([.$B26])/(FACT([.Q$10])*FACT([.$B26]-[.Q$10]))*POWER(0.5;[.Q$10])*POWER(0.5;([.$B26]-[.Q$10]))" office:value-type="percentage" office:value="0.0018310546875" calcext:value-type="percentage">
            <text:p>0.18%</text:p>
          </table:table-cell>
          <table:table-cell table:formula="of:=FACT([.$B26])/(FACT([.R$10])*FACT([.$B26]-[.R$10]))*POWER(0.5;[.R$10])*POWER(0.5;([.$B26]-[.R$10]))" office:value-type="percentage" office:value="0.000244140625" calcext:value-type="percentage">
            <text:p>0.02%</text:p>
          </table:table-cell>
          <table:table-cell table:formula="of:=FACT([.$B26])/(FACT([.S$10])*FACT([.$B26]-[.S$10]))*POWER(0.5;[.S$10])*POWER(0.5;([.$B26]-[.S$10]))" office:value-type="percentage" office:value="0.0000152587890625" calcext:value-type="percentage">
            <text:p>0.00%</text:p>
          </table:table-cell>
          <table:table-cell table:number-columns-repeated="14"/>
        </table:table-row>
        <table:table-row table:style-name="ro1">
          <table:table-cell table:style-name="ce21" table:formula="of:=SUM([.C27:.AG27])" office:value-type="percentage" office:value="1" calcext:value-type="percentage">
            <text:p>100.00%</text:p>
          </table:table-cell>
          <table:table-cell table:formula="of:=[.B26]+1" office:value-type="float" office:value="17" calcext:value-type="float">
            <text:p>17</text:p>
          </table:table-cell>
          <table:table-cell table:formula="of:=FACT([.$B27])/(FACT([.C$10])*FACT([.$B27]-[.C$10]))*POWER(0.5;[.C$10])*POWER(0.5;([.$B27]-[.C$10]))" office:value-type="percentage" office:value="0.00000762939453125" calcext:value-type="percentage">
            <text:p>0.00%</text:p>
          </table:table-cell>
          <table:table-cell table:style-name="ce3" table:formula="of:=FACT([.$B27])/(FACT([.D$10])*FACT([.$B27]-[.D$10]))*POWER(0.5;[.D$10])*POWER(0.5;([.$B27]-[.D$10]))" office:value-type="percentage" office:value="0.00012969970703125" calcext:value-type="percentage">
            <text:p>0.01%</text:p>
          </table:table-cell>
          <table:table-cell table:style-name="ce3" table:formula="of:=FACT([.$B27])/(FACT([.E$10])*FACT([.$B27]-[.E$10]))*POWER(0.5;[.E$10])*POWER(0.5;([.$B27]-[.E$10]))" office:value-type="percentage" office:value="0.00103759765625" calcext:value-type="percentage">
            <text:p>0.10%</text:p>
          </table:table-cell>
          <table:table-cell table:style-name="ce3" table:formula="of:=FACT([.$B27])/(FACT([.F$10])*FACT([.$B27]-[.F$10]))*POWER(0.5;[.F$10])*POWER(0.5;([.$B27]-[.F$10]))" office:value-type="percentage" office:value="0.00518798828125" calcext:value-type="percentage">
            <text:p>0.52%</text:p>
          </table:table-cell>
          <table:table-cell table:style-name="ce3" table:formula="of:=FACT([.$B27])/(FACT([.G$10])*FACT([.$B27]-[.G$10]))*POWER(0.5;[.G$10])*POWER(0.5;([.$B27]-[.G$10]))" office:value-type="percentage" office:value="0.018157958984375" calcext:value-type="percentage">
            <text:p>1.82%</text:p>
          </table:table-cell>
          <table:table-cell table:style-name="ce3" table:formula="of:=FACT([.$B27])/(FACT([.H$10])*FACT([.$B27]-[.H$10]))*POWER(0.5;[.H$10])*POWER(0.5;([.$B27]-[.H$10]))" office:value-type="percentage" office:value="0.047210693359375" calcext:value-type="percentage">
            <text:p>4.72%</text:p>
          </table:table-cell>
          <table:table-cell table:formula="of:=FACT([.$B27])/(FACT([.I$10])*FACT([.$B27]-[.I$10]))*POWER(0.5;[.I$10])*POWER(0.5;([.$B27]-[.I$10]))" office:value-type="percentage" office:value="0.09442138671875" calcext:value-type="percentage">
            <text:p>9.44%</text:p>
          </table:table-cell>
          <table:table-cell table:formula="of:=FACT([.$B27])/(FACT([.J$10])*FACT([.$B27]-[.J$10]))*POWER(0.5;[.J$10])*POWER(0.5;([.$B27]-[.J$10]))" office:value-type="percentage" office:value="0.14837646484375" calcext:value-type="percentage">
            <text:p>14.84%</text:p>
          </table:table-cell>
          <table:table-cell table:formula="of:=FACT([.$B27])/(FACT([.K$10])*FACT([.$B27]-[.K$10]))*POWER(0.5;[.K$10])*POWER(0.5;([.$B27]-[.K$10]))" office:value-type="percentage" office:value="0.185470581054688" calcext:value-type="percentage">
            <text:p>18.55%</text:p>
          </table:table-cell>
          <table:table-cell table:formula="of:=FACT([.$B27])/(FACT([.L$10])*FACT([.$B27]-[.L$10]))*POWER(0.5;[.L$10])*POWER(0.5;([.$B27]-[.L$10]))" office:value-type="percentage" office:value="0.185470581054688" calcext:value-type="percentage">
            <text:p>18.55%</text:p>
          </table:table-cell>
          <table:table-cell table:formula="of:=FACT([.$B27])/(FACT([.M$10])*FACT([.$B27]-[.M$10]))*POWER(0.5;[.M$10])*POWER(0.5;([.$B27]-[.M$10]))" office:value-type="percentage" office:value="0.14837646484375" calcext:value-type="percentage">
            <text:p>14.84%</text:p>
          </table:table-cell>
          <table:table-cell table:formula="of:=FACT([.$B27])/(FACT([.N$10])*FACT([.$B27]-[.N$10]))*POWER(0.5;[.N$10])*POWER(0.5;([.$B27]-[.N$10]))" office:value-type="percentage" office:value="0.09442138671875" calcext:value-type="percentage">
            <text:p>9.44%</text:p>
          </table:table-cell>
          <table:table-cell table:formula="of:=FACT([.$B27])/(FACT([.O$10])*FACT([.$B27]-[.O$10]))*POWER(0.5;[.O$10])*POWER(0.5;([.$B27]-[.O$10]))" office:value-type="percentage" office:value="0.047210693359375" calcext:value-type="percentage">
            <text:p>4.72%</text:p>
          </table:table-cell>
          <table:table-cell table:formula="of:=FACT([.$B27])/(FACT([.P$10])*FACT([.$B27]-[.P$10]))*POWER(0.5;[.P$10])*POWER(0.5;([.$B27]-[.P$10]))" office:value-type="percentage" office:value="0.018157958984375" calcext:value-type="percentage">
            <text:p>1.82%</text:p>
          </table:table-cell>
          <table:table-cell table:formula="of:=FACT([.$B27])/(FACT([.Q$10])*FACT([.$B27]-[.Q$10]))*POWER(0.5;[.Q$10])*POWER(0.5;([.$B27]-[.Q$10]))" office:value-type="percentage" office:value="0.00518798828125" calcext:value-type="percentage">
            <text:p>0.52%</text:p>
          </table:table-cell>
          <table:table-cell table:formula="of:=FACT([.$B27])/(FACT([.R$10])*FACT([.$B27]-[.R$10]))*POWER(0.5;[.R$10])*POWER(0.5;([.$B27]-[.R$10]))" office:value-type="percentage" office:value="0.00103759765625" calcext:value-type="percentage">
            <text:p>0.10%</text:p>
          </table:table-cell>
          <table:table-cell table:formula="of:=FACT([.$B27])/(FACT([.S$10])*FACT([.$B27]-[.S$10]))*POWER(0.5;[.S$10])*POWER(0.5;([.$B27]-[.S$10]))" office:value-type="percentage" office:value="0.00012969970703125" calcext:value-type="percentage">
            <text:p>0.01%</text:p>
          </table:table-cell>
          <table:table-cell table:formula="of:=FACT([.$B27])/(FACT([.T$10])*FACT([.$B27]-[.T$10]))*POWER(0.5;[.T$10])*POWER(0.5;([.$B27]-[.T$10]))" office:value-type="percentage" office:value="0.00000762939453125" calcext:value-type="percentage">
            <text:p>0.00%</text:p>
          </table:table-cell>
          <table:table-cell table:number-columns-repeated="13"/>
        </table:table-row>
        <table:table-row table:style-name="ro1">
          <table:table-cell table:style-name="ce21" table:formula="of:=SUM([.C28:.AG28])" office:value-type="percentage" office:value="1" calcext:value-type="percentage">
            <text:p>100.00%</text:p>
          </table:table-cell>
          <table:table-cell table:formula="of:=[.B27]+1" office:value-type="float" office:value="18" calcext:value-type="float">
            <text:p>18</text:p>
          </table:table-cell>
          <table:table-cell table:formula="of:=FACT([.$B28])/(FACT([.C$10])*FACT([.$B28]-[.C$10]))*POWER(0.5;[.C$10])*POWER(0.5;([.$B28]-[.C$10]))" office:value-type="percentage" office:value="0.000003814697265625" calcext:value-type="percentage">
            <text:p>0.00%</text:p>
          </table:table-cell>
          <table:table-cell table:style-name="ce3" table:formula="of:=FACT([.$B28])/(FACT([.D$10])*FACT([.$B28]-[.D$10]))*POWER(0.5;[.D$10])*POWER(0.5;([.$B28]-[.D$10]))" office:value-type="percentage" office:value="0.00006866455078125" calcext:value-type="percentage">
            <text:p>0.01%</text:p>
          </table:table-cell>
          <table:table-cell table:style-name="ce3" table:formula="of:=FACT([.$B28])/(FACT([.E$10])*FACT([.$B28]-[.E$10]))*POWER(0.5;[.E$10])*POWER(0.5;([.$B28]-[.E$10]))" office:value-type="percentage" office:value="0.000583648681640625" calcext:value-type="percentage">
            <text:p>0.06%</text:p>
          </table:table-cell>
          <table:table-cell table:style-name="ce3" table:formula="of:=FACT([.$B28])/(FACT([.F$10])*FACT([.$B28]-[.F$10]))*POWER(0.5;[.F$10])*POWER(0.5;([.$B28]-[.F$10]))" office:value-type="percentage" office:value="0.00311279296875" calcext:value-type="percentage">
            <text:p>0.31%</text:p>
          </table:table-cell>
          <table:table-cell table:style-name="ce3" table:formula="of:=FACT([.$B28])/(FACT([.G$10])*FACT([.$B28]-[.G$10]))*POWER(0.5;[.G$10])*POWER(0.5;([.$B28]-[.G$10]))" office:value-type="percentage" office:value="0.0116729736328125" calcext:value-type="percentage">
            <text:p>1.17%</text:p>
          </table:table-cell>
          <table:table-cell table:style-name="ce3" table:formula="of:=FACT([.$B28])/(FACT([.H$10])*FACT([.$B28]-[.H$10]))*POWER(0.5;[.H$10])*POWER(0.5;([.$B28]-[.H$10]))" office:value-type="percentage" office:value="0.032684326171875" calcext:value-type="percentage">
            <text:p>3.27%</text:p>
          </table:table-cell>
          <table:table-cell table:formula="of:=FACT([.$B28])/(FACT([.I$10])*FACT([.$B28]-[.I$10]))*POWER(0.5;[.I$10])*POWER(0.5;([.$B28]-[.I$10]))" office:value-type="percentage" office:value="0.0708160400390625" calcext:value-type="percentage">
            <text:p>7.08%</text:p>
          </table:table-cell>
          <table:table-cell table:formula="of:=FACT([.$B28])/(FACT([.J$10])*FACT([.$B28]-[.J$10]))*POWER(0.5;[.J$10])*POWER(0.5;([.$B28]-[.J$10]))" office:value-type="percentage" office:value="0.12139892578125" calcext:value-type="percentage">
            <text:p>12.14%</text:p>
          </table:table-cell>
          <table:table-cell table:formula="of:=FACT([.$B28])/(FACT([.K$10])*FACT([.$B28]-[.K$10]))*POWER(0.5;[.K$10])*POWER(0.5;([.$B28]-[.K$10]))" office:value-type="percentage" office:value="0.166923522949219" calcext:value-type="percentage">
            <text:p>16.69%</text:p>
          </table:table-cell>
          <table:table-cell table:formula="of:=FACT([.$B28])/(FACT([.L$10])*FACT([.$B28]-[.L$10]))*POWER(0.5;[.L$10])*POWER(0.5;([.$B28]-[.L$10]))" office:value-type="percentage" office:value="0.185470581054688" calcext:value-type="percentage">
            <text:p>18.55%</text:p>
          </table:table-cell>
          <table:table-cell table:formula="of:=FACT([.$B28])/(FACT([.M$10])*FACT([.$B28]-[.M$10]))*POWER(0.5;[.M$10])*POWER(0.5;([.$B28]-[.M$10]))" office:value-type="percentage" office:value="0.166923522949219" calcext:value-type="percentage">
            <text:p>16.69%</text:p>
          </table:table-cell>
          <table:table-cell table:formula="of:=FACT([.$B28])/(FACT([.N$10])*FACT([.$B28]-[.N$10]))*POWER(0.5;[.N$10])*POWER(0.5;([.$B28]-[.N$10]))" office:value-type="percentage" office:value="0.12139892578125" calcext:value-type="percentage">
            <text:p>12.14%</text:p>
          </table:table-cell>
          <table:table-cell table:formula="of:=FACT([.$B28])/(FACT([.O$10])*FACT([.$B28]-[.O$10]))*POWER(0.5;[.O$10])*POWER(0.5;([.$B28]-[.O$10]))" office:value-type="percentage" office:value="0.0708160400390625" calcext:value-type="percentage">
            <text:p>7.08%</text:p>
          </table:table-cell>
          <table:table-cell table:formula="of:=FACT([.$B28])/(FACT([.P$10])*FACT([.$B28]-[.P$10]))*POWER(0.5;[.P$10])*POWER(0.5;([.$B28]-[.P$10]))" office:value-type="percentage" office:value="0.032684326171875" calcext:value-type="percentage">
            <text:p>3.27%</text:p>
          </table:table-cell>
          <table:table-cell table:formula="of:=FACT([.$B28])/(FACT([.Q$10])*FACT([.$B28]-[.Q$10]))*POWER(0.5;[.Q$10])*POWER(0.5;([.$B28]-[.Q$10]))" office:value-type="percentage" office:value="0.0116729736328125" calcext:value-type="percentage">
            <text:p>1.17%</text:p>
          </table:table-cell>
          <table:table-cell table:formula="of:=FACT([.$B28])/(FACT([.R$10])*FACT([.$B28]-[.R$10]))*POWER(0.5;[.R$10])*POWER(0.5;([.$B28]-[.R$10]))" office:value-type="percentage" office:value="0.00311279296875" calcext:value-type="percentage">
            <text:p>0.31%</text:p>
          </table:table-cell>
          <table:table-cell table:formula="of:=FACT([.$B28])/(FACT([.S$10])*FACT([.$B28]-[.S$10]))*POWER(0.5;[.S$10])*POWER(0.5;([.$B28]-[.S$10]))" office:value-type="percentage" office:value="0.000583648681640625" calcext:value-type="percentage">
            <text:p>0.06%</text:p>
          </table:table-cell>
          <table:table-cell table:formula="of:=FACT([.$B28])/(FACT([.T$10])*FACT([.$B28]-[.T$10]))*POWER(0.5;[.T$10])*POWER(0.5;([.$B28]-[.T$10]))" office:value-type="percentage" office:value="0.00006866455078125" calcext:value-type="percentage">
            <text:p>0.01%</text:p>
          </table:table-cell>
          <table:table-cell table:formula="of:=FACT([.$B28])/(FACT([.U$10])*FACT([.$B28]-[.U$10]))*POWER(0.5;[.U$10])*POWER(0.5;([.$B28]-[.U$10]))" office:value-type="percentage" office:value="0.000003814697265625" calcext:value-type="percentage">
            <text:p>0.00%</text:p>
          </table:table-cell>
          <table:table-cell table:number-columns-repeated="12"/>
        </table:table-row>
        <table:table-row table:style-name="ro1">
          <table:table-cell table:style-name="ce21" table:formula="of:=SUM([.C29:.AG29])" office:value-type="percentage" office:value="1" calcext:value-type="percentage">
            <text:p>100.00%</text:p>
          </table:table-cell>
          <table:table-cell table:formula="of:=[.B28]+1" office:value-type="float" office:value="19" calcext:value-type="float">
            <text:p>19</text:p>
          </table:table-cell>
          <table:table-cell table:formula="of:=FACT([.$B29])/(FACT([.C$10])*FACT([.$B29]-[.C$10]))*POWER(0.5;[.C$10])*POWER(0.5;([.$B29]-[.C$10]))" office:value-type="percentage" office:value="0.0000019073486328125" calcext:value-type="percentage">
            <text:p>0.00%</text:p>
          </table:table-cell>
          <table:table-cell table:style-name="ce3" table:formula="of:=FACT([.$B29])/(FACT([.D$10])*FACT([.$B29]-[.D$10]))*POWER(0.5;[.D$10])*POWER(0.5;([.$B29]-[.D$10]))" office:value-type="percentage" office:value="0.0000362396240234375" calcext:value-type="percentage">
            <text:p>0.00%</text:p>
          </table:table-cell>
          <table:table-cell table:style-name="ce3" table:formula="of:=FACT([.$B29])/(FACT([.E$10])*FACT([.$B29]-[.E$10]))*POWER(0.5;[.E$10])*POWER(0.5;([.$B29]-[.E$10]))" office:value-type="percentage" office:value="0.000326156616210937" calcext:value-type="percentage">
            <text:p>0.03%</text:p>
          </table:table-cell>
          <table:table-cell table:style-name="ce3" table:formula="of:=FACT([.$B29])/(FACT([.F$10])*FACT([.$B29]-[.F$10]))*POWER(0.5;[.F$10])*POWER(0.5;([.$B29]-[.F$10]))" office:value-type="percentage" office:value="0.00184822082519531" calcext:value-type="percentage">
            <text:p>0.18%</text:p>
          </table:table-cell>
          <table:table-cell table:style-name="ce3" table:formula="of:=FACT([.$B29])/(FACT([.G$10])*FACT([.$B29]-[.G$10]))*POWER(0.5;[.G$10])*POWER(0.5;([.$B29]-[.G$10]))" office:value-type="percentage" office:value="0.00739288330078125" calcext:value-type="percentage">
            <text:p>0.74%</text:p>
          </table:table-cell>
          <table:table-cell table:style-name="ce3" table:formula="of:=FACT([.$B29])/(FACT([.H$10])*FACT([.$B29]-[.H$10]))*POWER(0.5;[.H$10])*POWER(0.5;([.$B29]-[.H$10]))" office:value-type="percentage" office:value="0.0221786499023437" calcext:value-type="percentage">
            <text:p>2.22%</text:p>
          </table:table-cell>
          <table:table-cell table:formula="of:=FACT([.$B29])/(FACT([.I$10])*FACT([.$B29]-[.I$10]))*POWER(0.5;[.I$10])*POWER(0.5;([.$B29]-[.I$10]))" office:value-type="percentage" office:value="0.0517501831054688" calcext:value-type="percentage">
            <text:p>5.18%</text:p>
          </table:table-cell>
          <table:table-cell table:formula="of:=FACT([.$B29])/(FACT([.J$10])*FACT([.$B29]-[.J$10]))*POWER(0.5;[.J$10])*POWER(0.5;([.$B29]-[.J$10]))" office:value-type="percentage" office:value="0.0961074829101563" calcext:value-type="percentage">
            <text:p>9.61%</text:p>
          </table:table-cell>
          <table:table-cell table:formula="of:=FACT([.$B29])/(FACT([.K$10])*FACT([.$B29]-[.K$10]))*POWER(0.5;[.K$10])*POWER(0.5;([.$B29]-[.K$10]))" office:value-type="percentage" office:value="0.144161224365234" calcext:value-type="percentage">
            <text:p>14.42%</text:p>
          </table:table-cell>
          <table:table-cell table:formula="of:=FACT([.$B29])/(FACT([.L$10])*FACT([.$B29]-[.L$10]))*POWER(0.5;[.L$10])*POWER(0.5;([.$B29]-[.L$10]))" office:value-type="percentage" office:value="0.176197052001953" calcext:value-type="percentage">
            <text:p>17.62%</text:p>
          </table:table-cell>
          <table:table-cell table:formula="of:=FACT([.$B29])/(FACT([.M$10])*FACT([.$B29]-[.M$10]))*POWER(0.5;[.M$10])*POWER(0.5;([.$B29]-[.M$10]))" office:value-type="percentage" office:value="0.176197052001953" calcext:value-type="percentage">
            <text:p>17.62%</text:p>
          </table:table-cell>
          <table:table-cell table:formula="of:=FACT([.$B29])/(FACT([.N$10])*FACT([.$B29]-[.N$10]))*POWER(0.5;[.N$10])*POWER(0.5;([.$B29]-[.N$10]))" office:value-type="percentage" office:value="0.144161224365234" calcext:value-type="percentage">
            <text:p>14.42%</text:p>
          </table:table-cell>
          <table:table-cell table:formula="of:=FACT([.$B29])/(FACT([.O$10])*FACT([.$B29]-[.O$10]))*POWER(0.5;[.O$10])*POWER(0.5;([.$B29]-[.O$10]))" office:value-type="percentage" office:value="0.0961074829101563" calcext:value-type="percentage">
            <text:p>9.61%</text:p>
          </table:table-cell>
          <table:table-cell table:formula="of:=FACT([.$B29])/(FACT([.P$10])*FACT([.$B29]-[.P$10]))*POWER(0.5;[.P$10])*POWER(0.5;([.$B29]-[.P$10]))" office:value-type="percentage" office:value="0.0517501831054688" calcext:value-type="percentage">
            <text:p>5.18%</text:p>
          </table:table-cell>
          <table:table-cell table:formula="of:=FACT([.$B29])/(FACT([.Q$10])*FACT([.$B29]-[.Q$10]))*POWER(0.5;[.Q$10])*POWER(0.5;([.$B29]-[.Q$10]))" office:value-type="percentage" office:value="0.0221786499023437" calcext:value-type="percentage">
            <text:p>2.22%</text:p>
          </table:table-cell>
          <table:table-cell table:formula="of:=FACT([.$B29])/(FACT([.R$10])*FACT([.$B29]-[.R$10]))*POWER(0.5;[.R$10])*POWER(0.5;([.$B29]-[.R$10]))" office:value-type="percentage" office:value="0.00739288330078125" calcext:value-type="percentage">
            <text:p>0.74%</text:p>
          </table:table-cell>
          <table:table-cell table:formula="of:=FACT([.$B29])/(FACT([.S$10])*FACT([.$B29]-[.S$10]))*POWER(0.5;[.S$10])*POWER(0.5;([.$B29]-[.S$10]))" office:value-type="percentage" office:value="0.00184822082519531" calcext:value-type="percentage">
            <text:p>0.18%</text:p>
          </table:table-cell>
          <table:table-cell table:formula="of:=FACT([.$B29])/(FACT([.T$10])*FACT([.$B29]-[.T$10]))*POWER(0.5;[.T$10])*POWER(0.5;([.$B29]-[.T$10]))" office:value-type="percentage" office:value="0.000326156616210937" calcext:value-type="percentage">
            <text:p>0.03%</text:p>
          </table:table-cell>
          <table:table-cell table:formula="of:=FACT([.$B29])/(FACT([.U$10])*FACT([.$B29]-[.U$10]))*POWER(0.5;[.U$10])*POWER(0.5;([.$B29]-[.U$10]))" office:value-type="percentage" office:value="0.0000362396240234375" calcext:value-type="percentage">
            <text:p>0.00%</text:p>
          </table:table-cell>
          <table:table-cell table:formula="of:=FACT([.$B29])/(FACT([.V$10])*FACT([.$B29]-[.V$10]))*POWER(0.5;[.V$10])*POWER(0.5;([.$B29]-[.V$10]))" office:value-type="percentage" office:value="0.0000019073486328125" calcext:value-type="percentage">
            <text:p>0.00%</text:p>
          </table:table-cell>
          <table:table-cell table:number-columns-repeated="11"/>
        </table:table-row>
        <table:table-row table:style-name="ro1">
          <table:table-cell table:style-name="ce21" table:formula="of:=SUM([.C30:.AG30])" office:value-type="percentage" office:value="1" calcext:value-type="percentage">
            <text:p>100.00%</text:p>
          </table:table-cell>
          <table:table-cell table:formula="of:=[.B29]+1" office:value-type="float" office:value="20" calcext:value-type="float">
            <text:p>20</text:p>
          </table:table-cell>
          <table:table-cell table:formula="of:=FACT([.$B30])/(FACT([.C$10])*FACT([.$B30]-[.C$10]))*POWER(0.5;[.C$10])*POWER(0.5;([.$B30]-[.C$10]))" office:value-type="percentage" office:value="0.00000095367431640625" calcext:value-type="percentage">
            <text:p>0.00%</text:p>
          </table:table-cell>
          <table:table-cell table:style-name="ce3" table:formula="of:=FACT([.$B30])/(FACT([.D$10])*FACT([.$B30]-[.D$10]))*POWER(0.5;[.D$10])*POWER(0.5;([.$B30]-[.D$10]))" office:value-type="percentage" office:value="0.000019073486328125" calcext:value-type="percentage">
            <text:p>0.00%</text:p>
          </table:table-cell>
          <table:table-cell table:style-name="ce3" table:formula="of:=FACT([.$B30])/(FACT([.E$10])*FACT([.$B30]-[.E$10]))*POWER(0.5;[.E$10])*POWER(0.5;([.$B30]-[.E$10]))" office:value-type="percentage" office:value="0.000181198120117188" calcext:value-type="percentage">
            <text:p>0.02%</text:p>
          </table:table-cell>
          <table:table-cell table:style-name="ce3" table:formula="of:=FACT([.$B30])/(FACT([.F$10])*FACT([.$B30]-[.F$10]))*POWER(0.5;[.F$10])*POWER(0.5;([.$B30]-[.F$10]))" office:value-type="percentage" office:value="0.00108718872070313" calcext:value-type="percentage">
            <text:p>0.11%</text:p>
          </table:table-cell>
          <table:table-cell table:style-name="ce3" table:formula="of:=FACT([.$B30])/(FACT([.G$10])*FACT([.$B30]-[.G$10]))*POWER(0.5;[.G$10])*POWER(0.5;([.$B30]-[.G$10]))" office:value-type="percentage" office:value="0.00462055206298828" calcext:value-type="percentage">
            <text:p>0.46%</text:p>
          </table:table-cell>
          <table:table-cell table:style-name="ce3" table:formula="of:=FACT([.$B30])/(FACT([.H$10])*FACT([.$B30]-[.H$10]))*POWER(0.5;[.H$10])*POWER(0.5;([.$B30]-[.H$10]))" office:value-type="percentage" office:value="0.0147857666015625" calcext:value-type="percentage">
            <text:p>1.48%</text:p>
          </table:table-cell>
          <table:table-cell table:formula="of:=FACT([.$B30])/(FACT([.I$10])*FACT([.$B30]-[.I$10]))*POWER(0.5;[.I$10])*POWER(0.5;([.$B30]-[.I$10]))" office:value-type="percentage" office:value="0.0369644165039062" calcext:value-type="percentage">
            <text:p>3.70%</text:p>
          </table:table-cell>
          <table:table-cell table:formula="of:=FACT([.$B30])/(FACT([.J$10])*FACT([.$B30]-[.J$10]))*POWER(0.5;[.J$10])*POWER(0.5;([.$B30]-[.J$10]))" office:value-type="percentage" office:value="0.0739288330078125" calcext:value-type="percentage">
            <text:p>7.39%</text:p>
          </table:table-cell>
          <table:table-cell table:formula="of:=FACT([.$B30])/(FACT([.K$10])*FACT([.$B30]-[.K$10]))*POWER(0.5;[.K$10])*POWER(0.5;([.$B30]-[.K$10]))" office:value-type="percentage" office:value="0.120134353637695" calcext:value-type="percentage">
            <text:p>12.01%</text:p>
          </table:table-cell>
          <table:table-cell table:formula="of:=FACT([.$B30])/(FACT([.L$10])*FACT([.$B30]-[.L$10]))*POWER(0.5;[.L$10])*POWER(0.5;([.$B30]-[.L$10]))" office:value-type="percentage" office:value="0.160179138183594" calcext:value-type="percentage">
            <text:p>16.02%</text:p>
          </table:table-cell>
          <table:table-cell table:formula="of:=FACT([.$B30])/(FACT([.M$10])*FACT([.$B30]-[.M$10]))*POWER(0.5;[.M$10])*POWER(0.5;([.$B30]-[.M$10]))" office:value-type="percentage" office:value="0.176197052001953" calcext:value-type="percentage">
            <text:p>17.62%</text:p>
          </table:table-cell>
          <table:table-cell table:formula="of:=FACT([.$B30])/(FACT([.N$10])*FACT([.$B30]-[.N$10]))*POWER(0.5;[.N$10])*POWER(0.5;([.$B30]-[.N$10]))" office:value-type="percentage" office:value="0.160179138183594" calcext:value-type="percentage">
            <text:p>16.02%</text:p>
          </table:table-cell>
          <table:table-cell table:formula="of:=FACT([.$B30])/(FACT([.O$10])*FACT([.$B30]-[.O$10]))*POWER(0.5;[.O$10])*POWER(0.5;([.$B30]-[.O$10]))" office:value-type="percentage" office:value="0.120134353637695" calcext:value-type="percentage">
            <text:p>12.01%</text:p>
          </table:table-cell>
          <table:table-cell table:formula="of:=FACT([.$B30])/(FACT([.P$10])*FACT([.$B30]-[.P$10]))*POWER(0.5;[.P$10])*POWER(0.5;([.$B30]-[.P$10]))" office:value-type="percentage" office:value="0.0739288330078125" calcext:value-type="percentage">
            <text:p>7.39%</text:p>
          </table:table-cell>
          <table:table-cell table:formula="of:=FACT([.$B30])/(FACT([.Q$10])*FACT([.$B30]-[.Q$10]))*POWER(0.5;[.Q$10])*POWER(0.5;([.$B30]-[.Q$10]))" office:value-type="percentage" office:value="0.0369644165039062" calcext:value-type="percentage">
            <text:p>3.70%</text:p>
          </table:table-cell>
          <table:table-cell table:formula="of:=FACT([.$B30])/(FACT([.R$10])*FACT([.$B30]-[.R$10]))*POWER(0.5;[.R$10])*POWER(0.5;([.$B30]-[.R$10]))" office:value-type="percentage" office:value="0.0147857666015625" calcext:value-type="percentage">
            <text:p>1.48%</text:p>
          </table:table-cell>
          <table:table-cell table:formula="of:=FACT([.$B30])/(FACT([.S$10])*FACT([.$B30]-[.S$10]))*POWER(0.5;[.S$10])*POWER(0.5;([.$B30]-[.S$10]))" office:value-type="percentage" office:value="0.00462055206298828" calcext:value-type="percentage">
            <text:p>0.46%</text:p>
          </table:table-cell>
          <table:table-cell table:formula="of:=FACT([.$B30])/(FACT([.T$10])*FACT([.$B30]-[.T$10]))*POWER(0.5;[.T$10])*POWER(0.5;([.$B30]-[.T$10]))" office:value-type="percentage" office:value="0.00108718872070313" calcext:value-type="percentage">
            <text:p>0.11%</text:p>
          </table:table-cell>
          <table:table-cell table:formula="of:=FACT([.$B30])/(FACT([.U$10])*FACT([.$B30]-[.U$10]))*POWER(0.5;[.U$10])*POWER(0.5;([.$B30]-[.U$10]))" office:value-type="percentage" office:value="0.000181198120117188" calcext:value-type="percentage">
            <text:p>0.02%</text:p>
          </table:table-cell>
          <table:table-cell table:formula="of:=FACT([.$B30])/(FACT([.V$10])*FACT([.$B30]-[.V$10]))*POWER(0.5;[.V$10])*POWER(0.5;([.$B30]-[.V$10]))" office:value-type="percentage" office:value="0.000019073486328125" calcext:value-type="percentage">
            <text:p>0.00%</text:p>
          </table:table-cell>
          <table:table-cell table:formula="of:=FACT([.$B30])/(FACT([.W$10])*FACT([.$B30]-[.W$10]))*POWER(0.5;[.W$10])*POWER(0.5;([.$B30]-[.W$10]))" office:value-type="percentage" office:value="0.00000095367431640625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ce21" table:formula="of:=SUM([.C31:.AG31])" office:value-type="percentage" office:value="1" calcext:value-type="percentage">
            <text:p>100.00%</text:p>
          </table:table-cell>
          <table:table-cell table:formula="of:=[.B30]+1" office:value-type="float" office:value="21" calcext:value-type="float">
            <text:p>21</text:p>
          </table:table-cell>
          <table:table-cell table:formula="of:=FACT([.$B31])/(FACT([.C$10])*FACT([.$B31]-[.C$10]))*POWER(0.5;[.C$10])*POWER(0.5;([.$B31]-[.C$10]))" office:value-type="percentage" office:value="0.000000476837158203125" calcext:value-type="percentage">
            <text:p>0.00%</text:p>
          </table:table-cell>
          <table:table-cell table:style-name="ce3" table:formula="of:=FACT([.$B31])/(FACT([.D$10])*FACT([.$B31]-[.D$10]))*POWER(0.5;[.D$10])*POWER(0.5;([.$B31]-[.D$10]))" office:value-type="percentage" office:value="0.0000100135803222656" calcext:value-type="percentage">
            <text:p>0.00%</text:p>
          </table:table-cell>
          <table:table-cell table:style-name="ce3" table:formula="of:=FACT([.$B31])/(FACT([.E$10])*FACT([.$B31]-[.E$10]))*POWER(0.5;[.E$10])*POWER(0.5;([.$B31]-[.E$10]))" office:value-type="percentage" office:value="0.000100135803222656" calcext:value-type="percentage">
            <text:p>0.01%</text:p>
          </table:table-cell>
          <table:table-cell table:style-name="ce3" table:formula="of:=FACT([.$B31])/(FACT([.F$10])*FACT([.$B31]-[.F$10]))*POWER(0.5;[.F$10])*POWER(0.5;([.$B31]-[.F$10]))" office:value-type="percentage" office:value="0.000634193420410156" calcext:value-type="percentage">
            <text:p>0.06%</text:p>
          </table:table-cell>
          <table:table-cell table:style-name="ce3" table:formula="of:=FACT([.$B31])/(FACT([.G$10])*FACT([.$B31]-[.G$10]))*POWER(0.5;[.G$10])*POWER(0.5;([.$B31]-[.G$10]))" office:value-type="percentage" office:value="0.0028538703918457" calcext:value-type="percentage">
            <text:p>0.29%</text:p>
          </table:table-cell>
          <table:table-cell table:style-name="ce3" table:formula="of:=FACT([.$B31])/(FACT([.H$10])*FACT([.$B31]-[.H$10]))*POWER(0.5;[.H$10])*POWER(0.5;([.$B31]-[.H$10]))" office:value-type="percentage" office:value="0.00970315933227539" calcext:value-type="percentage">
            <text:p>0.97%</text:p>
          </table:table-cell>
          <table:table-cell table:formula="of:=FACT([.$B31])/(FACT([.I$10])*FACT([.$B31]-[.I$10]))*POWER(0.5;[.I$10])*POWER(0.5;([.$B31]-[.I$10]))" office:value-type="percentage" office:value="0.0258750915527344" calcext:value-type="percentage">
            <text:p>2.59%</text:p>
          </table:table-cell>
          <table:table-cell table:formula="of:=FACT([.$B31])/(FACT([.J$10])*FACT([.$B31]-[.J$10]))*POWER(0.5;[.J$10])*POWER(0.5;([.$B31]-[.J$10]))" office:value-type="percentage" office:value="0.0554466247558594" calcext:value-type="percentage">
            <text:p>5.54%</text:p>
          </table:table-cell>
          <table:table-cell table:formula="of:=FACT([.$B31])/(FACT([.K$10])*FACT([.$B31]-[.K$10]))*POWER(0.5;[.K$10])*POWER(0.5;([.$B31]-[.K$10]))" office:value-type="percentage" office:value="0.0970315933227539" calcext:value-type="percentage">
            <text:p>9.70%</text:p>
          </table:table-cell>
          <table:table-cell table:formula="of:=FACT([.$B31])/(FACT([.L$10])*FACT([.$B31]-[.L$10]))*POWER(0.5;[.L$10])*POWER(0.5;([.$B31]-[.L$10]))" office:value-type="percentage" office:value="0.140156745910645" calcext:value-type="percentage">
            <text:p>14.02%</text:p>
          </table:table-cell>
          <table:table-cell table:formula="of:=FACT([.$B31])/(FACT([.M$10])*FACT([.$B31]-[.M$10]))*POWER(0.5;[.M$10])*POWER(0.5;([.$B31]-[.M$10]))" office:value-type="percentage" office:value="0.168188095092773" calcext:value-type="percentage">
            <text:p>16.82%</text:p>
          </table:table-cell>
          <table:table-cell table:formula="of:=FACT([.$B31])/(FACT([.N$10])*FACT([.$B31]-[.N$10]))*POWER(0.5;[.N$10])*POWER(0.5;([.$B31]-[.N$10]))" office:value-type="percentage" office:value="0.168188095092773" calcext:value-type="percentage">
            <text:p>16.82%</text:p>
          </table:table-cell>
          <table:table-cell table:formula="of:=FACT([.$B31])/(FACT([.O$10])*FACT([.$B31]-[.O$10]))*POWER(0.5;[.O$10])*POWER(0.5;([.$B31]-[.O$10]))" office:value-type="percentage" office:value="0.140156745910645" calcext:value-type="percentage">
            <text:p>14.02%</text:p>
          </table:table-cell>
          <table:table-cell table:formula="of:=FACT([.$B31])/(FACT([.P$10])*FACT([.$B31]-[.P$10]))*POWER(0.5;[.P$10])*POWER(0.5;([.$B31]-[.P$10]))" office:value-type="percentage" office:value="0.0970315933227539" calcext:value-type="percentage">
            <text:p>9.70%</text:p>
          </table:table-cell>
          <table:table-cell table:formula="of:=FACT([.$B31])/(FACT([.Q$10])*FACT([.$B31]-[.Q$10]))*POWER(0.5;[.Q$10])*POWER(0.5;([.$B31]-[.Q$10]))" office:value-type="percentage" office:value="0.0554466247558594" calcext:value-type="percentage">
            <text:p>5.54%</text:p>
          </table:table-cell>
          <table:table-cell table:formula="of:=FACT([.$B31])/(FACT([.R$10])*FACT([.$B31]-[.R$10]))*POWER(0.5;[.R$10])*POWER(0.5;([.$B31]-[.R$10]))" office:value-type="percentage" office:value="0.0258750915527344" calcext:value-type="percentage">
            <text:p>2.59%</text:p>
          </table:table-cell>
          <table:table-cell table:formula="of:=FACT([.$B31])/(FACT([.S$10])*FACT([.$B31]-[.S$10]))*POWER(0.5;[.S$10])*POWER(0.5;([.$B31]-[.S$10]))" office:value-type="percentage" office:value="0.00970315933227539" calcext:value-type="percentage">
            <text:p>0.97%</text:p>
          </table:table-cell>
          <table:table-cell table:formula="of:=FACT([.$B31])/(FACT([.T$10])*FACT([.$B31]-[.T$10]))*POWER(0.5;[.T$10])*POWER(0.5;([.$B31]-[.T$10]))" office:value-type="percentage" office:value="0.0028538703918457" calcext:value-type="percentage">
            <text:p>0.29%</text:p>
          </table:table-cell>
          <table:table-cell table:formula="of:=FACT([.$B31])/(FACT([.U$10])*FACT([.$B31]-[.U$10]))*POWER(0.5;[.U$10])*POWER(0.5;([.$B31]-[.U$10]))" office:value-type="percentage" office:value="0.000634193420410156" calcext:value-type="percentage">
            <text:p>0.06%</text:p>
          </table:table-cell>
          <table:table-cell table:formula="of:=FACT([.$B31])/(FACT([.V$10])*FACT([.$B31]-[.V$10]))*POWER(0.5;[.V$10])*POWER(0.5;([.$B31]-[.V$10]))" office:value-type="percentage" office:value="0.000100135803222656" calcext:value-type="percentage">
            <text:p>0.01%</text:p>
          </table:table-cell>
          <table:table-cell table:formula="of:=FACT([.$B31])/(FACT([.W$10])*FACT([.$B31]-[.W$10]))*POWER(0.5;[.W$10])*POWER(0.5;([.$B31]-[.W$10]))" office:value-type="percentage" office:value="0.0000100135803222656" calcext:value-type="percentage">
            <text:p>0.00%</text:p>
          </table:table-cell>
          <table:table-cell table:formula="of:=FACT([.$B31])/(FACT([.X$10])*FACT([.$B31]-[.X$10]))*POWER(0.5;[.X$10])*POWER(0.5;([.$B31]-[.X$10]))" office:value-type="percentage" office:value="0.000000476837158203125" calcext:value-type="percentage">
            <text:p>0.00%</text:p>
          </table:table-cell>
          <table:table-cell table:number-columns-repeated="9"/>
        </table:table-row>
        <table:table-row table:style-name="ro1">
          <table:table-cell table:style-name="ce21" table:formula="of:=SUM([.C32:.AG32])" office:value-type="percentage" office:value="1" calcext:value-type="percentage">
            <text:p>100.00%</text:p>
          </table:table-cell>
          <table:table-cell table:formula="of:=[.B31]+1" office:value-type="float" office:value="22" calcext:value-type="float">
            <text:p>22</text:p>
          </table:table-cell>
          <table:table-cell table:formula="of:=FACT([.$B32])/(FACT([.C$10])*FACT([.$B32]-[.C$10]))*POWER(0.5;[.C$10])*POWER(0.5;([.$B32]-[.C$10]))" office:value-type="percentage" office:value="0.000000238418579101562" calcext:value-type="percentage">
            <text:p>0.00%</text:p>
          </table:table-cell>
          <table:table-cell table:style-name="ce3" table:formula="of:=FACT([.$B32])/(FACT([.D$10])*FACT([.$B32]-[.D$10]))*POWER(0.5;[.D$10])*POWER(0.5;([.$B32]-[.D$10]))" office:value-type="percentage" office:value="0.00000524520874023438" calcext:value-type="percentage">
            <text:p>0.00%</text:p>
          </table:table-cell>
          <table:table-cell table:style-name="ce3" table:formula="of:=FACT([.$B32])/(FACT([.E$10])*FACT([.$B32]-[.E$10]))*POWER(0.5;[.E$10])*POWER(0.5;([.$B32]-[.E$10]))" office:value-type="percentage" office:value="0.0000550746917724609" calcext:value-type="percentage">
            <text:p>0.01%</text:p>
          </table:table-cell>
          <table:table-cell table:style-name="ce3" table:formula="of:=FACT([.$B32])/(FACT([.F$10])*FACT([.$B32]-[.F$10]))*POWER(0.5;[.F$10])*POWER(0.5;([.$B32]-[.F$10]))" office:value-type="percentage" office:value="0.000367164611816406" calcext:value-type="percentage">
            <text:p>0.04%</text:p>
          </table:table-cell>
          <table:table-cell table:style-name="ce3" table:formula="of:=FACT([.$B32])/(FACT([.G$10])*FACT([.$B32]-[.G$10]))*POWER(0.5;[.G$10])*POWER(0.5;([.$B32]-[.G$10]))" office:value-type="percentage" office:value="0.00174403190612793" calcext:value-type="percentage">
            <text:p>0.17%</text:p>
          </table:table-cell>
          <table:table-cell table:style-name="ce3" table:formula="of:=FACT([.$B32])/(FACT([.H$10])*FACT([.$B32]-[.H$10]))*POWER(0.5;[.H$10])*POWER(0.5;([.$B32]-[.H$10]))" office:value-type="percentage" office:value="0.00627851486206055" calcext:value-type="percentage">
            <text:p>0.63%</text:p>
          </table:table-cell>
          <table:table-cell table:formula="of:=FACT([.$B32])/(FACT([.I$10])*FACT([.$B32]-[.I$10]))*POWER(0.5;[.I$10])*POWER(0.5;([.$B32]-[.I$10]))" office:value-type="percentage" office:value="0.0177891254425049" calcext:value-type="percentage">
            <text:p>1.78%</text:p>
          </table:table-cell>
          <table:table-cell table:formula="of:=FACT([.$B32])/(FACT([.J$10])*FACT([.$B32]-[.J$10]))*POWER(0.5;[.J$10])*POWER(0.5;([.$B32]-[.J$10]))" office:value-type="percentage" office:value="0.0406608581542969" calcext:value-type="percentage">
            <text:p>4.07%</text:p>
          </table:table-cell>
          <table:table-cell table:formula="of:=FACT([.$B32])/(FACT([.K$10])*FACT([.$B32]-[.K$10]))*POWER(0.5;[.K$10])*POWER(0.5;([.$B32]-[.K$10]))" office:value-type="percentage" office:value="0.0762391090393066" calcext:value-type="percentage">
            <text:p>7.62%</text:p>
          </table:table-cell>
          <table:table-cell table:formula="of:=FACT([.$B32])/(FACT([.L$10])*FACT([.$B32]-[.L$10]))*POWER(0.5;[.L$10])*POWER(0.5;([.$B32]-[.L$10]))" office:value-type="percentage" office:value="0.118594169616699" calcext:value-type="percentage">
            <text:p>11.86%</text:p>
          </table:table-cell>
          <table:table-cell table:formula="of:=FACT([.$B32])/(FACT([.M$10])*FACT([.$B32]-[.M$10]))*POWER(0.5;[.M$10])*POWER(0.5;([.$B32]-[.M$10]))" office:value-type="percentage" office:value="0.154172420501709" calcext:value-type="percentage">
            <text:p>15.42%</text:p>
          </table:table-cell>
          <table:table-cell table:formula="of:=FACT([.$B32])/(FACT([.N$10])*FACT([.$B32]-[.N$10]))*POWER(0.5;[.N$10])*POWER(0.5;([.$B32]-[.N$10]))" office:value-type="percentage" office:value="0.168188095092773" calcext:value-type="percentage">
            <text:p>16.82%</text:p>
          </table:table-cell>
          <table:table-cell table:formula="of:=FACT([.$B32])/(FACT([.O$10])*FACT([.$B32]-[.O$10]))*POWER(0.5;[.O$10])*POWER(0.5;([.$B32]-[.O$10]))" office:value-type="percentage" office:value="0.154172420501709" calcext:value-type="percentage">
            <text:p>15.42%</text:p>
          </table:table-cell>
          <table:table-cell table:formula="of:=FACT([.$B32])/(FACT([.P$10])*FACT([.$B32]-[.P$10]))*POWER(0.5;[.P$10])*POWER(0.5;([.$B32]-[.P$10]))" office:value-type="percentage" office:value="0.118594169616699" calcext:value-type="percentage">
            <text:p>11.86%</text:p>
          </table:table-cell>
          <table:table-cell table:formula="of:=FACT([.$B32])/(FACT([.Q$10])*FACT([.$B32]-[.Q$10]))*POWER(0.5;[.Q$10])*POWER(0.5;([.$B32]-[.Q$10]))" office:value-type="percentage" office:value="0.0762391090393066" calcext:value-type="percentage">
            <text:p>7.62%</text:p>
          </table:table-cell>
          <table:table-cell table:formula="of:=FACT([.$B32])/(FACT([.R$10])*FACT([.$B32]-[.R$10]))*POWER(0.5;[.R$10])*POWER(0.5;([.$B32]-[.R$10]))" office:value-type="percentage" office:value="0.0406608581542969" calcext:value-type="percentage">
            <text:p>4.07%</text:p>
          </table:table-cell>
          <table:table-cell table:formula="of:=FACT([.$B32])/(FACT([.S$10])*FACT([.$B32]-[.S$10]))*POWER(0.5;[.S$10])*POWER(0.5;([.$B32]-[.S$10]))" office:value-type="percentage" office:value="0.0177891254425049" calcext:value-type="percentage">
            <text:p>1.78%</text:p>
          </table:table-cell>
          <table:table-cell table:formula="of:=FACT([.$B32])/(FACT([.T$10])*FACT([.$B32]-[.T$10]))*POWER(0.5;[.T$10])*POWER(0.5;([.$B32]-[.T$10]))" office:value-type="percentage" office:value="0.00627851486206055" calcext:value-type="percentage">
            <text:p>0.63%</text:p>
          </table:table-cell>
          <table:table-cell table:formula="of:=FACT([.$B32])/(FACT([.U$10])*FACT([.$B32]-[.U$10]))*POWER(0.5;[.U$10])*POWER(0.5;([.$B32]-[.U$10]))" office:value-type="percentage" office:value="0.00174403190612793" calcext:value-type="percentage">
            <text:p>0.17%</text:p>
          </table:table-cell>
          <table:table-cell table:formula="of:=FACT([.$B32])/(FACT([.V$10])*FACT([.$B32]-[.V$10]))*POWER(0.5;[.V$10])*POWER(0.5;([.$B32]-[.V$10]))" office:value-type="percentage" office:value="0.000367164611816406" calcext:value-type="percentage">
            <text:p>0.04%</text:p>
          </table:table-cell>
          <table:table-cell table:formula="of:=FACT([.$B32])/(FACT([.W$10])*FACT([.$B32]-[.W$10]))*POWER(0.5;[.W$10])*POWER(0.5;([.$B32]-[.W$10]))" office:value-type="percentage" office:value="0.0000550746917724609" calcext:value-type="percentage">
            <text:p>0.01%</text:p>
          </table:table-cell>
          <table:table-cell table:formula="of:=FACT([.$B32])/(FACT([.X$10])*FACT([.$B32]-[.X$10]))*POWER(0.5;[.X$10])*POWER(0.5;([.$B32]-[.X$10]))" office:value-type="percentage" office:value="0.00000524520874023438" calcext:value-type="percentage">
            <text:p>0.00%</text:p>
          </table:table-cell>
          <table:table-cell table:formula="of:=FACT([.$B32])/(FACT([.Y$10])*FACT([.$B32]-[.Y$10]))*POWER(0.5;[.Y$10])*POWER(0.5;([.$B32]-[.Y$10]))" office:value-type="percentage" office:value="0.000000238418579101562" calcext:value-type="percentage">
            <text:p>0.00%</text:p>
          </table:table-cell>
          <table:table-cell table:number-columns-repeated="8"/>
        </table:table-row>
        <table:table-row table:style-name="ro1">
          <table:table-cell table:style-name="ce21" table:formula="of:=SUM([.C33:.AG33])" office:value-type="percentage" office:value="1" calcext:value-type="percentage">
            <text:p>100.00%</text:p>
          </table:table-cell>
          <table:table-cell table:formula="of:=[.B32]+1" office:value-type="float" office:value="23" calcext:value-type="float">
            <text:p>23</text:p>
          </table:table-cell>
          <table:table-cell table:formula="of:=FACT([.$B33])/(FACT([.C$10])*FACT([.$B33]-[.C$10]))*POWER(0.5;[.C$10])*POWER(0.5;([.$B33]-[.C$10]))" office:value-type="percentage" office:value="0.000000119209289550781" calcext:value-type="percentage">
            <text:p>0.00%</text:p>
          </table:table-cell>
          <table:table-cell table:style-name="ce3" table:formula="of:=FACT([.$B33])/(FACT([.D$10])*FACT([.$B33]-[.D$10]))*POWER(0.5;[.D$10])*POWER(0.5;([.$B33]-[.D$10]))" office:value-type="percentage" office:value="0.00000274181365966797" calcext:value-type="percentage">
            <text:p>0.00%</text:p>
          </table:table-cell>
          <table:table-cell table:style-name="ce3" table:formula="of:=FACT([.$B33])/(FACT([.E$10])*FACT([.$B33]-[.E$10]))*POWER(0.5;[.E$10])*POWER(0.5;([.$B33]-[.E$10]))" office:value-type="percentage" office:value="0.0000301599502563477" calcext:value-type="percentage">
            <text:p>0.00%</text:p>
          </table:table-cell>
          <table:table-cell table:style-name="ce3" table:formula="of:=FACT([.$B33])/(FACT([.F$10])*FACT([.$B33]-[.F$10]))*POWER(0.5;[.F$10])*POWER(0.5;([.$B33]-[.F$10]))" office:value-type="percentage" office:value="0.000211119651794434" calcext:value-type="percentage">
            <text:p>0.02%</text:p>
          </table:table-cell>
          <table:table-cell table:style-name="ce3" table:formula="of:=FACT([.$B33])/(FACT([.G$10])*FACT([.$B33]-[.G$10]))*POWER(0.5;[.G$10])*POWER(0.5;([.$B33]-[.G$10]))" office:value-type="percentage" office:value="0.00105559825897217" calcext:value-type="percentage">
            <text:p>0.11%</text:p>
          </table:table-cell>
          <table:table-cell table:style-name="ce3" table:formula="of:=FACT([.$B33])/(FACT([.H$10])*FACT([.$B33]-[.H$10]))*POWER(0.5;[.H$10])*POWER(0.5;([.$B33]-[.H$10]))" office:value-type="percentage" office:value="0.00401127338409424" calcext:value-type="percentage">
            <text:p>0.40%</text:p>
          </table:table-cell>
          <table:table-cell table:formula="of:=FACT([.$B33])/(FACT([.I$10])*FACT([.$B33]-[.I$10]))*POWER(0.5;[.I$10])*POWER(0.5;([.$B33]-[.I$10]))" office:value-type="percentage" office:value="0.0120338201522827" calcext:value-type="percentage">
            <text:p>1.20%</text:p>
          </table:table-cell>
          <table:table-cell table:formula="of:=FACT([.$B33])/(FACT([.J$10])*FACT([.$B33]-[.J$10]))*POWER(0.5;[.J$10])*POWER(0.5;([.$B33]-[.J$10]))" office:value-type="percentage" office:value="0.0292249917984009" calcext:value-type="percentage">
            <text:p>2.92%</text:p>
          </table:table-cell>
          <table:table-cell table:formula="of:=FACT([.$B33])/(FACT([.K$10])*FACT([.$B33]-[.K$10]))*POWER(0.5;[.K$10])*POWER(0.5;([.$B33]-[.K$10]))" office:value-type="percentage" office:value="0.0584499835968018" calcext:value-type="percentage">
            <text:p>5.84%</text:p>
          </table:table-cell>
          <table:table-cell table:formula="of:=FACT([.$B33])/(FACT([.L$10])*FACT([.$B33]-[.L$10]))*POWER(0.5;[.L$10])*POWER(0.5;([.$B33]-[.L$10]))" office:value-type="percentage" office:value="0.0974166393280029" calcext:value-type="percentage">
            <text:p>9.74%</text:p>
          </table:table-cell>
          <table:table-cell table:formula="of:=FACT([.$B33])/(FACT([.M$10])*FACT([.$B33]-[.M$10]))*POWER(0.5;[.M$10])*POWER(0.5;([.$B33]-[.M$10]))" office:value-type="percentage" office:value="0.136383295059204" calcext:value-type="percentage">
            <text:p>13.64%</text:p>
          </table:table-cell>
          <table:table-cell table:formula="of:=FACT([.$B33])/(FACT([.N$10])*FACT([.$B33]-[.N$10]))*POWER(0.5;[.N$10])*POWER(0.5;([.$B33]-[.N$10]))" office:value-type="percentage" office:value="0.161180257797241" calcext:value-type="percentage">
            <text:p>16.12%</text:p>
          </table:table-cell>
          <table:table-cell table:formula="of:=FACT([.$B33])/(FACT([.O$10])*FACT([.$B33]-[.O$10]))*POWER(0.5;[.O$10])*POWER(0.5;([.$B33]-[.O$10]))" office:value-type="percentage" office:value="0.161180257797241" calcext:value-type="percentage">
            <text:p>16.12%</text:p>
          </table:table-cell>
          <table:table-cell table:formula="of:=FACT([.$B33])/(FACT([.P$10])*FACT([.$B33]-[.P$10]))*POWER(0.5;[.P$10])*POWER(0.5;([.$B33]-[.P$10]))" office:value-type="percentage" office:value="0.136383295059204" calcext:value-type="percentage">
            <text:p>13.64%</text:p>
          </table:table-cell>
          <table:table-cell table:formula="of:=FACT([.$B33])/(FACT([.Q$10])*FACT([.$B33]-[.Q$10]))*POWER(0.5;[.Q$10])*POWER(0.5;([.$B33]-[.Q$10]))" office:value-type="percentage" office:value="0.0974166393280029" calcext:value-type="percentage">
            <text:p>9.74%</text:p>
          </table:table-cell>
          <table:table-cell table:formula="of:=FACT([.$B33])/(FACT([.R$10])*FACT([.$B33]-[.R$10]))*POWER(0.5;[.R$10])*POWER(0.5;([.$B33]-[.R$10]))" office:value-type="percentage" office:value="0.0584499835968018" calcext:value-type="percentage">
            <text:p>5.84%</text:p>
          </table:table-cell>
          <table:table-cell table:formula="of:=FACT([.$B33])/(FACT([.S$10])*FACT([.$B33]-[.S$10]))*POWER(0.5;[.S$10])*POWER(0.5;([.$B33]-[.S$10]))" office:value-type="percentage" office:value="0.0292249917984009" calcext:value-type="percentage">
            <text:p>2.92%</text:p>
          </table:table-cell>
          <table:table-cell table:formula="of:=FACT([.$B33])/(FACT([.T$10])*FACT([.$B33]-[.T$10]))*POWER(0.5;[.T$10])*POWER(0.5;([.$B33]-[.T$10]))" office:value-type="percentage" office:value="0.0120338201522827" calcext:value-type="percentage">
            <text:p>1.20%</text:p>
          </table:table-cell>
          <table:table-cell table:formula="of:=FACT([.$B33])/(FACT([.U$10])*FACT([.$B33]-[.U$10]))*POWER(0.5;[.U$10])*POWER(0.5;([.$B33]-[.U$10]))" office:value-type="percentage" office:value="0.00401127338409424" calcext:value-type="percentage">
            <text:p>0.40%</text:p>
          </table:table-cell>
          <table:table-cell table:formula="of:=FACT([.$B33])/(FACT([.V$10])*FACT([.$B33]-[.V$10]))*POWER(0.5;[.V$10])*POWER(0.5;([.$B33]-[.V$10]))" office:value-type="percentage" office:value="0.00105559825897217" calcext:value-type="percentage">
            <text:p>0.11%</text:p>
          </table:table-cell>
          <table:table-cell table:formula="of:=FACT([.$B33])/(FACT([.W$10])*FACT([.$B33]-[.W$10]))*POWER(0.5;[.W$10])*POWER(0.5;([.$B33]-[.W$10]))" office:value-type="percentage" office:value="0.000211119651794434" calcext:value-type="percentage">
            <text:p>0.02%</text:p>
          </table:table-cell>
          <table:table-cell table:formula="of:=FACT([.$B33])/(FACT([.X$10])*FACT([.$B33]-[.X$10]))*POWER(0.5;[.X$10])*POWER(0.5;([.$B33]-[.X$10]))" office:value-type="percentage" office:value="0.0000301599502563477" calcext:value-type="percentage">
            <text:p>0.00%</text:p>
          </table:table-cell>
          <table:table-cell table:formula="of:=FACT([.$B33])/(FACT([.Y$10])*FACT([.$B33]-[.Y$10]))*POWER(0.5;[.Y$10])*POWER(0.5;([.$B33]-[.Y$10]))" office:value-type="percentage" office:value="0.00000274181365966797" calcext:value-type="percentage">
            <text:p>0.00%</text:p>
          </table:table-cell>
          <table:table-cell table:formula="of:=FACT([.$B33])/(FACT([.Z$10])*FACT([.$B33]-[.Z$10]))*POWER(0.5;[.Z$10])*POWER(0.5;([.$B33]-[.Z$10]))" office:value-type="percentage" office:value="0.000000119209289550781" calcext:value-type="percentage">
            <text:p>0.00%</text:p>
          </table:table-cell>
          <table:table-cell table:number-columns-repeated="7"/>
        </table:table-row>
        <table:table-row table:style-name="ro1">
          <table:table-cell table:style-name="ce21" table:formula="of:=SUM([.C34:.AG34])" office:value-type="percentage" office:value="1" calcext:value-type="percentage">
            <text:p>100.00%</text:p>
          </table:table-cell>
          <table:table-cell table:formula="of:=[.B33]+1" office:value-type="float" office:value="24" calcext:value-type="float">
            <text:p>24</text:p>
          </table:table-cell>
          <table:table-cell table:formula="of:=FACT([.$B34])/(FACT([.C$10])*FACT([.$B34]-[.C$10]))*POWER(0.5;[.C$10])*POWER(0.5;([.$B34]-[.C$10]))" office:value-type="percentage" office:value="0.0000000596046447753906" calcext:value-type="percentage">
            <text:p>0.00%</text:p>
          </table:table-cell>
          <table:table-cell table:style-name="ce3" table:formula="of:=FACT([.$B34])/(FACT([.D$10])*FACT([.$B34]-[.D$10]))*POWER(0.5;[.D$10])*POWER(0.5;([.$B34]-[.D$10]))" office:value-type="percentage" office:value="0.00000143051147460937" calcext:value-type="percentage">
            <text:p>0.00%</text:p>
          </table:table-cell>
          <table:table-cell table:style-name="ce3" table:formula="of:=FACT([.$B34])/(FACT([.E$10])*FACT([.$B34]-[.E$10]))*POWER(0.5;[.E$10])*POWER(0.5;([.$B34]-[.E$10]))" office:value-type="percentage" office:value="0.0000164508819580078" calcext:value-type="percentage">
            <text:p>0.00%</text:p>
          </table:table-cell>
          <table:table-cell table:style-name="ce3" table:formula="of:=FACT([.$B34])/(FACT([.F$10])*FACT([.$B34]-[.F$10]))*POWER(0.5;[.F$10])*POWER(0.5;([.$B34]-[.F$10]))" office:value-type="percentage" office:value="0.000120639801025391" calcext:value-type="percentage">
            <text:p>0.01%</text:p>
          </table:table-cell>
          <table:table-cell table:style-name="ce3" table:formula="of:=FACT([.$B34])/(FACT([.G$10])*FACT([.$B34]-[.G$10]))*POWER(0.5;[.G$10])*POWER(0.5;([.$B34]-[.G$10]))" office:value-type="percentage" office:value="0.000633358955383301" calcext:value-type="percentage">
            <text:p>0.06%</text:p>
          </table:table-cell>
          <table:table-cell table:style-name="ce3" table:formula="of:=FACT([.$B34])/(FACT([.H$10])*FACT([.$B34]-[.H$10]))*POWER(0.5;[.H$10])*POWER(0.5;([.$B34]-[.H$10]))" office:value-type="percentage" office:value="0.0025334358215332" calcext:value-type="percentage">
            <text:p>0.25%</text:p>
          </table:table-cell>
          <table:table-cell table:formula="of:=FACT([.$B34])/(FACT([.I$10])*FACT([.$B34]-[.I$10]))*POWER(0.5;[.I$10])*POWER(0.5;([.$B34]-[.I$10]))" office:value-type="percentage" office:value="0.00802254676818848" calcext:value-type="percentage">
            <text:p>0.80%</text:p>
          </table:table-cell>
          <table:table-cell table:formula="of:=FACT([.$B34])/(FACT([.J$10])*FACT([.$B34]-[.J$10]))*POWER(0.5;[.J$10])*POWER(0.5;([.$B34]-[.J$10]))" office:value-type="percentage" office:value="0.0206294059753418" calcext:value-type="percentage">
            <text:p>2.06%</text:p>
          </table:table-cell>
          <table:table-cell table:formula="of:=FACT([.$B34])/(FACT([.K$10])*FACT([.$B34]-[.K$10]))*POWER(0.5;[.K$10])*POWER(0.5;([.$B34]-[.K$10]))" office:value-type="percentage" office:value="0.0438374876976013" calcext:value-type="percentage">
            <text:p>4.38%</text:p>
          </table:table-cell>
          <table:table-cell table:formula="of:=FACT([.$B34])/(FACT([.L$10])*FACT([.$B34]-[.L$10]))*POWER(0.5;[.L$10])*POWER(0.5;([.$B34]-[.L$10]))" office:value-type="percentage" office:value="0.0779333114624023" calcext:value-type="percentage">
            <text:p>7.79%</text:p>
          </table:table-cell>
          <table:table-cell table:formula="of:=FACT([.$B34])/(FACT([.M$10])*FACT([.$B34]-[.M$10]))*POWER(0.5;[.M$10])*POWER(0.5;([.$B34]-[.M$10]))" office:value-type="percentage" office:value="0.116899967193604" calcext:value-type="percentage">
            <text:p>11.69%</text:p>
          </table:table-cell>
          <table:table-cell table:formula="of:=FACT([.$B34])/(FACT([.N$10])*FACT([.$B34]-[.N$10]))*POWER(0.5;[.N$10])*POWER(0.5;([.$B34]-[.N$10]))" office:value-type="percentage" office:value="0.148781776428223" calcext:value-type="percentage">
            <text:p>14.88%</text:p>
          </table:table-cell>
          <table:table-cell table:formula="of:=FACT([.$B34])/(FACT([.O$10])*FACT([.$B34]-[.O$10]))*POWER(0.5;[.O$10])*POWER(0.5;([.$B34]-[.O$10]))" office:value-type="percentage" office:value="0.161180257797241" calcext:value-type="percentage">
            <text:p>16.12%</text:p>
          </table:table-cell>
          <table:table-cell table:formula="of:=FACT([.$B34])/(FACT([.P$10])*FACT([.$B34]-[.P$10]))*POWER(0.5;[.P$10])*POWER(0.5;([.$B34]-[.P$10]))" office:value-type="percentage" office:value="0.148781776428223" calcext:value-type="percentage">
            <text:p>14.88%</text:p>
          </table:table-cell>
          <table:table-cell table:formula="of:=FACT([.$B34])/(FACT([.Q$10])*FACT([.$B34]-[.Q$10]))*POWER(0.5;[.Q$10])*POWER(0.5;([.$B34]-[.Q$10]))" office:value-type="percentage" office:value="0.116899967193604" calcext:value-type="percentage">
            <text:p>11.69%</text:p>
          </table:table-cell>
          <table:table-cell table:formula="of:=FACT([.$B34])/(FACT([.R$10])*FACT([.$B34]-[.R$10]))*POWER(0.5;[.R$10])*POWER(0.5;([.$B34]-[.R$10]))" office:value-type="percentage" office:value="0.0779333114624023" calcext:value-type="percentage">
            <text:p>7.79%</text:p>
          </table:table-cell>
          <table:table-cell table:formula="of:=FACT([.$B34])/(FACT([.S$10])*FACT([.$B34]-[.S$10]))*POWER(0.5;[.S$10])*POWER(0.5;([.$B34]-[.S$10]))" office:value-type="percentage" office:value="0.0438374876976013" calcext:value-type="percentage">
            <text:p>4.38%</text:p>
          </table:table-cell>
          <table:table-cell table:formula="of:=FACT([.$B34])/(FACT([.T$10])*FACT([.$B34]-[.T$10]))*POWER(0.5;[.T$10])*POWER(0.5;([.$B34]-[.T$10]))" office:value-type="percentage" office:value="0.0206294059753418" calcext:value-type="percentage">
            <text:p>2.06%</text:p>
          </table:table-cell>
          <table:table-cell table:formula="of:=FACT([.$B34])/(FACT([.U$10])*FACT([.$B34]-[.U$10]))*POWER(0.5;[.U$10])*POWER(0.5;([.$B34]-[.U$10]))" office:value-type="percentage" office:value="0.00802254676818848" calcext:value-type="percentage">
            <text:p>0.80%</text:p>
          </table:table-cell>
          <table:table-cell table:formula="of:=FACT([.$B34])/(FACT([.V$10])*FACT([.$B34]-[.V$10]))*POWER(0.5;[.V$10])*POWER(0.5;([.$B34]-[.V$10]))" office:value-type="percentage" office:value="0.0025334358215332" calcext:value-type="percentage">
            <text:p>0.25%</text:p>
          </table:table-cell>
          <table:table-cell table:formula="of:=FACT([.$B34])/(FACT([.W$10])*FACT([.$B34]-[.W$10]))*POWER(0.5;[.W$10])*POWER(0.5;([.$B34]-[.W$10]))" office:value-type="percentage" office:value="0.000633358955383301" calcext:value-type="percentage">
            <text:p>0.06%</text:p>
          </table:table-cell>
          <table:table-cell table:formula="of:=FACT([.$B34])/(FACT([.X$10])*FACT([.$B34]-[.X$10]))*POWER(0.5;[.X$10])*POWER(0.5;([.$B34]-[.X$10]))" office:value-type="percentage" office:value="0.000120639801025391" calcext:value-type="percentage">
            <text:p>0.01%</text:p>
          </table:table-cell>
          <table:table-cell table:formula="of:=FACT([.$B34])/(FACT([.Y$10])*FACT([.$B34]-[.Y$10]))*POWER(0.5;[.Y$10])*POWER(0.5;([.$B34]-[.Y$10]))" office:value-type="percentage" office:value="0.0000164508819580078" calcext:value-type="percentage">
            <text:p>0.00%</text:p>
          </table:table-cell>
          <table:table-cell table:formula="of:=FACT([.$B34])/(FACT([.Z$10])*FACT([.$B34]-[.Z$10]))*POWER(0.5;[.Z$10])*POWER(0.5;([.$B34]-[.Z$10]))" office:value-type="percentage" office:value="0.00000143051147460937" calcext:value-type="percentage">
            <text:p>0.00%</text:p>
          </table:table-cell>
          <table:table-cell table:formula="of:=FACT([.$B34])/(FACT([.AA$10])*FACT([.$B34]-[.AA$10]))*POWER(0.5;[.AA$10])*POWER(0.5;([.$B34]-[.AA$10]))" office:value-type="percentage" office:value="0.0000000596046447753906" calcext:value-type="percentage">
            <text:p>0.00%</text:p>
          </table:table-cell>
          <table:table-cell table:number-columns-repeated="6"/>
        </table:table-row>
        <table:table-row table:style-name="ro1">
          <table:table-cell table:style-name="ce21" table:formula="of:=SUM([.C35:.AG35])" office:value-type="percentage" office:value="1" calcext:value-type="percentage">
            <text:p>100.00%</text:p>
          </table:table-cell>
          <table:table-cell table:formula="of:=[.B34]+1" office:value-type="float" office:value="25" calcext:value-type="float">
            <text:p>25</text:p>
          </table:table-cell>
          <table:table-cell table:formula="of:=FACT([.$B35])/(FACT([.C$10])*FACT([.$B35]-[.C$10]))*POWER(0.5;[.C$10])*POWER(0.5;([.$B35]-[.C$10]))" office:value-type="percentage" office:value="0.0000000298023223876953" calcext:value-type="percentage">
            <text:p>0.00%</text:p>
          </table:table-cell>
          <table:table-cell table:style-name="ce3" table:formula="of:=FACT([.$B35])/(FACT([.D$10])*FACT([.$B35]-[.D$10]))*POWER(0.5;[.D$10])*POWER(0.5;([.$B35]-[.D$10]))" office:value-type="percentage" office:value="0.000000745058059692383" calcext:value-type="percentage">
            <text:p>0.00%</text:p>
          </table:table-cell>
          <table:table-cell table:style-name="ce3" table:formula="of:=FACT([.$B35])/(FACT([.E$10])*FACT([.$B35]-[.E$10]))*POWER(0.5;[.E$10])*POWER(0.5;([.$B35]-[.E$10]))" office:value-type="percentage" office:value="0.00000894069671630859" calcext:value-type="percentage">
            <text:p>0.00%</text:p>
          </table:table-cell>
          <table:table-cell table:style-name="ce3" table:formula="of:=FACT([.$B35])/(FACT([.F$10])*FACT([.$B35]-[.F$10]))*POWER(0.5;[.F$10])*POWER(0.5;([.$B35]-[.F$10]))" office:value-type="percentage" office:value="0.0000685453414916992" calcext:value-type="percentage">
            <text:p>0.01%</text:p>
          </table:table-cell>
          <table:table-cell table:style-name="ce3" table:formula="of:=FACT([.$B35])/(FACT([.G$10])*FACT([.$B35]-[.G$10]))*POWER(0.5;[.G$10])*POWER(0.5;([.$B35]-[.G$10]))" office:value-type="percentage" office:value="0.000376999378204346" calcext:value-type="percentage">
            <text:p>0.04%</text:p>
          </table:table-cell>
          <table:table-cell table:style-name="ce3" table:formula="of:=FACT([.$B35])/(FACT([.H$10])*FACT([.$B35]-[.H$10]))*POWER(0.5;[.H$10])*POWER(0.5;([.$B35]-[.H$10]))" office:value-type="percentage" office:value="0.00158339738845825" calcext:value-type="percentage">
            <text:p>0.16%</text:p>
          </table:table-cell>
          <table:table-cell table:formula="of:=FACT([.$B35])/(FACT([.I$10])*FACT([.$B35]-[.I$10]))*POWER(0.5;[.I$10])*POWER(0.5;([.$B35]-[.I$10]))" office:value-type="percentage" office:value="0.00527799129486084" calcext:value-type="percentage">
            <text:p>0.53%</text:p>
          </table:table-cell>
          <table:table-cell table:formula="of:=FACT([.$B35])/(FACT([.J$10])*FACT([.$B35]-[.J$10]))*POWER(0.5;[.J$10])*POWER(0.5;([.$B35]-[.J$10]))" office:value-type="percentage" office:value="0.0143259763717651" calcext:value-type="percentage">
            <text:p>1.43%</text:p>
          </table:table-cell>
          <table:table-cell table:formula="of:=FACT([.$B35])/(FACT([.K$10])*FACT([.$B35]-[.K$10]))*POWER(0.5;[.K$10])*POWER(0.5;([.$B35]-[.K$10]))" office:value-type="percentage" office:value="0.0322334468364715" calcext:value-type="percentage">
            <text:p>3.22%</text:p>
          </table:table-cell>
          <table:table-cell table:formula="of:=FACT([.$B35])/(FACT([.L$10])*FACT([.$B35]-[.L$10]))*POWER(0.5;[.L$10])*POWER(0.5;([.$B35]-[.L$10]))" office:value-type="percentage" office:value="0.0608853995800018" calcext:value-type="percentage">
            <text:p>6.09%</text:p>
          </table:table-cell>
          <table:table-cell table:formula="of:=FACT([.$B35])/(FACT([.M$10])*FACT([.$B35]-[.M$10]))*POWER(0.5;[.M$10])*POWER(0.5;([.$B35]-[.M$10]))" office:value-type="percentage" office:value="0.0974166393280029" calcext:value-type="percentage">
            <text:p>9.74%</text:p>
          </table:table-cell>
          <table:table-cell table:formula="of:=FACT([.$B35])/(FACT([.N$10])*FACT([.$B35]-[.N$10]))*POWER(0.5;[.N$10])*POWER(0.5;([.$B35]-[.N$10]))" office:value-type="percentage" office:value="0.132840871810913" calcext:value-type="percentage">
            <text:p>13.28%</text:p>
          </table:table-cell>
          <table:table-cell table:formula="of:=FACT([.$B35])/(FACT([.O$10])*FACT([.$B35]-[.O$10]))*POWER(0.5;[.O$10])*POWER(0.5;([.$B35]-[.O$10]))" office:value-type="percentage" office:value="0.154981017112732" calcext:value-type="percentage">
            <text:p>15.50%</text:p>
          </table:table-cell>
          <table:table-cell table:formula="of:=FACT([.$B35])/(FACT([.P$10])*FACT([.$B35]-[.P$10]))*POWER(0.5;[.P$10])*POWER(0.5;([.$B35]-[.P$10]))" office:value-type="percentage" office:value="0.154981017112732" calcext:value-type="percentage">
            <text:p>15.50%</text:p>
          </table:table-cell>
          <table:table-cell table:formula="of:=FACT([.$B35])/(FACT([.Q$10])*FACT([.$B35]-[.Q$10]))*POWER(0.5;[.Q$10])*POWER(0.5;([.$B35]-[.Q$10]))" office:value-type="percentage" office:value="0.132840871810913" calcext:value-type="percentage">
            <text:p>13.28%</text:p>
          </table:table-cell>
          <table:table-cell table:formula="of:=FACT([.$B35])/(FACT([.R$10])*FACT([.$B35]-[.R$10]))*POWER(0.5;[.R$10])*POWER(0.5;([.$B35]-[.R$10]))" office:value-type="percentage" office:value="0.0974166393280029" calcext:value-type="percentage">
            <text:p>9.74%</text:p>
          </table:table-cell>
          <table:table-cell table:formula="of:=FACT([.$B35])/(FACT([.S$10])*FACT([.$B35]-[.S$10]))*POWER(0.5;[.S$10])*POWER(0.5;([.$B35]-[.S$10]))" office:value-type="percentage" office:value="0.0608853995800018" calcext:value-type="percentage">
            <text:p>6.09%</text:p>
          </table:table-cell>
          <table:table-cell table:formula="of:=FACT([.$B35])/(FACT([.T$10])*FACT([.$B35]-[.T$10]))*POWER(0.5;[.T$10])*POWER(0.5;([.$B35]-[.T$10]))" office:value-type="percentage" office:value="0.0322334468364715" calcext:value-type="percentage">
            <text:p>3.22%</text:p>
          </table:table-cell>
          <table:table-cell table:formula="of:=FACT([.$B35])/(FACT([.U$10])*FACT([.$B35]-[.U$10]))*POWER(0.5;[.U$10])*POWER(0.5;([.$B35]-[.U$10]))" office:value-type="percentage" office:value="0.0143259763717651" calcext:value-type="percentage">
            <text:p>1.43%</text:p>
          </table:table-cell>
          <table:table-cell table:formula="of:=FACT([.$B35])/(FACT([.V$10])*FACT([.$B35]-[.V$10]))*POWER(0.5;[.V$10])*POWER(0.5;([.$B35]-[.V$10]))" office:value-type="percentage" office:value="0.00527799129486084" calcext:value-type="percentage">
            <text:p>0.53%</text:p>
          </table:table-cell>
          <table:table-cell table:formula="of:=FACT([.$B35])/(FACT([.W$10])*FACT([.$B35]-[.W$10]))*POWER(0.5;[.W$10])*POWER(0.5;([.$B35]-[.W$10]))" office:value-type="percentage" office:value="0.00158339738845825" calcext:value-type="percentage">
            <text:p>0.16%</text:p>
          </table:table-cell>
          <table:table-cell table:formula="of:=FACT([.$B35])/(FACT([.X$10])*FACT([.$B35]-[.X$10]))*POWER(0.5;[.X$10])*POWER(0.5;([.$B35]-[.X$10]))" office:value-type="percentage" office:value="0.000376999378204346" calcext:value-type="percentage">
            <text:p>0.04%</text:p>
          </table:table-cell>
          <table:table-cell table:formula="of:=FACT([.$B35])/(FACT([.Y$10])*FACT([.$B35]-[.Y$10]))*POWER(0.5;[.Y$10])*POWER(0.5;([.$B35]-[.Y$10]))" office:value-type="percentage" office:value="0.0000685453414916992" calcext:value-type="percentage">
            <text:p>0.01%</text:p>
          </table:table-cell>
          <table:table-cell table:formula="of:=FACT([.$B35])/(FACT([.Z$10])*FACT([.$B35]-[.Z$10]))*POWER(0.5;[.Z$10])*POWER(0.5;([.$B35]-[.Z$10]))" office:value-type="percentage" office:value="0.00000894069671630859" calcext:value-type="percentage">
            <text:p>0.00%</text:p>
          </table:table-cell>
          <table:table-cell table:formula="of:=FACT([.$B35])/(FACT([.AA$10])*FACT([.$B35]-[.AA$10]))*POWER(0.5;[.AA$10])*POWER(0.5;([.$B35]-[.AA$10]))" office:value-type="percentage" office:value="0.000000745058059692383" calcext:value-type="percentage">
            <text:p>0.00%</text:p>
          </table:table-cell>
          <table:table-cell table:formula="of:=FACT([.$B35])/(FACT([.AB$10])*FACT([.$B35]-[.AB$10]))*POWER(0.5;[.AB$10])*POWER(0.5;([.$B35]-[.AB$10]))" office:value-type="percentage" office:value="0.0000000298023223876953" calcext:value-type="percentage">
            <text:p>0.00%</text:p>
          </table:table-cell>
          <table:table-cell table:number-columns-repeated="5"/>
        </table:table-row>
        <table:table-row table:style-name="ro1">
          <table:table-cell table:style-name="ce21" table:formula="of:=SUM([.C36:.AG36])" office:value-type="percentage" office:value="1" calcext:value-type="percentage">
            <text:p>100.00%</text:p>
          </table:table-cell>
          <table:table-cell table:formula="of:=[.B35]+1" office:value-type="float" office:value="26" calcext:value-type="float">
            <text:p>26</text:p>
          </table:table-cell>
          <table:table-cell table:formula="of:=FACT([.$B36])/(FACT([.C$10])*FACT([.$B36]-[.C$10]))*POWER(0.5;[.C$10])*POWER(0.5;([.$B36]-[.C$10]))" office:value-type="percentage" office:value="0.0000000149011611938477" calcext:value-type="percentage">
            <text:p>0.00%</text:p>
          </table:table-cell>
          <table:table-cell table:style-name="ce3" table:formula="of:=FACT([.$B36])/(FACT([.D$10])*FACT([.$B36]-[.D$10]))*POWER(0.5;[.D$10])*POWER(0.5;([.$B36]-[.D$10]))" office:value-type="percentage" office:value="0.000000387430191040039" calcext:value-type="percentage">
            <text:p>0.00%</text:p>
          </table:table-cell>
          <table:table-cell table:style-name="ce3" table:formula="of:=FACT([.$B36])/(FACT([.E$10])*FACT([.$B36]-[.E$10]))*POWER(0.5;[.E$10])*POWER(0.5;([.$B36]-[.E$10]))" office:value-type="percentage" office:value="0.00000484287738800049" calcext:value-type="percentage">
            <text:p>0.00%</text:p>
          </table:table-cell>
          <table:table-cell table:style-name="ce3" table:formula="of:=FACT([.$B36])/(FACT([.F$10])*FACT([.$B36]-[.F$10]))*POWER(0.5;[.F$10])*POWER(0.5;([.$B36]-[.F$10]))" office:value-type="percentage" office:value="0.0000387430191040039" calcext:value-type="percentage">
            <text:p>0.00%</text:p>
          </table:table-cell>
          <table:table-cell table:style-name="ce3" table:formula="of:=FACT([.$B36])/(FACT([.G$10])*FACT([.$B36]-[.G$10]))*POWER(0.5;[.G$10])*POWER(0.5;([.$B36]-[.G$10]))" office:value-type="percentage" office:value="0.000222772359848022" calcext:value-type="percentage">
            <text:p>0.02%</text:p>
          </table:table-cell>
          <table:table-cell table:style-name="ce3" table:formula="of:=FACT([.$B36])/(FACT([.H$10])*FACT([.$B36]-[.H$10]))*POWER(0.5;[.H$10])*POWER(0.5;([.$B36]-[.H$10]))" office:value-type="percentage" office:value="0.000980198383331299" calcext:value-type="percentage">
            <text:p>0.10%</text:p>
          </table:table-cell>
          <table:table-cell table:formula="of:=FACT([.$B36])/(FACT([.I$10])*FACT([.$B36]-[.I$10]))*POWER(0.5;[.I$10])*POWER(0.5;([.$B36]-[.I$10]))" office:value-type="percentage" office:value="0.00343069434165955" calcext:value-type="percentage">
            <text:p>0.34%</text:p>
          </table:table-cell>
          <table:table-cell table:formula="of:=FACT([.$B36])/(FACT([.J$10])*FACT([.$B36]-[.J$10]))*POWER(0.5;[.J$10])*POWER(0.5;([.$B36]-[.J$10]))" office:value-type="percentage" office:value="0.00980198383331299" calcext:value-type="percentage">
            <text:p>0.98%</text:p>
          </table:table-cell>
          <table:table-cell table:formula="of:=FACT([.$B36])/(FACT([.K$10])*FACT([.$B36]-[.K$10]))*POWER(0.5;[.K$10])*POWER(0.5;([.$B36]-[.K$10]))" office:value-type="percentage" office:value="0.0232797116041184" calcext:value-type="percentage">
            <text:p>2.33%</text:p>
          </table:table-cell>
          <table:table-cell table:formula="of:=FACT([.$B36])/(FACT([.L$10])*FACT([.$B36]-[.L$10]))*POWER(0.5;[.L$10])*POWER(0.5;([.$B36]-[.L$10]))" office:value-type="percentage" office:value="0.0465594232082367" calcext:value-type="percentage">
            <text:p>4.66%</text:p>
          </table:table-cell>
          <table:table-cell table:formula="of:=FACT([.$B36])/(FACT([.M$10])*FACT([.$B36]-[.M$10]))*POWER(0.5;[.M$10])*POWER(0.5;([.$B36]-[.M$10]))" office:value-type="percentage" office:value="0.0791510194540024" calcext:value-type="percentage">
            <text:p>7.92%</text:p>
          </table:table-cell>
          <table:table-cell table:formula="of:=FACT([.$B36])/(FACT([.N$10])*FACT([.$B36]-[.N$10]))*POWER(0.5;[.N$10])*POWER(0.5;([.$B36]-[.N$10]))" office:value-type="percentage" office:value="0.115128755569458" calcext:value-type="percentage">
            <text:p>11.51%</text:p>
          </table:table-cell>
          <table:table-cell table:formula="of:=FACT([.$B36])/(FACT([.O$10])*FACT([.$B36]-[.O$10]))*POWER(0.5;[.O$10])*POWER(0.5;([.$B36]-[.O$10]))" office:value-type="percentage" office:value="0.143910944461823" calcext:value-type="percentage">
            <text:p>14.39%</text:p>
          </table:table-cell>
          <table:table-cell table:formula="of:=FACT([.$B36])/(FACT([.P$10])*FACT([.$B36]-[.P$10]))*POWER(0.5;[.P$10])*POWER(0.5;([.$B36]-[.P$10]))" office:value-type="percentage" office:value="0.154981017112732" calcext:value-type="percentage">
            <text:p>15.50%</text:p>
          </table:table-cell>
          <table:table-cell table:formula="of:=FACT([.$B36])/(FACT([.Q$10])*FACT([.$B36]-[.Q$10]))*POWER(0.5;[.Q$10])*POWER(0.5;([.$B36]-[.Q$10]))" office:value-type="percentage" office:value="0.143910944461823" calcext:value-type="percentage">
            <text:p>14.39%</text:p>
          </table:table-cell>
          <table:table-cell table:formula="of:=FACT([.$B36])/(FACT([.R$10])*FACT([.$B36]-[.R$10]))*POWER(0.5;[.R$10])*POWER(0.5;([.$B36]-[.R$10]))" office:value-type="percentage" office:value="0.115128755569458" calcext:value-type="percentage">
            <text:p>11.51%</text:p>
          </table:table-cell>
          <table:table-cell table:formula="of:=FACT([.$B36])/(FACT([.S$10])*FACT([.$B36]-[.S$10]))*POWER(0.5;[.S$10])*POWER(0.5;([.$B36]-[.S$10]))" office:value-type="percentage" office:value="0.0791510194540024" calcext:value-type="percentage">
            <text:p>7.92%</text:p>
          </table:table-cell>
          <table:table-cell table:formula="of:=FACT([.$B36])/(FACT([.T$10])*FACT([.$B36]-[.T$10]))*POWER(0.5;[.T$10])*POWER(0.5;([.$B36]-[.T$10]))" office:value-type="percentage" office:value="0.0465594232082367" calcext:value-type="percentage">
            <text:p>4.66%</text:p>
          </table:table-cell>
          <table:table-cell table:formula="of:=FACT([.$B36])/(FACT([.U$10])*FACT([.$B36]-[.U$10]))*POWER(0.5;[.U$10])*POWER(0.5;([.$B36]-[.U$10]))" office:value-type="percentage" office:value="0.0232797116041184" calcext:value-type="percentage">
            <text:p>2.33%</text:p>
          </table:table-cell>
          <table:table-cell table:formula="of:=FACT([.$B36])/(FACT([.V$10])*FACT([.$B36]-[.V$10]))*POWER(0.5;[.V$10])*POWER(0.5;([.$B36]-[.V$10]))" office:value-type="percentage" office:value="0.00980198383331299" calcext:value-type="percentage">
            <text:p>0.98%</text:p>
          </table:table-cell>
          <table:table-cell table:formula="of:=FACT([.$B36])/(FACT([.W$10])*FACT([.$B36]-[.W$10]))*POWER(0.5;[.W$10])*POWER(0.5;([.$B36]-[.W$10]))" office:value-type="percentage" office:value="0.00343069434165955" calcext:value-type="percentage">
            <text:p>0.34%</text:p>
          </table:table-cell>
          <table:table-cell table:formula="of:=FACT([.$B36])/(FACT([.X$10])*FACT([.$B36]-[.X$10]))*POWER(0.5;[.X$10])*POWER(0.5;([.$B36]-[.X$10]))" office:value-type="percentage" office:value="0.000980198383331299" calcext:value-type="percentage">
            <text:p>0.10%</text:p>
          </table:table-cell>
          <table:table-cell table:formula="of:=FACT([.$B36])/(FACT([.Y$10])*FACT([.$B36]-[.Y$10]))*POWER(0.5;[.Y$10])*POWER(0.5;([.$B36]-[.Y$10]))" office:value-type="percentage" office:value="0.000222772359848022" calcext:value-type="percentage">
            <text:p>0.02%</text:p>
          </table:table-cell>
          <table:table-cell table:formula="of:=FACT([.$B36])/(FACT([.Z$10])*FACT([.$B36]-[.Z$10]))*POWER(0.5;[.Z$10])*POWER(0.5;([.$B36]-[.Z$10]))" office:value-type="percentage" office:value="0.0000387430191040039" calcext:value-type="percentage">
            <text:p>0.00%</text:p>
          </table:table-cell>
          <table:table-cell table:formula="of:=FACT([.$B36])/(FACT([.AA$10])*FACT([.$B36]-[.AA$10]))*POWER(0.5;[.AA$10])*POWER(0.5;([.$B36]-[.AA$10]))" office:value-type="percentage" office:value="0.00000484287738800049" calcext:value-type="percentage">
            <text:p>0.00%</text:p>
          </table:table-cell>
          <table:table-cell table:formula="of:=FACT([.$B36])/(FACT([.AB$10])*FACT([.$B36]-[.AB$10]))*POWER(0.5;[.AB$10])*POWER(0.5;([.$B36]-[.AB$10]))" office:value-type="percentage" office:value="0.000000387430191040039" calcext:value-type="percentage">
            <text:p>0.00%</text:p>
          </table:table-cell>
          <table:table-cell table:formula="of:=FACT([.$B36])/(FACT([.AC$10])*FACT([.$B36]-[.AC$10]))*POWER(0.5;[.AC$10])*POWER(0.5;([.$B36]-[.AC$10]))" office:value-type="percentage" office:value="0.0000000149011611938477" calcext:value-type="percentage">
            <text:p>0.00%</text:p>
          </table:table-cell>
          <table:table-cell table:number-columns-repeated="4"/>
        </table:table-row>
        <table:table-row table:style-name="ro1">
          <table:table-cell table:style-name="ce21" table:formula="of:=SUM([.C37:.AG37])" office:value-type="percentage" office:value="1" calcext:value-type="percentage">
            <text:p>100.00%</text:p>
          </table:table-cell>
          <table:table-cell table:formula="of:=[.B36]+1" office:value-type="float" office:value="27" calcext:value-type="float">
            <text:p>27</text:p>
          </table:table-cell>
          <table:table-cell table:formula="of:=FACT([.$B37])/(FACT([.C$10])*FACT([.$B37]-[.C$10]))*POWER(0.5;[.C$10])*POWER(0.5;([.$B37]-[.C$10]))" office:value-type="percentage" office:value="0.00000000745058059692383" calcext:value-type="percentage">
            <text:p>0.00%</text:p>
          </table:table-cell>
          <table:table-cell table:style-name="ce3" table:formula="of:=FACT([.$B37])/(FACT([.D$10])*FACT([.$B37]-[.D$10]))*POWER(0.5;[.D$10])*POWER(0.5;([.$B37]-[.D$10]))" office:value-type="percentage" office:value="0.000000201165676116943" calcext:value-type="percentage">
            <text:p>0.00%</text:p>
          </table:table-cell>
          <table:table-cell table:style-name="ce3" table:formula="of:=FACT([.$B37])/(FACT([.E$10])*FACT([.$B37]-[.E$10]))*POWER(0.5;[.E$10])*POWER(0.5;([.$B37]-[.E$10]))" office:value-type="percentage" office:value="0.00000261515378952026" calcext:value-type="percentage">
            <text:p>0.00%</text:p>
          </table:table-cell>
          <table:table-cell table:style-name="ce3" table:formula="of:=FACT([.$B37])/(FACT([.F$10])*FACT([.$B37]-[.F$10]))*POWER(0.5;[.F$10])*POWER(0.5;([.$B37]-[.F$10]))" office:value-type="percentage" office:value="0.0000217929482460022" calcext:value-type="percentage">
            <text:p>0.00%</text:p>
          </table:table-cell>
          <table:table-cell table:style-name="ce3" table:formula="of:=FACT([.$B37])/(FACT([.G$10])*FACT([.$B37]-[.G$10]))*POWER(0.5;[.G$10])*POWER(0.5;([.$B37]-[.G$10]))" office:value-type="percentage" office:value="0.000130757689476013" calcext:value-type="percentage">
            <text:p>0.01%</text:p>
          </table:table-cell>
          <table:table-cell table:style-name="ce3" table:formula="of:=FACT([.$B37])/(FACT([.H$10])*FACT([.$B37]-[.H$10]))*POWER(0.5;[.H$10])*POWER(0.5;([.$B37]-[.H$10]))" office:value-type="percentage" office:value="0.000601485371589661" calcext:value-type="percentage">
            <text:p>0.06%</text:p>
          </table:table-cell>
          <table:table-cell table:formula="of:=FACT([.$B37])/(FACT([.I$10])*FACT([.$B37]-[.I$10]))*POWER(0.5;[.I$10])*POWER(0.5;([.$B37]-[.I$10]))" office:value-type="percentage" office:value="0.00220544636249542" calcext:value-type="percentage">
            <text:p>0.22%</text:p>
          </table:table-cell>
          <table:table-cell table:formula="of:=FACT([.$B37])/(FACT([.J$10])*FACT([.$B37]-[.J$10]))*POWER(0.5;[.J$10])*POWER(0.5;([.$B37]-[.J$10]))" office:value-type="percentage" office:value="0.00661633908748627" calcext:value-type="percentage">
            <text:p>0.66%</text:p>
          </table:table-cell>
          <table:table-cell table:formula="of:=FACT([.$B37])/(FACT([.K$10])*FACT([.$B37]-[.K$10]))*POWER(0.5;[.K$10])*POWER(0.5;([.$B37]-[.K$10]))" office:value-type="percentage" office:value="0.0165408477187157" calcext:value-type="percentage">
            <text:p>1.65%</text:p>
          </table:table-cell>
          <table:table-cell table:formula="of:=FACT([.$B37])/(FACT([.L$10])*FACT([.$B37]-[.L$10]))*POWER(0.5;[.L$10])*POWER(0.5;([.$B37]-[.L$10]))" office:value-type="percentage" office:value="0.0349195674061775" calcext:value-type="percentage">
            <text:p>3.49%</text:p>
          </table:table-cell>
          <table:table-cell table:formula="of:=FACT([.$B37])/(FACT([.M$10])*FACT([.$B37]-[.M$10]))*POWER(0.5;[.M$10])*POWER(0.5;([.$B37]-[.M$10]))" office:value-type="percentage" office:value="0.0628552213311195" calcext:value-type="percentage">
            <text:p>6.29%</text:p>
          </table:table-cell>
          <table:table-cell table:formula="of:=FACT([.$B37])/(FACT([.N$10])*FACT([.$B37]-[.N$10]))*POWER(0.5;[.N$10])*POWER(0.5;([.$B37]-[.N$10]))" office:value-type="percentage" office:value="0.0971398875117302" calcext:value-type="percentage">
            <text:p>9.71%</text:p>
          </table:table-cell>
          <table:table-cell table:formula="of:=FACT([.$B37])/(FACT([.O$10])*FACT([.$B37]-[.O$10]))*POWER(0.5;[.O$10])*POWER(0.5;([.$B37]-[.O$10]))" office:value-type="percentage" office:value="0.12951985001564" calcext:value-type="percentage">
            <text:p>12.95%</text:p>
          </table:table-cell>
          <table:table-cell table:formula="of:=FACT([.$B37])/(FACT([.P$10])*FACT([.$B37]-[.P$10]))*POWER(0.5;[.P$10])*POWER(0.5;([.$B37]-[.P$10]))" office:value-type="percentage" office:value="0.149445980787277" calcext:value-type="percentage">
            <text:p>14.94%</text:p>
          </table:table-cell>
          <table:table-cell table:formula="of:=FACT([.$B37])/(FACT([.Q$10])*FACT([.$B37]-[.Q$10]))*POWER(0.5;[.Q$10])*POWER(0.5;([.$B37]-[.Q$10]))" office:value-type="percentage" office:value="0.149445980787277" calcext:value-type="percentage">
            <text:p>14.94%</text:p>
          </table:table-cell>
          <table:table-cell table:formula="of:=FACT([.$B37])/(FACT([.R$10])*FACT([.$B37]-[.R$10]))*POWER(0.5;[.R$10])*POWER(0.5;([.$B37]-[.R$10]))" office:value-type="percentage" office:value="0.12951985001564" calcext:value-type="percentage">
            <text:p>12.95%</text:p>
          </table:table-cell>
          <table:table-cell table:formula="of:=FACT([.$B37])/(FACT([.S$10])*FACT([.$B37]-[.S$10]))*POWER(0.5;[.S$10])*POWER(0.5;([.$B37]-[.S$10]))" office:value-type="percentage" office:value="0.0971398875117302" calcext:value-type="percentage">
            <text:p>9.71%</text:p>
          </table:table-cell>
          <table:table-cell table:formula="of:=FACT([.$B37])/(FACT([.T$10])*FACT([.$B37]-[.T$10]))*POWER(0.5;[.T$10])*POWER(0.5;([.$B37]-[.T$10]))" office:value-type="percentage" office:value="0.0628552213311195" calcext:value-type="percentage">
            <text:p>6.29%</text:p>
          </table:table-cell>
          <table:table-cell table:formula="of:=FACT([.$B37])/(FACT([.U$10])*FACT([.$B37]-[.U$10]))*POWER(0.5;[.U$10])*POWER(0.5;([.$B37]-[.U$10]))" office:value-type="percentage" office:value="0.0349195674061775" calcext:value-type="percentage">
            <text:p>3.49%</text:p>
          </table:table-cell>
          <table:table-cell table:formula="of:=FACT([.$B37])/(FACT([.V$10])*FACT([.$B37]-[.V$10]))*POWER(0.5;[.V$10])*POWER(0.5;([.$B37]-[.V$10]))" office:value-type="percentage" office:value="0.0165408477187157" calcext:value-type="percentage">
            <text:p>1.65%</text:p>
          </table:table-cell>
          <table:table-cell table:formula="of:=FACT([.$B37])/(FACT([.W$10])*FACT([.$B37]-[.W$10]))*POWER(0.5;[.W$10])*POWER(0.5;([.$B37]-[.W$10]))" office:value-type="percentage" office:value="0.00661633908748627" calcext:value-type="percentage">
            <text:p>0.66%</text:p>
          </table:table-cell>
          <table:table-cell table:formula="of:=FACT([.$B37])/(FACT([.X$10])*FACT([.$B37]-[.X$10]))*POWER(0.5;[.X$10])*POWER(0.5;([.$B37]-[.X$10]))" office:value-type="percentage" office:value="0.00220544636249542" calcext:value-type="percentage">
            <text:p>0.22%</text:p>
          </table:table-cell>
          <table:table-cell table:formula="of:=FACT([.$B37])/(FACT([.Y$10])*FACT([.$B37]-[.Y$10]))*POWER(0.5;[.Y$10])*POWER(0.5;([.$B37]-[.Y$10]))" office:value-type="percentage" office:value="0.000601485371589661" calcext:value-type="percentage">
            <text:p>0.06%</text:p>
          </table:table-cell>
          <table:table-cell table:formula="of:=FACT([.$B37])/(FACT([.Z$10])*FACT([.$B37]-[.Z$10]))*POWER(0.5;[.Z$10])*POWER(0.5;([.$B37]-[.Z$10]))" office:value-type="percentage" office:value="0.000130757689476013" calcext:value-type="percentage">
            <text:p>0.01%</text:p>
          </table:table-cell>
          <table:table-cell table:formula="of:=FACT([.$B37])/(FACT([.AA$10])*FACT([.$B37]-[.AA$10]))*POWER(0.5;[.AA$10])*POWER(0.5;([.$B37]-[.AA$10]))" office:value-type="percentage" office:value="0.0000217929482460022" calcext:value-type="percentage">
            <text:p>0.00%</text:p>
          </table:table-cell>
          <table:table-cell table:formula="of:=FACT([.$B37])/(FACT([.AB$10])*FACT([.$B37]-[.AB$10]))*POWER(0.5;[.AB$10])*POWER(0.5;([.$B37]-[.AB$10]))" office:value-type="percentage" office:value="0.00000261515378952026" calcext:value-type="percentage">
            <text:p>0.00%</text:p>
          </table:table-cell>
          <table:table-cell table:formula="of:=FACT([.$B37])/(FACT([.AC$10])*FACT([.$B37]-[.AC$10]))*POWER(0.5;[.AC$10])*POWER(0.5;([.$B37]-[.AC$10]))" office:value-type="percentage" office:value="0.000000201165676116943" calcext:value-type="percentage">
            <text:p>0.00%</text:p>
          </table:table-cell>
          <table:table-cell table:formula="of:=FACT([.$B37])/(FACT([.AD$10])*FACT([.$B37]-[.AD$10]))*POWER(0.5;[.AD$10])*POWER(0.5;([.$B37]-[.AD$10]))" office:value-type="percentage" office:value="0.00000000745058059692383" calcext:value-type="percentage">
            <text:p>0.00%</text:p>
          </table:table-cell>
          <table:table-cell table:number-columns-repeated="3"/>
        </table:table-row>
        <table:table-row table:style-name="ro1">
          <table:table-cell table:style-name="ce21" table:formula="of:=SUM([.C38:.AG38])" office:value-type="percentage" office:value="1" calcext:value-type="percentage">
            <text:p>100.00%</text:p>
          </table:table-cell>
          <table:table-cell table:formula="of:=[.B37]+1" office:value-type="float" office:value="28" calcext:value-type="float">
            <text:p>28</text:p>
          </table:table-cell>
          <table:table-cell table:formula="of:=FACT([.$B38])/(FACT([.C$10])*FACT([.$B38]-[.C$10]))*POWER(0.5;[.C$10])*POWER(0.5;([.$B38]-[.C$10]))" office:value-type="percentage" office:value="0.00000000372529029846191" calcext:value-type="percentage">
            <text:p>0.00%</text:p>
          </table:table-cell>
          <table:table-cell table:style-name="ce3" table:formula="of:=FACT([.$B38])/(FACT([.D$10])*FACT([.$B38]-[.D$10]))*POWER(0.5;[.D$10])*POWER(0.5;([.$B38]-[.D$10]))" office:value-type="percentage" office:value="0.000000104308128356934" calcext:value-type="percentage">
            <text:p>0.00%</text:p>
          </table:table-cell>
          <table:table-cell table:style-name="ce3" table:formula="of:=FACT([.$B38])/(FACT([.E$10])*FACT([.$B38]-[.E$10]))*POWER(0.5;[.E$10])*POWER(0.5;([.$B38]-[.E$10]))" office:value-type="percentage" office:value="0.0000014081597328186" calcext:value-type="percentage">
            <text:p>0.00%</text:p>
          </table:table-cell>
          <table:table-cell table:style-name="ce3" table:formula="of:=FACT([.$B38])/(FACT([.F$10])*FACT([.$B38]-[.F$10]))*POWER(0.5;[.F$10])*POWER(0.5;([.$B38]-[.F$10]))" office:value-type="percentage" office:value="0.0000122040510177612" calcext:value-type="percentage">
            <text:p>0.00%</text:p>
          </table:table-cell>
          <table:table-cell table:style-name="ce3" table:formula="of:=FACT([.$B38])/(FACT([.G$10])*FACT([.$B38]-[.G$10]))*POWER(0.5;[.G$10])*POWER(0.5;([.$B38]-[.G$10]))" office:value-type="percentage" office:value="0.0000762753188610077" calcext:value-type="percentage">
            <text:p>0.01%</text:p>
          </table:table-cell>
          <table:table-cell table:style-name="ce3" table:formula="of:=FACT([.$B38])/(FACT([.H$10])*FACT([.$B38]-[.H$10]))*POWER(0.5;[.H$10])*POWER(0.5;([.$B38]-[.H$10]))" office:value-type="percentage" office:value="0.000366121530532837" calcext:value-type="percentage">
            <text:p>0.04%</text:p>
          </table:table-cell>
          <table:table-cell table:formula="of:=FACT([.$B38])/(FACT([.I$10])*FACT([.$B38]-[.I$10]))*POWER(0.5;[.I$10])*POWER(0.5;([.$B38]-[.I$10]))" office:value-type="percentage" office:value="0.00140346586704254" calcext:value-type="percentage">
            <text:p>0.14%</text:p>
          </table:table-cell>
          <table:table-cell table:formula="of:=FACT([.$B38])/(FACT([.J$10])*FACT([.$B38]-[.J$10]))*POWER(0.5;[.J$10])*POWER(0.5;([.$B38]-[.J$10]))" office:value-type="percentage" office:value="0.00441089272499084" calcext:value-type="percentage">
            <text:p>0.44%</text:p>
          </table:table-cell>
          <table:table-cell table:formula="of:=FACT([.$B38])/(FACT([.K$10])*FACT([.$B38]-[.K$10]))*POWER(0.5;[.K$10])*POWER(0.5;([.$B38]-[.K$10]))" office:value-type="percentage" office:value="0.011578593403101" calcext:value-type="percentage">
            <text:p>1.16%</text:p>
          </table:table-cell>
          <table:table-cell table:formula="of:=FACT([.$B38])/(FACT([.L$10])*FACT([.$B38]-[.L$10]))*POWER(0.5;[.L$10])*POWER(0.5;([.$B38]-[.L$10]))" office:value-type="percentage" office:value="0.0257302075624466" calcext:value-type="percentage">
            <text:p>2.57%</text:p>
          </table:table-cell>
          <table:table-cell table:formula="of:=FACT([.$B38])/(FACT([.M$10])*FACT([.$B38]-[.M$10]))*POWER(0.5;[.M$10])*POWER(0.5;([.$B38]-[.M$10]))" office:value-type="percentage" office:value="0.0488873943686485" calcext:value-type="percentage">
            <text:p>4.89%</text:p>
          </table:table-cell>
          <table:table-cell table:formula="of:=FACT([.$B38])/(FACT([.N$10])*FACT([.$B38]-[.N$10]))*POWER(0.5;[.N$10])*POWER(0.5;([.$B38]-[.N$10]))" office:value-type="percentage" office:value="0.0799975544214249" calcext:value-type="percentage">
            <text:p>8.00%</text:p>
          </table:table-cell>
          <table:table-cell table:formula="of:=FACT([.$B38])/(FACT([.O$10])*FACT([.$B38]-[.O$10]))*POWER(0.5;[.O$10])*POWER(0.5;([.$B38]-[.O$10]))" office:value-type="percentage" office:value="0.113329868763685" calcext:value-type="percentage">
            <text:p>11.33%</text:p>
          </table:table-cell>
          <table:table-cell table:formula="of:=FACT([.$B38])/(FACT([.P$10])*FACT([.$B38]-[.P$10]))*POWER(0.5;[.P$10])*POWER(0.5;([.$B38]-[.P$10]))" office:value-type="percentage" office:value="0.139482915401459" calcext:value-type="percentage">
            <text:p>13.95%</text:p>
          </table:table-cell>
          <table:table-cell table:formula="of:=FACT([.$B38])/(FACT([.Q$10])*FACT([.$B38]-[.Q$10]))*POWER(0.5;[.Q$10])*POWER(0.5;([.$B38]-[.Q$10]))" office:value-type="percentage" office:value="0.149445980787277" calcext:value-type="percentage">
            <text:p>14.94%</text:p>
          </table:table-cell>
          <table:table-cell table:formula="of:=FACT([.$B38])/(FACT([.R$10])*FACT([.$B38]-[.R$10]))*POWER(0.5;[.R$10])*POWER(0.5;([.$B38]-[.R$10]))" office:value-type="percentage" office:value="0.139482915401459" calcext:value-type="percentage">
            <text:p>13.95%</text:p>
          </table:table-cell>
          <table:table-cell table:formula="of:=FACT([.$B38])/(FACT([.S$10])*FACT([.$B38]-[.S$10]))*POWER(0.5;[.S$10])*POWER(0.5;([.$B38]-[.S$10]))" office:value-type="percentage" office:value="0.113329868763685" calcext:value-type="percentage">
            <text:p>11.33%</text:p>
          </table:table-cell>
          <table:table-cell table:formula="of:=FACT([.$B38])/(FACT([.T$10])*FACT([.$B38]-[.T$10]))*POWER(0.5;[.T$10])*POWER(0.5;([.$B38]-[.T$10]))" office:value-type="percentage" office:value="0.0799975544214249" calcext:value-type="percentage">
            <text:p>8.00%</text:p>
          </table:table-cell>
          <table:table-cell table:formula="of:=FACT([.$B38])/(FACT([.U$10])*FACT([.$B38]-[.U$10]))*POWER(0.5;[.U$10])*POWER(0.5;([.$B38]-[.U$10]))" office:value-type="percentage" office:value="0.0488873943686485" calcext:value-type="percentage">
            <text:p>4.89%</text:p>
          </table:table-cell>
          <table:table-cell table:formula="of:=FACT([.$B38])/(FACT([.V$10])*FACT([.$B38]-[.V$10]))*POWER(0.5;[.V$10])*POWER(0.5;([.$B38]-[.V$10]))" office:value-type="percentage" office:value="0.0257302075624466" calcext:value-type="percentage">
            <text:p>2.57%</text:p>
          </table:table-cell>
          <table:table-cell table:formula="of:=FACT([.$B38])/(FACT([.W$10])*FACT([.$B38]-[.W$10]))*POWER(0.5;[.W$10])*POWER(0.5;([.$B38]-[.W$10]))" office:value-type="percentage" office:value="0.011578593403101" calcext:value-type="percentage">
            <text:p>1.16%</text:p>
          </table:table-cell>
          <table:table-cell table:formula="of:=FACT([.$B38])/(FACT([.X$10])*FACT([.$B38]-[.X$10]))*POWER(0.5;[.X$10])*POWER(0.5;([.$B38]-[.X$10]))" office:value-type="percentage" office:value="0.00441089272499084" calcext:value-type="percentage">
            <text:p>0.44%</text:p>
          </table:table-cell>
          <table:table-cell table:formula="of:=FACT([.$B38])/(FACT([.Y$10])*FACT([.$B38]-[.Y$10]))*POWER(0.5;[.Y$10])*POWER(0.5;([.$B38]-[.Y$10]))" office:value-type="percentage" office:value="0.00140346586704254" calcext:value-type="percentage">
            <text:p>0.14%</text:p>
          </table:table-cell>
          <table:table-cell table:formula="of:=FACT([.$B38])/(FACT([.Z$10])*FACT([.$B38]-[.Z$10]))*POWER(0.5;[.Z$10])*POWER(0.5;([.$B38]-[.Z$10]))" office:value-type="percentage" office:value="0.000366121530532837" calcext:value-type="percentage">
            <text:p>0.04%</text:p>
          </table:table-cell>
          <table:table-cell table:formula="of:=FACT([.$B38])/(FACT([.AA$10])*FACT([.$B38]-[.AA$10]))*POWER(0.5;[.AA$10])*POWER(0.5;([.$B38]-[.AA$10]))" office:value-type="percentage" office:value="0.0000762753188610077" calcext:value-type="percentage">
            <text:p>0.01%</text:p>
          </table:table-cell>
          <table:table-cell table:formula="of:=FACT([.$B38])/(FACT([.AB$10])*FACT([.$B38]-[.AB$10]))*POWER(0.5;[.AB$10])*POWER(0.5;([.$B38]-[.AB$10]))" office:value-type="percentage" office:value="0.0000122040510177612" calcext:value-type="percentage">
            <text:p>0.00%</text:p>
          </table:table-cell>
          <table:table-cell table:formula="of:=FACT([.$B38])/(FACT([.AC$10])*FACT([.$B38]-[.AC$10]))*POWER(0.5;[.AC$10])*POWER(0.5;([.$B38]-[.AC$10]))" office:value-type="percentage" office:value="0.0000014081597328186" calcext:value-type="percentage">
            <text:p>0.00%</text:p>
          </table:table-cell>
          <table:table-cell table:formula="of:=FACT([.$B38])/(FACT([.AD$10])*FACT([.$B38]-[.AD$10]))*POWER(0.5;[.AD$10])*POWER(0.5;([.$B38]-[.AD$10]))" office:value-type="percentage" office:value="0.000000104308128356934" calcext:value-type="percentage">
            <text:p>0.00%</text:p>
          </table:table-cell>
          <table:table-cell table:formula="of:=FACT([.$B38])/(FACT([.AE$10])*FACT([.$B38]-[.AE$10]))*POWER(0.5;[.AE$10])*POWER(0.5;([.$B38]-[.AE$10]))" office:value-type="percentage" office:value="0.00000000372529029846191" calcext:value-type="percentage">
            <text:p>0.00%</text:p>
          </table:table-cell>
          <table:table-cell table:number-columns-repeated="2"/>
        </table:table-row>
        <table:table-row table:style-name="ro1">
          <table:table-cell table:style-name="ce21" table:formula="of:=SUM([.C39:.AG39])" office:value-type="percentage" office:value="1" calcext:value-type="percentage">
            <text:p>100.00%</text:p>
          </table:table-cell>
          <table:table-cell table:formula="of:=[.B38]+1" office:value-type="float" office:value="29" calcext:value-type="float">
            <text:p>29</text:p>
          </table:table-cell>
          <table:table-cell table:formula="of:=FACT([.$B39])/(FACT([.C$10])*FACT([.$B39]-[.C$10]))*POWER(0.5;[.C$10])*POWER(0.5;([.$B39]-[.C$10]))" office:value-type="percentage" office:value="0.00000000186264514923096" calcext:value-type="percentage">
            <text:p>0.00%</text:p>
          </table:table-cell>
          <table:table-cell table:style-name="ce3" table:formula="of:=FACT([.$B39])/(FACT([.D$10])*FACT([.$B39]-[.D$10]))*POWER(0.5;[.D$10])*POWER(0.5;([.$B39]-[.D$10]))" office:value-type="percentage" office:value="0.0000000540167093276978" calcext:value-type="percentage">
            <text:p>0.00%</text:p>
          </table:table-cell>
          <table:table-cell table:style-name="ce3" table:formula="of:=FACT([.$B39])/(FACT([.E$10])*FACT([.$B39]-[.E$10]))*POWER(0.5;[.E$10])*POWER(0.5;([.$B39]-[.E$10]))" office:value-type="percentage" office:value="0.000000756233930587768" calcext:value-type="percentage">
            <text:p>0.00%</text:p>
          </table:table-cell>
          <table:table-cell table:style-name="ce3" table:formula="of:=FACT([.$B39])/(FACT([.F$10])*FACT([.$B39]-[.F$10]))*POWER(0.5;[.F$10])*POWER(0.5;([.$B39]-[.F$10]))" office:value-type="percentage" office:value="0.00000680610537528991" calcext:value-type="percentage">
            <text:p>0.00%</text:p>
          </table:table-cell>
          <table:table-cell table:style-name="ce3" table:formula="of:=FACT([.$B39])/(FACT([.G$10])*FACT([.$B39]-[.G$10]))*POWER(0.5;[.G$10])*POWER(0.5;([.$B39]-[.G$10]))" office:value-type="percentage" office:value="0.0000442396849393845" calcext:value-type="percentage">
            <text:p>0.00%</text:p>
          </table:table-cell>
          <table:table-cell table:style-name="ce3" table:formula="of:=FACT([.$B39])/(FACT([.H$10])*FACT([.$B39]-[.H$10]))*POWER(0.5;[.H$10])*POWER(0.5;([.$B39]-[.H$10]))" office:value-type="percentage" office:value="0.000221198424696922" calcext:value-type="percentage">
            <text:p>0.02%</text:p>
          </table:table-cell>
          <table:table-cell table:formula="of:=FACT([.$B39])/(FACT([.I$10])*FACT([.$B39]-[.I$10]))*POWER(0.5;[.I$10])*POWER(0.5;([.$B39]-[.I$10]))" office:value-type="percentage" office:value="0.000884793698787689" calcext:value-type="percentage">
            <text:p>0.09%</text:p>
          </table:table-cell>
          <table:table-cell table:formula="of:=FACT([.$B39])/(FACT([.J$10])*FACT([.$B39]-[.J$10]))*POWER(0.5;[.J$10])*POWER(0.5;([.$B39]-[.J$10]))" office:value-type="percentage" office:value="0.00290717929601669" calcext:value-type="percentage">
            <text:p>0.29%</text:p>
          </table:table-cell>
          <table:table-cell table:formula="of:=FACT([.$B39])/(FACT([.K$10])*FACT([.$B39]-[.K$10]))*POWER(0.5;[.K$10])*POWER(0.5;([.$B39]-[.K$10]))" office:value-type="percentage" office:value="0.00799474306404591" calcext:value-type="percentage">
            <text:p>0.80%</text:p>
          </table:table-cell>
          <table:table-cell table:formula="of:=FACT([.$B39])/(FACT([.L$10])*FACT([.$B39]-[.L$10]))*POWER(0.5;[.L$10])*POWER(0.5;([.$B39]-[.L$10]))" office:value-type="percentage" office:value="0.0186544004827738" calcext:value-type="percentage">
            <text:p>1.87%</text:p>
          </table:table-cell>
          <table:table-cell table:formula="of:=FACT([.$B39])/(FACT([.M$10])*FACT([.$B39]-[.M$10]))*POWER(0.5;[.M$10])*POWER(0.5;([.$B39]-[.M$10]))" office:value-type="percentage" office:value="0.0373088009655476" calcext:value-type="percentage">
            <text:p>3.73%</text:p>
          </table:table-cell>
          <table:table-cell table:formula="of:=FACT([.$B39])/(FACT([.N$10])*FACT([.$B39]-[.N$10]))*POWER(0.5;[.N$10])*POWER(0.5;([.$B39]-[.N$10]))" office:value-type="percentage" office:value="0.0644424743950367" calcext:value-type="percentage">
            <text:p>6.44%</text:p>
          </table:table-cell>
          <table:table-cell table:formula="of:=FACT([.$B39])/(FACT([.O$10])*FACT([.$B39]-[.O$10]))*POWER(0.5;[.O$10])*POWER(0.5;([.$B39]-[.O$10]))" office:value-type="percentage" office:value="0.096663711592555" calcext:value-type="percentage">
            <text:p>9.67%</text:p>
          </table:table-cell>
          <table:table-cell table:formula="of:=FACT([.$B39])/(FACT([.P$10])*FACT([.$B39]-[.P$10]))*POWER(0.5;[.P$10])*POWER(0.5;([.$B39]-[.P$10]))" office:value-type="percentage" office:value="0.126406392082572" calcext:value-type="percentage">
            <text:p>12.64%</text:p>
          </table:table-cell>
          <table:table-cell table:formula="of:=FACT([.$B39])/(FACT([.Q$10])*FACT([.$B39]-[.Q$10]))*POWER(0.5;[.Q$10])*POWER(0.5;([.$B39]-[.Q$10]))" office:value-type="percentage" office:value="0.144464448094368" calcext:value-type="percentage">
            <text:p>14.45%</text:p>
          </table:table-cell>
          <table:table-cell table:formula="of:=FACT([.$B39])/(FACT([.R$10])*FACT([.$B39]-[.R$10]))*POWER(0.5;[.R$10])*POWER(0.5;([.$B39]-[.R$10]))" office:value-type="percentage" office:value="0.144464448094368" calcext:value-type="percentage">
            <text:p>14.45%</text:p>
          </table:table-cell>
          <table:table-cell table:formula="of:=FACT([.$B39])/(FACT([.S$10])*FACT([.$B39]-[.S$10]))*POWER(0.5;[.S$10])*POWER(0.5;([.$B39]-[.S$10]))" office:value-type="percentage" office:value="0.126406392082572" calcext:value-type="percentage">
            <text:p>12.64%</text:p>
          </table:table-cell>
          <table:table-cell table:formula="of:=FACT([.$B39])/(FACT([.T$10])*FACT([.$B39]-[.T$10]))*POWER(0.5;[.T$10])*POWER(0.5;([.$B39]-[.T$10]))" office:value-type="percentage" office:value="0.096663711592555" calcext:value-type="percentage">
            <text:p>9.67%</text:p>
          </table:table-cell>
          <table:table-cell table:formula="of:=FACT([.$B39])/(FACT([.U$10])*FACT([.$B39]-[.U$10]))*POWER(0.5;[.U$10])*POWER(0.5;([.$B39]-[.U$10]))" office:value-type="percentage" office:value="0.0644424743950367" calcext:value-type="percentage">
            <text:p>6.44%</text:p>
          </table:table-cell>
          <table:table-cell table:formula="of:=FACT([.$B39])/(FACT([.V$10])*FACT([.$B39]-[.V$10]))*POWER(0.5;[.V$10])*POWER(0.5;([.$B39]-[.V$10]))" office:value-type="percentage" office:value="0.0373088009655476" calcext:value-type="percentage">
            <text:p>3.73%</text:p>
          </table:table-cell>
          <table:table-cell table:formula="of:=FACT([.$B39])/(FACT([.W$10])*FACT([.$B39]-[.W$10]))*POWER(0.5;[.W$10])*POWER(0.5;([.$B39]-[.W$10]))" office:value-type="percentage" office:value="0.0186544004827738" calcext:value-type="percentage">
            <text:p>1.87%</text:p>
          </table:table-cell>
          <table:table-cell table:formula="of:=FACT([.$B39])/(FACT([.X$10])*FACT([.$B39]-[.X$10]))*POWER(0.5;[.X$10])*POWER(0.5;([.$B39]-[.X$10]))" office:value-type="percentage" office:value="0.00799474306404591" calcext:value-type="percentage">
            <text:p>0.80%</text:p>
          </table:table-cell>
          <table:table-cell table:formula="of:=FACT([.$B39])/(FACT([.Y$10])*FACT([.$B39]-[.Y$10]))*POWER(0.5;[.Y$10])*POWER(0.5;([.$B39]-[.Y$10]))" office:value-type="percentage" office:value="0.00290717929601669" calcext:value-type="percentage">
            <text:p>0.29%</text:p>
          </table:table-cell>
          <table:table-cell table:formula="of:=FACT([.$B39])/(FACT([.Z$10])*FACT([.$B39]-[.Z$10]))*POWER(0.5;[.Z$10])*POWER(0.5;([.$B39]-[.Z$10]))" office:value-type="percentage" office:value="0.000884793698787689" calcext:value-type="percentage">
            <text:p>0.09%</text:p>
          </table:table-cell>
          <table:table-cell table:formula="of:=FACT([.$B39])/(FACT([.AA$10])*FACT([.$B39]-[.AA$10]))*POWER(0.5;[.AA$10])*POWER(0.5;([.$B39]-[.AA$10]))" office:value-type="percentage" office:value="0.000221198424696922" calcext:value-type="percentage">
            <text:p>0.02%</text:p>
          </table:table-cell>
          <table:table-cell table:formula="of:=FACT([.$B39])/(FACT([.AB$10])*FACT([.$B39]-[.AB$10]))*POWER(0.5;[.AB$10])*POWER(0.5;([.$B39]-[.AB$10]))" office:value-type="percentage" office:value="0.0000442396849393845" calcext:value-type="percentage">
            <text:p>0.00%</text:p>
          </table:table-cell>
          <table:table-cell table:formula="of:=FACT([.$B39])/(FACT([.AC$10])*FACT([.$B39]-[.AC$10]))*POWER(0.5;[.AC$10])*POWER(0.5;([.$B39]-[.AC$10]))" office:value-type="percentage" office:value="0.00000680610537528991" calcext:value-type="percentage">
            <text:p>0.00%</text:p>
          </table:table-cell>
          <table:table-cell table:formula="of:=FACT([.$B39])/(FACT([.AD$10])*FACT([.$B39]-[.AD$10]))*POWER(0.5;[.AD$10])*POWER(0.5;([.$B39]-[.AD$10]))" office:value-type="percentage" office:value="0.000000756233930587768" calcext:value-type="percentage">
            <text:p>0.00%</text:p>
          </table:table-cell>
          <table:table-cell table:formula="of:=FACT([.$B39])/(FACT([.AE$10])*FACT([.$B39]-[.AE$10]))*POWER(0.5;[.AE$10])*POWER(0.5;([.$B39]-[.AE$10]))" office:value-type="percentage" office:value="0.0000000540167093276978" calcext:value-type="percentage">
            <text:p>0.00%</text:p>
          </table:table-cell>
          <table:table-cell table:formula="of:=FACT([.$B39])/(FACT([.AF$10])*FACT([.$B39]-[.AF$10]))*POWER(0.5;[.AF$10])*POWER(0.5;([.$B39]-[.AF$10]))" office:value-type="percentage" office:value="0.00000000186264514923096" calcext:value-type="percentage">
            <text:p>0.00%</text:p>
          </table:table-cell>
          <table:table-cell/>
        </table:table-row>
        <table:table-row table:style-name="ro1">
          <table:table-cell table:style-name="ce21" table:formula="of:=SUM([.C40:.AG40])" office:value-type="percentage" office:value="1" calcext:value-type="percentage">
            <text:p>100.00%</text:p>
          </table:table-cell>
          <table:table-cell table:formula="of:=[.B39]+1" office:value-type="float" office:value="30" calcext:value-type="float">
            <text:p>30</text:p>
          </table:table-cell>
          <table:table-cell table:formula="of:=FACT([.$B40])/(FACT([.C$10])*FACT([.$B40]-[.C$10]))*POWER(0.5;[.C$10])*POWER(0.5;([.$B40]-[.C$10]))" office:value-type="percentage" office:value="0.000000000931322574615479" calcext:value-type="percentage">
            <text:p>0.00%</text:p>
          </table:table-cell>
          <table:table-cell table:style-name="ce3" table:formula="of:=FACT([.$B40])/(FACT([.D$10])*FACT([.$B40]-[.D$10]))*POWER(0.5;[.D$10])*POWER(0.5;([.$B40]-[.D$10]))" office:value-type="percentage" office:value="0.0000000279396772384644" calcext:value-type="percentage">
            <text:p>0.00%</text:p>
          </table:table-cell>
          <table:table-cell table:style-name="ce3" table:formula="of:=FACT([.$B40])/(FACT([.E$10])*FACT([.$B40]-[.E$10]))*POWER(0.5;[.E$10])*POWER(0.5;([.$B40]-[.E$10]))" office:value-type="percentage" office:value="0.000000405125319957733" calcext:value-type="percentage">
            <text:p>0.00%</text:p>
          </table:table-cell>
          <table:table-cell table:style-name="ce3" table:formula="of:=FACT([.$B40])/(FACT([.F$10])*FACT([.$B40]-[.F$10]))*POWER(0.5;[.F$10])*POWER(0.5;([.$B40]-[.F$10]))" office:value-type="percentage" office:value="0.00000378116965293884" calcext:value-type="percentage">
            <text:p>0.00%</text:p>
          </table:table-cell>
          <table:table-cell table:style-name="ce3" table:formula="of:=FACT([.$B40])/(FACT([.G$10])*FACT([.$B40]-[.G$10]))*POWER(0.5;[.G$10])*POWER(0.5;([.$B40]-[.G$10]))" office:value-type="percentage" office:value="0.0000255228951573372" calcext:value-type="percentage">
            <text:p>0.00%</text:p>
          </table:table-cell>
          <table:table-cell table:style-name="ce3" table:formula="of:=FACT([.$B40])/(FACT([.H$10])*FACT([.$B40]-[.H$10]))*POWER(0.5;[.H$10])*POWER(0.5;([.$B40]-[.H$10]))" office:value-type="percentage" office:value="0.000132719054818153" calcext:value-type="percentage">
            <text:p>0.01%</text:p>
          </table:table-cell>
          <table:table-cell table:formula="of:=FACT([.$B40])/(FACT([.I$10])*FACT([.$B40]-[.I$10]))*POWER(0.5;[.I$10])*POWER(0.5;([.$B40]-[.I$10]))" office:value-type="percentage" office:value="0.000552996061742306" calcext:value-type="percentage">
            <text:p>0.06%</text:p>
          </table:table-cell>
          <table:table-cell table:formula="of:=FACT([.$B40])/(FACT([.J$10])*FACT([.$B40]-[.J$10]))*POWER(0.5;[.J$10])*POWER(0.5;([.$B40]-[.J$10]))" office:value-type="percentage" office:value="0.00189598649740219" calcext:value-type="percentage">
            <text:p>0.19%</text:p>
          </table:table-cell>
          <table:table-cell table:formula="of:=FACT([.$B40])/(FACT([.K$10])*FACT([.$B40]-[.K$10]))*POWER(0.5;[.K$10])*POWER(0.5;([.$B40]-[.K$10]))" office:value-type="percentage" office:value="0.0054509611800313" calcext:value-type="percentage">
            <text:p>0.55%</text:p>
          </table:table-cell>
          <table:table-cell table:formula="of:=FACT([.$B40])/(FACT([.L$10])*FACT([.$B40]-[.L$10]))*POWER(0.5;[.L$10])*POWER(0.5;([.$B40]-[.L$10]))" office:value-type="percentage" office:value="0.0133245717734098" calcext:value-type="percentage">
            <text:p>1.33%</text:p>
          </table:table-cell>
          <table:table-cell table:formula="of:=FACT([.$B40])/(FACT([.M$10])*FACT([.$B40]-[.M$10]))*POWER(0.5;[.M$10])*POWER(0.5;([.$B40]-[.M$10]))" office:value-type="percentage" office:value="0.0279816007241607" calcext:value-type="percentage">
            <text:p>2.80%</text:p>
          </table:table-cell>
          <table:table-cell table:formula="of:=FACT([.$B40])/(FACT([.N$10])*FACT([.$B40]-[.N$10]))*POWER(0.5;[.N$10])*POWER(0.5;([.$B40]-[.N$10]))" office:value-type="percentage" office:value="0.0508756376802921" calcext:value-type="percentage">
            <text:p>5.09%</text:p>
          </table:table-cell>
          <table:table-cell table:formula="of:=FACT([.$B40])/(FACT([.O$10])*FACT([.$B40]-[.O$10]))*POWER(0.5;[.O$10])*POWER(0.5;([.$B40]-[.O$10]))" office:value-type="percentage" office:value="0.0805530929937959" calcext:value-type="percentage">
            <text:p>8.06%</text:p>
          </table:table-cell>
          <table:table-cell table:formula="of:=FACT([.$B40])/(FACT([.P$10])*FACT([.$B40]-[.P$10]))*POWER(0.5;[.P$10])*POWER(0.5;([.$B40]-[.P$10]))" office:value-type="percentage" office:value="0.111535051837564" calcext:value-type="percentage">
            <text:p>11.15%</text:p>
          </table:table-cell>
          <table:table-cell table:formula="of:=FACT([.$B40])/(FACT([.Q$10])*FACT([.$B40]-[.Q$10]))*POWER(0.5;[.Q$10])*POWER(0.5;([.$B40]-[.Q$10]))" office:value-type="percentage" office:value="0.13543542008847" calcext:value-type="percentage">
            <text:p>13.54%</text:p>
          </table:table-cell>
          <table:table-cell table:formula="of:=FACT([.$B40])/(FACT([.R$10])*FACT([.$B40]-[.R$10]))*POWER(0.5;[.R$10])*POWER(0.5;([.$B40]-[.R$10]))" office:value-type="percentage" office:value="0.144464448094368" calcext:value-type="percentage">
            <text:p>14.45%</text:p>
          </table:table-cell>
          <table:table-cell table:formula="of:=FACT([.$B40])/(FACT([.S$10])*FACT([.$B40]-[.S$10]))*POWER(0.5;[.S$10])*POWER(0.5;([.$B40]-[.S$10]))" office:value-type="percentage" office:value="0.13543542008847" calcext:value-type="percentage">
            <text:p>13.54%</text:p>
          </table:table-cell>
          <table:table-cell table:formula="of:=FACT([.$B40])/(FACT([.T$10])*FACT([.$B40]-[.T$10]))*POWER(0.5;[.T$10])*POWER(0.5;([.$B40]-[.T$10]))" office:value-type="percentage" office:value="0.111535051837564" calcext:value-type="percentage">
            <text:p>11.15%</text:p>
          </table:table-cell>
          <table:table-cell table:formula="of:=FACT([.$B40])/(FACT([.U$10])*FACT([.$B40]-[.U$10]))*POWER(0.5;[.U$10])*POWER(0.5;([.$B40]-[.U$10]))" office:value-type="percentage" office:value="0.0805530929937959" calcext:value-type="percentage">
            <text:p>8.06%</text:p>
          </table:table-cell>
          <table:table-cell table:formula="of:=FACT([.$B40])/(FACT([.V$10])*FACT([.$B40]-[.V$10]))*POWER(0.5;[.V$10])*POWER(0.5;([.$B40]-[.V$10]))" office:value-type="percentage" office:value="0.0508756376802921" calcext:value-type="percentage">
            <text:p>5.09%</text:p>
          </table:table-cell>
          <table:table-cell table:formula="of:=FACT([.$B40])/(FACT([.W$10])*FACT([.$B40]-[.W$10]))*POWER(0.5;[.W$10])*POWER(0.5;([.$B40]-[.W$10]))" office:value-type="percentage" office:value="0.0279816007241607" calcext:value-type="percentage">
            <text:p>2.80%</text:p>
          </table:table-cell>
          <table:table-cell table:formula="of:=FACT([.$B40])/(FACT([.X$10])*FACT([.$B40]-[.X$10]))*POWER(0.5;[.X$10])*POWER(0.5;([.$B40]-[.X$10]))" office:value-type="percentage" office:value="0.0133245717734098" calcext:value-type="percentage">
            <text:p>1.33%</text:p>
          </table:table-cell>
          <table:table-cell table:formula="of:=FACT([.$B40])/(FACT([.Y$10])*FACT([.$B40]-[.Y$10]))*POWER(0.5;[.Y$10])*POWER(0.5;([.$B40]-[.Y$10]))" office:value-type="percentage" office:value="0.0054509611800313" calcext:value-type="percentage">
            <text:p>0.55%</text:p>
          </table:table-cell>
          <table:table-cell table:formula="of:=FACT([.$B40])/(FACT([.Z$10])*FACT([.$B40]-[.Z$10]))*POWER(0.5;[.Z$10])*POWER(0.5;([.$B40]-[.Z$10]))" office:value-type="percentage" office:value="0.00189598649740219" calcext:value-type="percentage">
            <text:p>0.19%</text:p>
          </table:table-cell>
          <table:table-cell table:formula="of:=FACT([.$B40])/(FACT([.AA$10])*FACT([.$B40]-[.AA$10]))*POWER(0.5;[.AA$10])*POWER(0.5;([.$B40]-[.AA$10]))" office:value-type="percentage" office:value="0.000552996061742306" calcext:value-type="percentage">
            <text:p>0.06%</text:p>
          </table:table-cell>
          <table:table-cell table:formula="of:=FACT([.$B40])/(FACT([.AB$10])*FACT([.$B40]-[.AB$10]))*POWER(0.5;[.AB$10])*POWER(0.5;([.$B40]-[.AB$10]))" office:value-type="percentage" office:value="0.000132719054818153" calcext:value-type="percentage">
            <text:p>0.01%</text:p>
          </table:table-cell>
          <table:table-cell table:formula="of:=FACT([.$B40])/(FACT([.AC$10])*FACT([.$B40]-[.AC$10]))*POWER(0.5;[.AC$10])*POWER(0.5;([.$B40]-[.AC$10]))" office:value-type="percentage" office:value="0.0000255228951573372" calcext:value-type="percentage">
            <text:p>0.00%</text:p>
          </table:table-cell>
          <table:table-cell table:formula="of:=FACT([.$B40])/(FACT([.AD$10])*FACT([.$B40]-[.AD$10]))*POWER(0.5;[.AD$10])*POWER(0.5;([.$B40]-[.AD$10]))" office:value-type="percentage" office:value="0.00000378116965293884" calcext:value-type="percentage">
            <text:p>0.00%</text:p>
          </table:table-cell>
          <table:table-cell table:formula="of:=FACT([.$B40])/(FACT([.AE$10])*FACT([.$B40]-[.AE$10]))*POWER(0.5;[.AE$10])*POWER(0.5;([.$B40]-[.AE$10]))" office:value-type="percentage" office:value="0.000000405125319957733" calcext:value-type="percentage">
            <text:p>0.00%</text:p>
          </table:table-cell>
          <table:table-cell table:formula="of:=FACT([.$B40])/(FACT([.AF$10])*FACT([.$B40]-[.AF$10]))*POWER(0.5;[.AF$10])*POWER(0.5;([.$B40]-[.AF$10]))" office:value-type="percentage" office:value="0.0000000279396772384644" calcext:value-type="percentage">
            <text:p>0.00%</text:p>
          </table:table-cell>
          <table:table-cell table:formula="of:=FACT([.$B40])/(FACT([.AG$10])*FACT([.$B40]-[.AG$10]))*POWER(0.5;[.AG$10])*POWER(0.5;([.$B40]-[.AG$10]))" office:value-type="percentage" office:value="0.000000000931322574615479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Default" table:number-columns-repeated="31"/>
        </table:table-row>
        <table:table-row table:style-name="ro1">
          <table:table-cell office:value-type="string" calcext:value-type="string">
            <text:p>The above table shows probability to have exactly Y of the X questions correct (not at least Y).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Getting exactly 4 right, and exactly 5 right, are disjoint: they can’t both happen simultaneously. And they are independent.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Thus, the probability of either happening is the simple sum of their probabilities.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That’s why each row in the above table sums to exactly 100%.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That’s also why in the table below, we simply sum from zero up to Y.</text:p>
          </table:table-cell>
          <table:table-cell/>
          <table:table-cell table:style-name="Default" table:number-columns-repeated="31"/>
        </table:table-row>
        <table:table-row table:style-name="ro1">
          <table:table-cell table:number-columns-repeated="2"/>
          <table:table-cell table:style-name="Default" table:number-columns-repeated="31"/>
        </table:table-row>
        <table:table-row table:style-name="ro1">
          <table:table-cell office:value-type="string" calcext:value-type="string">
            <text:p>What %tile are you in (test confidence level) if you get <text:span text:style-name="T1">at least</text:span> Y questions correct</text:p>
          </table:table-cell>
          <table:table-cell/>
          <table:table-cell table:style-name="Default" table:number-columns-repeated="31"/>
        </table:table-row>
        <table:table-row table:style-name="ro1">
          <table:table-cell table:number-columns-repeated="2"/>
          <table:table-cell table:style-name="Default" office:value-type="string" calcext:value-type="string">
            <text:p>Correct Qs</text:p>
          </table:table-cell>
          <table:table-cell table:style-name="Default" table:number-columns-repeated="30"/>
        </table:table-row>
        <table:table-row table:style-name="ro1">
          <table:table-cell/>
          <table:table-cell office:value-type="string" calcext:value-type="string">
            <text:p>Total Q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C50]+1" office:value-type="float" office:value="1" calcext:value-type="float">
            <text:p>1</text:p>
          </table:table-cell>
          <table:table-cell table:style-name="Default" table:formula="of:=[.D50]+1" office:value-type="float" office:value="2" calcext:value-type="float">
            <text:p>2</text:p>
          </table:table-cell>
          <table:table-cell table:style-name="Default" table:formula="of:=[.E50]+1" office:value-type="float" office:value="3" calcext:value-type="float">
            <text:p>3</text:p>
          </table:table-cell>
          <table:table-cell table:style-name="Default" table:formula="of:=[.F50]+1" office:value-type="float" office:value="4" calcext:value-type="float">
            <text:p>4</text:p>
          </table:table-cell>
          <table:table-cell table:style-name="Default" table:formula="of:=[.G50]+1" office:value-type="float" office:value="5" calcext:value-type="float">
            <text:p>5</text:p>
          </table:table-cell>
          <table:table-cell table:style-name="Default" table:formula="of:=[.H50]+1" office:value-type="float" office:value="6" calcext:value-type="float">
            <text:p>6</text:p>
          </table:table-cell>
          <table:table-cell table:style-name="Default" table:formula="of:=[.I50]+1" office:value-type="float" office:value="7" calcext:value-type="float">
            <text:p>7</text:p>
          </table:table-cell>
          <table:table-cell table:style-name="Default" table:formula="of:=[.J50]+1" office:value-type="float" office:value="8" calcext:value-type="float">
            <text:p>8</text:p>
          </table:table-cell>
          <table:table-cell table:style-name="Default" table:formula="of:=[.K50]+1" office:value-type="float" office:value="9" calcext:value-type="float">
            <text:p>9</text:p>
          </table:table-cell>
          <table:table-cell table:style-name="Default" table:formula="of:=[.L50]+1" office:value-type="float" office:value="10" calcext:value-type="float">
            <text:p>10</text:p>
          </table:table-cell>
          <table:table-cell table:style-name="Default" table:formula="of:=[.M50]+1" office:value-type="float" office:value="11" calcext:value-type="float">
            <text:p>11</text:p>
          </table:table-cell>
          <table:table-cell table:style-name="Default" table:formula="of:=[.N50]+1" office:value-type="float" office:value="12" calcext:value-type="float">
            <text:p>12</text:p>
          </table:table-cell>
          <table:table-cell table:style-name="Default" table:formula="of:=[.O50]+1" office:value-type="float" office:value="13" calcext:value-type="float">
            <text:p>13</text:p>
          </table:table-cell>
          <table:table-cell table:style-name="Default" table:formula="of:=[.P50]+1" office:value-type="float" office:value="14" calcext:value-type="float">
            <text:p>14</text:p>
          </table:table-cell>
          <table:table-cell table:style-name="Default" table:formula="of:=[.Q50]+1" office:value-type="float" office:value="15" calcext:value-type="float">
            <text:p>15</text:p>
          </table:table-cell>
          <table:table-cell table:style-name="Default" table:formula="of:=[.R50]+1" office:value-type="float" office:value="16" calcext:value-type="float">
            <text:p>16</text:p>
          </table:table-cell>
          <table:table-cell table:style-name="Default" table:formula="of:=[.S50]+1" office:value-type="float" office:value="17" calcext:value-type="float">
            <text:p>17</text:p>
          </table:table-cell>
          <table:table-cell table:style-name="Default" table:formula="of:=[.T50]+1" office:value-type="float" office:value="18" calcext:value-type="float">
            <text:p>18</text:p>
          </table:table-cell>
          <table:table-cell table:style-name="Default" table:formula="of:=[.U50]+1" office:value-type="float" office:value="19" calcext:value-type="float">
            <text:p>19</text:p>
          </table:table-cell>
          <table:table-cell table:style-name="Default" table:formula="of:=[.V50]+1" office:value-type="float" office:value="20" calcext:value-type="float">
            <text:p>20</text:p>
          </table:table-cell>
          <table:table-cell table:style-name="Default" table:formula="of:=[.W50]+1" office:value-type="float" office:value="21" calcext:value-type="float">
            <text:p>21</text:p>
          </table:table-cell>
          <table:table-cell table:style-name="Default" table:formula="of:=[.X50]+1" office:value-type="float" office:value="22" calcext:value-type="float">
            <text:p>22</text:p>
          </table:table-cell>
          <table:table-cell table:style-name="Default" table:formula="of:=[.Y50]+1" office:value-type="float" office:value="23" calcext:value-type="float">
            <text:p>23</text:p>
          </table:table-cell>
          <table:table-cell table:style-name="Default" table:formula="of:=[.Z50]+1" office:value-type="float" office:value="24" calcext:value-type="float">
            <text:p>24</text:p>
          </table:table-cell>
          <table:table-cell table:style-name="Default" table:formula="of:=[.AA50]+1" office:value-type="float" office:value="25" calcext:value-type="float">
            <text:p>25</text:p>
          </table:table-cell>
          <table:table-cell table:style-name="Default" table:formula="of:=[.AB50]+1" office:value-type="float" office:value="26" calcext:value-type="float">
            <text:p>26</text:p>
          </table:table-cell>
          <table:table-cell table:style-name="Default" table:formula="of:=[.AC50]+1" office:value-type="float" office:value="27" calcext:value-type="float">
            <text:p>27</text:p>
          </table:table-cell>
          <table:table-cell table:style-name="Default" table:formula="of:=[.AD50]+1" office:value-type="float" office:value="28" calcext:value-type="float">
            <text:p>28</text:p>
          </table:table-cell>
          <table:table-cell table:style-name="Default" table:formula="of:=[.AE50]+1" office:value-type="float" office:value="29" calcext:value-type="float">
            <text:p>29</text:p>
          </table:table-cell>
          <table:table-cell table:style-name="Default" table:formula="of:=[.AF50]+1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formula="of:=1-SUM([.C11:.$D11])" office:value-type="percentage" office:value="0" calcext:value-type="percentage">
            <text:p>0.00%</text:p>
          </table:table-cell>
          <table:table-cell table:formula="of:=1-SUM([.$D11:.D11])" office:value-type="percentage" office:value="0.5" calcext:value-type="percentage">
            <text:p>50.00%</text:p>
          </table:table-cell>
          <table:table-cell table:number-columns-repeated="4"/>
          <table:table-cell table:style-name="ce7" table:number-columns-repeated="7"/>
          <table:table-cell table:number-columns-repeated="18"/>
        </table:table-row>
        <table:table-row table:style-name="ro1">
          <table:table-cell/>
          <table:table-cell table:formula="of:=[.B51]+1" office:value-type="float" office:value="2" calcext:value-type="float">
            <text:p>2</text:p>
          </table:table-cell>
          <table:table-cell table:style-name="ce4" table:formula="of:=1-SUM([.C12:.$E12])" office:value-type="percentage" office:value="0" calcext:value-type="percentage">
            <text:p>0.00%</text:p>
          </table:table-cell>
          <table:table-cell table:formula="of:=1-SUM([.D12:.$E12])" office:value-type="percentage" office:value="0.25" calcext:value-type="percentage">
            <text:p>25.00%</text:p>
          </table:table-cell>
          <table:table-cell table:formula="of:=1-SUM([.$E12:.E12])" office:value-type="percentage" office:value="0.75" calcext:value-type="percentage">
            <text:p>75.00%</text:p>
          </table:table-cell>
          <table:table-cell table:number-columns-repeated="3"/>
          <table:table-cell table:style-name="ce7" table:number-columns-repeated="7"/>
          <table:table-cell table:number-columns-repeated="18"/>
        </table:table-row>
        <table:table-row table:style-name="ro1">
          <table:table-cell/>
          <table:table-cell table:formula="of:=[.B52]+1" office:value-type="float" office:value="3" calcext:value-type="float">
            <text:p>3</text:p>
          </table:table-cell>
          <table:table-cell table:style-name="ce4" table:formula="of:=1-SUM([.C13:.$F13])" office:value-type="percentage" office:value="0" calcext:value-type="percentage">
            <text:p>0.00%</text:p>
          </table:table-cell>
          <table:table-cell table:formula="of:=1-SUM([.D13:.$F13])" office:value-type="percentage" office:value="0.125" calcext:value-type="percentage">
            <text:p>12.50%</text:p>
          </table:table-cell>
          <table:table-cell table:formula="of:=1-SUM([.E13:.$F13])" office:value-type="percentage" office:value="0.5" calcext:value-type="percentage">
            <text:p>50.00%</text:p>
          </table:table-cell>
          <table:table-cell table:formula="of:=1-SUM([.$F13:.F13])" office:value-type="percentage" office:value="0.875" calcext:value-type="percentage">
            <text:p>87.50%</text:p>
          </table:table-cell>
          <table:table-cell table:number-columns-repeated="2"/>
          <table:table-cell table:style-name="ce7" table:number-columns-repeated="7"/>
          <table:table-cell table:number-columns-repeated="18"/>
        </table:table-row>
        <table:table-row table:style-name="ro1">
          <table:table-cell table:style-name="ce2" office:value-type="string" calcext:value-type="string">
            <text:p>4 of 4 = 1/16 = 93.8</text:p>
          </table:table-cell>
          <table:table-cell table:formula="of:=[.B53]+1" office:value-type="float" office:value="4" calcext:value-type="float">
            <text:p>4</text:p>
          </table:table-cell>
          <table:table-cell table:style-name="ce4" table:formula="of:=1-SUM([.C14:.$G14])" office:value-type="percentage" office:value="0" calcext:value-type="percentage">
            <text:p>0.00%</text:p>
          </table:table-cell>
          <table:table-cell table:formula="of:=1-SUM([.D14:.$G14])" office:value-type="percentage" office:value="0.0625" calcext:value-type="percentage">
            <text:p>6.25%</text:p>
          </table:table-cell>
          <table:table-cell table:formula="of:=1-SUM([.E14:.$G14])" office:value-type="percentage" office:value="0.3125" calcext:value-type="percentage">
            <text:p>31.25%</text:p>
          </table:table-cell>
          <table:table-cell table:formula="of:=1-SUM([.F14:.$G14])" office:value-type="percentage" office:value="0.6875" calcext:value-type="percentage">
            <text:p>68.75%</text:p>
          </table:table-cell>
          <table:table-cell table:formula="of:=1-SUM([.$G14:.G14])" office:value-type="percentage" office:value="0.9375" calcext:value-type="percentage">
            <text:p>93.75%</text:p>
          </table:table-cell>
          <table:table-cell/>
          <table:table-cell table:style-name="ce7" table:number-columns-repeated="7"/>
          <table:table-cell table:number-columns-repeated="18"/>
        </table:table-row>
        <table:table-row table:style-name="ro1">
          <table:table-cell table:style-name="ce2" office:value-type="string" calcext:value-type="string">
            <text:p>5 of 5 = 1/32 = 96.9</text:p>
          </table:table-cell>
          <table:table-cell table:formula="of:=[.B54]+1" office:value-type="float" office:value="5" calcext:value-type="float">
            <text:p>5</text:p>
          </table:table-cell>
          <table:table-cell table:style-name="ce4" table:formula="of:=1-SUM([.C15:.$H15])" office:value-type="percentage" office:value="0" calcext:value-type="percentage">
            <text:p>0.00%</text:p>
          </table:table-cell>
          <table:table-cell table:formula="of:=1-SUM([.D15:.$H15])" office:value-type="percentage" office:value="0.03125" calcext:value-type="percentage">
            <text:p>3.13%</text:p>
          </table:table-cell>
          <table:table-cell table:formula="of:=1-SUM([.E15:.$H15])" office:value-type="percentage" office:value="0.1875" calcext:value-type="percentage">
            <text:p>18.75%</text:p>
          </table:table-cell>
          <table:table-cell table:formula="of:=1-SUM([.F15:.$H15])" office:value-type="percentage" office:value="0.5" calcext:value-type="percentage">
            <text:p>50.00%</text:p>
          </table:table-cell>
          <table:table-cell table:formula="of:=1-SUM([.G15:.$H15])" office:value-type="percentage" office:value="0.8125" calcext:value-type="percentage">
            <text:p>81.25%</text:p>
          </table:table-cell>
          <table:table-cell table:formula="of:=1-SUM([.$H15:.H15])" office:value-type="percentage" office:value="0.96875" calcext:value-type="percentage">
            <text:p>96.88%</text:p>
          </table:table-cell>
          <table:table-cell table:style-name="ce7" table:number-columns-repeated="7"/>
          <table:table-cell table:number-columns-repeated="18"/>
        </table:table-row>
        <table:table-row table:style-name="ro1">
          <table:table-cell table:style-name="ce2" office:value-type="string" calcext:value-type="string">
            <text:p>6 of 6 = 1/64 = 98.4</text:p>
          </table:table-cell>
          <table:table-cell table:formula="of:=[.B55]+1" office:value-type="float" office:value="6" calcext:value-type="float">
            <text:p>6</text:p>
          </table:table-cell>
          <table:table-cell table:style-name="ce4" table:formula="of:=1-SUM([.C16:.$I16])" office:value-type="percentage" office:value="0" calcext:value-type="percentage">
            <text:p>0.00%</text:p>
          </table:table-cell>
          <table:table-cell table:formula="of:=1-SUM([.D16:.$I16])" office:value-type="percentage" office:value="0.015625" calcext:value-type="percentage">
            <text:p>1.56%</text:p>
          </table:table-cell>
          <table:table-cell table:formula="of:=1-SUM([.E16:.$I16])" office:value-type="percentage" office:value="0.109375" calcext:value-type="percentage">
            <text:p>10.94%</text:p>
          </table:table-cell>
          <table:table-cell table:formula="of:=1-SUM([.F16:.$I16])" office:value-type="percentage" office:value="0.34375" calcext:value-type="percentage">
            <text:p>34.38%</text:p>
          </table:table-cell>
          <table:table-cell table:formula="of:=1-SUM([.G16:.$I16])" office:value-type="percentage" office:value="0.65625" calcext:value-type="percentage">
            <text:p>65.63%</text:p>
          </table:table-cell>
          <table:table-cell table:formula="of:=1-SUM([.H16:.$I16])" office:value-type="percentage" office:value="0.890625" calcext:value-type="percentage">
            <text:p>89.06%</text:p>
          </table:table-cell>
          <table:table-cell table:style-name="ce7" table:formula="of:=1-SUM([.$I16:.I16])" office:value-type="percentage" office:value="0.984375" calcext:value-type="percentage">
            <text:p>98.44%</text:p>
          </table:table-cell>
          <table:table-cell table:style-name="ce7" table:number-columns-repeated="6"/>
          <table:table-cell table:number-columns-repeated="18"/>
        </table:table-row>
        <table:table-row table:style-name="ro1">
          <table:table-cell table:style-name="ce2" office:value-type="string" calcext:value-type="string">
            <text:p>7 of 7 = 1/128 = 99.2</text:p>
          </table:table-cell>
          <table:table-cell table:formula="of:=[.B56]+1" office:value-type="float" office:value="7" calcext:value-type="float">
            <text:p>7</text:p>
          </table:table-cell>
          <table:table-cell table:style-name="ce4" table:formula="of:=1-SUM([.C17:.$J17])" office:value-type="percentage" office:value="0" calcext:value-type="percentage">
            <text:p>0.00%</text:p>
          </table:table-cell>
          <table:table-cell table:formula="of:=1-SUM([.D17:.$J17])" office:value-type="percentage" office:value="0.0078125" calcext:value-type="percentage">
            <text:p>0.78%</text:p>
          </table:table-cell>
          <table:table-cell table:formula="of:=1-SUM([.E17:.$J17])" office:value-type="percentage" office:value="0.0625" calcext:value-type="percentage">
            <text:p>6.25%</text:p>
          </table:table-cell>
          <table:table-cell table:formula="of:=1-SUM([.F17:.$J17])" office:value-type="percentage" office:value="0.2265625" calcext:value-type="percentage">
            <text:p>22.66%</text:p>
          </table:table-cell>
          <table:table-cell table:formula="of:=1-SUM([.G17:.$J17])" office:value-type="percentage" office:value="0.5" calcext:value-type="percentage">
            <text:p>50.00%</text:p>
          </table:table-cell>
          <table:table-cell table:formula="of:=1-SUM([.H17:.$J17])" office:value-type="percentage" office:value="0.7734375" calcext:value-type="percentage">
            <text:p>77.34%</text:p>
          </table:table-cell>
          <table:table-cell table:style-name="ce7" table:formula="of:=1-SUM([.I17:.$J17])" office:value-type="percentage" office:value="0.9375" calcext:value-type="percentage">
            <text:p>93.75%</text:p>
          </table:table-cell>
          <table:table-cell table:style-name="ce7" table:formula="of:=1-SUM([.$J17:.J17])" office:value-type="percentage" office:value="0.9921875" calcext:value-type="percentage">
            <text:p>99.22%</text:p>
          </table:table-cell>
          <table:table-cell table:style-name="ce7" table:number-columns-repeated="5"/>
          <table:table-cell table:number-columns-repeated="18"/>
        </table:table-row>
        <table:table-row table:style-name="ro1">
          <table:table-cell table:style-name="ce2" office:value-type="string" calcext:value-type="string">
            <text:p>8 of 8 = 1/256 = 99.6</text:p>
          </table:table-cell>
          <table:table-cell table:formula="of:=[.B57]+1" office:value-type="float" office:value="8" calcext:value-type="float">
            <text:p>8</text:p>
          </table:table-cell>
          <table:table-cell table:style-name="ce4" table:formula="of:=1-(SUM([.C18:.$K18]))" office:value-type="percentage" office:value="0" calcext:value-type="percentage">
            <text:p>0.00%</text:p>
          </table:table-cell>
          <table:table-cell table:formula="of:=1-(SUM([.D18:.$K18]))" office:value-type="percentage" office:value="0.00390625" calcext:value-type="percentage">
            <text:p>0.39%</text:p>
          </table:table-cell>
          <table:table-cell table:formula="of:=1-(SUM([.E18:.$K18]))" office:value-type="percentage" office:value="0.03515625" calcext:value-type="percentage">
            <text:p>3.52%</text:p>
          </table:table-cell>
          <table:table-cell table:formula="of:=1-(SUM([.F18:.$K18]))" office:value-type="percentage" office:value="0.14453125" calcext:value-type="percentage">
            <text:p>14.45%</text:p>
          </table:table-cell>
          <table:table-cell table:formula="of:=1-(SUM([.G18:.$K18]))" office:value-type="percentage" office:value="0.36328125" calcext:value-type="percentage">
            <text:p>36.33%</text:p>
          </table:table-cell>
          <table:table-cell table:formula="of:=1-(SUM([.H18:.$K18]))" office:value-type="percentage" office:value="0.63671875" calcext:value-type="percentage">
            <text:p>63.67%</text:p>
          </table:table-cell>
          <table:table-cell table:style-name="ce7" table:formula="of:=1-(SUM([.I18:.$K18]))" office:value-type="percentage" office:value="0.85546875" calcext:value-type="percentage">
            <text:p>85.55%</text:p>
          </table:table-cell>
          <table:table-cell table:style-name="ce7" table:formula="of:=1-(SUM([.J18:.$K18]))" office:value-type="percentage" office:value="0.96484375" calcext:value-type="percentage">
            <text:p>96.48%</text:p>
          </table:table-cell>
          <table:table-cell table:style-name="ce7" table:formula="of:=1-(SUM([.$K18:.K18]))" office:value-type="percentage" office:value="0.99609375" calcext:value-type="percentage">
            <text:p>99.61%</text:p>
          </table:table-cell>
          <table:table-cell table:style-name="ce7" table:number-columns-repeated="4"/>
          <table:table-cell table:number-columns-repeated="18"/>
        </table:table-row>
        <table:table-row table:style-name="ro1">
          <table:table-cell table:style-name="ce2" office:value-type="string" calcext:value-type="string">
            <text:p>9 of 9 = 1/512 = 99.8</text:p>
          </table:table-cell>
          <table:table-cell table:formula="of:=[.B58]+1" office:value-type="float" office:value="9" calcext:value-type="float">
            <text:p>9</text:p>
          </table:table-cell>
          <table:table-cell table:style-name="ce4" table:formula="of:=1-SUM([.C19:.$L19])" office:value-type="percentage" office:value="0" calcext:value-type="percentage">
            <text:p>0.00%</text:p>
          </table:table-cell>
          <table:table-cell table:formula="of:=1-SUM([.D19:.$L19])" office:value-type="percentage" office:value="0.001953125" calcext:value-type="percentage">
            <text:p>0.20%</text:p>
          </table:table-cell>
          <table:table-cell table:formula="of:=1-SUM([.E19:.$L19])" office:value-type="percentage" office:value="0.01953125" calcext:value-type="percentage">
            <text:p>1.95%</text:p>
          </table:table-cell>
          <table:table-cell table:formula="of:=1-SUM([.F19:.$L19])" office:value-type="percentage" office:value="0.08984375" calcext:value-type="percentage">
            <text:p>8.98%</text:p>
          </table:table-cell>
          <table:table-cell table:formula="of:=1-SUM([.G19:.$L19])" office:value-type="percentage" office:value="0.25390625" calcext:value-type="percentage">
            <text:p>25.39%</text:p>
          </table:table-cell>
          <table:table-cell table:formula="of:=1-SUM([.H19:.$L19])" office:value-type="percentage" office:value="0.5" calcext:value-type="percentage">
            <text:p>50.00%</text:p>
          </table:table-cell>
          <table:table-cell table:style-name="ce7" table:formula="of:=1-SUM([.I19:.$L19])" office:value-type="percentage" office:value="0.74609375" calcext:value-type="percentage">
            <text:p>74.61%</text:p>
          </table:table-cell>
          <table:table-cell table:style-name="ce7" table:formula="of:=1-SUM([.J19:.$L19])" office:value-type="percentage" office:value="0.91015625" calcext:value-type="percentage">
            <text:p>91.02%</text:p>
          </table:table-cell>
          <table:table-cell table:style-name="ce7" table:formula="of:=1-SUM([.K19:.$L19])" office:value-type="percentage" office:value="0.98046875" calcext:value-type="percentage">
            <text:p>98.05%</text:p>
          </table:table-cell>
          <table:table-cell table:style-name="ce7" table:formula="of:=1-SUM([.$L19:.L19])" office:value-type="percentage" office:value="0.998046875" calcext:value-type="percentage">
            <text:p>99.80%</text:p>
          </table:table-cell>
          <table:table-cell table:style-name="ce7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10 of 10 = 1/1024 = 99.9</text:p>
          </table:table-cell>
          <table:table-cell table:formula="of:=[.B59]+1" office:value-type="float" office:value="10" calcext:value-type="float">
            <text:p>10</text:p>
          </table:table-cell>
          <table:table-cell table:style-name="ce4" table:formula="of:=1-SUM([.C20:.$M20])" office:value-type="percentage" office:value="0" calcext:value-type="percentage">
            <text:p>0.00%</text:p>
          </table:table-cell>
          <table:table-cell table:formula="of:=1-SUM([.D20:.$M20])" office:value-type="percentage" office:value="0.0009765625" calcext:value-type="percentage">
            <text:p>0.10%</text:p>
          </table:table-cell>
          <table:table-cell table:formula="of:=1-SUM([.E20:.$M20])" office:value-type="percentage" office:value="0.0107421875" calcext:value-type="percentage">
            <text:p>1.07%</text:p>
          </table:table-cell>
          <table:table-cell table:formula="of:=1-SUM([.F20:.$M20])" office:value-type="percentage" office:value="0.0546875" calcext:value-type="percentage">
            <text:p>5.47%</text:p>
          </table:table-cell>
          <table:table-cell table:formula="of:=1-SUM([.G20:.$M20])" office:value-type="percentage" office:value="0.171875" calcext:value-type="percentage">
            <text:p>17.19%</text:p>
          </table:table-cell>
          <table:table-cell table:formula="of:=1-SUM([.H20:.$M20])" office:value-type="percentage" office:value="0.376953125" calcext:value-type="percentage">
            <text:p>37.70%</text:p>
          </table:table-cell>
          <table:table-cell table:style-name="ce7" table:formula="of:=1-SUM([.I20:.$M20])" office:value-type="percentage" office:value="0.623046875" calcext:value-type="percentage">
            <text:p>62.30%</text:p>
          </table:table-cell>
          <table:table-cell table:style-name="ce7" table:formula="of:=1-SUM([.J20:.$M20])" office:value-type="percentage" office:value="0.828125" calcext:value-type="percentage">
            <text:p>82.81%</text:p>
          </table:table-cell>
          <table:table-cell table:style-name="ce7" table:formula="of:=1-SUM([.K20:.$M20])" office:value-type="percentage" office:value="0.9453125" calcext:value-type="percentage">
            <text:p>94.53%</text:p>
          </table:table-cell>
          <table:table-cell table:style-name="ce7" table:formula="of:=1-SUM([.L20:.$M20])" office:value-type="percentage" office:value="0.9892578125" calcext:value-type="percentage">
            <text:p>98.93%</text:p>
          </table:table-cell>
          <table:table-cell table:style-name="ce7" table:formula="of:=1-SUM([.$M20:.M20])" office:value-type="percentage" office:value="0.9990234375" calcext:value-type="percentage">
            <text:p>99.90%</text:p>
          </table:table-cell>
          <table:table-cell table:style-name="ce7" table:number-columns-repeated="2"/>
          <table:table-cell table:number-columns-repeated="18"/>
        </table:table-row>
        <table:table-row table:style-name="ro1">
          <table:table-cell table:style-name="ce2" office:value-type="string" calcext:value-type="string">
            <text:p>11 of 11 = 1/2048 = 100.0</text:p>
          </table:table-cell>
          <table:table-cell table:formula="of:=[.B60]+1" office:value-type="float" office:value="11" calcext:value-type="float">
            <text:p>11</text:p>
          </table:table-cell>
          <table:table-cell table:style-name="ce4" table:formula="of:=1-SUM([.C21:.$N21])" office:value-type="percentage" office:value="0" calcext:value-type="percentage">
            <text:p>0.00%</text:p>
          </table:table-cell>
          <table:table-cell table:formula="of:=1-SUM([.D21:.$N21])" office:value-type="percentage" office:value="0.00048828125" calcext:value-type="percentage">
            <text:p>0.05%</text:p>
          </table:table-cell>
          <table:table-cell table:formula="of:=1-SUM([.E21:.$N21])" office:value-type="percentage" office:value="0.005859375" calcext:value-type="percentage">
            <text:p>0.59%</text:p>
          </table:table-cell>
          <table:table-cell table:formula="of:=1-SUM([.F21:.$N21])" office:value-type="percentage" office:value="0.03271484375" calcext:value-type="percentage">
            <text:p>3.27%</text:p>
          </table:table-cell>
          <table:table-cell table:formula="of:=1-SUM([.G21:.$N21])" office:value-type="percentage" office:value="0.11328125" calcext:value-type="percentage">
            <text:p>11.33%</text:p>
          </table:table-cell>
          <table:table-cell table:formula="of:=1-SUM([.H21:.$N21])" office:value-type="percentage" office:value="0.2744140625" calcext:value-type="percentage">
            <text:p>27.44%</text:p>
          </table:table-cell>
          <table:table-cell table:style-name="ce7" table:formula="of:=1-SUM([.I21:.$N21])" office:value-type="percentage" office:value="0.5" calcext:value-type="percentage">
            <text:p>50.00%</text:p>
          </table:table-cell>
          <table:table-cell table:style-name="ce7" table:formula="of:=1-SUM([.J21:.$N21])" office:value-type="percentage" office:value="0.7255859375" calcext:value-type="percentage">
            <text:p>72.56%</text:p>
          </table:table-cell>
          <table:table-cell table:style-name="ce7" table:formula="of:=1-SUM([.K21:.$N21])" office:value-type="percentage" office:value="0.88671875" calcext:value-type="percentage">
            <text:p>88.67%</text:p>
          </table:table-cell>
          <table:table-cell table:style-name="ce7" table:formula="of:=1-SUM([.L21:.$N21])" office:value-type="percentage" office:value="0.96728515625" calcext:value-type="percentage">
            <text:p>96.73%</text:p>
          </table:table-cell>
          <table:table-cell table:style-name="ce7" table:formula="of:=1-SUM([.M21:.$N21])" office:value-type="percentage" office:value="0.994140625" calcext:value-type="percentage">
            <text:p>99.41%</text:p>
          </table:table-cell>
          <table:table-cell table:style-name="ce7" table:formula="of:=1-SUM([.$N21:.N21])" office:value-type="percentage" office:value="0.99951171875" calcext:value-type="percentage">
            <text:p>99.95%</text:p>
          </table:table-cell>
          <table:table-cell table:style-name="ce7"/>
          <table:table-cell table:number-columns-repeated="18"/>
        </table:table-row>
        <table:table-row table:style-name="ro1">
          <table:table-cell table:style-name="ce2" office:value-type="string" calcext:value-type="string">
            <text:p>12 of 12 = 1/4096 = 100.0</text:p>
          </table:table-cell>
          <table:table-cell table:formula="of:=[.B61]+1" office:value-type="float" office:value="12" calcext:value-type="float">
            <text:p>12</text:p>
          </table:table-cell>
          <table:table-cell table:style-name="ce4" table:formula="of:=1-SUM([.C22:.$O22])" office:value-type="percentage" office:value="0" calcext:value-type="percentage">
            <text:p>0.00%</text:p>
          </table:table-cell>
          <table:table-cell table:formula="of:=1-SUM([.D22:.$O22])" office:value-type="percentage" office:value="0.000244140625" calcext:value-type="percentage">
            <text:p>0.02%</text:p>
          </table:table-cell>
          <table:table-cell table:formula="of:=1-SUM([.E22:.$O22])" office:value-type="percentage" office:value="0.003173828125" calcext:value-type="percentage">
            <text:p>0.32%</text:p>
          </table:table-cell>
          <table:table-cell table:formula="of:=1-SUM([.F22:.$O22])" office:value-type="percentage" office:value="0.019287109375" calcext:value-type="percentage">
            <text:p>1.93%</text:p>
          </table:table-cell>
          <table:table-cell table:formula="of:=1-SUM([.G22:.$O22])" office:value-type="percentage" office:value="0.072998046875" calcext:value-type="percentage">
            <text:p>7.30%</text:p>
          </table:table-cell>
          <table:table-cell table:formula="of:=1-SUM([.H22:.$O22])" office:value-type="percentage" office:value="0.19384765625" calcext:value-type="percentage">
            <text:p>19.38%</text:p>
          </table:table-cell>
          <table:table-cell table:style-name="ce7" table:formula="of:=1-SUM([.I22:.$O22])" office:value-type="percentage" office:value="0.38720703125" calcext:value-type="percentage">
            <text:p>38.72%</text:p>
          </table:table-cell>
          <table:table-cell table:style-name="ce7" table:formula="of:=1-SUM([.J22:.$O22])" office:value-type="percentage" office:value="0.61279296875" calcext:value-type="percentage">
            <text:p>61.28%</text:p>
          </table:table-cell>
          <table:table-cell table:style-name="ce7" table:formula="of:=1-SUM([.K22:.$O22])" office:value-type="percentage" office:value="0.80615234375" calcext:value-type="percentage">
            <text:p>80.62%</text:p>
          </table:table-cell>
          <table:table-cell table:style-name="ce7" table:formula="of:=1-SUM([.L22:.$O22])" office:value-type="percentage" office:value="0.927001953125" calcext:value-type="percentage">
            <text:p>92.70%</text:p>
          </table:table-cell>
          <table:table-cell table:style-name="ce7" table:formula="of:=1-SUM([.M22:.$O22])" office:value-type="percentage" office:value="0.980712890625" calcext:value-type="percentage">
            <text:p>98.07%</text:p>
          </table:table-cell>
          <table:table-cell table:style-name="ce7" table:formula="of:=1-SUM([.N22:.$O22])" office:value-type="percentage" office:value="0.996826171875" calcext:value-type="percentage">
            <text:p>99.68%</text:p>
          </table:table-cell>
          <table:table-cell table:style-name="ce7" table:formula="of:=1-SUM([.$O22:.O22])" office:value-type="percentage" office:value="0.999755859375" calcext:value-type="percentage">
            <text:p>99.98%</text:p>
          </table:table-cell>
          <table:table-cell table:number-columns-repeated="18"/>
        </table:table-row>
        <table:table-row table:style-name="ro1">
          <table:table-cell/>
          <table:table-cell table:formula="of:=[.B62]+1" office:value-type="float" office:value="13" calcext:value-type="float">
            <text:p>13</text:p>
          </table:table-cell>
          <table:table-cell table:style-name="ce5" table:formula="of:=1-SUM([.C23:.$AG23])" office:value-type="percentage" office:value="0" calcext:value-type="percentage">
            <text:p>0.00%</text:p>
          </table:table-cell>
          <table:table-cell table:formula="of:=1-SUM([.D23:.$AG23])" office:value-type="percentage" office:value="0.0001220703125" calcext:value-type="percentage">
            <text:p>0.01%</text:p>
          </table:table-cell>
          <table:table-cell table:formula="of:=1-SUM([.E23:.$AG23])" office:value-type="percentage" office:value="0.001708984375" calcext:value-type="percentage">
            <text:p>0.17%</text:p>
          </table:table-cell>
          <table:table-cell table:formula="of:=1-SUM([.F23:.$AG23])" office:value-type="percentage" office:value="0.01123046875" calcext:value-type="percentage">
            <text:p>1.12%</text:p>
          </table:table-cell>
          <table:table-cell table:formula="of:=1-SUM([.G23:.$AG23])" office:value-type="percentage" office:value="0.046142578125" calcext:value-type="percentage">
            <text:p>4.61%</text:p>
          </table:table-cell>
          <table:table-cell table:formula="of:=1-SUM([.H23:.$AG23])" office:value-type="percentage" office:value="0.1334228515625" calcext:value-type="percentage">
            <text:p>13.34%</text:p>
          </table:table-cell>
          <table:table-cell table:style-name="ce7" table:formula="of:=1-SUM([.I23:.$AG23])" office:value-type="percentage" office:value="0.29052734375" calcext:value-type="percentage">
            <text:p>29.05%</text:p>
          </table:table-cell>
          <table:table-cell table:style-name="ce7" table:formula="of:=1-SUM([.J23:.$AG23])" office:value-type="percentage" office:value="0.5" calcext:value-type="percentage">
            <text:p>50.00%</text:p>
          </table:table-cell>
          <table:table-cell table:style-name="ce7" table:formula="of:=1-SUM([.K23:.$AG23])" office:value-type="percentage" office:value="0.70947265625" calcext:value-type="percentage">
            <text:p>70.95%</text:p>
          </table:table-cell>
          <table:table-cell table:style-name="ce7" table:formula="of:=1-SUM([.L23:.$AG23])" office:value-type="percentage" office:value="0.8665771484375" calcext:value-type="percentage">
            <text:p>86.66%</text:p>
          </table:table-cell>
          <table:table-cell table:style-name="ce7" table:formula="of:=1-SUM([.M23:.$AG23])" office:value-type="percentage" office:value="0.953857421875" calcext:value-type="percentage">
            <text:p>95.39%</text:p>
          </table:table-cell>
          <table:table-cell table:style-name="ce7" table:formula="of:=1-SUM([.N23:.$AG23])" office:value-type="percentage" office:value="0.98876953125" calcext:value-type="percentage">
            <text:p>98.88%</text:p>
          </table:table-cell>
          <table:table-cell table:style-name="ce7" table:formula="of:=1-SUM([.O23:.$AG23])" office:value-type="percentage" office:value="0.998291015625" calcext:value-type="percentage">
            <text:p>99.83%</text:p>
          </table:table-cell>
          <table:table-cell table:style-name="ce7" table:formula="of:=1-SUM([.P23:.$AG23])" office:value-type="percentage" office:value="0.9998779296875" calcext:value-type="percentage">
            <text:p>99.99%</text:p>
          </table:table-cell>
          <table:table-cell table:number-columns-repeated="17"/>
        </table:table-row>
        <table:table-row table:style-name="ro1">
          <table:table-cell/>
          <table:table-cell table:formula="of:=[.B63]+1" office:value-type="float" office:value="14" calcext:value-type="float">
            <text:p>14</text:p>
          </table:table-cell>
          <table:table-cell table:style-name="ce5" table:formula="of:=1-SUM([.C24:.$AG24])" office:value-type="percentage" office:value="0" calcext:value-type="percentage">
            <text:p>0.00%</text:p>
          </table:table-cell>
          <table:table-cell table:formula="of:=1-SUM([.D24:.$AG24])" office:value-type="percentage" office:value="0.00006103515625" calcext:value-type="percentage">
            <text:p>0.01%</text:p>
          </table:table-cell>
          <table:table-cell table:formula="of:=1-SUM([.E24:.$AG24])" office:value-type="percentage" office:value="0.00091552734375" calcext:value-type="percentage">
            <text:p>0.09%</text:p>
          </table:table-cell>
          <table:table-cell table:formula="of:=1-SUM([.F24:.$AG24])" office:value-type="percentage" office:value="0.0064697265625" calcext:value-type="percentage">
            <text:p>0.65%</text:p>
          </table:table-cell>
          <table:table-cell table:formula="of:=1-SUM([.G24:.$AG24])" office:value-type="percentage" office:value="0.0286865234375" calcext:value-type="percentage">
            <text:p>2.87%</text:p>
          </table:table-cell>
          <table:table-cell table:formula="of:=1-SUM([.H24:.$AG24])" office:value-type="percentage" office:value="0.08978271484375" calcext:value-type="percentage">
            <text:p>8.98%</text:p>
          </table:table-cell>
          <table:table-cell table:style-name="ce7" table:formula="of:=1-SUM([.I24:.$AG24])" office:value-type="percentage" office:value="0.21197509765625" calcext:value-type="percentage">
            <text:p>21.20%</text:p>
          </table:table-cell>
          <table:table-cell table:style-name="ce7" table:formula="of:=1-SUM([.J24:.$AG24])" office:value-type="percentage" office:value="0.395263671875" calcext:value-type="percentage">
            <text:p>39.53%</text:p>
          </table:table-cell>
          <table:table-cell table:style-name="ce7" table:formula="of:=1-SUM([.K24:.$AG24])" office:value-type="percentage" office:value="0.604736328125" calcext:value-type="percentage">
            <text:p>60.47%</text:p>
          </table:table-cell>
          <table:table-cell table:style-name="ce7" table:formula="of:=1-SUM([.L24:.$AG24])" office:value-type="percentage" office:value="0.78802490234375" calcext:value-type="percentage">
            <text:p>78.80%</text:p>
          </table:table-cell>
          <table:table-cell table:style-name="ce7" table:formula="of:=1-SUM([.M24:.$AG24])" office:value-type="percentage" office:value="0.91021728515625" calcext:value-type="percentage">
            <text:p>91.02%</text:p>
          </table:table-cell>
          <table:table-cell table:style-name="ce7" table:formula="of:=1-SUM([.N24:.$AG24])" office:value-type="percentage" office:value="0.9713134765625" calcext:value-type="percentage">
            <text:p>97.13%</text:p>
          </table:table-cell>
          <table:table-cell table:style-name="ce7" table:formula="of:=1-SUM([.O24:.$AG24])" office:value-type="percentage" office:value="0.9935302734375" calcext:value-type="percentage">
            <text:p>99.35%</text:p>
          </table:table-cell>
          <table:table-cell table:style-name="ce7" table:formula="of:=1-SUM([.P24:.$AG24])" office:value-type="percentage" office:value="0.99908447265625" calcext:value-type="percentage">
            <text:p>99.91%</text:p>
          </table:table-cell>
          <table:table-cell table:style-name="ce7" table:formula="of:=1-SUM([.Q24:.$AG24])" office:value-type="percentage" office:value="0.99993896484375" calcext:value-type="percentage">
            <text:p>99.99%</text:p>
          </table:table-cell>
          <table:table-cell table:number-columns-repeated="16"/>
        </table:table-row>
        <table:table-row table:style-name="ro1">
          <table:table-cell/>
          <table:table-cell table:formula="of:=[.B64]+1" office:value-type="float" office:value="15" calcext:value-type="float">
            <text:p>15</text:p>
          </table:table-cell>
          <table:table-cell table:style-name="ce5" table:formula="of:=1-SUM([.C25:.$AG25])" office:value-type="percentage" office:value="0" calcext:value-type="percentage">
            <text:p>0.00%</text:p>
          </table:table-cell>
          <table:table-cell table:formula="of:=1-SUM([.D25:.$AG25])" office:value-type="percentage" office:value="0.000030517578125" calcext:value-type="percentage">
            <text:p>0.00%</text:p>
          </table:table-cell>
          <table:table-cell table:formula="of:=1-SUM([.E25:.$AG25])" office:value-type="percentage" office:value="0.00048828125" calcext:value-type="percentage">
            <text:p>0.05%</text:p>
          </table:table-cell>
          <table:table-cell table:formula="of:=1-SUM([.F25:.$AG25])" office:value-type="percentage" office:value="0.003692626953125" calcext:value-type="percentage">
            <text:p>0.37%</text:p>
          </table:table-cell>
          <table:table-cell table:formula="of:=1-SUM([.G25:.$AG25])" office:value-type="percentage" office:value="0.017578125" calcext:value-type="percentage">
            <text:p>1.76%</text:p>
          </table:table-cell>
          <table:table-cell table:formula="of:=1-SUM([.H25:.$AG25])" office:value-type="percentage" office:value="0.059234619140625" calcext:value-type="percentage">
            <text:p>5.92%</text:p>
          </table:table-cell>
          <table:table-cell table:style-name="ce7" table:formula="of:=1-SUM([.I25:.$AG25])" office:value-type="percentage" office:value="0.15087890625" calcext:value-type="percentage">
            <text:p>15.09%</text:p>
          </table:table-cell>
          <table:table-cell table:style-name="ce7" table:formula="of:=1-SUM([.J25:.$AG25])" office:value-type="percentage" office:value="0.303619384765625" calcext:value-type="percentage">
            <text:p>30.36%</text:p>
          </table:table-cell>
          <table:table-cell table:style-name="ce7" table:formula="of:=1-SUM([.K25:.$AG25])" office:value-type="percentage" office:value="0.5" calcext:value-type="percentage">
            <text:p>50.00%</text:p>
          </table:table-cell>
          <table:table-cell table:style-name="ce7" table:formula="of:=1-SUM([.L25:.$AG25])" office:value-type="percentage" office:value="0.696380615234375" calcext:value-type="percentage">
            <text:p>69.64%</text:p>
          </table:table-cell>
          <table:table-cell table:style-name="ce7" table:formula="of:=1-SUM([.M25:.$AG25])" office:value-type="percentage" office:value="0.84912109375" calcext:value-type="percentage">
            <text:p>84.91%</text:p>
          </table:table-cell>
          <table:table-cell table:style-name="ce7" table:formula="of:=1-SUM([.N25:.$AG25])" office:value-type="percentage" office:value="0.940765380859375" calcext:value-type="percentage">
            <text:p>94.08%</text:p>
          </table:table-cell>
          <table:table-cell table:style-name="ce7" table:formula="of:=1-SUM([.O25:.$AG25])" office:value-type="percentage" office:value="0.982421875" calcext:value-type="percentage">
            <text:p>98.24%</text:p>
          </table:table-cell>
          <table:table-cell table:style-name="ce7" table:formula="of:=1-SUM([.P25:.$AG25])" office:value-type="percentage" office:value="0.996307373046875" calcext:value-type="percentage">
            <text:p>99.63%</text:p>
          </table:table-cell>
          <table:table-cell table:style-name="ce7" table:formula="of:=1-SUM([.Q25:.$AG25])" office:value-type="percentage" office:value="0.99951171875" calcext:value-type="percentage">
            <text:p>99.95%</text:p>
          </table:table-cell>
          <table:table-cell table:style-name="ce7" table:formula="of:=1-SUM([.R25:.$AG25])" office:value-type="percentage" office:value="0.999969482421875" calcext:value-type="percentage">
            <text:p>100.00%</text:p>
          </table:table-cell>
          <table:table-cell table:number-columns-repeated="15"/>
        </table:table-row>
        <table:table-row table:style-name="ro1">
          <table:table-cell/>
          <table:table-cell table:formula="of:=[.B65]+1" office:value-type="float" office:value="16" calcext:value-type="float">
            <text:p>16</text:p>
          </table:table-cell>
          <table:table-cell table:style-name="ce5" table:formula="of:=1-SUM([.C26:.$AG26])" office:value-type="percentage" office:value="0" calcext:value-type="percentage">
            <text:p>0.00%</text:p>
          </table:table-cell>
          <table:table-cell table:formula="of:=1-SUM([.D26:.$AG26])" office:value-type="percentage" office:value="0.0000152587890625" calcext:value-type="percentage">
            <text:p>0.00%</text:p>
          </table:table-cell>
          <table:table-cell table:formula="of:=1-SUM([.E26:.$AG26])" office:value-type="percentage" office:value="0.0002593994140625" calcext:value-type="percentage">
            <text:p>0.03%</text:p>
          </table:table-cell>
          <table:table-cell table:formula="of:=1-SUM([.F26:.$AG26])" office:value-type="percentage" office:value="0.0020904541015625" calcext:value-type="percentage">
            <text:p>0.21%</text:p>
          </table:table-cell>
          <table:table-cell table:formula="of:=1-SUM([.G26:.$AG26])" office:value-type="percentage" office:value="0.0106353759765625" calcext:value-type="percentage">
            <text:p>1.06%</text:p>
          </table:table-cell>
          <table:table-cell table:formula="of:=1-SUM([.H26:.$AG26])" office:value-type="percentage" office:value="0.0384063720703125" calcext:value-type="percentage">
            <text:p>3.84%</text:p>
          </table:table-cell>
          <table:table-cell table:style-name="ce7" table:formula="of:=1-SUM([.I26:.$AG26])" office:value-type="percentage" office:value="0.105056762695313" calcext:value-type="percentage">
            <text:p>10.51%</text:p>
          </table:table-cell>
          <table:table-cell table:style-name="ce7" table:formula="of:=1-SUM([.J26:.$AG26])" office:value-type="percentage" office:value="0.227249145507812" calcext:value-type="percentage">
            <text:p>22.72%</text:p>
          </table:table-cell>
          <table:table-cell table:style-name="ce7" table:formula="of:=1-SUM([.K26:.$AG26])" office:value-type="percentage" office:value="0.401809692382813" calcext:value-type="percentage">
            <text:p>40.18%</text:p>
          </table:table-cell>
          <table:table-cell table:style-name="ce7" table:formula="of:=1-SUM([.L26:.$AG26])" office:value-type="percentage" office:value="0.598190307617188" calcext:value-type="percentage">
            <text:p>59.82%</text:p>
          </table:table-cell>
          <table:table-cell table:style-name="ce7" table:formula="of:=1-SUM([.M26:.$AG26])" office:value-type="percentage" office:value="0.772750854492188" calcext:value-type="percentage">
            <text:p>77.28%</text:p>
          </table:table-cell>
          <table:table-cell table:style-name="ce7" table:formula="of:=1-SUM([.N26:.$AG26])" office:value-type="percentage" office:value="0.894943237304688" calcext:value-type="percentage">
            <text:p>89.49%</text:p>
          </table:table-cell>
          <table:table-cell table:style-name="ce7" table:formula="of:=1-SUM([.O26:.$AG26])" office:value-type="percentage" office:value="0.961593627929688" calcext:value-type="percentage">
            <text:p>96.16%</text:p>
          </table:table-cell>
          <table:table-cell table:style-name="ce7" table:formula="of:=1-SUM([.P26:.$AG26])" office:value-type="percentage" office:value="0.989364624023438" calcext:value-type="percentage">
            <text:p>98.94%</text:p>
          </table:table-cell>
          <table:table-cell table:style-name="ce7" table:formula="of:=1-SUM([.Q26:.$AG26])" office:value-type="percentage" office:value="0.997909545898438" calcext:value-type="percentage">
            <text:p>99.79%</text:p>
          </table:table-cell>
          <table:table-cell table:style-name="ce7" table:formula="of:=1-SUM([.R26:.$AG26])" office:value-type="percentage" office:value="0.999740600585938" calcext:value-type="percentage">
            <text:p>99.97%</text:p>
          </table:table-cell>
          <table:table-cell table:style-name="ce7" table:formula="of:=1-SUM([.S26:.$AG26])" office:value-type="percentage" office:value="0.999984741210938" calcext:value-type="percentage">
            <text:p>100.00%</text:p>
          </table:table-cell>
          <table:table-cell table:number-columns-repeated="14"/>
        </table:table-row>
        <table:table-row table:style-name="ro1">
          <table:table-cell/>
          <table:table-cell table:formula="of:=[.B66]+1" office:value-type="float" office:value="17" calcext:value-type="float">
            <text:p>17</text:p>
          </table:table-cell>
          <table:table-cell table:style-name="ce5" table:formula="of:=1-SUM([.C27:.$AG27])" office:value-type="percentage" office:value="0" calcext:value-type="percentage">
            <text:p>0.00%</text:p>
          </table:table-cell>
          <table:table-cell table:formula="of:=1-SUM([.D27:.$AG27])" office:value-type="percentage" office:value="0.00000762939453125" calcext:value-type="percentage">
            <text:p>0.00%</text:p>
          </table:table-cell>
          <table:table-cell table:formula="of:=1-SUM([.E27:.$AG27])" office:value-type="percentage" office:value="0.0001373291015625" calcext:value-type="percentage">
            <text:p>0.01%</text:p>
          </table:table-cell>
          <table:table-cell table:formula="of:=1-SUM([.F27:.$AG27])" office:value-type="percentage" office:value="0.0011749267578125" calcext:value-type="percentage">
            <text:p>0.12%</text:p>
          </table:table-cell>
          <table:table-cell table:formula="of:=1-SUM([.G27:.$AG27])" office:value-type="percentage" office:value="0.0063629150390625" calcext:value-type="percentage">
            <text:p>0.64%</text:p>
          </table:table-cell>
          <table:table-cell table:formula="of:=1-SUM([.H27:.$AG27])" office:value-type="percentage" office:value="0.0245208740234375" calcext:value-type="percentage">
            <text:p>2.45%</text:p>
          </table:table-cell>
          <table:table-cell table:style-name="ce7" table:formula="of:=1-SUM([.I27:.$AG27])" office:value-type="percentage" office:value="0.0717315673828125" calcext:value-type="percentage">
            <text:p>7.17%</text:p>
          </table:table-cell>
          <table:table-cell table:style-name="ce7" table:formula="of:=1-SUM([.J27:.$AG27])" office:value-type="percentage" office:value="0.166152954101563" calcext:value-type="percentage">
            <text:p>16.62%</text:p>
          </table:table-cell>
          <table:table-cell table:style-name="ce7" table:formula="of:=1-SUM([.K27:.$AG27])" office:value-type="percentage" office:value="0.314529418945312" calcext:value-type="percentage">
            <text:p>31.45%</text:p>
          </table:table-cell>
          <table:table-cell table:style-name="ce7" table:formula="of:=1-SUM([.L27:.$AG27])" office:value-type="percentage" office:value="0.5" calcext:value-type="percentage">
            <text:p>50.00%</text:p>
          </table:table-cell>
          <table:table-cell table:style-name="ce7" table:formula="of:=1-SUM([.M27:.$AG27])" office:value-type="percentage" office:value="0.685470581054688" calcext:value-type="percentage">
            <text:p>68.55%</text:p>
          </table:table-cell>
          <table:table-cell table:style-name="ce7" table:formula="of:=1-SUM([.N27:.$AG27])" office:value-type="percentage" office:value="0.833847045898438" calcext:value-type="percentage">
            <text:p>83.38%</text:p>
          </table:table-cell>
          <table:table-cell table:style-name="ce7" table:formula="of:=1-SUM([.O27:.$AG27])" office:value-type="percentage" office:value="0.928268432617188" calcext:value-type="percentage">
            <text:p>92.83%</text:p>
          </table:table-cell>
          <table:table-cell table:style-name="ce7" table:formula="of:=1-SUM([.P27:.$AG27])" office:value-type="percentage" office:value="0.975479125976563" calcext:value-type="percentage">
            <text:p>97.55%</text:p>
          </table:table-cell>
          <table:table-cell table:style-name="ce7" table:formula="of:=1-SUM([.Q27:.$AG27])" office:value-type="percentage" office:value="0.993637084960938" calcext:value-type="percentage">
            <text:p>99.36%</text:p>
          </table:table-cell>
          <table:table-cell table:style-name="ce7" table:formula="of:=1-SUM([.R27:.$AG27])" office:value-type="percentage" office:value="0.998825073242188" calcext:value-type="percentage">
            <text:p>99.88%</text:p>
          </table:table-cell>
          <table:table-cell table:style-name="ce7" table:formula="of:=1-SUM([.S27:.$AG27])" office:value-type="percentage" office:value="0.999862670898438" calcext:value-type="percentage">
            <text:p>99.99%</text:p>
          </table:table-cell>
          <table:table-cell table:style-name="ce7" table:formula="of:=1-SUM([.T27:.$AG27])" office:value-type="percentage" office:value="0.999992370605469" calcext:value-type="percentage">
            <text:p>100.00%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float" office:value="18" calcext:value-type="float">
            <text:p>18</text:p>
          </table:table-cell>
          <table:table-cell table:style-name="ce5" table:formula="of:=1-SUM([.C28:.$AG28])" office:value-type="percentage" office:value="0" calcext:value-type="percentage">
            <text:p>0.00%</text:p>
          </table:table-cell>
          <table:table-cell table:formula="of:=1-SUM([.D28:.$AG28])" office:value-type="percentage" office:value="0.000003814697265625" calcext:value-type="percentage">
            <text:p>0.00%</text:p>
          </table:table-cell>
          <table:table-cell table:formula="of:=1-SUM([.E28:.$AG28])" office:value-type="percentage" office:value="0.000072479248046875" calcext:value-type="percentage">
            <text:p>0.01%</text:p>
          </table:table-cell>
          <table:table-cell table:formula="of:=1-SUM([.F28:.$AG28])" office:value-type="percentage" office:value="0.0006561279296875" calcext:value-type="percentage">
            <text:p>0.07%</text:p>
          </table:table-cell>
          <table:table-cell table:formula="of:=1-SUM([.G28:.$AG28])" office:value-type="percentage" office:value="0.0037689208984375" calcext:value-type="percentage">
            <text:p>0.38%</text:p>
          </table:table-cell>
          <table:table-cell table:formula="of:=1-SUM([.H28:.$AG28])" office:value-type="percentage" office:value="0.01544189453125" calcext:value-type="percentage">
            <text:p>1.54%</text:p>
          </table:table-cell>
          <table:table-cell table:style-name="ce7" table:formula="of:=1-SUM([.I28:.$AG28])" office:value-type="percentage" office:value="0.048126220703125" calcext:value-type="percentage">
            <text:p>4.81%</text:p>
          </table:table-cell>
          <table:table-cell table:style-name="ce7" table:formula="of:=1-SUM([.J28:.$AG28])" office:value-type="percentage" office:value="0.118942260742188" calcext:value-type="percentage">
            <text:p>11.89%</text:p>
          </table:table-cell>
          <table:table-cell table:style-name="ce7" table:formula="of:=1-SUM([.K28:.$AG28])" office:value-type="percentage" office:value="0.240341186523437" calcext:value-type="percentage">
            <text:p>24.03%</text:p>
          </table:table-cell>
          <table:table-cell table:style-name="ce7" table:formula="of:=1-SUM([.L28:.$AG28])" office:value-type="percentage" office:value="0.407264709472656" calcext:value-type="percentage">
            <text:p>40.73%</text:p>
          </table:table-cell>
          <table:table-cell table:style-name="ce7" table:formula="of:=1-SUM([.M28:.$AG28])" office:value-type="percentage" office:value="0.592735290527344" calcext:value-type="percentage">
            <text:p>59.27%</text:p>
          </table:table-cell>
          <table:table-cell table:style-name="ce7" table:formula="of:=1-SUM([.N28:.$AG28])" office:value-type="percentage" office:value="0.759658813476563" calcext:value-type="percentage">
            <text:p>75.97%</text:p>
          </table:table-cell>
          <table:table-cell table:style-name="ce7" table:formula="of:=1-SUM([.O28:.$AG28])" office:value-type="percentage" office:value="0.881057739257813" calcext:value-type="percentage">
            <text:p>88.11%</text:p>
          </table:table-cell>
          <table:table-cell table:style-name="ce7" table:formula="of:=1-SUM([.P28:.$AG28])" office:value-type="percentage" office:value="0.951873779296875" calcext:value-type="percentage">
            <text:p>95.19%</text:p>
          </table:table-cell>
          <table:table-cell table:style-name="ce7" table:formula="of:=1-SUM([.Q28:.$AG28])" office:value-type="percentage" office:value="0.98455810546875" calcext:value-type="percentage">
            <text:p>98.46%</text:p>
          </table:table-cell>
          <table:table-cell table:style-name="ce7" table:formula="of:=1-SUM([.R28:.$AG28])" office:value-type="percentage" office:value="0.996231079101563" calcext:value-type="percentage">
            <text:p>99.62%</text:p>
          </table:table-cell>
          <table:table-cell table:style-name="ce7" table:formula="of:=1-SUM([.S28:.$AG28])" office:value-type="percentage" office:value="0.999343872070313" calcext:value-type="percentage">
            <text:p>99.93%</text:p>
          </table:table-cell>
          <table:table-cell table:style-name="ce7" table:formula="of:=1-SUM([.T28:.$AG28])" office:value-type="percentage" office:value="0.999927520751953" calcext:value-type="percentage">
            <text:p>99.99%</text:p>
          </table:table-cell>
          <table:table-cell table:style-name="ce7" table:formula="of:=1-SUM([.U28:.$AG28])" office:value-type="percentage" office:value="0.999996185302734" calcext:value-type="percentage">
            <text:p>100.00%</text:p>
          </table:table-cell>
          <table:table-cell table:number-columns-repeated="12"/>
        </table:table-row>
        <table:table-row table:style-name="ro1">
          <table:table-cell/>
          <table:table-cell table:formula="of:=[.B68]+1" office:value-type="float" office:value="19" calcext:value-type="float">
            <text:p>19</text:p>
          </table:table-cell>
          <table:table-cell table:style-name="ce5" table:formula="of:=1-SUM([.C29:.$AG29])" office:value-type="percentage" office:value="0" calcext:value-type="percentage">
            <text:p>0.00%</text:p>
          </table:table-cell>
          <table:table-cell table:formula="of:=1-SUM([.D29:.$AG29])" office:value-type="percentage" office:value="0.0000019073486328125" calcext:value-type="percentage">
            <text:p>0.00%</text:p>
          </table:table-cell>
          <table:table-cell table:formula="of:=1-SUM([.E29:.$AG29])" office:value-type="percentage" office:value="0.00003814697265625" calcext:value-type="percentage">
            <text:p>0.00%</text:p>
          </table:table-cell>
          <table:table-cell table:formula="of:=1-SUM([.F29:.$AG29])" office:value-type="percentage" office:value="0.000364303588867187" calcext:value-type="percentage">
            <text:p>0.04%</text:p>
          </table:table-cell>
          <table:table-cell table:formula="of:=1-SUM([.G29:.$AG29])" office:value-type="percentage" office:value="0.0022125244140625" calcext:value-type="percentage">
            <text:p>0.22%</text:p>
          </table:table-cell>
          <table:table-cell table:formula="of:=1-SUM([.H29:.$AG29])" office:value-type="percentage" office:value="0.00960540771484375" calcext:value-type="percentage">
            <text:p>0.96%</text:p>
          </table:table-cell>
          <table:table-cell table:style-name="ce7" table:formula="of:=1-SUM([.I29:.$AG29])" office:value-type="percentage" office:value="0.0317840576171875" calcext:value-type="percentage">
            <text:p>3.18%</text:p>
          </table:table-cell>
          <table:table-cell table:style-name="ce7" table:formula="of:=1-SUM([.J29:.$AG29])" office:value-type="percentage" office:value="0.0835342407226563" calcext:value-type="percentage">
            <text:p>8.35%</text:p>
          </table:table-cell>
          <table:table-cell table:style-name="ce7" table:formula="of:=1-SUM([.K29:.$AG29])" office:value-type="percentage" office:value="0.179641723632813" calcext:value-type="percentage">
            <text:p>17.96%</text:p>
          </table:table-cell>
          <table:table-cell table:style-name="ce7" table:formula="of:=1-SUM([.L29:.$AG29])" office:value-type="percentage" office:value="0.323802947998047" calcext:value-type="percentage">
            <text:p>32.38%</text:p>
          </table:table-cell>
          <table:table-cell table:style-name="ce7" table:formula="of:=1-SUM([.M29:.$AG29])" office:value-type="percentage" office:value="0.5" calcext:value-type="percentage">
            <text:p>50.00%</text:p>
          </table:table-cell>
          <table:table-cell table:style-name="ce7" table:formula="of:=1-SUM([.N29:.$AG29])" office:value-type="percentage" office:value="0.676197052001953" calcext:value-type="percentage">
            <text:p>67.62%</text:p>
          </table:table-cell>
          <table:table-cell table:style-name="ce7" table:formula="of:=1-SUM([.O29:.$AG29])" office:value-type="percentage" office:value="0.820358276367188" calcext:value-type="percentage">
            <text:p>82.04%</text:p>
          </table:table-cell>
          <table:table-cell table:style-name="ce7" table:formula="of:=1-SUM([.P29:.$AG29])" office:value-type="percentage" office:value="0.916465759277344" calcext:value-type="percentage">
            <text:p>91.65%</text:p>
          </table:table-cell>
          <table:table-cell table:style-name="ce7" table:formula="of:=1-SUM([.Q29:.$AG29])" office:value-type="percentage" office:value="0.968215942382813" calcext:value-type="percentage">
            <text:p>96.82%</text:p>
          </table:table-cell>
          <table:table-cell table:style-name="ce7" table:formula="of:=1-SUM([.R29:.$AG29])" office:value-type="percentage" office:value="0.990394592285156" calcext:value-type="percentage">
            <text:p>99.04%</text:p>
          </table:table-cell>
          <table:table-cell table:style-name="ce7" table:formula="of:=1-SUM([.S29:.$AG29])" office:value-type="percentage" office:value="0.997787475585938" calcext:value-type="percentage">
            <text:p>99.78%</text:p>
          </table:table-cell>
          <table:table-cell table:style-name="ce7" table:formula="of:=1-SUM([.T29:.$AG29])" office:value-type="percentage" office:value="0.999635696411133" calcext:value-type="percentage">
            <text:p>99.96%</text:p>
          </table:table-cell>
          <table:table-cell table:style-name="ce7" table:formula="of:=1-SUM([.U29:.$AG29])" office:value-type="percentage" office:value="0.999961853027344" calcext:value-type="percentage">
            <text:p>100.00%</text:p>
          </table:table-cell>
          <table:table-cell table:style-name="ce7" table:formula="of:=1-SUM([.V29:.$AG29])" office:value-type="percentage" office:value="0.999998092651367" calcext:value-type="percentage">
            <text:p>100.00%</text:p>
          </table:table-cell>
          <table:table-cell table:number-columns-repeated="11"/>
        </table:table-row>
        <table:table-row table:style-name="ro1">
          <table:table-cell/>
          <table:table-cell table:formula="of:=[.B69]+1" office:value-type="float" office:value="20" calcext:value-type="float">
            <text:p>20</text:p>
          </table:table-cell>
          <table:table-cell table:style-name="ce5" table:formula="of:=1-SUM([.C30:.$AG30])" office:value-type="percentage" office:value="0" calcext:value-type="percentage">
            <text:p>0.00%</text:p>
          </table:table-cell>
          <table:table-cell table:formula="of:=1-SUM([.D30:.$AG30])" office:value-type="percentage" office:value="0.00000095367431640625" calcext:value-type="percentage">
            <text:p>0.00%</text:p>
          </table:table-cell>
          <table:table-cell table:formula="of:=1-SUM([.E30:.$AG30])" office:value-type="percentage" office:value="0.0000200271606445312" calcext:value-type="percentage">
            <text:p>0.00%</text:p>
          </table:table-cell>
          <table:table-cell table:formula="of:=1-SUM([.F30:.$AG30])" office:value-type="percentage" office:value="0.000201225280761719" calcext:value-type="percentage">
            <text:p>0.02%</text:p>
          </table:table-cell>
          <table:table-cell table:formula="of:=1-SUM([.G30:.$AG30])" office:value-type="percentage" office:value="0.00128841400146484" calcext:value-type="percentage">
            <text:p>0.13%</text:p>
          </table:table-cell>
          <table:table-cell table:formula="of:=1-SUM([.H30:.$AG30])" office:value-type="percentage" office:value="0.00590896606445313" calcext:value-type="percentage">
            <text:p>0.59%</text:p>
          </table:table-cell>
          <table:table-cell table:style-name="ce7" table:formula="of:=1-SUM([.I30:.$AG30])" office:value-type="percentage" office:value="0.0206947326660156" calcext:value-type="percentage">
            <text:p>2.07%</text:p>
          </table:table-cell>
          <table:table-cell table:style-name="ce7" table:formula="of:=1-SUM([.J30:.$AG30])" office:value-type="percentage" office:value="0.0576591491699219" calcext:value-type="percentage">
            <text:p>5.77%</text:p>
          </table:table-cell>
          <table:table-cell table:style-name="ce7" table:formula="of:=1-SUM([.K30:.$AG30])" office:value-type="percentage" office:value="0.131587982177734" calcext:value-type="percentage">
            <text:p>13.16%</text:p>
          </table:table-cell>
          <table:table-cell table:style-name="ce7" table:formula="of:=1-SUM([.L30:.$AG30])" office:value-type="percentage" office:value="0.25172233581543" calcext:value-type="percentage">
            <text:p>25.17%</text:p>
          </table:table-cell>
          <table:table-cell table:style-name="ce7" table:formula="of:=1-SUM([.M30:.$AG30])" office:value-type="percentage" office:value="0.411901473999023" calcext:value-type="percentage">
            <text:p>41.19%</text:p>
          </table:table-cell>
          <table:table-cell table:style-name="ce7" table:formula="of:=1-SUM([.N30:.$AG30])" office:value-type="percentage" office:value="0.588098526000977" calcext:value-type="percentage">
            <text:p>58.81%</text:p>
          </table:table-cell>
          <table:table-cell table:style-name="ce7" table:formula="of:=1-SUM([.O30:.$AG30])" office:value-type="percentage" office:value="0.74827766418457" calcext:value-type="percentage">
            <text:p>74.83%</text:p>
          </table:table-cell>
          <table:table-cell table:style-name="ce7" table:formula="of:=1-SUM([.P30:.$AG30])" office:value-type="percentage" office:value="0.868412017822266" calcext:value-type="percentage">
            <text:p>86.84%</text:p>
          </table:table-cell>
          <table:table-cell table:style-name="ce7" table:formula="of:=1-SUM([.Q30:.$AG30])" office:value-type="percentage" office:value="0.942340850830078" calcext:value-type="percentage">
            <text:p>94.23%</text:p>
          </table:table-cell>
          <table:table-cell table:style-name="ce7" table:formula="of:=1-SUM([.R30:.$AG30])" office:value-type="percentage" office:value="0.979305267333984" calcext:value-type="percentage">
            <text:p>97.93%</text:p>
          </table:table-cell>
          <table:table-cell table:style-name="ce7" table:formula="of:=1-SUM([.S30:.$AG30])" office:value-type="percentage" office:value="0.994091033935547" calcext:value-type="percentage">
            <text:p>99.41%</text:p>
          </table:table-cell>
          <table:table-cell table:style-name="ce7" table:formula="of:=1-SUM([.T30:.$AG30])" office:value-type="percentage" office:value="0.998711585998535" calcext:value-type="percentage">
            <text:p>99.87%</text:p>
          </table:table-cell>
          <table:table-cell table:style-name="ce7" table:formula="of:=1-SUM([.U30:.$AG30])" office:value-type="percentage" office:value="0.999798774719238" calcext:value-type="percentage">
            <text:p>99.98%</text:p>
          </table:table-cell>
          <table:table-cell table:style-name="ce7" table:formula="of:=1-SUM([.V30:.$AG30])" office:value-type="percentage" office:value="0.999979972839356" calcext:value-type="percentage">
            <text:p>100.00%</text:p>
          </table:table-cell>
          <table:table-cell table:style-name="ce7" table:formula="of:=1-SUM([.W30:.$AG30])" office:value-type="percentage" office:value="0.999999046325684" calcext:value-type="percentage">
            <text:p>100.00%</text:p>
          </table:table-cell>
          <table:table-cell table:number-columns-repeated="10"/>
        </table:table-row>
        <table:table-row table:style-name="ro1">
          <table:table-cell/>
          <table:table-cell table:formula="of:=[.B70]+1" office:value-type="float" office:value="21" calcext:value-type="float">
            <text:p>21</text:p>
          </table:table-cell>
          <table:table-cell table:style-name="ce5" table:formula="of:=1-SUM([.C31:.$AG31])" office:value-type="percentage" office:value="0" calcext:value-type="percentage">
            <text:p>0.00%</text:p>
          </table:table-cell>
          <table:table-cell table:formula="of:=1-SUM([.D31:.$AG31])" office:value-type="percentage" office:value="0.000000476837158203125" calcext:value-type="percentage">
            <text:p>0.00%</text:p>
          </table:table-cell>
          <table:table-cell table:formula="of:=1-SUM([.E31:.$AG31])" office:value-type="percentage" office:value="0.0000104904174804688" calcext:value-type="percentage">
            <text:p>0.00%</text:p>
          </table:table-cell>
          <table:table-cell table:formula="of:=1-SUM([.F31:.$AG31])" office:value-type="percentage" office:value="0.000110626220703125" calcext:value-type="percentage">
            <text:p>0.01%</text:p>
          </table:table-cell>
          <table:table-cell table:formula="of:=1-SUM([.G31:.$AG31])" office:value-type="percentage" office:value="0.000744819641113281" calcext:value-type="percentage">
            <text:p>0.07%</text:p>
          </table:table-cell>
          <table:table-cell table:formula="of:=1-SUM([.H31:.$AG31])" office:value-type="percentage" office:value="0.00359869003295898" calcext:value-type="percentage">
            <text:p>0.36%</text:p>
          </table:table-cell>
          <table:table-cell table:style-name="ce7" table:formula="of:=1-SUM([.I31:.$AG31])" office:value-type="percentage" office:value="0.0133018493652344" calcext:value-type="percentage">
            <text:p>1.33%</text:p>
          </table:table-cell>
          <table:table-cell table:style-name="ce7" table:formula="of:=1-SUM([.J31:.$AG31])" office:value-type="percentage" office:value="0.0391769409179687" calcext:value-type="percentage">
            <text:p>3.92%</text:p>
          </table:table-cell>
          <table:table-cell table:style-name="ce7" table:formula="of:=1-SUM([.K31:.$AG31])" office:value-type="percentage" office:value="0.0946235656738281" calcext:value-type="percentage">
            <text:p>9.46%</text:p>
          </table:table-cell>
          <table:table-cell table:style-name="ce7" table:formula="of:=1-SUM([.L31:.$AG31])" office:value-type="percentage" office:value="0.191655158996582" calcext:value-type="percentage">
            <text:p>19.17%</text:p>
          </table:table-cell>
          <table:table-cell table:style-name="ce7" table:formula="of:=1-SUM([.M31:.$AG31])" office:value-type="percentage" office:value="0.331811904907227" calcext:value-type="percentage">
            <text:p>33.18%</text:p>
          </table:table-cell>
          <table:table-cell table:style-name="ce7" table:formula="of:=1-SUM([.N31:.$AG31])" office:value-type="percentage" office:value="0.5" calcext:value-type="percentage">
            <text:p>50.00%</text:p>
          </table:table-cell>
          <table:table-cell table:style-name="ce7" table:formula="of:=1-SUM([.O31:.$AG31])" office:value-type="percentage" office:value="0.668188095092773" calcext:value-type="percentage">
            <text:p>66.82%</text:p>
          </table:table-cell>
          <table:table-cell table:style-name="ce7" table:formula="of:=1-SUM([.P31:.$AG31])" office:value-type="percentage" office:value="0.808344841003418" calcext:value-type="percentage">
            <text:p>80.83%</text:p>
          </table:table-cell>
          <table:table-cell table:style-name="ce7" table:formula="of:=1-SUM([.Q31:.$AG31])" office:value-type="percentage" office:value="0.905376434326172" calcext:value-type="percentage">
            <text:p>90.54%</text:p>
          </table:table-cell>
          <table:table-cell table:style-name="ce7" table:formula="of:=1-SUM([.R31:.$AG31])" office:value-type="percentage" office:value="0.960823059082031" calcext:value-type="percentage">
            <text:p>96.08%</text:p>
          </table:table-cell>
          <table:table-cell table:style-name="ce7" table:formula="of:=1-SUM([.S31:.$AG31])" office:value-type="percentage" office:value="0.986698150634766" calcext:value-type="percentage">
            <text:p>98.67%</text:p>
          </table:table-cell>
          <table:table-cell table:style-name="ce7" table:formula="of:=1-SUM([.T31:.$AG31])" office:value-type="percentage" office:value="0.996401309967041" calcext:value-type="percentage">
            <text:p>99.64%</text:p>
          </table:table-cell>
          <table:table-cell table:style-name="ce7" table:formula="of:=1-SUM([.U31:.$AG31])" office:value-type="percentage" office:value="0.999255180358887" calcext:value-type="percentage">
            <text:p>99.93%</text:p>
          </table:table-cell>
          <table:table-cell table:style-name="ce7" table:formula="of:=1-SUM([.V31:.$AG31])" office:value-type="percentage" office:value="0.999889373779297" calcext:value-type="percentage">
            <text:p>99.99%</text:p>
          </table:table-cell>
          <table:table-cell table:style-name="ce7" table:formula="of:=1-SUM([.W31:.$AG31])" office:value-type="percentage" office:value="0.99998950958252" calcext:value-type="percentage">
            <text:p>100.00%</text:p>
          </table:table-cell>
          <table:table-cell table:style-name="ce7" table:formula="of:=1-SUM([.X31:.$AG31])" office:value-type="percentage" office:value="0.999999523162842" calcext:value-type="percentage">
            <text:p>100.00%</text:p>
          </table:table-cell>
          <table:table-cell table:number-columns-repeated="9"/>
        </table:table-row>
        <table:table-row table:style-name="ro1">
          <table:table-cell/>
          <table:table-cell table:formula="of:=[.B71]+1" office:value-type="float" office:value="22" calcext:value-type="float">
            <text:p>22</text:p>
          </table:table-cell>
          <table:table-cell table:style-name="ce5" table:formula="of:=1-SUM([.C32:.$AG32])" office:value-type="percentage" office:value="0" calcext:value-type="percentage">
            <text:p>0.00%</text:p>
          </table:table-cell>
          <table:table-cell table:formula="of:=1-SUM([.D32:.$AG32])" office:value-type="percentage" office:value="0.000000238418579101562" calcext:value-type="percentage">
            <text:p>0.00%</text:p>
          </table:table-cell>
          <table:table-cell table:formula="of:=1-SUM([.E32:.$AG32])" office:value-type="percentage" office:value="0.00000548362731933594" calcext:value-type="percentage">
            <text:p>0.00%</text:p>
          </table:table-cell>
          <table:table-cell table:formula="of:=1-SUM([.F32:.$AG32])" office:value-type="percentage" office:value="0.0000605583190917969" calcext:value-type="percentage">
            <text:p>0.01%</text:p>
          </table:table-cell>
          <table:table-cell table:formula="of:=1-SUM([.G32:.$AG32])" office:value-type="percentage" office:value="0.000427722930908203" calcext:value-type="percentage">
            <text:p>0.04%</text:p>
          </table:table-cell>
          <table:table-cell table:formula="of:=1-SUM([.H32:.$AG32])" office:value-type="percentage" office:value="0.00217175483703613" calcext:value-type="percentage">
            <text:p>0.22%</text:p>
          </table:table-cell>
          <table:table-cell table:style-name="ce7" table:formula="of:=1-SUM([.I32:.$AG32])" office:value-type="percentage" office:value="0.00845026969909668" calcext:value-type="percentage">
            <text:p>0.85%</text:p>
          </table:table-cell>
          <table:table-cell table:style-name="ce7" table:formula="of:=1-SUM([.J32:.$AG32])" office:value-type="percentage" office:value="0.0262393951416016" calcext:value-type="percentage">
            <text:p>2.62%</text:p>
          </table:table-cell>
          <table:table-cell table:style-name="ce7" table:formula="of:=1-SUM([.K32:.$AG32])" office:value-type="percentage" office:value="0.0669002532958984" calcext:value-type="percentage">
            <text:p>6.69%</text:p>
          </table:table-cell>
          <table:table-cell table:style-name="ce7" table:formula="of:=1-SUM([.L32:.$AG32])" office:value-type="percentage" office:value="0.143139362335205" calcext:value-type="percentage">
            <text:p>14.31%</text:p>
          </table:table-cell>
          <table:table-cell table:style-name="ce7" table:formula="of:=1-SUM([.M32:.$AG32])" office:value-type="percentage" office:value="0.261733531951904" calcext:value-type="percentage">
            <text:p>26.17%</text:p>
          </table:table-cell>
          <table:table-cell table:style-name="ce7" table:formula="of:=1-SUM([.N32:.$AG32])" office:value-type="percentage" office:value="0.415905952453613" calcext:value-type="percentage">
            <text:p>41.59%</text:p>
          </table:table-cell>
          <table:table-cell table:style-name="ce7" table:formula="of:=1-SUM([.O32:.$AG32])" office:value-type="percentage" office:value="0.584094047546387" calcext:value-type="percentage">
            <text:p>58.41%</text:p>
          </table:table-cell>
          <table:table-cell table:style-name="ce7" table:formula="of:=1-SUM([.P32:.$AG32])" office:value-type="percentage" office:value="0.738266468048096" calcext:value-type="percentage">
            <text:p>73.83%</text:p>
          </table:table-cell>
          <table:table-cell table:style-name="ce7" table:formula="of:=1-SUM([.Q32:.$AG32])" office:value-type="percentage" office:value="0.856860637664795" calcext:value-type="percentage">
            <text:p>85.69%</text:p>
          </table:table-cell>
          <table:table-cell table:style-name="ce7" table:formula="of:=1-SUM([.R32:.$AG32])" office:value-type="percentage" office:value="0.933099746704102" calcext:value-type="percentage">
            <text:p>93.31%</text:p>
          </table:table-cell>
          <table:table-cell table:style-name="ce7" table:formula="of:=1-SUM([.S32:.$AG32])" office:value-type="percentage" office:value="0.973760604858398" calcext:value-type="percentage">
            <text:p>97.38%</text:p>
          </table:table-cell>
          <table:table-cell table:style-name="ce7" table:formula="of:=1-SUM([.T32:.$AG32])" office:value-type="percentage" office:value="0.991549730300903" calcext:value-type="percentage">
            <text:p>99.15%</text:p>
          </table:table-cell>
          <table:table-cell table:style-name="ce7" table:formula="of:=1-SUM([.U32:.$AG32])" office:value-type="percentage" office:value="0.997828245162964" calcext:value-type="percentage">
            <text:p>99.78%</text:p>
          </table:table-cell>
          <table:table-cell table:style-name="ce7" table:formula="of:=1-SUM([.V32:.$AG32])" office:value-type="percentage" office:value="0.999572277069092" calcext:value-type="percentage">
            <text:p>99.96%</text:p>
          </table:table-cell>
          <table:table-cell table:style-name="ce7" table:formula="of:=1-SUM([.W32:.$AG32])" office:value-type="percentage" office:value="0.999939441680908" calcext:value-type="percentage">
            <text:p>99.99%</text:p>
          </table:table-cell>
          <table:table-cell table:style-name="ce7" table:formula="of:=1-SUM([.X32:.$AG32])" office:value-type="percentage" office:value="0.999994516372681" calcext:value-type="percentage">
            <text:p>100.00%</text:p>
          </table:table-cell>
          <table:table-cell table:style-name="ce7" table:formula="of:=1-SUM([.Y32:.$AG32])" office:value-type="percentage" office:value="0.999999761581421" calcext:value-type="percentage">
            <text:p>100.00%</text:p>
          </table:table-cell>
          <table:table-cell table:number-columns-repeated="8"/>
        </table:table-row>
        <table:table-row table:style-name="ro1">
          <table:table-cell/>
          <table:table-cell table:formula="of:=[.B72]+1" office:value-type="float" office:value="23" calcext:value-type="float">
            <text:p>23</text:p>
          </table:table-cell>
          <table:table-cell table:style-name="ce5" table:formula="of:=1-SUM([.C33:.$AG33])" office:value-type="percentage" office:value="0" calcext:value-type="percentage">
            <text:p>0.00%</text:p>
          </table:table-cell>
          <table:table-cell table:formula="of:=1-SUM([.D33:.$AG33])" office:value-type="percentage" office:value="0.000000119209289550781" calcext:value-type="percentage">
            <text:p>0.00%</text:p>
          </table:table-cell>
          <table:table-cell table:formula="of:=1-SUM([.E33:.$AG33])" office:value-type="percentage" office:value="0.00000286102294921875" calcext:value-type="percentage">
            <text:p>0.00%</text:p>
          </table:table-cell>
          <table:table-cell table:formula="of:=1-SUM([.F33:.$AG33])" office:value-type="percentage" office:value="0.0000330209732055664" calcext:value-type="percentage">
            <text:p>0.00%</text:p>
          </table:table-cell>
          <table:table-cell table:formula="of:=1-SUM([.G33:.$AG33])" office:value-type="percentage" office:value="0.000244140625" calcext:value-type="percentage">
            <text:p>0.02%</text:p>
          </table:table-cell>
          <table:table-cell table:formula="of:=1-SUM([.H33:.$AG33])" office:value-type="percentage" office:value="0.00129973888397217" calcext:value-type="percentage">
            <text:p>0.13%</text:p>
          </table:table-cell>
          <table:table-cell table:style-name="ce7" table:formula="of:=1-SUM([.I33:.$AG33])" office:value-type="percentage" office:value="0.00531101226806641" calcext:value-type="percentage">
            <text:p>0.53%</text:p>
          </table:table-cell>
          <table:table-cell table:style-name="ce7" table:formula="of:=1-SUM([.J33:.$AG33])" office:value-type="percentage" office:value="0.0173448324203491" calcext:value-type="percentage">
            <text:p>1.73%</text:p>
          </table:table-cell>
          <table:table-cell table:style-name="ce7" table:formula="of:=1-SUM([.K33:.$AG33])" office:value-type="percentage" office:value="0.04656982421875" calcext:value-type="percentage">
            <text:p>4.66%</text:p>
          </table:table-cell>
          <table:table-cell table:style-name="ce7" table:formula="of:=1-SUM([.L33:.$AG33])" office:value-type="percentage" office:value="0.105019807815552" calcext:value-type="percentage">
            <text:p>10.50%</text:p>
          </table:table-cell>
          <table:table-cell table:style-name="ce7" table:formula="of:=1-SUM([.M33:.$AG33])" office:value-type="percentage" office:value="0.202436447143555" calcext:value-type="percentage">
            <text:p>20.24%</text:p>
          </table:table-cell>
          <table:table-cell table:style-name="ce7" table:formula="of:=1-SUM([.N33:.$AG33])" office:value-type="percentage" office:value="0.338819742202759" calcext:value-type="percentage">
            <text:p>33.88%</text:p>
          </table:table-cell>
          <table:table-cell table:style-name="ce7" table:formula="of:=1-SUM([.O33:.$AG33])" office:value-type="percentage" office:value="0.5" calcext:value-type="percentage">
            <text:p>50.00%</text:p>
          </table:table-cell>
          <table:table-cell table:style-name="ce7" table:formula="of:=1-SUM([.P33:.$AG33])" office:value-type="percentage" office:value="0.661180257797241" calcext:value-type="percentage">
            <text:p>66.12%</text:p>
          </table:table-cell>
          <table:table-cell table:style-name="ce7" table:formula="of:=1-SUM([.Q33:.$AG33])" office:value-type="percentage" office:value="0.797563552856445" calcext:value-type="percentage">
            <text:p>79.76%</text:p>
          </table:table-cell>
          <table:table-cell table:style-name="ce7" table:formula="of:=1-SUM([.R33:.$AG33])" office:value-type="percentage" office:value="0.894980192184448" calcext:value-type="percentage">
            <text:p>89.50%</text:p>
          </table:table-cell>
          <table:table-cell table:style-name="ce7" table:formula="of:=1-SUM([.S33:.$AG33])" office:value-type="percentage" office:value="0.95343017578125" calcext:value-type="percentage">
            <text:p>95.34%</text:p>
          </table:table-cell>
          <table:table-cell table:style-name="ce7" table:formula="of:=1-SUM([.T33:.$AG33])" office:value-type="percentage" office:value="0.982655167579651" calcext:value-type="percentage">
            <text:p>98.27%</text:p>
          </table:table-cell>
          <table:table-cell table:style-name="ce7" table:formula="of:=1-SUM([.U33:.$AG33])" office:value-type="percentage" office:value="0.994688987731934" calcext:value-type="percentage">
            <text:p>99.47%</text:p>
          </table:table-cell>
          <table:table-cell table:style-name="ce7" table:formula="of:=1-SUM([.V33:.$AG33])" office:value-type="percentage" office:value="0.998700261116028" calcext:value-type="percentage">
            <text:p>99.87%</text:p>
          </table:table-cell>
          <table:table-cell table:style-name="ce7" table:formula="of:=1-SUM([.W33:.$AG33])" office:value-type="percentage" office:value="0.999755859375" calcext:value-type="percentage">
            <text:p>99.98%</text:p>
          </table:table-cell>
          <table:table-cell table:style-name="ce7" table:formula="of:=1-SUM([.X33:.$AG33])" office:value-type="percentage" office:value="0.999966979026794" calcext:value-type="percentage">
            <text:p>100.00%</text:p>
          </table:table-cell>
          <table:table-cell table:style-name="ce7" table:formula="of:=1-SUM([.Y33:.$AG33])" office:value-type="percentage" office:value="0.999997138977051" calcext:value-type="percentage">
            <text:p>100.00%</text:p>
          </table:table-cell>
          <table:table-cell table:style-name="ce7" table:formula="of:=1-SUM([.Z33:.$AG33])" office:value-type="percentage" office:value="0.99999988079071" calcext:value-type="percentage">
            <text:p>100.00%</text:p>
          </table:table-cell>
          <table:table-cell table:number-columns-repeated="7"/>
        </table:table-row>
        <table:table-row table:style-name="ro1">
          <table:table-cell/>
          <table:table-cell table:formula="of:=[.B73]+1" office:value-type="float" office:value="24" calcext:value-type="float">
            <text:p>24</text:p>
          </table:table-cell>
          <table:table-cell table:style-name="ce5" table:formula="of:=1-SUM([.C34:.$AG34])" office:value-type="percentage" office:value="0" calcext:value-type="percentage">
            <text:p>0.00%</text:p>
          </table:table-cell>
          <table:table-cell table:formula="of:=1-SUM([.D34:.$AG34])" office:value-type="percentage" office:value="0.0000000596046447753906" calcext:value-type="percentage">
            <text:p>0.00%</text:p>
          </table:table-cell>
          <table:table-cell table:formula="of:=1-SUM([.E34:.$AG34])" office:value-type="percentage" office:value="0.00000149011611938477" calcext:value-type="percentage">
            <text:p>0.00%</text:p>
          </table:table-cell>
          <table:table-cell table:formula="of:=1-SUM([.F34:.$AG34])" office:value-type="percentage" office:value="0.0000179409980773926" calcext:value-type="percentage">
            <text:p>0.00%</text:p>
          </table:table-cell>
          <table:table-cell table:formula="of:=1-SUM([.G34:.$AG34])" office:value-type="percentage" office:value="0.000138580799102783" calcext:value-type="percentage">
            <text:p>0.01%</text:p>
          </table:table-cell>
          <table:table-cell table:formula="of:=1-SUM([.H34:.$AG34])" office:value-type="percentage" office:value="0.000771939754486084" calcext:value-type="percentage">
            <text:p>0.08%</text:p>
          </table:table-cell>
          <table:table-cell table:style-name="ce7" table:formula="of:=1-SUM([.I34:.$AG34])" office:value-type="percentage" office:value="0.00330537557601929" calcext:value-type="percentage">
            <text:p>0.33%</text:p>
          </table:table-cell>
          <table:table-cell table:style-name="ce7" table:formula="of:=1-SUM([.J34:.$AG34])" office:value-type="percentage" office:value="0.0113279223442078" calcext:value-type="percentage">
            <text:p>1.13%</text:p>
          </table:table-cell>
          <table:table-cell table:style-name="ce7" table:formula="of:=1-SUM([.K34:.$AG34])" office:value-type="percentage" office:value="0.0319573283195496" calcext:value-type="percentage">
            <text:p>3.20%</text:p>
          </table:table-cell>
          <table:table-cell table:style-name="ce7" table:formula="of:=1-SUM([.L34:.$AG34])" office:value-type="percentage" office:value="0.0757948160171509" calcext:value-type="percentage">
            <text:p>7.58%</text:p>
          </table:table-cell>
          <table:table-cell table:style-name="ce7" table:formula="of:=1-SUM([.M34:.$AG34])" office:value-type="percentage" office:value="0.153728127479553" calcext:value-type="percentage">
            <text:p>15.37%</text:p>
          </table:table-cell>
          <table:table-cell table:style-name="ce7" table:formula="of:=1-SUM([.N34:.$AG34])" office:value-type="percentage" office:value="0.270628094673157" calcext:value-type="percentage">
            <text:p>27.06%</text:p>
          </table:table-cell>
          <table:table-cell table:style-name="ce7" table:formula="of:=1-SUM([.O34:.$AG34])" office:value-type="percentage" office:value="0.419409871101379" calcext:value-type="percentage">
            <text:p>41.94%</text:p>
          </table:table-cell>
          <table:table-cell table:style-name="ce7" table:formula="of:=1-SUM([.P34:.$AG34])" office:value-type="percentage" office:value="0.580590128898621" calcext:value-type="percentage">
            <text:p>58.06%</text:p>
          </table:table-cell>
          <table:table-cell table:style-name="ce7" table:formula="of:=1-SUM([.Q34:.$AG34])" office:value-type="percentage" office:value="0.729371905326843" calcext:value-type="percentage">
            <text:p>72.94%</text:p>
          </table:table-cell>
          <table:table-cell table:style-name="ce7" table:formula="of:=1-SUM([.R34:.$AG34])" office:value-type="percentage" office:value="0.846271872520447" calcext:value-type="percentage">
            <text:p>84.63%</text:p>
          </table:table-cell>
          <table:table-cell table:style-name="ce7" table:formula="of:=1-SUM([.S34:.$AG34])" office:value-type="percentage" office:value="0.924205183982849" calcext:value-type="percentage">
            <text:p>92.42%</text:p>
          </table:table-cell>
          <table:table-cell table:style-name="ce7" table:formula="of:=1-SUM([.T34:.$AG34])" office:value-type="percentage" office:value="0.96804267168045" calcext:value-type="percentage">
            <text:p>96.80%</text:p>
          </table:table-cell>
          <table:table-cell table:style-name="ce7" table:formula="of:=1-SUM([.U34:.$AG34])" office:value-type="percentage" office:value="0.988672077655792" calcext:value-type="percentage">
            <text:p>98.87%</text:p>
          </table:table-cell>
          <table:table-cell table:style-name="ce7" table:formula="of:=1-SUM([.V34:.$AG34])" office:value-type="percentage" office:value="0.996694624423981" calcext:value-type="percentage">
            <text:p>99.67%</text:p>
          </table:table-cell>
          <table:table-cell table:style-name="ce7" table:formula="of:=1-SUM([.W34:.$AG34])" office:value-type="percentage" office:value="0.999228060245514" calcext:value-type="percentage">
            <text:p>99.92%</text:p>
          </table:table-cell>
          <table:table-cell table:style-name="ce7" table:formula="of:=1-SUM([.X34:.$AG34])" office:value-type="percentage" office:value="0.999861419200897" calcext:value-type="percentage">
            <text:p>99.99%</text:p>
          </table:table-cell>
          <table:table-cell table:style-name="ce7" table:formula="of:=1-SUM([.Y34:.$AG34])" office:value-type="percentage" office:value="0.999982059001923" calcext:value-type="percentage">
            <text:p>100.00%</text:p>
          </table:table-cell>
          <table:table-cell table:style-name="ce7" table:formula="of:=1-SUM([.Z34:.$AG34])" office:value-type="percentage" office:value="0.999998509883881" calcext:value-type="percentage">
            <text:p>100.00%</text:p>
          </table:table-cell>
          <table:table-cell table:style-name="ce7" table:formula="of:=1-SUM([.AA34:.$AG34])" office:value-type="percentage" office:value="0.999999940395355" calcext:value-type="percentage">
            <text:p>100.00%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float" office:value="25" calcext:value-type="float">
            <text:p>25</text:p>
          </table:table-cell>
          <table:table-cell table:style-name="ce5" table:formula="of:=1-SUM([.C35:.$AG35])" office:value-type="percentage" office:value="0" calcext:value-type="percentage">
            <text:p>0.00%</text:p>
          </table:table-cell>
          <table:table-cell table:formula="of:=1-SUM([.D35:.$AG35])" office:value-type="percentage" office:value="0.0000000298023224987176" calcext:value-type="percentage">
            <text:p>0.00%</text:p>
          </table:table-cell>
          <table:table-cell table:formula="of:=1-SUM([.E35:.$AG35])" office:value-type="percentage" office:value="0.0000007748603821911" calcext:value-type="percentage">
            <text:p>0.00%</text:p>
          </table:table-cell>
          <table:table-cell table:formula="of:=1-SUM([.F35:.$AG35])" office:value-type="percentage" office:value="0.00000971555709849969" calcext:value-type="percentage">
            <text:p>0.00%</text:p>
          </table:table-cell>
          <table:table-cell table:formula="of:=1-SUM([.G35:.$AG35])" office:value-type="percentage" office:value="0.0000782608985901989" calcext:value-type="percentage">
            <text:p>0.01%</text:p>
          </table:table-cell>
          <table:table-cell table:formula="of:=1-SUM([.H35:.$AG35])" office:value-type="percentage" office:value="0.000455260276794545" calcext:value-type="percentage">
            <text:p>0.05%</text:p>
          </table:table-cell>
          <table:table-cell table:style-name="ce7" table:formula="of:=1-SUM([.I35:.$AG35])" office:value-type="percentage" office:value="0.0020386576652528" calcext:value-type="percentage">
            <text:p>0.20%</text:p>
          </table:table-cell>
          <table:table-cell table:style-name="ce7" table:formula="of:=1-SUM([.J35:.$AG35])" office:value-type="percentage" office:value="0.00731664896011364" calcext:value-type="percentage">
            <text:p>0.73%</text:p>
          </table:table-cell>
          <table:table-cell table:style-name="ce7" table:formula="of:=1-SUM([.K35:.$AG35])" office:value-type="percentage" office:value="0.0216426253318788" calcext:value-type="percentage">
            <text:p>2.16%</text:p>
          </table:table-cell>
          <table:table-cell table:style-name="ce7" table:formula="of:=1-SUM([.L35:.$AG35])" office:value-type="percentage" office:value="0.0538760721683503" calcext:value-type="percentage">
            <text:p>5.39%</text:p>
          </table:table-cell>
          <table:table-cell table:style-name="ce7" table:formula="of:=1-SUM([.M35:.$AG35])" office:value-type="percentage" office:value="0.114761471748352" calcext:value-type="percentage">
            <text:p>11.48%</text:p>
          </table:table-cell>
          <table:table-cell table:style-name="ce7" table:formula="of:=1-SUM([.N35:.$AG35])" office:value-type="percentage" office:value="0.212178111076355" calcext:value-type="percentage">
            <text:p>21.22%</text:p>
          </table:table-cell>
          <table:table-cell table:style-name="ce7" table:formula="of:=1-SUM([.O35:.$AG35])" office:value-type="percentage" office:value="0.345018982887268" calcext:value-type="percentage">
            <text:p>34.50%</text:p>
          </table:table-cell>
          <table:table-cell table:style-name="ce7" table:formula="of:=1-SUM([.P35:.$AG35])" office:value-type="percentage" office:value="0.5" calcext:value-type="percentage">
            <text:p>50.00%</text:p>
          </table:table-cell>
          <table:table-cell table:style-name="ce7" table:formula="of:=1-SUM([.Q35:.$AG35])" office:value-type="percentage" office:value="0.654981017112732" calcext:value-type="percentage">
            <text:p>65.50%</text:p>
          </table:table-cell>
          <table:table-cell table:style-name="ce7" table:formula="of:=1-SUM([.R35:.$AG35])" office:value-type="percentage" office:value="0.787821888923645" calcext:value-type="percentage">
            <text:p>78.78%</text:p>
          </table:table-cell>
          <table:table-cell table:style-name="ce7" table:formula="of:=1-SUM([.S35:.$AG35])" office:value-type="percentage" office:value="0.885238528251648" calcext:value-type="percentage">
            <text:p>88.52%</text:p>
          </table:table-cell>
          <table:table-cell table:style-name="ce7" table:formula="of:=1-SUM([.T35:.$AG35])" office:value-type="percentage" office:value="0.94612392783165" calcext:value-type="percentage">
            <text:p>94.61%</text:p>
          </table:table-cell>
          <table:table-cell table:style-name="ce7" table:formula="of:=1-SUM([.U35:.$AG35])" office:value-type="percentage" office:value="0.978357374668121" calcext:value-type="percentage">
            <text:p>97.84%</text:p>
          </table:table-cell>
          <table:table-cell table:style-name="ce7" table:formula="of:=1-SUM([.V35:.$AG35])" office:value-type="percentage" office:value="0.992683351039887" calcext:value-type="percentage">
            <text:p>99.27%</text:p>
          </table:table-cell>
          <table:table-cell table:style-name="ce7" table:formula="of:=1-SUM([.W35:.$AG35])" office:value-type="percentage" office:value="0.997961342334747" calcext:value-type="percentage">
            <text:p>99.80%</text:p>
          </table:table-cell>
          <table:table-cell table:style-name="ce7" table:formula="of:=1-SUM([.X35:.$AG35])" office:value-type="percentage" office:value="0.999544739723206" calcext:value-type="percentage">
            <text:p>99.95%</text:p>
          </table:table-cell>
          <table:table-cell table:style-name="ce7" table:formula="of:=1-SUM([.Y35:.$AG35])" office:value-type="percentage" office:value="0.99992173910141" calcext:value-type="percentage">
            <text:p>99.99%</text:p>
          </table:table-cell>
          <table:table-cell table:style-name="ce7" table:formula="of:=1-SUM([.Z35:.$AG35])" office:value-type="percentage" office:value="0.999990284442902" calcext:value-type="percentage">
            <text:p>100.00%</text:p>
          </table:table-cell>
          <table:table-cell table:style-name="ce7" table:formula="of:=1-SUM([.AA35:.$AG35])" office:value-type="percentage" office:value="0.999999225139618" calcext:value-type="percentage">
            <text:p>100.00%</text:p>
          </table:table-cell>
          <table:table-cell table:style-name="ce7" table:formula="of:=1-SUM([.AB35:.$AG35])" office:value-type="percentage" office:value="0.999999970197678" calcext:value-type="percentage">
            <text:p>100.00%</text:p>
          </table:table-cell>
          <table:table-cell table:number-columns-repeated="5"/>
        </table:table-row>
        <table:table-row table:style-name="ro1">
          <table:table-cell/>
          <table:table-cell table:formula="of:=[.B75]+1" office:value-type="float" office:value="26" calcext:value-type="float">
            <text:p>26</text:p>
          </table:table-cell>
          <table:table-cell table:style-name="ce5" table:formula="of:=1-SUM([.C36:.$AG36])" office:value-type="percentage" office:value="0" calcext:value-type="percentage">
            <text:p>0.00%</text:p>
          </table:table-cell>
          <table:table-cell table:formula="of:=1-SUM([.D36:.$AG36])" office:value-type="percentage" office:value="0.0000000149011610828254" calcext:value-type="percentage">
            <text:p>0.00%</text:p>
          </table:table-cell>
          <table:table-cell table:formula="of:=1-SUM([.E36:.$AG36])" office:value-type="percentage" office:value="0.000000402331352122864" calcext:value-type="percentage">
            <text:p>0.00%</text:p>
          </table:table-cell>
          <table:table-cell table:formula="of:=1-SUM([.F36:.$AG36])" office:value-type="percentage" office:value="0.00000524520874012335" calcext:value-type="percentage">
            <text:p>0.00%</text:p>
          </table:table-cell>
          <table:table-cell table:formula="of:=1-SUM([.G36:.$AG36])" office:value-type="percentage" office:value="0.0000439882278441273" calcext:value-type="percentage">
            <text:p>0.00%</text:p>
          </table:table-cell>
          <table:table-cell table:formula="of:=1-SUM([.H36:.$AG36])" office:value-type="percentage" office:value="0.00026676058769215" calcext:value-type="percentage">
            <text:p>0.03%</text:p>
          </table:table-cell>
          <table:table-cell table:style-name="ce7" table:formula="of:=1-SUM([.I36:.$AG36])" office:value-type="percentage" office:value="0.00124695897102345" calcext:value-type="percentage">
            <text:p>0.12%</text:p>
          </table:table-cell>
          <table:table-cell table:style-name="ce7" table:formula="of:=1-SUM([.J36:.$AG36])" office:value-type="percentage" office:value="0.00467765331268299" calcext:value-type="percentage">
            <text:p>0.47%</text:p>
          </table:table-cell>
          <table:table-cell table:style-name="ce7" table:formula="of:=1-SUM([.K36:.$AG36])" office:value-type="percentage" office:value="0.014479637145996" calcext:value-type="percentage">
            <text:p>1.45%</text:p>
          </table:table-cell>
          <table:table-cell table:style-name="ce7" table:formula="of:=1-SUM([.L36:.$AG36])" office:value-type="percentage" office:value="0.0377593487501143" calcext:value-type="percentage">
            <text:p>3.78%</text:p>
          </table:table-cell>
          <table:table-cell table:style-name="ce7" table:formula="of:=1-SUM([.M36:.$AG36])" office:value-type="percentage" office:value="0.084318771958351" calcext:value-type="percentage">
            <text:p>8.43%</text:p>
          </table:table-cell>
          <table:table-cell table:style-name="ce7" table:formula="of:=1-SUM([.N36:.$AG36])" office:value-type="percentage" office:value="0.163469791412353" calcext:value-type="percentage">
            <text:p>16.35%</text:p>
          </table:table-cell>
          <table:table-cell table:style-name="ce7" table:formula="of:=1-SUM([.O36:.$AG36])" office:value-type="percentage" office:value="0.278598546981811" calcext:value-type="percentage">
            <text:p>27.86%</text:p>
          </table:table-cell>
          <table:table-cell table:style-name="ce7" table:formula="of:=1-SUM([.P36:.$AG36])" office:value-type="percentage" office:value="0.422509491443634" calcext:value-type="percentage">
            <text:p>42.25%</text:p>
          </table:table-cell>
          <table:table-cell table:style-name="ce7" table:formula="of:=1-SUM([.Q36:.$AG36])" office:value-type="percentage" office:value="0.577490508556366" calcext:value-type="percentage">
            <text:p>57.75%</text:p>
          </table:table-cell>
          <table:table-cell table:style-name="ce7" table:formula="of:=1-SUM([.R36:.$AG36])" office:value-type="percentage" office:value="0.721401453018189" calcext:value-type="percentage">
            <text:p>72.14%</text:p>
          </table:table-cell>
          <table:table-cell table:style-name="ce7" table:formula="of:=1-SUM([.S36:.$AG36])" office:value-type="percentage" office:value="0.836530208587647" calcext:value-type="percentage">
            <text:p>83.65%</text:p>
          </table:table-cell>
          <table:table-cell table:style-name="ce7" table:formula="of:=1-SUM([.T36:.$AG36])" office:value-type="percentage" office:value="0.915681228041649" calcext:value-type="percentage">
            <text:p>91.57%</text:p>
          </table:table-cell>
          <table:table-cell table:style-name="ce7" table:formula="of:=1-SUM([.U36:.$AG36])" office:value-type="percentage" office:value="0.962240651249886" calcext:value-type="percentage">
            <text:p>96.22%</text:p>
          </table:table-cell>
          <table:table-cell table:style-name="ce7" table:formula="of:=1-SUM([.V36:.$AG36])" office:value-type="percentage" office:value="0.985520362854004" calcext:value-type="percentage">
            <text:p>98.55%</text:p>
          </table:table-cell>
          <table:table-cell table:style-name="ce7" table:formula="of:=1-SUM([.W36:.$AG36])" office:value-type="percentage" office:value="0.995322346687317" calcext:value-type="percentage">
            <text:p>99.53%</text:p>
          </table:table-cell>
          <table:table-cell table:style-name="ce7" table:formula="of:=1-SUM([.X36:.$AG36])" office:value-type="percentage" office:value="0.998753041028976" calcext:value-type="percentage">
            <text:p>99.88%</text:p>
          </table:table-cell>
          <table:table-cell table:style-name="ce7" table:formula="of:=1-SUM([.Y36:.$AG36])" office:value-type="percentage" office:value="0.999733239412308" calcext:value-type="percentage">
            <text:p>99.97%</text:p>
          </table:table-cell>
          <table:table-cell table:style-name="ce7" table:formula="of:=1-SUM([.Z36:.$AG36])" office:value-type="percentage" office:value="0.999956011772156" calcext:value-type="percentage">
            <text:p>100.00%</text:p>
          </table:table-cell>
          <table:table-cell table:style-name="ce7" table:formula="of:=1-SUM([.AA36:.$AG36])" office:value-type="percentage" office:value="0.99999475479126" calcext:value-type="percentage">
            <text:p>100.00%</text:p>
          </table:table-cell>
          <table:table-cell table:style-name="ce7" table:formula="of:=1-SUM([.AB36:.$AG36])" office:value-type="percentage" office:value="0.999999597668648" calcext:value-type="percentage">
            <text:p>100.00%</text:p>
          </table:table-cell>
          <table:table-cell table:style-name="ce7" table:formula="of:=1-SUM([.AC36:.$AG36])" office:value-type="percentage" office:value="0.999999985098839" calcext:value-type="percentage">
            <text:p>100.00%</text:p>
          </table:table-cell>
          <table:table-cell table:number-columns-repeated="4"/>
        </table:table-row>
        <table:table-row table:style-name="ro1">
          <table:table-cell/>
          <table:table-cell table:formula="of:=[.B76]+1" office:value-type="float" office:value="27" calcext:value-type="float">
            <text:p>27</text:p>
          </table:table-cell>
          <table:table-cell table:style-name="ce5" table:formula="of:=1-SUM([.C37:.$AG37])" office:value-type="percentage" office:value="0" calcext:value-type="percentage">
            <text:p>0.00%</text:p>
          </table:table-cell>
          <table:table-cell table:formula="of:=1-SUM([.D37:.$AG37])" office:value-type="percentage" office:value="0.00000000745058059692383" calcext:value-type="percentage">
            <text:p>0.00%</text:p>
          </table:table-cell>
          <table:table-cell table:formula="of:=1-SUM([.E37:.$AG37])" office:value-type="percentage" office:value="0.000000208616256713867" calcext:value-type="percentage">
            <text:p>0.00%</text:p>
          </table:table-cell>
          <table:table-cell table:formula="of:=1-SUM([.F37:.$AG37])" office:value-type="percentage" office:value="0.00000282377004623413" calcext:value-type="percentage">
            <text:p>0.00%</text:p>
          </table:table-cell>
          <table:table-cell table:formula="of:=1-SUM([.G37:.$AG37])" office:value-type="percentage" office:value="0.0000246167182922363" calcext:value-type="percentage">
            <text:p>0.00%</text:p>
          </table:table-cell>
          <table:table-cell table:formula="of:=1-SUM([.H37:.$AG37])" office:value-type="percentage" office:value="0.00015537440776825" calcext:value-type="percentage">
            <text:p>0.02%</text:p>
          </table:table-cell>
          <table:table-cell table:style-name="ce7" table:formula="of:=1-SUM([.I37:.$AG37])" office:value-type="percentage" office:value="0.00075685977935791" calcext:value-type="percentage">
            <text:p>0.08%</text:p>
          </table:table-cell>
          <table:table-cell table:style-name="ce7" table:formula="of:=1-SUM([.J37:.$AG37])" office:value-type="percentage" office:value="0.00296230614185333" calcext:value-type="percentage">
            <text:p>0.30%</text:p>
          </table:table-cell>
          <table:table-cell table:style-name="ce7" table:formula="of:=1-SUM([.K37:.$AG37])" office:value-type="percentage" office:value="0.0095786452293396" calcext:value-type="percentage">
            <text:p>0.96%</text:p>
          </table:table-cell>
          <table:table-cell table:style-name="ce7" table:formula="of:=1-SUM([.L37:.$AG37])" office:value-type="percentage" office:value="0.0261194929480553" calcext:value-type="percentage">
            <text:p>2.61%</text:p>
          </table:table-cell>
          <table:table-cell table:style-name="ce7" table:formula="of:=1-SUM([.M37:.$AG37])" office:value-type="percentage" office:value="0.0610390603542328" calcext:value-type="percentage">
            <text:p>6.10%</text:p>
          </table:table-cell>
          <table:table-cell table:style-name="ce7" table:formula="of:=1-SUM([.N37:.$AG37])" office:value-type="percentage" office:value="0.123894281685352" calcext:value-type="percentage">
            <text:p>12.39%</text:p>
          </table:table-cell>
          <table:table-cell table:style-name="ce7" table:formula="of:=1-SUM([.O37:.$AG37])" office:value-type="percentage" office:value="0.221034169197083" calcext:value-type="percentage">
            <text:p>22.10%</text:p>
          </table:table-cell>
          <table:table-cell table:style-name="ce7" table:formula="of:=1-SUM([.P37:.$AG37])" office:value-type="percentage" office:value="0.350554019212723" calcext:value-type="percentage">
            <text:p>35.06%</text:p>
          </table:table-cell>
          <table:table-cell table:style-name="ce7" table:formula="of:=1-SUM([.Q37:.$AG37])" office:value-type="percentage" office:value="0.5" calcext:value-type="percentage">
            <text:p>50.00%</text:p>
          </table:table-cell>
          <table:table-cell table:style-name="ce7" table:formula="of:=1-SUM([.R37:.$AG37])" office:value-type="percentage" office:value="0.649445980787277" calcext:value-type="percentage">
            <text:p>64.94%</text:p>
          </table:table-cell>
          <table:table-cell table:style-name="ce7" table:formula="of:=1-SUM([.S37:.$AG37])" office:value-type="percentage" office:value="0.778965830802918" calcext:value-type="percentage">
            <text:p>77.90%</text:p>
          </table:table-cell>
          <table:table-cell table:style-name="ce7" table:formula="of:=1-SUM([.T37:.$AG37])" office:value-type="percentage" office:value="0.876105718314648" calcext:value-type="percentage">
            <text:p>87.61%</text:p>
          </table:table-cell>
          <table:table-cell table:style-name="ce7" table:formula="of:=1-SUM([.U37:.$AG37])" office:value-type="percentage" office:value="0.938960939645767" calcext:value-type="percentage">
            <text:p>93.90%</text:p>
          </table:table-cell>
          <table:table-cell table:style-name="ce7" table:formula="of:=1-SUM([.V37:.$AG37])" office:value-type="percentage" office:value="0.973880507051945" calcext:value-type="percentage">
            <text:p>97.39%</text:p>
          </table:table-cell>
          <table:table-cell table:style-name="ce7" table:formula="of:=1-SUM([.W37:.$AG37])" office:value-type="percentage" office:value="0.99042135477066" calcext:value-type="percentage">
            <text:p>99.04%</text:p>
          </table:table-cell>
          <table:table-cell table:style-name="ce7" table:formula="of:=1-SUM([.X37:.$AG37])" office:value-type="percentage" office:value="0.997037693858147" calcext:value-type="percentage">
            <text:p>99.70%</text:p>
          </table:table-cell>
          <table:table-cell table:style-name="ce7" table:formula="of:=1-SUM([.Y37:.$AG37])" office:value-type="percentage" office:value="0.999243140220642" calcext:value-type="percentage">
            <text:p>99.92%</text:p>
          </table:table-cell>
          <table:table-cell table:style-name="ce7" table:formula="of:=1-SUM([.Z37:.$AG37])" office:value-type="percentage" office:value="0.999844625592232" calcext:value-type="percentage">
            <text:p>99.98%</text:p>
          </table:table-cell>
          <table:table-cell table:style-name="ce7" table:formula="of:=1-SUM([.AA37:.$AG37])" office:value-type="percentage" office:value="0.999975383281708" calcext:value-type="percentage">
            <text:p>100.00%</text:p>
          </table:table-cell>
          <table:table-cell table:style-name="ce7" table:formula="of:=1-SUM([.AB37:.$AG37])" office:value-type="percentage" office:value="0.999997176229954" calcext:value-type="percentage">
            <text:p>100.00%</text:p>
          </table:table-cell>
          <table:table-cell table:style-name="ce7" table:formula="of:=1-SUM([.AC37:.$AG37])" office:value-type="percentage" office:value="0.999999791383743" calcext:value-type="percentage">
            <text:p>100.00%</text:p>
          </table:table-cell>
          <table:table-cell table:style-name="ce7" table:formula="of:=1-SUM([.AD37:.$AG37])" office:value-type="percentage" office:value="0.999999992549419" calcext:value-type="percentage">
            <text:p>100.00%</text:p>
          </table:table-cell>
          <table:table-cell table:number-columns-repeated="3"/>
        </table:table-row>
        <table:table-row table:style-name="ro1">
          <table:table-cell/>
          <table:table-cell table:formula="of:=[.B77]+1" office:value-type="float" office:value="28" calcext:value-type="float">
            <text:p>28</text:p>
          </table:table-cell>
          <table:table-cell table:style-name="ce5" table:formula="of:=1-SUM([.C38:.$AG38])" office:value-type="percentage" office:value="0" calcext:value-type="percentage">
            <text:p>0.00%</text:p>
          </table:table-cell>
          <table:table-cell table:formula="of:=1-SUM([.D38:.$AG38])" office:value-type="percentage" office:value="0.00000000372529040948422" calcext:value-type="percentage">
            <text:p>0.00%</text:p>
          </table:table-cell>
          <table:table-cell table:formula="of:=1-SUM([.E38:.$AG38])" office:value-type="percentage" office:value="0.000000108033418766418" calcext:value-type="percentage">
            <text:p>0.00%</text:p>
          </table:table-cell>
          <table:table-cell table:formula="of:=1-SUM([.F38:.$AG38])" office:value-type="percentage" office:value="0.00000151619315158502" calcext:value-type="percentage">
            <text:p>0.00%</text:p>
          </table:table-cell>
          <table:table-cell table:formula="of:=1-SUM([.G38:.$AG38])" office:value-type="percentage" office:value="0.0000137202441693463" calcext:value-type="percentage">
            <text:p>0.00%</text:p>
          </table:table-cell>
          <table:table-cell table:formula="of:=1-SUM([.H38:.$AG38])" office:value-type="percentage" office:value="0.0000899955630303539" calcext:value-type="percentage">
            <text:p>0.01%</text:p>
          </table:table-cell>
          <table:table-cell table:style-name="ce7" table:formula="of:=1-SUM([.I38:.$AG38])" office:value-type="percentage" office:value="0.000456117093563191" calcext:value-type="percentage">
            <text:p>0.05%</text:p>
          </table:table-cell>
          <table:table-cell table:style-name="ce7" table:formula="of:=1-SUM([.J38:.$AG38])" office:value-type="percentage" office:value="0.00185958296060573" calcext:value-type="percentage">
            <text:p>0.19%</text:p>
          </table:table-cell>
          <table:table-cell table:style-name="ce7" table:formula="of:=1-SUM([.K38:.$AG38])" office:value-type="percentage" office:value="0.00627047568559658" calcext:value-type="percentage">
            <text:p>0.63%</text:p>
          </table:table-cell>
          <table:table-cell table:style-name="ce7" table:formula="of:=1-SUM([.L38:.$AG38])" office:value-type="percentage" office:value="0.0178490690886975" calcext:value-type="percentage">
            <text:p>1.78%</text:p>
          </table:table-cell>
          <table:table-cell table:style-name="ce7" table:formula="of:=1-SUM([.M38:.$AG38])" office:value-type="percentage" office:value="0.0435792766511441" calcext:value-type="percentage">
            <text:p>4.36%</text:p>
          </table:table-cell>
          <table:table-cell table:style-name="ce7" table:formula="of:=1-SUM([.N38:.$AG38])" office:value-type="percentage" office:value="0.0924666710197927" calcext:value-type="percentage">
            <text:p>9.25%</text:p>
          </table:table-cell>
          <table:table-cell table:style-name="ce7" table:formula="of:=1-SUM([.O38:.$AG38])" office:value-type="percentage" office:value="0.172464225441218" calcext:value-type="percentage">
            <text:p>17.25%</text:p>
          </table:table-cell>
          <table:table-cell table:style-name="ce7" table:formula="of:=1-SUM([.P38:.$AG38])" office:value-type="percentage" office:value="0.285794094204903" calcext:value-type="percentage">
            <text:p>28.58%</text:p>
          </table:table-cell>
          <table:table-cell table:style-name="ce7" table:formula="of:=1-SUM([.Q38:.$AG38])" office:value-type="percentage" office:value="0.425277009606362" calcext:value-type="percentage">
            <text:p>42.53%</text:p>
          </table:table-cell>
          <table:table-cell table:style-name="ce7" table:formula="of:=1-SUM([.R38:.$AG38])" office:value-type="percentage" office:value="0.574722990393639" calcext:value-type="percentage">
            <text:p>57.47%</text:p>
          </table:table-cell>
          <table:table-cell table:style-name="ce7" table:formula="of:=1-SUM([.S38:.$AG38])" office:value-type="percentage" office:value="0.714205905795097" calcext:value-type="percentage">
            <text:p>71.42%</text:p>
          </table:table-cell>
          <table:table-cell table:style-name="ce7" table:formula="of:=1-SUM([.T38:.$AG38])" office:value-type="percentage" office:value="0.827535774558783" calcext:value-type="percentage">
            <text:p>82.75%</text:p>
          </table:table-cell>
          <table:table-cell table:style-name="ce7" table:formula="of:=1-SUM([.U38:.$AG38])" office:value-type="percentage" office:value="0.907533328980207" calcext:value-type="percentage">
            <text:p>90.75%</text:p>
          </table:table-cell>
          <table:table-cell table:style-name="ce7" table:formula="of:=1-SUM([.V38:.$AG38])" office:value-type="percentage" office:value="0.956420723348856" calcext:value-type="percentage">
            <text:p>95.64%</text:p>
          </table:table-cell>
          <table:table-cell table:style-name="ce7" table:formula="of:=1-SUM([.W38:.$AG38])" office:value-type="percentage" office:value="0.982150930911303" calcext:value-type="percentage">
            <text:p>98.22%</text:p>
          </table:table-cell>
          <table:table-cell table:style-name="ce7" table:formula="of:=1-SUM([.X38:.$AG38])" office:value-type="percentage" office:value="0.993729524314404" calcext:value-type="percentage">
            <text:p>99.37%</text:p>
          </table:table-cell>
          <table:table-cell table:style-name="ce7" table:formula="of:=1-SUM([.Y38:.$AG38])" office:value-type="percentage" office:value="0.998140417039394" calcext:value-type="percentage">
            <text:p>99.81%</text:p>
          </table:table-cell>
          <table:table-cell table:style-name="ce7" table:formula="of:=1-SUM([.Z38:.$AG38])" office:value-type="percentage" office:value="0.999543882906437" calcext:value-type="percentage">
            <text:p>99.95%</text:p>
          </table:table-cell>
          <table:table-cell table:style-name="ce7" table:formula="of:=1-SUM([.AA38:.$AG38])" office:value-type="percentage" office:value="0.99991000443697" calcext:value-type="percentage">
            <text:p>99.99%</text:p>
          </table:table-cell>
          <table:table-cell table:style-name="ce7" table:formula="of:=1-SUM([.AB38:.$AG38])" office:value-type="percentage" office:value="0.999986279755831" calcext:value-type="percentage">
            <text:p>100.00%</text:p>
          </table:table-cell>
          <table:table-cell table:style-name="ce7" table:formula="of:=1-SUM([.AC38:.$AG38])" office:value-type="percentage" office:value="0.999998483806849" calcext:value-type="percentage">
            <text:p>100.00%</text:p>
          </table:table-cell>
          <table:table-cell table:style-name="ce7" table:formula="of:=1-SUM([.AD38:.$AG38])" office:value-type="percentage" office:value="0.999999891966581" calcext:value-type="percentage">
            <text:p>100.00%</text:p>
          </table:table-cell>
          <table:table-cell table:style-name="ce7" table:formula="of:=1-SUM([.AE38:.$AG38])" office:value-type="percentage" office:value="0.9999999962747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table:formula="of:=[.B78]+1" office:value-type="float" office:value="29" calcext:value-type="float">
            <text:p>29</text:p>
          </table:table-cell>
          <table:table-cell table:style-name="ce5" table:formula="of:=1-SUM([.C39:.$AG39])" office:value-type="percentage" office:value="0" calcext:value-type="percentage">
            <text:p>0.00%</text:p>
          </table:table-cell>
          <table:table-cell table:formula="of:=1-SUM([.D39:.$AG39])" office:value-type="percentage" office:value="0.00000000186264526025326" calcext:value-type="percentage">
            <text:p>0.00%</text:p>
          </table:table-cell>
          <table:table-cell table:formula="of:=1-SUM([.E39:.$AG39])" office:value-type="percentage" office:value="0.000000055879354587951" calcext:value-type="percentage">
            <text:p>0.00%</text:p>
          </table:table-cell>
          <table:table-cell table:formula="of:=1-SUM([.F39:.$AG39])" office:value-type="percentage" office:value="0.00000081211328517572" calcext:value-type="percentage">
            <text:p>0.00%</text:p>
          </table:table-cell>
          <table:table-cell table:formula="of:=1-SUM([.G39:.$AG39])" office:value-type="percentage" office:value="0.00000761821866046564" calcext:value-type="percentage">
            <text:p>0.00%</text:p>
          </table:table-cell>
          <table:table-cell table:formula="of:=1-SUM([.H39:.$AG39])" office:value-type="percentage" office:value="0.0000518579035998501" calcext:value-type="percentage">
            <text:p>0.01%</text:p>
          </table:table-cell>
          <table:table-cell table:style-name="ce7" table:formula="of:=1-SUM([.I39:.$AG39])" office:value-type="percentage" office:value="0.000273056328296772" calcext:value-type="percentage">
            <text:p>0.03%</text:p>
          </table:table-cell>
          <table:table-cell table:style-name="ce7" table:formula="of:=1-SUM([.J39:.$AG39])" office:value-type="percentage" office:value="0.00115785002708446" calcext:value-type="percentage">
            <text:p>0.12%</text:p>
          </table:table-cell>
          <table:table-cell table:style-name="ce7" table:formula="of:=1-SUM([.K39:.$AG39])" office:value-type="percentage" office:value="0.00406502932310116" calcext:value-type="percentage">
            <text:p>0.41%</text:p>
          </table:table-cell>
          <table:table-cell table:style-name="ce7" table:formula="of:=1-SUM([.L39:.$AG39])" office:value-type="percentage" office:value="0.0120597723871471" calcext:value-type="percentage">
            <text:p>1.21%</text:p>
          </table:table-cell>
          <table:table-cell table:style-name="ce7" table:formula="of:=1-SUM([.M39:.$AG39])" office:value-type="percentage" office:value="0.0307141728699208" calcext:value-type="percentage">
            <text:p>3.07%</text:p>
          </table:table-cell>
          <table:table-cell table:style-name="ce7" table:formula="of:=1-SUM([.N39:.$AG39])" office:value-type="percentage" office:value="0.0680229738354684" calcext:value-type="percentage">
            <text:p>6.80%</text:p>
          </table:table-cell>
          <table:table-cell table:style-name="ce7" table:formula="of:=1-SUM([.O39:.$AG39])" office:value-type="percentage" office:value="0.132465448230505" calcext:value-type="percentage">
            <text:p>13.25%</text:p>
          </table:table-cell>
          <table:table-cell table:style-name="ce7" table:formula="of:=1-SUM([.P39:.$AG39])" office:value-type="percentage" office:value="0.22912915982306" calcext:value-type="percentage">
            <text:p>22.91%</text:p>
          </table:table-cell>
          <table:table-cell table:style-name="ce7" table:formula="of:=1-SUM([.Q39:.$AG39])" office:value-type="percentage" office:value="0.355535551905632" calcext:value-type="percentage">
            <text:p>35.55%</text:p>
          </table:table-cell>
          <table:table-cell table:style-name="ce7" table:formula="of:=1-SUM([.R39:.$AG39])" office:value-type="percentage" office:value="0.5" calcext:value-type="percentage">
            <text:p>50.00%</text:p>
          </table:table-cell>
          <table:table-cell table:style-name="ce7" table:formula="of:=1-SUM([.S39:.$AG39])" office:value-type="percentage" office:value="0.644464448094368" calcext:value-type="percentage">
            <text:p>64.45%</text:p>
          </table:table-cell>
          <table:table-cell table:style-name="ce7" table:formula="of:=1-SUM([.T39:.$AG39])" office:value-type="percentage" office:value="0.77087084017694" calcext:value-type="percentage">
            <text:p>77.09%</text:p>
          </table:table-cell>
          <table:table-cell table:style-name="ce7" table:formula="of:=1-SUM([.U39:.$AG39])" office:value-type="percentage" office:value="0.867534551769495" calcext:value-type="percentage">
            <text:p>86.75%</text:p>
          </table:table-cell>
          <table:table-cell table:style-name="ce7" table:formula="of:=1-SUM([.V39:.$AG39])" office:value-type="percentage" office:value="0.931977026164532" calcext:value-type="percentage">
            <text:p>93.20%</text:p>
          </table:table-cell>
          <table:table-cell table:style-name="ce7" table:formula="of:=1-SUM([.W39:.$AG39])" office:value-type="percentage" office:value="0.969285827130079" calcext:value-type="percentage">
            <text:p>96.93%</text:p>
          </table:table-cell>
          <table:table-cell table:style-name="ce7" table:formula="of:=1-SUM([.X39:.$AG39])" office:value-type="percentage" office:value="0.987940227612853" calcext:value-type="percentage">
            <text:p>98.79%</text:p>
          </table:table-cell>
          <table:table-cell table:style-name="ce7" table:formula="of:=1-SUM([.Y39:.$AG39])" office:value-type="percentage" office:value="0.995934970676899" calcext:value-type="percentage">
            <text:p>99.59%</text:p>
          </table:table-cell>
          <table:table-cell table:style-name="ce7" table:formula="of:=1-SUM([.Z39:.$AG39])" office:value-type="percentage" office:value="0.998842149972916" calcext:value-type="percentage">
            <text:p>99.88%</text:p>
          </table:table-cell>
          <table:table-cell table:style-name="ce7" table:formula="of:=1-SUM([.AA39:.$AG39])" office:value-type="percentage" office:value="0.999726943671703" calcext:value-type="percentage">
            <text:p>99.97%</text:p>
          </table:table-cell>
          <table:table-cell table:style-name="ce7" table:formula="of:=1-SUM([.AB39:.$AG39])" office:value-type="percentage" office:value="0.9999481420964" calcext:value-type="percentage">
            <text:p>99.99%</text:p>
          </table:table-cell>
          <table:table-cell table:style-name="ce7" table:formula="of:=1-SUM([.AC39:.$AG39])" office:value-type="percentage" office:value="0.99999238178134" calcext:value-type="percentage">
            <text:p>100.00%</text:p>
          </table:table-cell>
          <table:table-cell table:style-name="ce7" table:formula="of:=1-SUM([.AD39:.$AG39])" office:value-type="percentage" office:value="0.999999187886715" calcext:value-type="percentage">
            <text:p>100.00%</text:p>
          </table:table-cell>
          <table:table-cell table:style-name="ce7" table:formula="of:=1-SUM([.AE39:.$AG39])" office:value-type="percentage" office:value="0.999999944120646" calcext:value-type="percentage">
            <text:p>100.00%</text:p>
          </table:table-cell>
          <table:table-cell table:style-name="ce7" table:formula="of:=1-SUM([.AF39:.$AG39])" office:value-type="percentage" office:value="0.999999998137355" calcext:value-type="percentage">
            <text:p>100.00%</text:p>
          </table:table-cell>
          <table:table-cell/>
        </table:table-row>
        <table:table-row table:style-name="ro1">
          <table:table-cell/>
          <table:table-cell table:formula="of:=[.B79]+1" office:value-type="float" office:value="30" calcext:value-type="float">
            <text:p>30</text:p>
          </table:table-cell>
          <table:table-cell table:style-name="ce5" table:formula="of:=1-SUM([.C40:.$AG40])" office:value-type="percentage" office:value="0" calcext:value-type="percentage">
            <text:p>0.00%</text:p>
          </table:table-cell>
          <table:table-cell table:formula="of:=1-SUM([.D40:.$AG40])" office:value-type="percentage" office:value="0.000000000931322463593176" calcext:value-type="percentage">
            <text:p>0.00%</text:p>
          </table:table-cell>
          <table:table-cell table:formula="of:=1-SUM([.E40:.$AG40])" office:value-type="percentage" office:value="0.0000000288709997020575" calcext:value-type="percentage">
            <text:p>0.00%</text:p>
          </table:table-cell>
          <table:table-cell table:formula="of:=1-SUM([.F40:.$AG40])" office:value-type="percentage" office:value="0.000000433996319659791" calcext:value-type="percentage">
            <text:p>0.00%</text:p>
          </table:table-cell>
          <table:table-cell table:formula="of:=1-SUM([.G40:.$AG40])" office:value-type="percentage" office:value="0.00000421516597259863" calcext:value-type="percentage">
            <text:p>0.00%</text:p>
          </table:table-cell>
          <table:table-cell table:formula="of:=1-SUM([.H40:.$AG40])" office:value-type="percentage" office:value="0.0000297380611299358" calcext:value-type="percentage">
            <text:p>0.00%</text:p>
          </table:table-cell>
          <table:table-cell table:style-name="ce7" table:formula="of:=1-SUM([.I40:.$AG40])" office:value-type="percentage" office:value="0.000162457115948089" calcext:value-type="percentage">
            <text:p>0.02%</text:p>
          </table:table-cell>
          <table:table-cell table:style-name="ce7" table:formula="of:=1-SUM([.J40:.$AG40])" office:value-type="percentage" office:value="0.000715453177690395" calcext:value-type="percentage">
            <text:p>0.07%</text:p>
          </table:table-cell>
          <table:table-cell table:style-name="ce7" table:formula="of:=1-SUM([.K40:.$AG40])" office:value-type="percentage" office:value="0.00261143967509259" calcext:value-type="percentage">
            <text:p>0.26%</text:p>
          </table:table-cell>
          <table:table-cell table:style-name="ce7" table:formula="of:=1-SUM([.L40:.$AG40])" office:value-type="percentage" office:value="0.00806240085512389" calcext:value-type="percentage">
            <text:p>0.81%</text:p>
          </table:table-cell>
          <table:table-cell table:style-name="ce7" table:formula="of:=1-SUM([.M40:.$AG40])" office:value-type="percentage" office:value="0.0213869726285337" calcext:value-type="percentage">
            <text:p>2.14%</text:p>
          </table:table-cell>
          <table:table-cell table:style-name="ce7" table:formula="of:=1-SUM([.N40:.$AG40])" office:value-type="percentage" office:value="0.0493685733526944" calcext:value-type="percentage">
            <text:p>4.94%</text:p>
          </table:table-cell>
          <table:table-cell table:style-name="ce7" table:formula="of:=1-SUM([.O40:.$AG40])" office:value-type="percentage" office:value="0.100244211032987" calcext:value-type="percentage">
            <text:p>10.02%</text:p>
          </table:table-cell>
          <table:table-cell table:style-name="ce7" table:formula="of:=1-SUM([.P40:.$AG40])" office:value-type="percentage" office:value="0.180797304026782" calcext:value-type="percentage">
            <text:p>18.08%</text:p>
          </table:table-cell>
          <table:table-cell table:style-name="ce7" table:formula="of:=1-SUM([.Q40:.$AG40])" office:value-type="percentage" office:value="0.292332355864346" calcext:value-type="percentage">
            <text:p>29.23%</text:p>
          </table:table-cell>
          <table:table-cell table:style-name="ce7" table:formula="of:=1-SUM([.R40:.$AG40])" office:value-type="percentage" office:value="0.427767775952816" calcext:value-type="percentage">
            <text:p>42.78%</text:p>
          </table:table-cell>
          <table:table-cell table:style-name="ce7" table:formula="of:=1-SUM([.S40:.$AG40])" office:value-type="percentage" office:value="0.572232224047184" calcext:value-type="percentage">
            <text:p>57.22%</text:p>
          </table:table-cell>
          <table:table-cell table:style-name="ce7" table:formula="of:=1-SUM([.T40:.$AG40])" office:value-type="percentage" office:value="0.707667644135654" calcext:value-type="percentage">
            <text:p>70.77%</text:p>
          </table:table-cell>
          <table:table-cell table:style-name="ce7" table:formula="of:=1-SUM([.U40:.$AG40])" office:value-type="percentage" office:value="0.819202695973218" calcext:value-type="percentage">
            <text:p>81.92%</text:p>
          </table:table-cell>
          <table:table-cell table:style-name="ce7" table:formula="of:=1-SUM([.V40:.$AG40])" office:value-type="percentage" office:value="0.899755788967013" calcext:value-type="percentage">
            <text:p>89.98%</text:p>
          </table:table-cell>
          <table:table-cell table:style-name="ce7" table:formula="of:=1-SUM([.W40:.$AG40])" office:value-type="percentage" office:value="0.950631426647306" calcext:value-type="percentage">
            <text:p>95.06%</text:p>
          </table:table-cell>
          <table:table-cell table:style-name="ce7" table:formula="of:=1-SUM([.X40:.$AG40])" office:value-type="percentage" office:value="0.978613027371466" calcext:value-type="percentage">
            <text:p>97.86%</text:p>
          </table:table-cell>
          <table:table-cell table:style-name="ce7" table:formula="of:=1-SUM([.Y40:.$AG40])" office:value-type="percentage" office:value="0.991937599144876" calcext:value-type="percentage">
            <text:p>99.19%</text:p>
          </table:table-cell>
          <table:table-cell table:style-name="ce7" table:formula="of:=1-SUM([.Z40:.$AG40])" office:value-type="percentage" office:value="0.997388560324907" calcext:value-type="percentage">
            <text:p>99.74%</text:p>
          </table:table-cell>
          <table:table-cell table:style-name="ce7" table:formula="of:=1-SUM([.AA40:.$AG40])" office:value-type="percentage" office:value="0.99928454682231" calcext:value-type="percentage">
            <text:p>99.93%</text:p>
          </table:table-cell>
          <table:table-cell table:style-name="ce7" table:formula="of:=1-SUM([.AB40:.$AG40])" office:value-type="percentage" office:value="0.999837542884052" calcext:value-type="percentage">
            <text:p>99.98%</text:p>
          </table:table-cell>
          <table:table-cell table:style-name="ce7" table:formula="of:=1-SUM([.AC40:.$AG40])" office:value-type="percentage" office:value="0.99997026193887" calcext:value-type="percentage">
            <text:p>100.00%</text:p>
          </table:table-cell>
          <table:table-cell table:style-name="ce7" table:formula="of:=1-SUM([.AD40:.$AG40])" office:value-type="percentage" office:value="0.999995784834027" calcext:value-type="percentage">
            <text:p>100.00%</text:p>
          </table:table-cell>
          <table:table-cell table:style-name="ce7" table:formula="of:=1-SUM([.AE40:.$AG40])" office:value-type="percentage" office:value="0.99999956600368" calcext:value-type="percentage">
            <text:p>100.00%</text:p>
          </table:table-cell>
          <table:table-cell table:style-name="ce7" table:formula="of:=1-SUM([.AF40:.$AG40])" office:value-type="percentage" office:value="0.999999971129" calcext:value-type="percentage">
            <text:p>100.00%</text:p>
          </table:table-cell>
          <table:table-cell table:style-name="ce7" table:formula="of:=1-SUM([.AG40:.$AG40])" office:value-type="percentage" office:value="0.999999999068677" calcext:value-type="percentage">
            <text:p>100.00%</text:p>
          </table:table-cell>
        </table:table-row>
        <table:table-row table:style-name="ro1">
          <table:table-cell table:number-columns-repeated="2"/>
          <table:table-cell table:style-name="Default" table:number-columns-repeated="31"/>
        </table:table-row>
        <table:table-row table:style-name="ro1">
          <table:table-cell office:value-type="string" calcext:value-type="string">
            <text:p>Conclusions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To get 95% confidence you must do at least 5 trials and get them all right (96.9%).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To get 95% confidence yet miss one, you need at least 8 trials (7 of 8 = 96.5%).</text:p>
          </table:table-cell>
          <table:table-cell/>
          <table:table-cell table:style-name="Default" table:number-columns-repeated="31"/>
        </table:table-row>
        <table:table-row table:style-name="ro1">
          <table:table-cell office:value-type="string" calcext:value-type="string">
            <text:p>To get 95% confidence yet miss two, you need at least 11 trials (9 of 11 = 96.7%).</text:p>
          </table:table-cell>
          <table:table-cell/>
          <table:table-cell table:style-name="Default" table:number-columns-repeated="31"/>
        </table:table-row>
        <calcext:conditional-formats>
          <calcext:conditional-format calcext:target-range-address="'new-revised'.P51:'new-revised'.P53 'new-revised'.A54:'new-revised'.A62 'new-revised'.P63:'new-revised'.P80 'new-revised'.D51:'new-revised'.O80 'new-revised'.Q64:'new-revised'.Q80 'new-revised'.R65:'new-revised'.R80 'new-revised'.S66:'new-revised'.S80 'new-revised'.T67:'new-revised'.T80 'new-revised'.U68:'new-revised'.U80 'new-revised'.V69:'new-revised'.V80 'new-revised'.W70:'new-revised'.W80 'new-revised'.X71:'new-revised'.X80 'new-revised'.Y72:'new-revised'.Y80 'new-revised'.Z73:'new-revised'.Z80 'new-revised'.AA74:'new-revised'.AA80 'new-revised'.AB75:'new-revised'.AB80 'new-revised'.AC76:'new-revised'.AC80 'new-revised'.AD77:'new-revised'.AD80 'new-revised'.AE78:'new-revised'.AE80 'new-revised'.AF79:'new-revised'.AF80 'new-revised'.AG80:'new-revised'.AG80">
            <calcext:condition calcext:apply-style-name="ptile-90" calcext:value="&gt;=0.95" calcext:base-cell-address="'new-revised'.A51"/>
          </calcext:conditional-format>
          <calcext:conditional-format calcext:target-range-address="'new-revised'.P51:'new-revised'.P53 'new-revised'.A54:'new-revised'.A62 'new-revised'.P63:'new-revised'.P80 'new-revised'.D51:'new-revised'.O80 'new-revised'.Q64:'new-revised'.Q80 'new-revised'.R65:'new-revised'.R80 'new-revised'.S66:'new-revised'.S80 'new-revised'.T67:'new-revised'.T80 'new-revised'.U68:'new-revised'.U80 'new-revised'.V69:'new-revised'.V80 'new-revised'.W70:'new-revised'.W80 'new-revised'.X71:'new-revised'.X80 'new-revised'.Y72:'new-revised'.Y80 'new-revised'.Z73:'new-revised'.Z80 'new-revised'.AA74:'new-revised'.AA80 'new-revised'.AB75:'new-revised'.AB80 'new-revised'.AC76:'new-revised'.AC80 'new-revised'.AD77:'new-revised'.AD80 'new-revised'.AE78:'new-revised'.AE80 'new-revised'.AF79:'new-revised'.AF80 'new-revised'.AG80:'new-revised'.AG80">
            <calcext:condition calcext:apply-style-name="ptile-50-less" calcext:value="between(0.0000000001,0.5)" calcext:base-cell-address="'new-revised'.A51"/>
          </calcext:conditional-format>
        </calcext:conditional-formats>
      </table:table>
      <table:table table:name="original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Probabilities/Confidence for a series of tria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o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→ means X is A or X is 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rmula:</text:p>
          </table:table-cell>
          <table:table-cell office:value-type="string" calcext:value-type="string">
            <text:p>XcY * (1/2)^Y * (1-1/2)^(X-Y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 = total Q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Y = correct Q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½ = probability to get exactly Q right by random gues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bability of getting exactly N questions correct (no more, no less)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rect Qs</text:p>
          </table:table-cell>
          <table:table-cell table:number-columns-repeated="12"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Total 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" table:formula="of:=FACT([.$A11])/(FACT([.B$10])*FACT([.$A11]-[.B$10]))*POWER(0.5;[.B$10])*POWER(0.5;([.$A11]-[.B$10]))" office:value-type="percentage" office:value="0.5" calcext:value-type="percentage">
            <text:p>50.0%</text:p>
          </table:table-cell>
          <table:table-cell table:style-name="ce18" table:formula="of:=FACT([.$A11])/(FACT([.C$10])*FACT([.$A11]-[.C$10]))*POWER(0.5;[.C$10])*POWER(0.5;([.$A11]-[.C$10]))" office:value-type="percentage" office:value="0.5" calcext:value-type="percentage">
            <text:p>50.0%</text:p>
          </table:table-cell>
          <table:table-cell table:style-name="ce18" table:number-columns-repeated="9"/>
          <table:table-cell table:number-columns-repeated="2"/>
          <table:table-cell table:style-name="ce21" table:formula="of:=SUM([.B11:.N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table:formula="of:=FACT([.$A12])/(FACT([.B$10])*FACT([.$A12]-[.B$10]))*POWER(0.5;[.B$10])*POWER(0.5;([.$A12]-[.B$10]))" office:value-type="percentage" office:value="0.25" calcext:value-type="percentage">
            <text:p>25.0%</text:p>
          </table:table-cell>
          <table:table-cell table:style-name="ce18" table:formula="of:=FACT([.$A12])/(FACT([.C$10])*FACT([.$A12]-[.C$10]))*POWER(0.5;[.C$10])*POWER(0.5;([.$A12]-[.C$10]))" office:value-type="percentage" office:value="0.5" calcext:value-type="percentage">
            <text:p>50.0%</text:p>
          </table:table-cell>
          <table:table-cell table:style-name="ce18" table:formula="of:=FACT([.$A12])/(FACT([.D$10])*FACT([.$A12]-[.D$10]))*POWER(0.5;[.D$10])*POWER(0.5;([.$A12]-[.D$10]))" office:value-type="percentage" office:value="0.25" calcext:value-type="percentage">
            <text:p>25.0%</text:p>
          </table:table-cell>
          <table:table-cell table:style-name="ce18" table:number-columns-repeated="8"/>
          <table:table-cell table:number-columns-repeated="2"/>
          <table:table-cell table:style-name="ce21" table:formula="of:=SUM([.B12:.N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FACT([.$A13])/(FACT([.B$10])*FACT([.$A13]-[.B$10]))*POWER(0.5;[.B$10])*POWER(0.5;([.$A13]-[.B$10]))" office:value-type="percentage" office:value="0.125" calcext:value-type="percentage">
            <text:p>12.5%</text:p>
          </table:table-cell>
          <table:table-cell table:style-name="ce16" table:formula="of:=FACT([.$A13])/(FACT([.C$10])*FACT([.$A13]-[.C$10]))*POWER(0.5;[.C$10])*POWER(0.5;([.$A13]-[.C$10]))" office:value-type="percentage" office:value="0.375" calcext:value-type="percentage">
            <text:p>37.5%</text:p>
          </table:table-cell>
          <table:table-cell table:style-name="ce18" table:formula="of:=FACT([.$A13])/(FACT([.D$10])*FACT([.$A13]-[.D$10]))*POWER(0.5;[.D$10])*POWER(0.5;([.$A13]-[.D$10]))" office:value-type="percentage" office:value="0.375" calcext:value-type="percentage">
            <text:p>37.5%</text:p>
          </table:table-cell>
          <table:table-cell table:style-name="ce18" table:formula="of:=FACT([.$A13])/(FACT([.E$10])*FACT([.$A13]-[.E$10]))*POWER(0.5;[.E$10])*POWER(0.5;([.$A13]-[.E$10]))" office:value-type="percentage" office:value="0.125" calcext:value-type="percentage">
            <text:p>12.5%</text:p>
          </table:table-cell>
          <table:table-cell table:style-name="ce18" table:number-columns-repeated="7"/>
          <table:table-cell table:number-columns-repeated="2"/>
          <table:table-cell table:style-name="ce21" table:formula="of:=SUM([.B13:.N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FACT([.$A14])/(FACT([.B$10])*FACT([.$A14]-[.B$10]))*POWER(0.5;[.B$10])*POWER(0.5;([.$A14]-[.B$10]))" office:value-type="percentage" office:value="0.0625" calcext:value-type="percentage">
            <text:p>6.3%</text:p>
          </table:table-cell>
          <table:table-cell table:style-name="ce16" table:formula="of:=FACT([.$A14])/(FACT([.C$10])*FACT([.$A14]-[.C$10]))*POWER(0.5;[.C$10])*POWER(0.5;([.$A14]-[.C$10]))" office:value-type="percentage" office:value="0.25" calcext:value-type="percentage">
            <text:p>25.0%</text:p>
          </table:table-cell>
          <table:table-cell table:style-name="ce18" table:formula="of:=FACT([.$A14])/(FACT([.D$10])*FACT([.$A14]-[.D$10]))*POWER(0.5;[.D$10])*POWER(0.5;([.$A14]-[.D$10]))" office:value-type="percentage" office:value="0.375" calcext:value-type="percentage">
            <text:p>37.5%</text:p>
          </table:table-cell>
          <table:table-cell table:style-name="ce18" table:formula="of:=FACT([.$A14])/(FACT([.E$10])*FACT([.$A14]-[.E$10]))*POWER(0.5;[.E$10])*POWER(0.5;([.$A14]-[.E$10]))" office:value-type="percentage" office:value="0.25" calcext:value-type="percentage">
            <text:p>25.0%</text:p>
          </table:table-cell>
          <table:table-cell table:style-name="ce18" table:formula="of:=FACT([.$A14])/(FACT([.F$10])*FACT([.$A14]-[.F$10]))*POWER(0.5;[.F$10])*POWER(0.5;([.$A14]-[.F$10]))" office:value-type="percentage" office:value="0.0625" calcext:value-type="percentage">
            <text:p>6.3%</text:p>
          </table:table-cell>
          <table:table-cell table:style-name="ce18" table:number-columns-repeated="6"/>
          <table:table-cell table:number-columns-repeated="2"/>
          <table:table-cell table:style-name="ce21" table:formula="of:=SUM([.B14:.N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FACT([.$A15])/(FACT([.B$10])*FACT([.$A15]-[.B$10]))*POWER(0.5;[.B$10])*POWER(0.5;([.$A15]-[.B$10]))" office:value-type="percentage" office:value="0.03125" calcext:value-type="percentage">
            <text:p>3.1%</text:p>
          </table:table-cell>
          <table:table-cell table:style-name="ce16" table:formula="of:=FACT([.$A15])/(FACT([.C$10])*FACT([.$A15]-[.C$10]))*POWER(0.5;[.C$10])*POWER(0.5;([.$A15]-[.C$10]))" office:value-type="percentage" office:value="0.15625" calcext:value-type="percentage">
            <text:p>15.6%</text:p>
          </table:table-cell>
          <table:table-cell table:style-name="ce16" table:formula="of:=FACT([.$A15])/(FACT([.D$10])*FACT([.$A15]-[.D$10]))*POWER(0.5;[.D$10])*POWER(0.5;([.$A15]-[.D$10]))" office:value-type="percentage" office:value="0.3125" calcext:value-type="percentage">
            <text:p>31.3%</text:p>
          </table:table-cell>
          <table:table-cell table:style-name="ce18" table:formula="of:=FACT([.$A15])/(FACT([.E$10])*FACT([.$A15]-[.E$10]))*POWER(0.5;[.E$10])*POWER(0.5;([.$A15]-[.E$10]))" office:value-type="percentage" office:value="0.3125" calcext:value-type="percentage">
            <text:p>31.3%</text:p>
          </table:table-cell>
          <table:table-cell table:style-name="ce18" table:formula="of:=FACT([.$A15])/(FACT([.F$10])*FACT([.$A15]-[.F$10]))*POWER(0.5;[.F$10])*POWER(0.5;([.$A15]-[.F$10]))" office:value-type="percentage" office:value="0.15625" calcext:value-type="percentage">
            <text:p>15.6%</text:p>
          </table:table-cell>
          <table:table-cell table:style-name="ce18" table:formula="of:=FACT([.$A15])/(FACT([.G$10])*FACT([.$A15]-[.G$10]))*POWER(0.5;[.G$10])*POWER(0.5;([.$A15]-[.G$10]))" office:value-type="percentage" office:value="0.03125" calcext:value-type="percentage">
            <text:p>3.1%</text:p>
          </table:table-cell>
          <table:table-cell table:style-name="ce18" table:number-columns-repeated="5"/>
          <table:table-cell table:number-columns-repeated="2"/>
          <table:table-cell table:style-name="ce21" table:formula="of:=SUM([.B15:.N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FACT([.$A16])/(FACT([.B$10])*FACT([.$A16]-[.B$10]))*POWER(0.5;[.B$10])*POWER(0.5;([.$A16]-[.B$10]))" office:value-type="percentage" office:value="0.015625" calcext:value-type="percentage">
            <text:p>1.6%</text:p>
          </table:table-cell>
          <table:table-cell table:style-name="ce16" table:formula="of:=FACT([.$A16])/(FACT([.C$10])*FACT([.$A16]-[.C$10]))*POWER(0.5;[.C$10])*POWER(0.5;([.$A16]-[.C$10]))" office:value-type="percentage" office:value="0.09375" calcext:value-type="percentage">
            <text:p>9.4%</text:p>
          </table:table-cell>
          <table:table-cell table:style-name="ce16" table:formula="of:=FACT([.$A16])/(FACT([.D$10])*FACT([.$A16]-[.D$10]))*POWER(0.5;[.D$10])*POWER(0.5;([.$A16]-[.D$10]))" office:value-type="percentage" office:value="0.234375" calcext:value-type="percentage">
            <text:p>23.4%</text:p>
          </table:table-cell>
          <table:table-cell table:style-name="ce18" table:formula="of:=FACT([.$A16])/(FACT([.E$10])*FACT([.$A16]-[.E$10]))*POWER(0.5;[.E$10])*POWER(0.5;([.$A16]-[.E$10]))" office:value-type="percentage" office:value="0.3125" calcext:value-type="percentage">
            <text:p>31.3%</text:p>
          </table:table-cell>
          <table:table-cell table:style-name="ce18" table:formula="of:=FACT([.$A16])/(FACT([.F$10])*FACT([.$A16]-[.F$10]))*POWER(0.5;[.F$10])*POWER(0.5;([.$A16]-[.F$10]))" office:value-type="percentage" office:value="0.234375" calcext:value-type="percentage">
            <text:p>23.4%</text:p>
          </table:table-cell>
          <table:table-cell table:style-name="ce18" table:formula="of:=FACT([.$A16])/(FACT([.G$10])*FACT([.$A16]-[.G$10]))*POWER(0.5;[.G$10])*POWER(0.5;([.$A16]-[.G$10]))" office:value-type="percentage" office:value="0.09375" calcext:value-type="percentage">
            <text:p>9.4%</text:p>
          </table:table-cell>
          <table:table-cell table:style-name="ce18" table:formula="of:=FACT([.$A16])/(FACT([.H$10])*FACT([.$A16]-[.H$10]))*POWER(0.5;[.H$10])*POWER(0.5;([.$A16]-[.H$10]))" office:value-type="percentage" office:value="0.015625" calcext:value-type="percentage">
            <text:p>1.6%</text:p>
          </table:table-cell>
          <table:table-cell table:style-name="ce18" table:number-columns-repeated="4"/>
          <table:table-cell table:number-columns-repeated="2"/>
          <table:table-cell table:style-name="ce21" table:formula="of:=SUM([.B16:.N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FACT([.$A17])/(FACT([.B$10])*FACT([.$A17]-[.B$10]))*POWER(0.5;[.B$10])*POWER(0.5;([.$A17]-[.B$10]))" office:value-type="percentage" office:value="0.0078125" calcext:value-type="percentage">
            <text:p>0.8%</text:p>
          </table:table-cell>
          <table:table-cell table:style-name="ce16" table:formula="of:=FACT([.$A17])/(FACT([.C$10])*FACT([.$A17]-[.C$10]))*POWER(0.5;[.C$10])*POWER(0.5;([.$A17]-[.C$10]))" office:value-type="percentage" office:value="0.0546875" calcext:value-type="percentage">
            <text:p>5.5%</text:p>
          </table:table-cell>
          <table:table-cell table:style-name="ce16" table:formula="of:=FACT([.$A17])/(FACT([.D$10])*FACT([.$A17]-[.D$10]))*POWER(0.5;[.D$10])*POWER(0.5;([.$A17]-[.D$10]))" office:value-type="percentage" office:value="0.1640625" calcext:value-type="percentage">
            <text:p>16.4%</text:p>
          </table:table-cell>
          <table:table-cell table:style-name="ce16" table:formula="of:=FACT([.$A17])/(FACT([.E$10])*FACT([.$A17]-[.E$10]))*POWER(0.5;[.E$10])*POWER(0.5;([.$A17]-[.E$10]))" office:value-type="percentage" office:value="0.2734375" calcext:value-type="percentage">
            <text:p>27.3%</text:p>
          </table:table-cell>
          <table:table-cell table:style-name="ce18" table:formula="of:=FACT([.$A17])/(FACT([.F$10])*FACT([.$A17]-[.F$10]))*POWER(0.5;[.F$10])*POWER(0.5;([.$A17]-[.F$10]))" office:value-type="percentage" office:value="0.2734375" calcext:value-type="percentage">
            <text:p>27.3%</text:p>
          </table:table-cell>
          <table:table-cell table:style-name="ce18" table:formula="of:=FACT([.$A17])/(FACT([.G$10])*FACT([.$A17]-[.G$10]))*POWER(0.5;[.G$10])*POWER(0.5;([.$A17]-[.G$10]))" office:value-type="percentage" office:value="0.1640625" calcext:value-type="percentage">
            <text:p>16.4%</text:p>
          </table:table-cell>
          <table:table-cell table:style-name="ce18" table:formula="of:=FACT([.$A17])/(FACT([.H$10])*FACT([.$A17]-[.H$10]))*POWER(0.5;[.H$10])*POWER(0.5;([.$A17]-[.H$10]))" office:value-type="percentage" office:value="0.0546875" calcext:value-type="percentage">
            <text:p>5.5%</text:p>
          </table:table-cell>
          <table:table-cell table:style-name="ce18" table:formula="of:=FACT([.$A17])/(FACT([.I$10])*FACT([.$A17]-[.I$10]))*POWER(0.5;[.I$10])*POWER(0.5;([.$A17]-[.I$10]))" office:value-type="percentage" office:value="0.0078125" calcext:value-type="percentage">
            <text:p>0.8%</text:p>
          </table:table-cell>
          <table:table-cell table:style-name="ce18" table:number-columns-repeated="3"/>
          <table:table-cell table:number-columns-repeated="2"/>
          <table:table-cell table:style-name="ce21" table:formula="of:=SUM([.B17:.N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formula="of:=FACT([.$A18])/(FACT([.B$10])*FACT([.$A18]-[.B$10]))*POWER(0.5;[.B$10])*POWER(0.5;([.$A18]-[.B$10]))" office:value-type="percentage" office:value="0.00390625" calcext:value-type="percentage">
            <text:p>0.4%</text:p>
          </table:table-cell>
          <table:table-cell table:style-name="ce16" table:formula="of:=FACT([.$A18])/(FACT([.C$10])*FACT([.$A18]-[.C$10]))*POWER(0.5;[.C$10])*POWER(0.5;([.$A18]-[.C$10]))" office:value-type="percentage" office:value="0.03125" calcext:value-type="percentage">
            <text:p>3.1%</text:p>
          </table:table-cell>
          <table:table-cell table:style-name="ce16" table:formula="of:=FACT([.$A18])/(FACT([.D$10])*FACT([.$A18]-[.D$10]))*POWER(0.5;[.D$10])*POWER(0.5;([.$A18]-[.D$10]))" office:value-type="percentage" office:value="0.109375" calcext:value-type="percentage">
            <text:p>10.9%</text:p>
          </table:table-cell>
          <table:table-cell table:style-name="ce16" table:formula="of:=FACT([.$A18])/(FACT([.E$10])*FACT([.$A18]-[.E$10]))*POWER(0.5;[.E$10])*POWER(0.5;([.$A18]-[.E$10]))" office:value-type="percentage" office:value="0.21875" calcext:value-type="percentage">
            <text:p>21.9%</text:p>
          </table:table-cell>
          <table:table-cell table:style-name="ce18" table:formula="of:=FACT([.$A18])/(FACT([.F$10])*FACT([.$A18]-[.F$10]))*POWER(0.5;[.F$10])*POWER(0.5;([.$A18]-[.F$10]))" office:value-type="percentage" office:value="0.2734375" calcext:value-type="percentage">
            <text:p>27.3%</text:p>
          </table:table-cell>
          <table:table-cell table:style-name="ce18" table:formula="of:=FACT([.$A18])/(FACT([.G$10])*FACT([.$A18]-[.G$10]))*POWER(0.5;[.G$10])*POWER(0.5;([.$A18]-[.G$10]))" office:value-type="percentage" office:value="0.21875" calcext:value-type="percentage">
            <text:p>21.9%</text:p>
          </table:table-cell>
          <table:table-cell table:style-name="ce18" table:formula="of:=FACT([.$A18])/(FACT([.H$10])*FACT([.$A18]-[.H$10]))*POWER(0.5;[.H$10])*POWER(0.5;([.$A18]-[.H$10]))" office:value-type="percentage" office:value="0.109375" calcext:value-type="percentage">
            <text:p>10.9%</text:p>
          </table:table-cell>
          <table:table-cell table:style-name="ce18" table:formula="of:=FACT([.$A18])/(FACT([.I$10])*FACT([.$A18]-[.I$10]))*POWER(0.5;[.I$10])*POWER(0.5;([.$A18]-[.I$10]))" office:value-type="percentage" office:value="0.03125" calcext:value-type="percentage">
            <text:p>3.1%</text:p>
          </table:table-cell>
          <table:table-cell table:style-name="ce18" table:formula="of:=FACT([.$A18])/(FACT([.J$10])*FACT([.$A18]-[.J$10]))*POWER(0.5;[.J$10])*POWER(0.5;([.$A18]-[.J$10]))" office:value-type="percentage" office:value="0.00390625" calcext:value-type="percentage">
            <text:p>0.4%</text:p>
          </table:table-cell>
          <table:table-cell table:style-name="ce18" table:number-columns-repeated="2"/>
          <table:table-cell table:number-columns-repeated="2"/>
          <table:table-cell table:style-name="ce21" table:formula="of:=SUM([.B18:.N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table:formula="of:=FACT([.$A19])/(FACT([.B$10])*FACT([.$A19]-[.B$10]))*POWER(0.5;[.B$10])*POWER(0.5;([.$A19]-[.B$10]))" office:value-type="percentage" office:value="0.001953125" calcext:value-type="percentage">
            <text:p>0.2%</text:p>
          </table:table-cell>
          <table:table-cell table:style-name="ce16" table:formula="of:=FACT([.$A19])/(FACT([.C$10])*FACT([.$A19]-[.C$10]))*POWER(0.5;[.C$10])*POWER(0.5;([.$A19]-[.C$10]))" office:value-type="percentage" office:value="0.017578125" calcext:value-type="percentage">
            <text:p>1.8%</text:p>
          </table:table-cell>
          <table:table-cell table:style-name="ce16" table:formula="of:=FACT([.$A19])/(FACT([.D$10])*FACT([.$A19]-[.D$10]))*POWER(0.5;[.D$10])*POWER(0.5;([.$A19]-[.D$10]))" office:value-type="percentage" office:value="0.0703125" calcext:value-type="percentage">
            <text:p>7.0%</text:p>
          </table:table-cell>
          <table:table-cell table:style-name="ce16" table:formula="of:=FACT([.$A19])/(FACT([.E$10])*FACT([.$A19]-[.E$10]))*POWER(0.5;[.E$10])*POWER(0.5;([.$A19]-[.E$10]))" office:value-type="percentage" office:value="0.1640625" calcext:value-type="percentage">
            <text:p>16.4%</text:p>
          </table:table-cell>
          <table:table-cell table:style-name="ce16" table:formula="of:=FACT([.$A19])/(FACT([.F$10])*FACT([.$A19]-[.F$10]))*POWER(0.5;[.F$10])*POWER(0.5;([.$A19]-[.F$10]))" office:value-type="percentage" office:value="0.24609375" calcext:value-type="percentage">
            <text:p>24.6%</text:p>
          </table:table-cell>
          <table:table-cell table:style-name="ce18" table:formula="of:=FACT([.$A19])/(FACT([.G$10])*FACT([.$A19]-[.G$10]))*POWER(0.5;[.G$10])*POWER(0.5;([.$A19]-[.G$10]))" office:value-type="percentage" office:value="0.24609375" calcext:value-type="percentage">
            <text:p>24.6%</text:p>
          </table:table-cell>
          <table:table-cell table:style-name="ce18" table:formula="of:=FACT([.$A19])/(FACT([.H$10])*FACT([.$A19]-[.H$10]))*POWER(0.5;[.H$10])*POWER(0.5;([.$A19]-[.H$10]))" office:value-type="percentage" office:value="0.1640625" calcext:value-type="percentage">
            <text:p>16.4%</text:p>
          </table:table-cell>
          <table:table-cell table:style-name="ce18" table:formula="of:=FACT([.$A19])/(FACT([.I$10])*FACT([.$A19]-[.I$10]))*POWER(0.5;[.I$10])*POWER(0.5;([.$A19]-[.I$10]))" office:value-type="percentage" office:value="0.0703125" calcext:value-type="percentage">
            <text:p>7.0%</text:p>
          </table:table-cell>
          <table:table-cell table:style-name="ce18" table:formula="of:=FACT([.$A19])/(FACT([.J$10])*FACT([.$A19]-[.J$10]))*POWER(0.5;[.J$10])*POWER(0.5;([.$A19]-[.J$10]))" office:value-type="percentage" office:value="0.017578125" calcext:value-type="percentage">
            <text:p>1.8%</text:p>
          </table:table-cell>
          <table:table-cell table:style-name="ce18" table:formula="of:=FACT([.$A19])/(FACT([.K$10])*FACT([.$A19]-[.K$10]))*POWER(0.5;[.K$10])*POWER(0.5;([.$A19]-[.K$10]))" office:value-type="percentage" office:value="0.001953125" calcext:value-type="percentage">
            <text:p>0.2%</text:p>
          </table:table-cell>
          <table:table-cell table:style-name="ce18"/>
          <table:table-cell table:number-columns-repeated="2"/>
          <table:table-cell table:style-name="ce21" table:formula="of:=SUM([.B19:.N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FACT([.$A20])/(FACT([.B$10])*FACT([.$A20]-[.B$10]))*POWER(0.5;[.B$10])*POWER(0.5;([.$A20]-[.B$10]))" office:value-type="percentage" office:value="0.0009765625" calcext:value-type="percentage">
            <text:p>0.1%</text:p>
          </table:table-cell>
          <table:table-cell table:style-name="ce16" table:formula="of:=FACT([.$A20])/(FACT([.C$10])*FACT([.$A20]-[.C$10]))*POWER(0.5;[.C$10])*POWER(0.5;([.$A20]-[.C$10]))" office:value-type="percentage" office:value="0.009765625" calcext:value-type="percentage">
            <text:p>1.0%</text:p>
          </table:table-cell>
          <table:table-cell table:style-name="ce16" table:formula="of:=FACT([.$A20])/(FACT([.D$10])*FACT([.$A20]-[.D$10]))*POWER(0.5;[.D$10])*POWER(0.5;([.$A20]-[.D$10]))" office:value-type="percentage" office:value="0.0439453125" calcext:value-type="percentage">
            <text:p>4.4%</text:p>
          </table:table-cell>
          <table:table-cell table:style-name="ce16" table:formula="of:=FACT([.$A20])/(FACT([.E$10])*FACT([.$A20]-[.E$10]))*POWER(0.5;[.E$10])*POWER(0.5;([.$A20]-[.E$10]))" office:value-type="percentage" office:value="0.1171875" calcext:value-type="percentage">
            <text:p>11.7%</text:p>
          </table:table-cell>
          <table:table-cell table:style-name="ce16" table:formula="of:=FACT([.$A20])/(FACT([.F$10])*FACT([.$A20]-[.F$10]))*POWER(0.5;[.F$10])*POWER(0.5;([.$A20]-[.F$10]))" office:value-type="percentage" office:value="0.205078125" calcext:value-type="percentage">
            <text:p>20.5%</text:p>
          </table:table-cell>
          <table:table-cell table:style-name="ce18" table:formula="of:=FACT([.$A20])/(FACT([.G$10])*FACT([.$A20]-[.G$10]))*POWER(0.5;[.G$10])*POWER(0.5;([.$A20]-[.G$10]))" office:value-type="percentage" office:value="0.24609375" calcext:value-type="percentage">
            <text:p>24.6%</text:p>
          </table:table-cell>
          <table:table-cell table:style-name="ce18" table:formula="of:=FACT([.$A20])/(FACT([.H$10])*FACT([.$A20]-[.H$10]))*POWER(0.5;[.H$10])*POWER(0.5;([.$A20]-[.H$10]))" office:value-type="percentage" office:value="0.205078125" calcext:value-type="percentage">
            <text:p>20.5%</text:p>
          </table:table-cell>
          <table:table-cell table:style-name="ce18" table:formula="of:=FACT([.$A20])/(FACT([.I$10])*FACT([.$A20]-[.I$10]))*POWER(0.5;[.I$10])*POWER(0.5;([.$A20]-[.I$10]))" office:value-type="percentage" office:value="0.1171875" calcext:value-type="percentage">
            <text:p>11.7%</text:p>
          </table:table-cell>
          <table:table-cell table:style-name="ce18" table:formula="of:=FACT([.$A20])/(FACT([.J$10])*FACT([.$A20]-[.J$10]))*POWER(0.5;[.J$10])*POWER(0.5;([.$A20]-[.J$10]))" office:value-type="percentage" office:value="0.0439453125" calcext:value-type="percentage">
            <text:p>4.4%</text:p>
          </table:table-cell>
          <table:table-cell table:style-name="ce18" table:formula="of:=FACT([.$A20])/(FACT([.K$10])*FACT([.$A20]-[.K$10]))*POWER(0.5;[.K$10])*POWER(0.5;([.$A20]-[.K$10]))" office:value-type="percentage" office:value="0.009765625" calcext:value-type="percentage">
            <text:p>1.0%</text:p>
          </table:table-cell>
          <table:table-cell table:style-name="ce18" table:formula="of:=FACT([.$A20])/(FACT([.L$10])*FACT([.$A20]-[.L$10]))*POWER(0.5;[.L$10])*POWER(0.5;([.$A20]-[.L$10]))" office:value-type="percentage" office:value="0.0009765625" calcext:value-type="percentage">
            <text:p>0.1%</text:p>
          </table:table-cell>
          <table:table-cell table:number-columns-repeated="2"/>
          <table:table-cell table:style-name="ce21" table:formula="of:=SUM([.B20:.N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6" table:formula="of:=FACT([.$A21])/(FACT([.B$10])*FACT([.$A21]-[.B$10]))*POWER(0.5;[.B$10])*POWER(0.5;([.$A21]-[.B$10]))" office:value-type="percentage" office:value="0.00048828125" calcext:value-type="percentage">
            <text:p>0.0%</text:p>
          </table:table-cell>
          <table:table-cell table:style-name="ce16" table:formula="of:=FACT([.$A21])/(FACT([.C$10])*FACT([.$A21]-[.C$10]))*POWER(0.5;[.C$10])*POWER(0.5;([.$A21]-[.C$10]))" office:value-type="percentage" office:value="0.00537109375" calcext:value-type="percentage">
            <text:p>0.5%</text:p>
          </table:table-cell>
          <table:table-cell table:style-name="ce16" table:formula="of:=FACT([.$A21])/(FACT([.D$10])*FACT([.$A21]-[.D$10]))*POWER(0.5;[.D$10])*POWER(0.5;([.$A21]-[.D$10]))" office:value-type="percentage" office:value="0.02685546875" calcext:value-type="percentage">
            <text:p>2.7%</text:p>
          </table:table-cell>
          <table:table-cell table:style-name="ce16" table:formula="of:=FACT([.$A21])/(FACT([.E$10])*FACT([.$A21]-[.E$10]))*POWER(0.5;[.E$10])*POWER(0.5;([.$A21]-[.E$10]))" office:value-type="percentage" office:value="0.08056640625" calcext:value-type="percentage">
            <text:p>8.1%</text:p>
          </table:table-cell>
          <table:table-cell table:style-name="ce16" table:formula="of:=FACT([.$A21])/(FACT([.F$10])*FACT([.$A21]-[.F$10]))*POWER(0.5;[.F$10])*POWER(0.5;([.$A21]-[.F$10]))" office:value-type="percentage" office:value="0.1611328125" calcext:value-type="percentage">
            <text:p>16.1%</text:p>
          </table:table-cell>
          <table:table-cell table:style-name="ce16" table:formula="of:=FACT([.$A21])/(FACT([.G$10])*FACT([.$A21]-[.G$10]))*POWER(0.5;[.G$10])*POWER(0.5;([.$A21]-[.G$10]))" office:value-type="percentage" office:value="0.2255859375" calcext:value-type="percentage">
            <text:p>22.6%</text:p>
          </table:table-cell>
          <table:table-cell table:style-name="ce18" table:formula="of:=FACT([.$A21])/(FACT([.H$10])*FACT([.$A21]-[.H$10]))*POWER(0.5;[.H$10])*POWER(0.5;([.$A21]-[.H$10]))" office:value-type="percentage" office:value="0.2255859375" calcext:value-type="percentage">
            <text:p>22.6%</text:p>
          </table:table-cell>
          <table:table-cell table:style-name="ce18" table:formula="of:=FACT([.$A21])/(FACT([.I$10])*FACT([.$A21]-[.I$10]))*POWER(0.5;[.I$10])*POWER(0.5;([.$A21]-[.I$10]))" office:value-type="percentage" office:value="0.1611328125" calcext:value-type="percentage">
            <text:p>16.1%</text:p>
          </table:table-cell>
          <table:table-cell table:style-name="ce18" table:formula="of:=FACT([.$A21])/(FACT([.J$10])*FACT([.$A21]-[.J$10]))*POWER(0.5;[.J$10])*POWER(0.5;([.$A21]-[.J$10]))" office:value-type="percentage" office:value="0.08056640625" calcext:value-type="percentage">
            <text:p>8.1%</text:p>
          </table:table-cell>
          <table:table-cell table:style-name="ce18" table:formula="of:=FACT([.$A21])/(FACT([.K$10])*FACT([.$A21]-[.K$10]))*POWER(0.5;[.K$10])*POWER(0.5;([.$A21]-[.K$10]))" office:value-type="percentage" office:value="0.02685546875" calcext:value-type="percentage">
            <text:p>2.7%</text:p>
          </table:table-cell>
          <table:table-cell table:style-name="ce18" table:formula="of:=FACT([.$A21])/(FACT([.L$10])*FACT([.$A21]-[.L$10]))*POWER(0.5;[.L$10])*POWER(0.5;([.$A21]-[.L$10]))" office:value-type="percentage" office:value="0.00537109375" calcext:value-type="percentage">
            <text:p>0.5%</text:p>
          </table:table-cell>
          <table:table-cell table:style-name="ce18" table:formula="of:=FACT([.$A21])/(FACT([.M$10])*FACT([.$A21]-[.M$10]))*POWER(0.5;[.M$10])*POWER(0.5;([.$A21]-[.M$10]))" office:value-type="percentage" office:value="0.00048828125" calcext:value-type="percentage">
            <text:p>0.0%</text:p>
          </table:table-cell>
          <table:table-cell/>
          <table:table-cell table:style-name="ce21" table:formula="of:=SUM([.B21:.N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table:formula="of:=FACT([.$A22])/(FACT([.B$10])*FACT([.$A22]-[.B$10]))*POWER(0.5;[.B$10])*POWER(0.5;([.$A22]-[.B$10]))" office:value-type="percentage" office:value="0.000244140625" calcext:value-type="percentage">
            <text:p>0.0%</text:p>
          </table:table-cell>
          <table:table-cell table:style-name="ce16" table:formula="of:=FACT([.$A22])/(FACT([.C$10])*FACT([.$A22]-[.C$10]))*POWER(0.5;[.C$10])*POWER(0.5;([.$A22]-[.C$10]))" office:value-type="percentage" office:value="0.0029296875" calcext:value-type="percentage">
            <text:p>0.3%</text:p>
          </table:table-cell>
          <table:table-cell table:style-name="ce16" table:formula="of:=FACT([.$A22])/(FACT([.D$10])*FACT([.$A22]-[.D$10]))*POWER(0.5;[.D$10])*POWER(0.5;([.$A22]-[.D$10]))" office:value-type="percentage" office:value="0.01611328125" calcext:value-type="percentage">
            <text:p>1.6%</text:p>
          </table:table-cell>
          <table:table-cell table:style-name="ce16" table:formula="of:=FACT([.$A22])/(FACT([.E$10])*FACT([.$A22]-[.E$10]))*POWER(0.5;[.E$10])*POWER(0.5;([.$A22]-[.E$10]))" office:value-type="percentage" office:value="0.0537109375" calcext:value-type="percentage">
            <text:p>5.4%</text:p>
          </table:table-cell>
          <table:table-cell table:style-name="ce16" table:formula="of:=FACT([.$A22])/(FACT([.F$10])*FACT([.$A22]-[.F$10]))*POWER(0.5;[.F$10])*POWER(0.5;([.$A22]-[.F$10]))" office:value-type="percentage" office:value="0.120849609375" calcext:value-type="percentage">
            <text:p>12.1%</text:p>
          </table:table-cell>
          <table:table-cell table:style-name="ce16" table:formula="of:=FACT([.$A22])/(FACT([.G$10])*FACT([.$A22]-[.G$10]))*POWER(0.5;[.G$10])*POWER(0.5;([.$A22]-[.G$10]))" office:value-type="percentage" office:value="0.193359375" calcext:value-type="percentage">
            <text:p>19.3%</text:p>
          </table:table-cell>
          <table:table-cell table:style-name="ce18" table:formula="of:=FACT([.$A22])/(FACT([.H$10])*FACT([.$A22]-[.H$10]))*POWER(0.5;[.H$10])*POWER(0.5;([.$A22]-[.H$10]))" office:value-type="percentage" office:value="0.2255859375" calcext:value-type="percentage">
            <text:p>22.6%</text:p>
          </table:table-cell>
          <table:table-cell table:style-name="ce18" table:formula="of:=FACT([.$A22])/(FACT([.I$10])*FACT([.$A22]-[.I$10]))*POWER(0.5;[.I$10])*POWER(0.5;([.$A22]-[.I$10]))" office:value-type="percentage" office:value="0.193359375" calcext:value-type="percentage">
            <text:p>19.3%</text:p>
          </table:table-cell>
          <table:table-cell table:style-name="ce18" table:formula="of:=FACT([.$A22])/(FACT([.J$10])*FACT([.$A22]-[.J$10]))*POWER(0.5;[.J$10])*POWER(0.5;([.$A22]-[.J$10]))" office:value-type="percentage" office:value="0.120849609375" calcext:value-type="percentage">
            <text:p>12.1%</text:p>
          </table:table-cell>
          <table:table-cell table:style-name="ce18" table:formula="of:=FACT([.$A22])/(FACT([.K$10])*FACT([.$A22]-[.K$10]))*POWER(0.5;[.K$10])*POWER(0.5;([.$A22]-[.K$10]))" office:value-type="percentage" office:value="0.0537109375" calcext:value-type="percentage">
            <text:p>5.4%</text:p>
          </table:table-cell>
          <table:table-cell table:style-name="ce18" table:formula="of:=FACT([.$A22])/(FACT([.L$10])*FACT([.$A22]-[.L$10]))*POWER(0.5;[.L$10])*POWER(0.5;([.$A22]-[.L$10]))" office:value-type="percentage" office:value="0.01611328125" calcext:value-type="percentage">
            <text:p>1.6%</text:p>
          </table:table-cell>
          <table:table-cell table:style-name="ce18" table:formula="of:=FACT([.$A22])/(FACT([.M$10])*FACT([.$A22]-[.M$10]))*POWER(0.5;[.M$10])*POWER(0.5;([.$A22]-[.M$10]))" office:value-type="percentage" office:value="0.0029296875" calcext:value-type="percentage">
            <text:p>0.3%</text:p>
          </table:table-cell>
          <table:table-cell table:style-name="ce18" table:formula="of:=FACT([.$A22])/(FACT([.N$10])*FACT([.$A22]-[.N$10]))*POWER(0.5;[.N$10])*POWER(0.5;([.$A22]-[.N$10]))" office:value-type="percentage" office:value="0.000244140625" calcext:value-type="percentage">
            <text:p>0.0%</text:p>
          </table:table-cell>
          <table:table-cell table:style-name="ce21" table:formula="of:=SUM([.B22:.N22])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bability of getting at least N questions correct (If you got this many right, you're in the X percentile)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rect Q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table:formula="of:=FACT([.$A27])/(FACT([.B$26])*FACT([.$A27]-[.B$26]))*POWER(0.5;[.B$26])*POWER(0.5;([.$A27]-[.B$26]))" office:value-type="percentage" office:value="0.5" calcext:value-type="percentage">
            <text:p>50.0%</text:p>
          </table:table-cell>
          <table:table-cell table:style-name="ce23" table:formula="of:=SUM([.$B11:.B11])" office:value-type="percentage" office:value="0.5" calcext:value-type="percentage">
            <text:p>50.0%</text:p>
          </table:table-cell>
          <table:table-cell table:style-name="ce23" table:number-columns-repeated="9"/>
          <table:table-cell table:style-name="ce24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table:formula="of:=FACT([.$A28])/(FACT([.B$26])*FACT([.$A28]-[.B$26]))*POWER(0.5;[.B$26])*POWER(0.5;([.$A28]-[.B$26]))" office:value-type="percentage" office:value="0.25" calcext:value-type="percentage">
            <text:p>25.0%</text:p>
          </table:table-cell>
          <table:table-cell table:style-name="ce23" table:formula="of:=SUM([.$B12:.B12])" office:value-type="percentage" office:value="0.25" calcext:value-type="percentage">
            <text:p>25.0%</text:p>
          </table:table-cell>
          <table:table-cell table:style-name="ce23" table:formula="of:=SUM([.$B12:.C12])" office:value-type="percentage" office:value="0.75" calcext:value-type="percentage">
            <text:p>75.0%</text:p>
          </table:table-cell>
          <table:table-cell table:style-name="ce23" office:value-type="percentage" office:value="8" calcext:value-type="percentage">
            <text:p>800.0%</text:p>
          </table:table-cell>
          <table:table-cell table:style-name="ce23" table:number-columns-repeated="7"/>
          <table:table-cell table:style-name="ce24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table:formula="of:=FACT([.$A29])/(FACT([.B$26])*FACT([.$A29]-[.B$26]))*POWER(0.5;[.B$26])*POWER(0.5;([.$A29]-[.B$26]))" office:value-type="percentage" office:value="0.125" calcext:value-type="percentage">
            <text:p>12.5%</text:p>
          </table:table-cell>
          <table:table-cell table:style-name="ce22" table:formula="of:=SUM([.$B13:.B13])" office:value-type="percentage" office:value="0.125" calcext:value-type="percentage">
            <text:p>12.5%</text:p>
          </table:table-cell>
          <table:table-cell table:style-name="ce23" table:formula="of:=SUM([.$B13:.C13])" office:value-type="percentage" office:value="0.5" calcext:value-type="percentage">
            <text:p>50.0%</text:p>
          </table:table-cell>
          <table:table-cell table:style-name="ce23" table:formula="of:=SUM([.$B13:.D13])" office:value-type="percentage" office:value="0.875" calcext:value-type="percentage">
            <text:p>87.5%</text:p>
          </table:table-cell>
          <table:table-cell table:style-name="ce23" table:number-columns-repeated="7"/>
          <table:table-cell table:style-name="ce24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table:formula="of:=FACT([.$A30])/(FACT([.B$26])*FACT([.$A30]-[.B$26]))*POWER(0.5;[.B$26])*POWER(0.5;([.$A30]-[.B$26]))" office:value-type="percentage" office:value="0.0625" calcext:value-type="percentage">
            <text:p>6.3%</text:p>
          </table:table-cell>
          <table:table-cell table:style-name="ce22" table:formula="of:=SUM([.$B14:.B14])" office:value-type="percentage" office:value="0.0625" calcext:value-type="percentage">
            <text:p>6.3%</text:p>
          </table:table-cell>
          <table:table-cell table:style-name="ce23" table:formula="of:=SUM([.$B14:.C14])" office:value-type="percentage" office:value="0.3125" calcext:value-type="percentage">
            <text:p>31.3%</text:p>
          </table:table-cell>
          <table:table-cell table:style-name="ce23" table:formula="of:=SUM([.$B14:.D14])" office:value-type="percentage" office:value="0.6875" calcext:value-type="percentage">
            <text:p>68.8%</text:p>
          </table:table-cell>
          <table:table-cell table:style-name="ce23" table:formula="of:=SUM([.$B14:.E14])" office:value-type="percentage" office:value="0.9375" calcext:value-type="percentage">
            <text:p>93.8%</text:p>
          </table:table-cell>
          <table:table-cell table:style-name="ce23" table:number-columns-repeated="6"/>
          <table:table-cell table:style-name="ce24" table:number-columns-repeated="2"/>
          <table:table-cell office:value-type="string" calcext:value-type="string">
            <text:p>4 of 4 = 1/16 = 93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2" table:formula="of:=FACT([.$A31])/(FACT([.B$26])*FACT([.$A31]-[.B$26]))*POWER(0.5;[.B$26])*POWER(0.5;([.$A31]-[.B$26]))" office:value-type="percentage" office:value="0.03125" calcext:value-type="percentage">
            <text:p>3.1%</text:p>
          </table:table-cell>
          <table:table-cell table:style-name="ce22" table:formula="of:=SUM([.$B15:.B15])" office:value-type="percentage" office:value="0.03125" calcext:value-type="percentage">
            <text:p>3.1%</text:p>
          </table:table-cell>
          <table:table-cell table:style-name="ce22" table:formula="of:=SUM([.$B15:.C15])" office:value-type="percentage" office:value="0.1875" calcext:value-type="percentage">
            <text:p>18.8%</text:p>
          </table:table-cell>
          <table:table-cell table:style-name="ce23" table:formula="of:=SUM([.$B15:.D15])" office:value-type="percentage" office:value="0.5" calcext:value-type="percentage">
            <text:p>50.0%</text:p>
          </table:table-cell>
          <table:table-cell table:style-name="ce23" table:formula="of:=SUM([.$B15:.E15])" office:value-type="percentage" office:value="0.8125" calcext:value-type="percentage">
            <text:p>81.3%</text:p>
          </table:table-cell>
          <table:table-cell table:style-name="ce23" table:formula="of:=SUM([.$B15:.F15])" office:value-type="percentage" office:value="0.96875" calcext:value-type="percentage">
            <text:p>96.9%</text:p>
          </table:table-cell>
          <table:table-cell table:style-name="ce23" table:number-columns-repeated="5"/>
          <table:table-cell table:style-name="ce24" table:number-columns-repeated="2"/>
          <table:table-cell office:value-type="string" calcext:value-type="string">
            <text:p>5 of 5 = 1/32 = 96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table:formula="of:=FACT([.$A32])/(FACT([.B$26])*FACT([.$A32]-[.B$26]))*POWER(0.5;[.B$26])*POWER(0.5;([.$A32]-[.B$26]))" office:value-type="percentage" office:value="0.015625" calcext:value-type="percentage">
            <text:p>1.6%</text:p>
          </table:table-cell>
          <table:table-cell table:style-name="ce22" table:formula="of:=SUM([.$B16:.B16])" office:value-type="percentage" office:value="0.015625" calcext:value-type="percentage">
            <text:p>1.6%</text:p>
          </table:table-cell>
          <table:table-cell table:style-name="ce22" table:formula="of:=SUM([.$B16:.C16])" office:value-type="percentage" office:value="0.109375" calcext:value-type="percentage">
            <text:p>10.9%</text:p>
          </table:table-cell>
          <table:table-cell table:style-name="ce23" table:formula="of:=SUM([.$B16:.D16])" office:value-type="percentage" office:value="0.34375" calcext:value-type="percentage">
            <text:p>34.4%</text:p>
          </table:table-cell>
          <table:table-cell table:style-name="ce23" table:formula="of:=SUM([.$B16:.E16])" office:value-type="percentage" office:value="0.65625" calcext:value-type="percentage">
            <text:p>65.6%</text:p>
          </table:table-cell>
          <table:table-cell table:style-name="ce23" table:formula="of:=SUM([.$B16:.F16])" office:value-type="percentage" office:value="0.890625" calcext:value-type="percentage">
            <text:p>89.1%</text:p>
          </table:table-cell>
          <table:table-cell table:style-name="ce23" table:formula="of:=SUM([.$B16:.G16])" office:value-type="percentage" office:value="0.984375" calcext:value-type="percentage">
            <text:p>98.4%</text:p>
          </table:table-cell>
          <table:table-cell table:style-name="ce23" table:number-columns-repeated="4"/>
          <table:table-cell table:style-name="ce24" table:number-columns-repeated="2"/>
          <table:table-cell office:value-type="string" calcext:value-type="string">
            <text:p>6 of 6 = 1/64 = 98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2" table:formula="of:=FACT([.$A33])/(FACT([.B$26])*FACT([.$A33]-[.B$26]))*POWER(0.5;[.B$26])*POWER(0.5;([.$A33]-[.B$26]))" office:value-type="percentage" office:value="0.0078125" calcext:value-type="percentage">
            <text:p>0.8%</text:p>
          </table:table-cell>
          <table:table-cell table:style-name="ce22" table:formula="of:=SUM([.$B17:.B17])" office:value-type="percentage" office:value="0.0078125" calcext:value-type="percentage">
            <text:p>0.8%</text:p>
          </table:table-cell>
          <table:table-cell table:style-name="ce22" table:formula="of:=SUM([.$B17:.C17])" office:value-type="percentage" office:value="0.0625" calcext:value-type="percentage">
            <text:p>6.3%</text:p>
          </table:table-cell>
          <table:table-cell table:style-name="ce22" table:formula="of:=SUM([.$B17:.D17])" office:value-type="percentage" office:value="0.2265625" calcext:value-type="percentage">
            <text:p>22.7%</text:p>
          </table:table-cell>
          <table:table-cell table:style-name="ce23" table:formula="of:=SUM([.$B17:.E17])" office:value-type="percentage" office:value="0.5" calcext:value-type="percentage">
            <text:p>50.0%</text:p>
          </table:table-cell>
          <table:table-cell table:style-name="ce23" table:formula="of:=SUM([.$B17:.F17])" office:value-type="percentage" office:value="0.7734375" calcext:value-type="percentage">
            <text:p>77.3%</text:p>
          </table:table-cell>
          <table:table-cell table:style-name="ce23" table:formula="of:=SUM([.$B17:.G17])" office:value-type="percentage" office:value="0.9375" calcext:value-type="percentage">
            <text:p>93.8%</text:p>
          </table:table-cell>
          <table:table-cell table:style-name="ce23" table:formula="of:=SUM([.$B17:.H17])" office:value-type="percentage" office:value="0.9921875" calcext:value-type="percentage">
            <text:p>99.2%</text:p>
          </table:table-cell>
          <table:table-cell table:style-name="ce23" table:number-columns-repeated="3"/>
          <table:table-cell table:style-name="ce24" table:number-columns-repeated="2"/>
          <table:table-cell office:value-type="string" calcext:value-type="string">
            <text:p>7 of 7 = 1/128 = 99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table:formula="of:=FACT([.$A34])/(FACT([.B$26])*FACT([.$A34]-[.B$26]))*POWER(0.5;[.B$26])*POWER(0.5;([.$A34]-[.B$26]))" office:value-type="percentage" office:value="0.00390625" calcext:value-type="percentage">
            <text:p>0.4%</text:p>
          </table:table-cell>
          <table:table-cell table:style-name="ce22" table:formula="of:=SUM([.$B18:.B18])" office:value-type="percentage" office:value="0.00390625" calcext:value-type="percentage">
            <text:p>0.4%</text:p>
          </table:table-cell>
          <table:table-cell table:style-name="ce22" table:formula="of:=SUM([.$B18:.C18])" office:value-type="percentage" office:value="0.03515625" calcext:value-type="percentage">
            <text:p>3.5%</text:p>
          </table:table-cell>
          <table:table-cell table:style-name="ce22" table:formula="of:=SUM([.$B18:.D18])" office:value-type="percentage" office:value="0.14453125" calcext:value-type="percentage">
            <text:p>14.5%</text:p>
          </table:table-cell>
          <table:table-cell table:style-name="ce23" table:formula="of:=SUM([.$B18:.E18])" office:value-type="percentage" office:value="0.36328125" calcext:value-type="percentage">
            <text:p>36.3%</text:p>
          </table:table-cell>
          <table:table-cell table:style-name="ce23" table:formula="of:=SUM([.$B18:.F18])" office:value-type="percentage" office:value="0.63671875" calcext:value-type="percentage">
            <text:p>63.7%</text:p>
          </table:table-cell>
          <table:table-cell table:style-name="ce23" table:formula="of:=SUM([.$B18:.G18])" office:value-type="percentage" office:value="0.85546875" calcext:value-type="percentage">
            <text:p>85.5%</text:p>
          </table:table-cell>
          <table:table-cell table:style-name="ce23" table:formula="of:=SUM([.$B18:.H18])" office:value-type="percentage" office:value="0.96484375" calcext:value-type="percentage">
            <text:p>96.5%</text:p>
          </table:table-cell>
          <table:table-cell table:style-name="ce23" table:formula="of:=SUM([.$B18:.I18])" office:value-type="percentage" office:value="0.99609375" calcext:value-type="percentage">
            <text:p>99.6%</text:p>
          </table:table-cell>
          <table:table-cell table:style-name="ce23" table:number-columns-repeated="2"/>
          <table:table-cell table:style-name="ce24" table:number-columns-repeated="2"/>
          <table:table-cell office:value-type="string" calcext:value-type="string">
            <text:p>8 of 8 = 1/256 = 99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table:formula="of:=FACT([.$A35])/(FACT([.B$26])*FACT([.$A35]-[.B$26]))*POWER(0.5;[.B$26])*POWER(0.5;([.$A35]-[.B$26]))" office:value-type="percentage" office:value="0.001953125" calcext:value-type="percentage">
            <text:p>0.2%</text:p>
          </table:table-cell>
          <table:table-cell table:style-name="ce22" table:formula="of:=SUM([.$B19:.B19])" office:value-type="percentage" office:value="0.001953125" calcext:value-type="percentage">
            <text:p>0.2%</text:p>
          </table:table-cell>
          <table:table-cell table:style-name="ce22" table:formula="of:=SUM([.$B19:.C19])" office:value-type="percentage" office:value="0.01953125" calcext:value-type="percentage">
            <text:p>2.0%</text:p>
          </table:table-cell>
          <table:table-cell table:style-name="ce22" table:formula="of:=SUM([.$B19:.D19])" office:value-type="percentage" office:value="0.08984375" calcext:value-type="percentage">
            <text:p>9.0%</text:p>
          </table:table-cell>
          <table:table-cell table:style-name="ce22" table:formula="of:=SUM([.$B19:.E19])" office:value-type="percentage" office:value="0.25390625" calcext:value-type="percentage">
            <text:p>25.4%</text:p>
          </table:table-cell>
          <table:table-cell table:style-name="ce23" table:formula="of:=SUM([.$B19:.F19])" office:value-type="percentage" office:value="0.5" calcext:value-type="percentage">
            <text:p>50.0%</text:p>
          </table:table-cell>
          <table:table-cell table:style-name="ce23" table:formula="of:=SUM([.$B19:.G19])" office:value-type="percentage" office:value="0.74609375" calcext:value-type="percentage">
            <text:p>74.6%</text:p>
          </table:table-cell>
          <table:table-cell table:style-name="ce23" table:formula="of:=SUM([.$B19:.H19])" office:value-type="percentage" office:value="0.91015625" calcext:value-type="percentage">
            <text:p>91.0%</text:p>
          </table:table-cell>
          <table:table-cell table:style-name="ce23" table:formula="of:=SUM([.$B19:.I19])" office:value-type="percentage" office:value="0.98046875" calcext:value-type="percentage">
            <text:p>98.0%</text:p>
          </table:table-cell>
          <table:table-cell table:style-name="ce23" table:formula="of:=SUM([.$B19:.J19])" office:value-type="percentage" office:value="0.998046875" calcext:value-type="percentage">
            <text:p>99.8%</text:p>
          </table:table-cell>
          <table:table-cell table:style-name="ce23"/>
          <table:table-cell table:style-name="ce24" table:number-columns-repeated="2"/>
          <table:table-cell office:value-type="string" calcext:value-type="string">
            <text:p>9 of 9 = 1/512 = 9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2" table:formula="of:=FACT([.$A36])/(FACT([.B$26])*FACT([.$A36]-[.B$26]))*POWER(0.5;[.B$26])*POWER(0.5;([.$A36]-[.B$26]))" office:value-type="percentage" office:value="0.0009765625" calcext:value-type="percentage">
            <text:p>0.1%</text:p>
          </table:table-cell>
          <table:table-cell table:style-name="ce22" table:formula="of:=SUM([.$B20:.B20])" office:value-type="percentage" office:value="0.0009765625" calcext:value-type="percentage">
            <text:p>0.1%</text:p>
          </table:table-cell>
          <table:table-cell table:style-name="ce22" table:formula="of:=SUM([.$B20:.C20])" office:value-type="percentage" office:value="0.0107421875" calcext:value-type="percentage">
            <text:p>1.1%</text:p>
          </table:table-cell>
          <table:table-cell table:style-name="ce22" table:formula="of:=SUM([.$B20:.D20])" office:value-type="percentage" office:value="0.0546875" calcext:value-type="percentage">
            <text:p>5.5%</text:p>
          </table:table-cell>
          <table:table-cell table:style-name="ce22" table:formula="of:=SUM([.$B20:.E20])" office:value-type="percentage" office:value="0.171875" calcext:value-type="percentage">
            <text:p>17.2%</text:p>
          </table:table-cell>
          <table:table-cell table:style-name="ce23" table:formula="of:=SUM([.$B20:.F20])" office:value-type="percentage" office:value="0.376953125" calcext:value-type="percentage">
            <text:p>37.7%</text:p>
          </table:table-cell>
          <table:table-cell table:style-name="ce23" table:formula="of:=SUM([.$B20:.G20])" office:value-type="percentage" office:value="0.623046875" calcext:value-type="percentage">
            <text:p>62.3%</text:p>
          </table:table-cell>
          <table:table-cell table:style-name="ce23" table:formula="of:=SUM([.$B20:.H20])" office:value-type="percentage" office:value="0.828125" calcext:value-type="percentage">
            <text:p>82.8%</text:p>
          </table:table-cell>
          <table:table-cell table:style-name="ce23" table:formula="of:=SUM([.$B20:.I20])" office:value-type="percentage" office:value="0.9453125" calcext:value-type="percentage">
            <text:p>94.5%</text:p>
          </table:table-cell>
          <table:table-cell table:style-name="ce23" table:formula="of:=SUM([.$B20:.J20])" office:value-type="percentage" office:value="0.9892578125" calcext:value-type="percentage">
            <text:p>98.9%</text:p>
          </table:table-cell>
          <table:table-cell table:style-name="ce23" table:formula="of:=SUM([.$B20:.K20])" office:value-type="percentage" office:value="0.9990234375" calcext:value-type="percentage">
            <text:p>99.9%</text:p>
          </table:table-cell>
          <table:table-cell table:style-name="ce24" table:number-columns-repeated="2"/>
          <table:table-cell office:value-type="string" calcext:value-type="string">
            <text:p>10 of 10 = 1/1024 = 99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2" table:formula="of:=FACT([.$A37])/(FACT([.B$26])*FACT([.$A37]-[.B$26]))*POWER(0.5;[.B$26])*POWER(0.5;([.$A37]-[.B$26]))" office:value-type="percentage" office:value="0.00048828125" calcext:value-type="percentage">
            <text:p>0.0%</text:p>
          </table:table-cell>
          <table:table-cell table:style-name="ce22" table:formula="of:=SUM([.$B21:.B21])" office:value-type="percentage" office:value="0.00048828125" calcext:value-type="percentage">
            <text:p>0.0%</text:p>
          </table:table-cell>
          <table:table-cell table:style-name="ce22" table:formula="of:=SUM([.$B21:.C21])" office:value-type="percentage" office:value="0.005859375" calcext:value-type="percentage">
            <text:p>0.6%</text:p>
          </table:table-cell>
          <table:table-cell table:style-name="ce22" table:formula="of:=SUM([.$B21:.D21])" office:value-type="percentage" office:value="0.03271484375" calcext:value-type="percentage">
            <text:p>3.3%</text:p>
          </table:table-cell>
          <table:table-cell table:style-name="ce22" table:formula="of:=SUM([.$B21:.E21])" office:value-type="percentage" office:value="0.11328125" calcext:value-type="percentage">
            <text:p>11.3%</text:p>
          </table:table-cell>
          <table:table-cell table:style-name="ce22" table:formula="of:=SUM([.$B21:.F21])" office:value-type="percentage" office:value="0.2744140625" calcext:value-type="percentage">
            <text:p>27.4%</text:p>
          </table:table-cell>
          <table:table-cell table:style-name="ce23" table:formula="of:=SUM([.$B21:.G21])" office:value-type="percentage" office:value="0.5" calcext:value-type="percentage">
            <text:p>50.0%</text:p>
          </table:table-cell>
          <table:table-cell table:style-name="ce23" table:formula="of:=SUM([.$B21:.H21])" office:value-type="percentage" office:value="0.7255859375" calcext:value-type="percentage">
            <text:p>72.6%</text:p>
          </table:table-cell>
          <table:table-cell table:style-name="ce23" table:formula="of:=SUM([.$B21:.I21])" office:value-type="percentage" office:value="0.88671875" calcext:value-type="percentage">
            <text:p>88.7%</text:p>
          </table:table-cell>
          <table:table-cell table:style-name="ce23" table:formula="of:=SUM([.$B21:.J21])" office:value-type="percentage" office:value="0.96728515625" calcext:value-type="percentage">
            <text:p>96.7%</text:p>
          </table:table-cell>
          <table:table-cell table:style-name="ce23" table:formula="of:=SUM([.$B21:.K21])" office:value-type="percentage" office:value="0.994140625" calcext:value-type="percentage">
            <text:p>99.4%</text:p>
          </table:table-cell>
          <table:table-cell table:style-name="ce23" table:formula="of:=SUM([.$B21:.L21])" office:value-type="percentage" office:value="0.99951171875" calcext:value-type="percentage">
            <text:p>100.0%</text:p>
          </table:table-cell>
          <table:table-cell table:style-name="ce24"/>
          <table:table-cell office:value-type="string" calcext:value-type="string">
            <text:p>11 of 11 = 1/2048 = 100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2" table:formula="of:=FACT([.$A38])/(FACT([.B$26])*FACT([.$A38]-[.B$26]))*POWER(0.5;[.B$26])*POWER(0.5;([.$A38]-[.B$26]))" office:value-type="percentage" office:value="0.000244140625" calcext:value-type="percentage">
            <text:p>0.0%</text:p>
          </table:table-cell>
          <table:table-cell table:style-name="ce22" table:formula="of:=SUM([.$B22:.B22])" office:value-type="percentage" office:value="0.000244140625" calcext:value-type="percentage">
            <text:p>0.0%</text:p>
          </table:table-cell>
          <table:table-cell table:style-name="ce22" table:formula="of:=SUM([.$B22:.C22])" office:value-type="percentage" office:value="0.003173828125" calcext:value-type="percentage">
            <text:p>0.3%</text:p>
          </table:table-cell>
          <table:table-cell table:style-name="ce22" table:formula="of:=SUM([.$B22:.D22])" office:value-type="percentage" office:value="0.019287109375" calcext:value-type="percentage">
            <text:p>1.9%</text:p>
          </table:table-cell>
          <table:table-cell table:style-name="ce22" table:formula="of:=SUM([.$B22:.E22])" office:value-type="percentage" office:value="0.072998046875" calcext:value-type="percentage">
            <text:p>7.3%</text:p>
          </table:table-cell>
          <table:table-cell table:style-name="ce22" table:formula="of:=SUM([.$B22:.F22])" office:value-type="percentage" office:value="0.19384765625" calcext:value-type="percentage">
            <text:p>19.4%</text:p>
          </table:table-cell>
          <table:table-cell table:style-name="ce23" table:formula="of:=SUM([.$B22:.G22])" office:value-type="percentage" office:value="0.38720703125" calcext:value-type="percentage">
            <text:p>38.7%</text:p>
          </table:table-cell>
          <table:table-cell table:style-name="ce23" table:formula="of:=SUM([.$B22:.H22])" office:value-type="percentage" office:value="0.61279296875" calcext:value-type="percentage">
            <text:p>61.3%</text:p>
          </table:table-cell>
          <table:table-cell table:style-name="ce23" table:formula="of:=SUM([.$B22:.I22])" office:value-type="percentage" office:value="0.80615234375" calcext:value-type="percentage">
            <text:p>80.6%</text:p>
          </table:table-cell>
          <table:table-cell table:style-name="ce23" table:formula="of:=SUM([.$B22:.J22])" office:value-type="percentage" office:value="0.927001953125" calcext:value-type="percentage">
            <text:p>92.7%</text:p>
          </table:table-cell>
          <table:table-cell table:style-name="ce23" table:formula="of:=SUM([.$B22:.K22])" office:value-type="percentage" office:value="0.980712890625" calcext:value-type="percentage">
            <text:p>98.1%</text:p>
          </table:table-cell>
          <table:table-cell table:style-name="ce23" table:formula="of:=SUM([.$B22:.L22])" office:value-type="percentage" office:value="0.996826171875" calcext:value-type="percentage">
            <text:p>99.7%</text:p>
          </table:table-cell>
          <table:table-cell table:style-name="ce23" table:formula="of:=SUM([.$B22:.M22])" office:value-type="percentage" office:value="0.999755859375" calcext:value-type="percentage">
            <text:p>100.0%</text:p>
          </table:table-cell>
          <table:table-cell office:value-type="string" calcext:value-type="string">
            <text:p>12 of 12 = 1/4096 = 100.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clus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ou must do at least 5 trials and get them all right (96.9%)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et miss one, you need at least 8 trials (7 of 8 = 96.5%)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 get 95% confidence yet miss two, you need at least 11 trials (9 of 11 = 96.7%).</text:p>
          </table:table-cell>
          <table:table-cell table:number-columns-repeated="14"/>
        </table:table-row>
        <calcext:conditional-formats>
          <calcext:conditional-format calcext:target-range-address="original.B27:original.N38">
            <calcext:condition calcext:apply-style-name="ptile-90" calcext:value="&gt;=0.95" calcext:base-cell-address="original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3P0" style:volatile="true">
      <number:number number:decimal-places="1" loext:min-decimal-places="1" number:min-integer-digits="1" number:grouping="true"/>
      <number:text>%</number:text>
    </number:percentage-style>
    <number:percentage-style style:name="N123">
      <style:text-properties fo:color="#ff0000"/>
      <number:text>-</number:text>
      <number:number number:decimal-places="1" loext:min-decimal-places="1" number:min-integer-digits="1" number:grouping="true"/>
      <number:text>%</number:text>
      <style:map style:condition="value()&gt;=0" style:apply-style-name="N123P0"/>
    </number:percentag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9_0_2b_" style:display-name="90+" style:family="table-cell" style:parent-style-name="Default">
      <style:text-properties fo:color="#ff0000" style:font-weight-asian="normal"/>
    </style:style>
    <style:style style:name="ptile-80" style:family="table-cell" style:parent-style-name="Default">
      <style:text-properties fo:color="#ff6309"/>
    </style:style>
    <style:style style:name="ptile-90" style:family="table-cell" style:parent-style-name="Default">
      <style:text-properties fo:color="#ff0000"/>
    </style:style>
    <style:style style:name="ptile-50-less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0:29:46.042575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lements</meta:initial-creator>
    <meta:creation-date>2013-01-19T15:33:23</meta:creation-date>
    <meta:generator>LibreOffice/6.2.8.2$Linux_X86_64 LibreOffice_project/20$Build-2</meta:generator>
    <dc:date>2019-11-24T11:27:59.965030944</dc:date>
    <dc:creator>Michael Clements</dc:creator>
    <meta:editing-duration>PT1H45M28S</meta:editing-duration>
    <meta:editing-cycles>18</meta:editing-cycles>
    <meta:document-statistic meta:table-count="2" meta:cell-count="1448" meta:object-count="0"/>
  </office:meta>
</office:document-meta>
</file>